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3.3740000000000001" table:style-name="ce3">
            <text:p>3.374</text:p>
          </table:table-cell>
          <table:table-cell office:value-type="float" office:value="3.5449999999999999" table:style-name="ce3">
            <text:p>3.545</text:p>
          </table:table-cell>
          <table:table-cell office:value-type="float" office:value="3.5329999999999999" table:style-name="ce3">
            <text:p>3.533</text:p>
          </table:table-cell>
          <table:table-cell office:value-type="float" office:value="3.5390000000000001" table:style-name="ce3">
            <text:p>3.539</text:p>
          </table:table-cell>
          <table:table-cell office:value-type="float" office:value="3.444" table:style-name="ce3">
            <text:p>3.444</text:p>
          </table:table-cell>
          <table:table-cell office:value-type="float" office:value="3.367" table:style-name="ce3">
            <text:p>3.367</text:p>
          </table:table-cell>
          <table:table-cell office:value-type="float" office:value="3.4329999999999998" table:style-name="ce3">
            <text:p>3.433</text:p>
          </table:table-cell>
          <table:table-cell office:value-type="float" office:value="3.43" table:style-name="ce3">
            <text:p>3.430</text:p>
          </table:table-cell>
          <table:table-cell office:value-type="float" office:value="3.4729999999999999" table:style-name="ce3">
            <text:p>3.473</text:p>
          </table:table-cell>
          <table:table-cell office:value-type="float" office:value="3.5819999999999999" table:style-name="ce3">
            <text:p>3.582</text:p>
          </table:table-cell>
          <table:table-cell office:value-type="float" office:value="3.8660000000000001" table:style-name="ce3">
            <text:p>3.866</text:p>
          </table:table-cell>
          <table:table-cell office:value-type="float" office:value="3.968" table:style-name="ce3">
            <text:p>3.968</text:p>
          </table:table-cell>
          <table:table-cell office:value-type="float" office:value="3.96" table:style-name="ce3">
            <text:p>3.960</text:p>
          </table:table-cell>
          <table:table-cell office:value-type="float" office:value="3.7909999999999999" table:style-name="ce3">
            <text:p>3.791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83899999999999997" table:style-name="ce3">
            <text:p>0.839</text:p>
          </table:table-cell>
          <table:table-cell office:value-type="float" office:value="0.77900000000000003" table:style-name="ce3">
            <text:p>0.779</text:p>
          </table:table-cell>
          <table:table-cell office:value-type="float" office:value="0.746" table:style-name="ce3">
            <text:p>0.746</text:p>
          </table:table-cell>
          <table:table-cell office:value-type="float" office:value="0.72899999999999998" table:style-name="ce3">
            <text:p>0.729</text:p>
          </table:table-cell>
          <table:table-cell office:value-type="float" office:value="0.72799999999999998" table:style-name="ce3">
            <text:p>0.728</text:p>
          </table:table-cell>
          <table:table-cell office:value-type="float" office:value="0.73899999999999999" table:style-name="ce3">
            <text:p>0.739</text:p>
          </table:table-cell>
          <table:table-cell office:value-type="float" office:value="0.79300000000000004" table:style-name="ce3">
            <text:p>0.793</text:p>
          </table:table-cell>
          <table:table-cell office:value-type="float" office:value="0.90900000000000003" table:style-name="ce3">
            <text:p>0.909</text:p>
          </table:table-cell>
          <table:table-cell office:value-type="float" office:value="5.0609999999999999" table:style-name="ce3">
            <text:p>5.061</text:p>
          </table:table-cell>
          <table:table-cell office:value-type="float" office:value="5.3170000000000002" table:style-name="ce3">
            <text:p>5.317</text:p>
          </table:table-cell>
          <table:table-cell office:value-type="float" office:value="5.3" table:style-name="ce3">
            <text:p>5.300</text:p>
          </table:table-cell>
          <table:table-cell office:value-type="float" office:value="5.3090000000000002" table:style-name="ce3">
            <text:p>5.309</text:p>
          </table:table-cell>
          <table:table-cell office:value-type="float" office:value="5.1660000000000004" table:style-name="ce3">
            <text:p>5.166</text:p>
          </table:table-cell>
          <table:table-cell office:value-type="float" office:value="5.05" table:style-name="ce3">
            <text:p>5.050</text:p>
          </table:table-cell>
          <table:table-cell office:value-type="float" office:value="5.15" table:style-name="ce3">
            <text:p>5.150</text:p>
          </table:table-cell>
          <table:table-cell office:value-type="float" office:value="5.1449999999999996" table:style-name="ce3">
            <text:p>5.145</text:p>
          </table:table-cell>
          <table:table-cell office:value-type="float" office:value="5.2089999999999996" table:style-name="ce3">
            <text:p>5.209</text:p>
          </table:table-cell>
          <table:table-cell office:value-type="float" office:value="5.3730000000000002" table:style-name="ce3">
            <text:p>5.373</text:p>
          </table:table-cell>
          <table:table-cell office:value-type="float" office:value="5.798" table:style-name="ce3">
            <text:p>5.798</text:p>
          </table:table-cell>
          <table:table-cell office:value-type="float" office:value="5.9530000000000003" table:style-name="ce3">
            <text:p>5.953</text:p>
          </table:table-cell>
          <table:table-cell office:value-type="float" office:value="5.94" table:style-name="ce3">
            <text:p>5.940</text:p>
          </table:table-cell>
          <table:table-cell office:value-type="float" office:value="5.6870000000000003" table:style-name="ce3">
            <text:p>5.687</text:p>
          </table:table-cell>
          <table:table-cell office:value-type="float" office:value="1.0720000000000001" table:style-name="ce3">
            <text:p>1.072</text:p>
          </table:table-cell>
          <table:table-cell office:value-type="float" office:value="0.94399999999999995" table:style-name="ce3">
            <text:p>0.944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3570000000000002" table:style-name="ce3">
            <text:p>3.357</text:p>
          </table:table-cell>
          <table:table-cell office:value-type="float" office:value="3.1139999999999999" table:style-name="ce3">
            <text:p>3.114</text:p>
          </table:table-cell>
          <table:table-cell office:value-type="float" office:value="2.9830000000000001" table:style-name="ce3">
            <text:p>2.983</text:p>
          </table:table-cell>
          <table:table-cell office:value-type="float" office:value="2.915" table:style-name="ce3">
            <text:p>2.915</text:p>
          </table:table-cell>
          <table:table-cell office:value-type="float" office:value="2.9119999999999999" table:style-name="ce3">
            <text:p>2.912</text:p>
          </table:table-cell>
          <table:table-cell office:value-type="float" office:value="2.956" table:style-name="ce3">
            <text:p>2.956</text:p>
          </table:table-cell>
          <table:table-cell office:value-type="float" office:value="3.1720000000000002" table:style-name="ce3">
            <text:p>3.172</text:p>
          </table:table-cell>
          <table:table-cell office:value-type="float" office:value="3.637" table:style-name="ce3">
            <text:p>3.637</text:p>
          </table:table-cell>
          <table:table-cell office:value-type="float" office:value="5.9050000000000002" table:style-name="ce3">
            <text:p>5.905</text:p>
          </table:table-cell>
          <table:table-cell office:value-type="float" office:value="6.2030000000000003" table:style-name="ce3">
            <text:p>6.203</text:p>
          </table:table-cell>
          <table:table-cell office:value-type="float" office:value="6.1840000000000002" table:style-name="ce3">
            <text:p>6.184</text:p>
          </table:table-cell>
          <table:table-cell office:value-type="float" office:value="6.194" table:style-name="ce3">
            <text:p>6.194</text:p>
          </table:table-cell>
          <table:table-cell office:value-type="float" office:value="6.0270000000000001" table:style-name="ce3">
            <text:p>6.027</text:p>
          </table:table-cell>
          <table:table-cell office:value-type="float" office:value="5.8920000000000003" table:style-name="ce3">
            <text:p>5.892</text:p>
          </table:table-cell>
          <table:table-cell office:value-type="float" office:value="6.008" table:style-name="ce3">
            <text:p>6.008</text:p>
          </table:table-cell>
          <table:table-cell office:value-type="float" office:value="6.0019999999999998" table:style-name="ce3">
            <text:p>6.002</text:p>
          </table:table-cell>
          <table:table-cell office:value-type="float" office:value="6.0780000000000003" table:style-name="ce3">
            <text:p>6.078</text:p>
          </table:table-cell>
          <table:table-cell office:value-type="float" office:value="6.2690000000000001" table:style-name="ce3">
            <text:p>6.269</text:p>
          </table:table-cell>
          <table:table-cell office:value-type="float" office:value="6.7649999999999997" table:style-name="ce3">
            <text:p>6.765</text:p>
          </table:table-cell>
          <table:table-cell office:value-type="float" office:value="6.9450000000000003" table:style-name="ce3">
            <text:p>6.945</text:p>
          </table:table-cell>
          <table:table-cell office:value-type="float" office:value="6.93" table:style-name="ce3">
            <text:p>6.930</text:p>
          </table:table-cell>
          <table:table-cell office:value-type="float" office:value="6.6349999999999998" table:style-name="ce3">
            <text:p>6.635</text:p>
          </table:table-cell>
          <table:table-cell office:value-type="float" office:value="4.2859999999999996" table:style-name="ce3">
            <text:p>4.286</text:p>
          </table:table-cell>
          <table:table-cell office:value-type="float" office:value="3.778" table:style-name="ce3">
            <text:p>3.778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3.3740000000000001" table:style-name="ce3">
            <text:p>3.374</text:p>
          </table:table-cell>
          <table:table-cell office:value-type="float" office:value="3.5449999999999999" table:style-name="ce3">
            <text:p>3.545</text:p>
          </table:table-cell>
          <table:table-cell office:value-type="float" office:value="3.5329999999999999" table:style-name="ce3">
            <text:p>3.533</text:p>
          </table:table-cell>
          <table:table-cell office:value-type="float" office:value="3.5390000000000001" table:style-name="ce3">
            <text:p>3.539</text:p>
          </table:table-cell>
          <table:table-cell office:value-type="float" office:value="3.444" table:style-name="ce3">
            <text:p>3.444</text:p>
          </table:table-cell>
          <table:table-cell office:value-type="float" office:value="3.367" table:style-name="ce3">
            <text:p>3.367</text:p>
          </table:table-cell>
          <table:table-cell office:value-type="float" office:value="3.4329999999999998" table:style-name="ce3">
            <text:p>3.433</text:p>
          </table:table-cell>
          <table:table-cell office:value-type="float" office:value="3.43" table:style-name="ce3">
            <text:p>3.430</text:p>
          </table:table-cell>
          <table:table-cell office:value-type="float" office:value="3.4729999999999999" table:style-name="ce3">
            <text:p>3.473</text:p>
          </table:table-cell>
          <table:table-cell office:value-type="float" office:value="3.5819999999999999" table:style-name="ce3">
            <text:p>3.582</text:p>
          </table:table-cell>
          <table:table-cell office:value-type="float" office:value="3.8660000000000001" table:style-name="ce3">
            <text:p>3.866</text:p>
          </table:table-cell>
          <table:table-cell office:value-type="float" office:value="3.968" table:style-name="ce3">
            <text:p>3.968</text:p>
          </table:table-cell>
          <table:table-cell office:value-type="float" office:value="3.96" table:style-name="ce3">
            <text:p>3.960</text:p>
          </table:table-cell>
          <table:table-cell office:value-type="float" office:value="3.7909999999999999" table:style-name="ce3">
            <text:p>3.791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2.5310000000000001" table:style-name="ce3">
            <text:p>2.531</text:p>
          </table:table-cell>
          <table:table-cell office:value-type="float" office:value="2.6589999999999998" table:style-name="ce3">
            <text:p>2.659</text:p>
          </table:table-cell>
          <table:table-cell office:value-type="float" office:value="2.65" table:style-name="ce3">
            <text:p>2.650</text:p>
          </table:table-cell>
          <table:table-cell office:value-type="float" office:value="2.6549999999999998" table:style-name="ce3">
            <text:p>2.655</text:p>
          </table:table-cell>
          <table:table-cell office:value-type="float" office:value="2.5830000000000002" table:style-name="ce3">
            <text:p>2.583</text:p>
          </table:table-cell>
          <table:table-cell office:value-type="float" office:value="2.5249999999999999" table:style-name="ce3">
            <text:p>2.525</text:p>
          </table:table-cell>
          <table:table-cell office:value-type="float" office:value="2.5750000000000002" table:style-name="ce3">
            <text:p>2.575</text:p>
          </table:table-cell>
          <table:table-cell office:value-type="float" office:value="2.5720000000000001" table:style-name="ce3">
            <text:p>2.572</text:p>
          </table:table-cell>
          <table:table-cell office:value-type="float" office:value="2.605" table:style-name="ce3">
            <text:p>2.605</text:p>
          </table:table-cell>
          <table:table-cell office:value-type="float" office:value="2.6869999999999998" table:style-name="ce3">
            <text:p>2.687</text:p>
          </table:table-cell>
          <table:table-cell office:value-type="float" office:value="2.899" table:style-name="ce3">
            <text:p>2.899</text:p>
          </table:table-cell>
          <table:table-cell office:value-type="float" office:value="2.976" table:style-name="ce3">
            <text:p>2.976</text:p>
          </table:table-cell>
          <table:table-cell office:value-type="float" office:value="2.97" table:style-name="ce3">
            <text:p>2.970</text:p>
          </table:table-cell>
          <table:table-cell office:value-type="float" office:value="2.843" table:style-name="ce3">
            <text:p>2.843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1.6870000000000001" table:style-name="ce3">
            <text:p>1.687</text:p>
          </table:table-cell>
          <table:table-cell office:value-type="float" office:value="1.772" table:style-name="ce3">
            <text:p>1.772</text:p>
          </table:table-cell>
          <table:table-cell office:value-type="float" office:value="1.7669999999999999" table:style-name="ce3">
            <text:p>1.767</text:p>
          </table:table-cell>
          <table:table-cell office:value-type="float" office:value="1.77" table:style-name="ce3">
            <text:p>1.770</text:p>
          </table:table-cell>
          <table:table-cell office:value-type="float" office:value="1.722" table:style-name="ce3">
            <text:p>1.722</text:p>
          </table:table-cell>
          <table:table-cell office:value-type="float" office:value="1.6830000000000001" table:style-name="ce3">
            <text:p>1.683</text:p>
          </table:table-cell>
          <table:table-cell office:value-type="float" office:value="1.7170000000000001" table:style-name="ce3">
            <text:p>1.717</text:p>
          </table:table-cell>
          <table:table-cell office:value-type="float" office:value="1.7150000000000001" table:style-name="ce3">
            <text:p>1.715</text:p>
          </table:table-cell>
          <table:table-cell office:value-type="float" office:value="1.736" table:style-name="ce3">
            <text:p>1.736</text:p>
          </table:table-cell>
          <table:table-cell office:value-type="float" office:value="1.7909999999999999" table:style-name="ce3">
            <text:p>1.791</text:p>
          </table:table-cell>
          <table:table-cell office:value-type="float" office:value="1.9330000000000001" table:style-name="ce3">
            <text:p>1.933</text:p>
          </table:table-cell>
          <table:table-cell office:value-type="float" office:value="1.984" table:style-name="ce3">
            <text:p>1.984</text:p>
          </table:table-cell>
          <table:table-cell office:value-type="float" office:value="1.98" table:style-name="ce3">
            <text:p>1.980</text:p>
          </table:table-cell>
          <table:table-cell office:value-type="float" office:value="1.8959999999999999" table:style-name="ce3">
            <text:p>1.896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.7140000000000004" table:style-name="ce3">
            <text:p>6.714</text:p>
          </table:table-cell>
          <table:table-cell office:value-type="float" office:value="6.2290000000000001" table:style-name="ce3">
            <text:p>6.229</text:p>
          </table:table-cell>
          <table:table-cell office:value-type="float" office:value="5.9669999999999996" table:style-name="ce3">
            <text:p>5.967</text:p>
          </table:table-cell>
          <table:table-cell office:value-type="float" office:value="5.83" table:style-name="ce3">
            <text:p>5.830</text:p>
          </table:table-cell>
          <table:table-cell office:value-type="float" office:value="5.8230000000000004" table:style-name="ce3">
            <text:p>5.823</text:p>
          </table:table-cell>
          <table:table-cell office:value-type="float" office:value="5.9109999999999996" table:style-name="ce3">
            <text:p>5.911</text:p>
          </table:table-cell>
          <table:table-cell office:value-type="float" office:value="6.3440000000000003" table:style-name="ce3">
            <text:p>6.344</text:p>
          </table:table-cell>
          <table:table-cell office:value-type="float" office:value="7.2750000000000004" table:style-name="ce3">
            <text:p>7.275</text:p>
          </table:table-cell>
          <table:table-cell office:value-type="float" office:value="33.743000000000002" table:style-name="ce3">
            <text:p>33.743</text:p>
          </table:table-cell>
          <table:table-cell office:value-type="float" office:value="35.447000000000003" table:style-name="ce3">
            <text:p>35.447</text:p>
          </table:table-cell>
          <table:table-cell office:value-type="float" office:value="35.334000000000003" table:style-name="ce3">
            <text:p>35.334</text:p>
          </table:table-cell>
          <table:table-cell office:value-type="float" office:value="35.395000000000003" table:style-name="ce3">
            <text:p>35.395</text:p>
          </table:table-cell>
          <table:table-cell office:value-type="float" office:value="34.442" table:style-name="ce3">
            <text:p>34.442</text:p>
          </table:table-cell>
          <table:table-cell office:value-type="float" office:value="33.667000000000002" table:style-name="ce3">
            <text:p>33.667</text:p>
          </table:table-cell>
          <table:table-cell office:value-type="float" office:value="34.334000000000003" table:style-name="ce3">
            <text:p>34.334</text:p>
          </table:table-cell>
          <table:table-cell office:value-type="float" office:value="34.298000000000002" table:style-name="ce3">
            <text:p>34.298</text:p>
          </table:table-cell>
          <table:table-cell office:value-type="float" office:value="34.728999999999999" table:style-name="ce3">
            <text:p>34.729</text:p>
          </table:table-cell>
          <table:table-cell office:value-type="float" office:value="35.820999999999998" table:style-name="ce3">
            <text:p>35.821</text:p>
          </table:table-cell>
          <table:table-cell office:value-type="float" office:value="38.655999999999999" table:style-name="ce3">
            <text:p>38.656</text:p>
          </table:table-cell>
          <table:table-cell office:value-type="float" office:value="39.683999999999997" table:style-name="ce3">
            <text:p>39.684</text:p>
          </table:table-cell>
          <table:table-cell office:value-type="float" office:value="39.597999999999999" table:style-name="ce3">
            <text:p>39.598</text:p>
          </table:table-cell>
          <table:table-cell office:value-type="float" office:value="37.911999999999999" table:style-name="ce3">
            <text:p>37.912</text:p>
          </table:table-cell>
          <table:table-cell office:value-type="float" office:value="8.5730000000000004" table:style-name="ce3">
            <text:p>8.573</text:p>
          </table:table-cell>
          <table:table-cell office:value-type="float" office:value="7.556" table:style-name="ce3">
            <text:p>7.556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1.6870000000000001" table:style-name="ce3">
            <text:p>1.687</text:p>
          </table:table-cell>
          <table:table-cell office:value-type="float" office:value="1.772" table:style-name="ce3">
            <text:p>1.772</text:p>
          </table:table-cell>
          <table:table-cell office:value-type="float" office:value="1.7669999999999999" table:style-name="ce3">
            <text:p>1.767</text:p>
          </table:table-cell>
          <table:table-cell office:value-type="float" office:value="1.77" table:style-name="ce3">
            <text:p>1.770</text:p>
          </table:table-cell>
          <table:table-cell office:value-type="float" office:value="1.722" table:style-name="ce3">
            <text:p>1.722</text:p>
          </table:table-cell>
          <table:table-cell office:value-type="float" office:value="1.6830000000000001" table:style-name="ce3">
            <text:p>1.683</text:p>
          </table:table-cell>
          <table:table-cell office:value-type="float" office:value="1.7170000000000001" table:style-name="ce3">
            <text:p>1.717</text:p>
          </table:table-cell>
          <table:table-cell office:value-type="float" office:value="1.7150000000000001" table:style-name="ce3">
            <text:p>1.715</text:p>
          </table:table-cell>
          <table:table-cell office:value-type="float" office:value="1.736" table:style-name="ce3">
            <text:p>1.736</text:p>
          </table:table-cell>
          <table:table-cell office:value-type="float" office:value="1.7909999999999999" table:style-name="ce3">
            <text:p>1.791</text:p>
          </table:table-cell>
          <table:table-cell office:value-type="float" office:value="1.9330000000000001" table:style-name="ce3">
            <text:p>1.933</text:p>
          </table:table-cell>
          <table:table-cell office:value-type="float" office:value="1.984" table:style-name="ce3">
            <text:p>1.984</text:p>
          </table:table-cell>
          <table:table-cell office:value-type="float" office:value="1.98" table:style-name="ce3">
            <text:p>1.980</text:p>
          </table:table-cell>
          <table:table-cell office:value-type="float" office:value="1.8959999999999999" table:style-name="ce3">
            <text:p>1.896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3.401000000000003" table:style-name="ce3">
            <text:p>33.401</text:p>
          </table:table-cell>
          <table:table-cell office:value-type="float" office:value="30.988" table:style-name="ce3">
            <text:p>30.988</text:p>
          </table:table-cell>
          <table:table-cell office:value-type="float" office:value="29.684999999999999" table:style-name="ce3">
            <text:p>29.685</text:p>
          </table:table-cell>
          <table:table-cell office:value-type="float" office:value="29.003" table:style-name="ce3">
            <text:p>29.003</text:p>
          </table:table-cell>
          <table:table-cell office:value-type="float" office:value="28.971" table:style-name="ce3">
            <text:p>28.971</text:p>
          </table:table-cell>
          <table:table-cell office:value-type="float" office:value="29.41" table:style-name="ce3">
            <text:p>29.410</text:p>
          </table:table-cell>
          <table:table-cell office:value-type="float" office:value="31.564" table:style-name="ce3">
            <text:p>31.564</text:p>
          </table:table-cell>
          <table:table-cell office:value-type="float" office:value="36.192" table:style-name="ce3">
            <text:p>36.192</text:p>
          </table:table-cell>
          <table:table-cell office:value-type="float" office:value="38.889000000000003" table:style-name="ce3">
            <text:p>38.889</text:p>
          </table:table-cell>
          <table:table-cell office:value-type="float" office:value="40.853000000000002" table:style-name="ce3">
            <text:p>40.853</text:p>
          </table:table-cell>
          <table:table-cell office:value-type="float" office:value="40.722999999999999" table:style-name="ce3">
            <text:p>40.723</text:p>
          </table:table-cell>
          <table:table-cell office:value-type="float" office:value="40.792000000000002" table:style-name="ce3">
            <text:p>40.792</text:p>
          </table:table-cell>
          <table:table-cell office:value-type="float" office:value="39.694000000000003" table:style-name="ce3">
            <text:p>39.694</text:p>
          </table:table-cell>
          <table:table-cell office:value-type="float" office:value="38.801000000000002" table:style-name="ce3">
            <text:p>38.801</text:p>
          </table:table-cell>
          <table:table-cell office:value-type="float" office:value="39.57" table:style-name="ce3">
            <text:p>39.570</text:p>
          </table:table-cell>
          <table:table-cell office:value-type="float" office:value="39.529000000000003" table:style-name="ce3">
            <text:p>39.529</text:p>
          </table:table-cell>
          <table:table-cell office:value-type="float" office:value="40.024999999999999" table:style-name="ce3">
            <text:p>40.025</text:p>
          </table:table-cell>
          <table:table-cell office:value-type="float" office:value="41.283000000000001" table:style-name="ce3">
            <text:p>41.283</text:p>
          </table:table-cell>
          <table:table-cell office:value-type="float" office:value="44.552" table:style-name="ce3">
            <text:p>44.552</text:p>
          </table:table-cell>
          <table:table-cell office:value-type="float" office:value="45.735999999999997" table:style-name="ce3">
            <text:p>45.736</text:p>
          </table:table-cell>
          <table:table-cell office:value-type="float" office:value="45.637" table:style-name="ce3">
            <text:p>45.637</text:p>
          </table:table-cell>
          <table:table-cell office:value-type="float" office:value="43.694000000000003" table:style-name="ce3">
            <text:p>43.694</text:p>
          </table:table-cell>
          <table:table-cell office:value-type="float" office:value="42.65" table:style-name="ce3">
            <text:p>42.650</text:p>
          </table:table-cell>
          <table:table-cell office:value-type="float" office:value="37.588999999999999" table:style-name="ce3">
            <text:p>37.589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3.38399999999999" table:style-name="ce3">
            <text:p>173.384</text:p>
          </table:table-cell>
          <table:table-cell office:value-type="float" office:value="160.857" table:style-name="ce3">
            <text:p>160.857</text:p>
          </table:table-cell>
          <table:table-cell office:value-type="float" office:value="154.09299999999999" table:style-name="ce3">
            <text:p>154.093</text:p>
          </table:table-cell>
          <table:table-cell office:value-type="float" office:value="150.55500000000001" table:style-name="ce3">
            <text:p>150.555</text:p>
          </table:table-cell>
          <table:table-cell office:value-type="float" office:value="150.38800000000001" table:style-name="ce3">
            <text:p>150.388</text:p>
          </table:table-cell>
          <table:table-cell office:value-type="float" office:value="152.66399999999999" table:style-name="ce3">
            <text:p>152.664</text:p>
          </table:table-cell>
          <table:table-cell office:value-type="float" office:value="163.846" table:style-name="ce3">
            <text:p>163.846</text:p>
          </table:table-cell>
          <table:table-cell office:value-type="float" office:value="187.87299999999999" table:style-name="ce3">
            <text:p>187.873</text:p>
          </table:table-cell>
          <table:table-cell office:value-type="float" office:value="199.92699999999999" table:style-name="ce3">
            <text:p>199.927</text:p>
          </table:table-cell>
          <table:table-cell office:value-type="float" office:value="210.023" table:style-name="ce3">
            <text:p>210.023</text:p>
          </table:table-cell>
          <table:table-cell office:value-type="float" office:value="209.357" table:style-name="ce3">
            <text:p>209.357</text:p>
          </table:table-cell>
          <table:table-cell office:value-type="float" office:value="209.71299999999999" table:style-name="ce3">
            <text:p>209.713</text:p>
          </table:table-cell>
          <table:table-cell office:value-type="float" office:value="204.06800000000001" table:style-name="ce3">
            <text:p>204.068</text:p>
          </table:table-cell>
          <table:table-cell office:value-type="float" office:value="199.47499999999999" table:style-name="ce3">
            <text:p>199.475</text:p>
          </table:table-cell>
          <table:table-cell office:value-type="float" office:value="203.428" table:style-name="ce3">
            <text:p>203.428</text:p>
          </table:table-cell>
          <table:table-cell office:value-type="float" office:value="203.21799999999999" table:style-name="ce3">
            <text:p>203.218</text:p>
          </table:table-cell>
          <table:table-cell office:value-type="float" office:value="205.77" table:style-name="ce3">
            <text:p>205.770</text:p>
          </table:table-cell>
          <table:table-cell office:value-type="float" office:value="212.238" table:style-name="ce3">
            <text:p>212.238</text:p>
          </table:table-cell>
          <table:table-cell office:value-type="float" office:value="229.04" table:style-name="ce3">
            <text:p>229.040</text:p>
          </table:table-cell>
          <table:table-cell office:value-type="float" office:value="235.12899999999999" table:style-name="ce3">
            <text:p>235.129</text:p>
          </table:table-cell>
          <table:table-cell office:value-type="float" office:value="234.619" table:style-name="ce3">
            <text:p>234.619</text:p>
          </table:table-cell>
          <table:table-cell office:value-type="float" office:value="224.63" table:style-name="ce3">
            <text:p>224.630</text:p>
          </table:table-cell>
          <table:table-cell office:value-type="float" office:value="221.392" table:style-name="ce3">
            <text:p>221.392</text:p>
          </table:table-cell>
          <table:table-cell office:value-type="float" office:value="195.124" table:style-name="ce3">
            <text:p>195.124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30.416" table:style-name="ce3">
            <text:p>130.416</text:p>
          </table:table-cell>
          <table:table-cell office:value-type="float" office:value="120.99299999999999" table:style-name="ce3">
            <text:p>120.993</text:p>
          </table:table-cell>
          <table:table-cell office:value-type="float" office:value="115.905" table:style-name="ce3">
            <text:p>115.905</text:p>
          </table:table-cell>
          <table:table-cell office:value-type="float" office:value="113.244" table:style-name="ce3">
            <text:p>113.244</text:p>
          </table:table-cell>
          <table:table-cell office:value-type="float" office:value="113.11799999999999" table:style-name="ce3">
            <text:p>113.118</text:p>
          </table:table-cell>
          <table:table-cell office:value-type="float" office:value="114.83" table:style-name="ce3">
            <text:p>114.830</text:p>
          </table:table-cell>
          <table:table-cell office:value-type="float" office:value="123.241" table:style-name="ce3">
            <text:p>123.241</text:p>
          </table:table-cell>
          <table:table-cell office:value-type="float" office:value="141.31399999999999" table:style-name="ce3">
            <text:p>141.314</text:p>
          </table:table-cell>
          <table:table-cell office:value-type="float" office:value="156.399" table:style-name="ce3">
            <text:p>156.399</text:p>
          </table:table-cell>
          <table:table-cell office:value-type="float" office:value="164.29599999999999" table:style-name="ce3">
            <text:p>164.296</text:p>
          </table:table-cell>
          <table:table-cell office:value-type="float" office:value="163.77500000000001" table:style-name="ce3">
            <text:p>163.775</text:p>
          </table:table-cell>
          <table:table-cell office:value-type="float" office:value="164.054" table:style-name="ce3">
            <text:p>164.054</text:p>
          </table:table-cell>
          <table:table-cell office:value-type="float" office:value="159.63800000000001" table:style-name="ce3">
            <text:p>159.638</text:p>
          </table:table-cell>
          <table:table-cell office:value-type="float" office:value="156.04499999999999" table:style-name="ce3">
            <text:p>156.045</text:p>
          </table:table-cell>
          <table:table-cell office:value-type="float" office:value="159.137" table:style-name="ce3">
            <text:p>159.137</text:p>
          </table:table-cell>
          <table:table-cell office:value-type="float" office:value="158.97300000000001" table:style-name="ce3">
            <text:p>158.973</text:p>
          </table:table-cell>
          <table:table-cell office:value-type="float" office:value="160.97" table:style-name="ce3">
            <text:p>160.970</text:p>
          </table:table-cell>
          <table:table-cell office:value-type="float" office:value="166.029" table:style-name="ce3">
            <text:p>166.029</text:p>
          </table:table-cell>
          <table:table-cell office:value-type="float" office:value="179.173" table:style-name="ce3">
            <text:p>179.173</text:p>
          </table:table-cell>
          <table:table-cell office:value-type="float" office:value="183.93700000000001" table:style-name="ce3">
            <text:p>183.937</text:p>
          </table:table-cell>
          <table:table-cell office:value-type="float" office:value="183.53800000000001" table:style-name="ce3">
            <text:p>183.538</text:p>
          </table:table-cell>
          <table:table-cell office:value-type="float" office:value="175.72300000000001" table:style-name="ce3">
            <text:p>175.723</text:p>
          </table:table-cell>
          <table:table-cell office:value-type="float" office:value="166.52600000000001" table:style-name="ce3">
            <text:p>166.526</text:p>
          </table:table-cell>
          <table:table-cell office:value-type="float" office:value="146.768" table:style-name="ce3">
            <text:p>146.768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15.47799999999999" table:style-name="ce3">
            <text:p>115.478</text:p>
          </table:table-cell>
          <table:table-cell office:value-type="float" office:value="107.134" table:style-name="ce3">
            <text:p>107.134</text:p>
          </table:table-cell>
          <table:table-cell office:value-type="float" office:value="102.629" table:style-name="ce3">
            <text:p>102.629</text:p>
          </table:table-cell>
          <table:table-cell office:value-type="float" office:value="100.273" table:style-name="ce3">
            <text:p>100.273</text:p>
          </table:table-cell>
          <table:table-cell office:value-type="float" office:value="100.16200000000001" table:style-name="ce3">
            <text:p>100.162</text:p>
          </table:table-cell>
          <table:table-cell office:value-type="float" office:value="101.67700000000001" table:style-name="ce3">
            <text:p>101.677</text:p>
          </table:table-cell>
          <table:table-cell office:value-type="float" office:value="109.125" table:style-name="ce3">
            <text:p>109.125</text:p>
          </table:table-cell>
          <table:table-cell office:value-type="float" office:value="125.127" table:style-name="ce3">
            <text:p>125.127</text:p>
          </table:table-cell>
          <table:table-cell office:value-type="float" office:value="149.90299999999999" table:style-name="ce3">
            <text:p>149.903</text:p>
          </table:table-cell>
          <table:table-cell office:value-type="float" office:value="157.47300000000001" table:style-name="ce3">
            <text:p>157.473</text:p>
          </table:table-cell>
          <table:table-cell office:value-type="float" office:value="156.97300000000001" table:style-name="ce3">
            <text:p>156.973</text:p>
          </table:table-cell>
          <table:table-cell office:value-type="float" office:value="157.24" table:style-name="ce3">
            <text:p>157.240</text:p>
          </table:table-cell>
          <table:table-cell office:value-type="float" office:value="153.00800000000001" table:style-name="ce3">
            <text:p>153.008</text:p>
          </table:table-cell>
          <table:table-cell office:value-type="float" office:value="149.56399999999999" table:style-name="ce3">
            <text:p>149.564</text:p>
          </table:table-cell>
          <table:table-cell office:value-type="float" office:value="152.52799999999999" table:style-name="ce3">
            <text:p>152.528</text:p>
          </table:table-cell>
          <table:table-cell office:value-type="float" office:value="152.37100000000001" table:style-name="ce3">
            <text:p>152.371</text:p>
          </table:table-cell>
          <table:table-cell office:value-type="float" office:value="154.28399999999999" table:style-name="ce3">
            <text:p>154.284</text:p>
          </table:table-cell>
          <table:table-cell office:value-type="float" office:value="159.13399999999999" table:style-name="ce3">
            <text:p>159.134</text:p>
          </table:table-cell>
          <table:table-cell office:value-type="float" office:value="171.73099999999999" table:style-name="ce3">
            <text:p>171.731</text:p>
          </table:table-cell>
          <table:table-cell office:value-type="float" office:value="176.297" table:style-name="ce3">
            <text:p>176.297</text:p>
          </table:table-cell>
          <table:table-cell office:value-type="float" office:value="175.91499999999999" table:style-name="ce3">
            <text:p>175.915</text:p>
          </table:table-cell>
          <table:table-cell office:value-type="float" office:value="168.42500000000001" table:style-name="ce3">
            <text:p>168.425</text:p>
          </table:table-cell>
          <table:table-cell office:value-type="float" office:value="147.452" table:style-name="ce3">
            <text:p>147.452</text:p>
          </table:table-cell>
          <table:table-cell office:value-type="float" office:value="129.95699999999999" table:style-name="ce3">
            <text:p>129.95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96.547" table:style-name="ce3">
            <text:p>196.547</text:p>
          </table:table-cell>
          <table:table-cell office:value-type="float" office:value="182.346" table:style-name="ce3">
            <text:p>182.346</text:p>
          </table:table-cell>
          <table:table-cell office:value-type="float" office:value="174.679" table:style-name="ce3">
            <text:p>174.679</text:p>
          </table:table-cell>
          <table:table-cell office:value-type="float" office:value="170.667" table:style-name="ce3">
            <text:p>170.667</text:p>
          </table:table-cell>
          <table:table-cell office:value-type="float" office:value="170.47800000000001" table:style-name="ce3">
            <text:p>170.478</text:p>
          </table:table-cell>
          <table:table-cell office:value-type="float" office:value="173.05799999999999" table:style-name="ce3">
            <text:p>173.058</text:p>
          </table:table-cell>
          <table:table-cell office:value-type="float" office:value="185.73400000000001" table:style-name="ce3">
            <text:p>185.734</text:p>
          </table:table-cell>
          <table:table-cell office:value-type="float" office:value="212.971" table:style-name="ce3">
            <text:p>212.971</text:p>
          </table:table-cell>
          <table:table-cell office:value-type="float" office:value="189.72" table:style-name="ce3">
            <text:p>189.720</text:p>
          </table:table-cell>
          <table:table-cell office:value-type="float" office:value="199.3" table:style-name="ce3">
            <text:p>199.300</text:p>
          </table:table-cell>
          <table:table-cell office:value-type="float" office:value="198.66800000000001" table:style-name="ce3">
            <text:p>198.668</text:p>
          </table:table-cell>
          <table:table-cell office:value-type="float" office:value="199.006" table:style-name="ce3">
            <text:p>199.006</text:p>
          </table:table-cell>
          <table:table-cell office:value-type="float" office:value="193.649" table:style-name="ce3">
            <text:p>193.649</text:p>
          </table:table-cell>
          <table:table-cell office:value-type="float" office:value="189.291" table:style-name="ce3">
            <text:p>189.291</text:p>
          </table:table-cell>
          <table:table-cell office:value-type="float" office:value="193.042" table:style-name="ce3">
            <text:p>193.042</text:p>
          </table:table-cell>
          <table:table-cell office:value-type="float" office:value="192.84299999999999" table:style-name="ce3">
            <text:p>192.843</text:p>
          </table:table-cell>
          <table:table-cell office:value-type="float" office:value="195.26499999999999" table:style-name="ce3">
            <text:p>195.265</text:p>
          </table:table-cell>
          <table:table-cell office:value-type="float" office:value="201.40199999999999" table:style-name="ce3">
            <text:p>201.402</text:p>
          </table:table-cell>
          <table:table-cell office:value-type="float" office:value="217.346" table:style-name="ce3">
            <text:p>217.346</text:p>
          </table:table-cell>
          <table:table-cell office:value-type="float" office:value="223.125" table:style-name="ce3">
            <text:p>223.125</text:p>
          </table:table-cell>
          <table:table-cell office:value-type="float" office:value="222.64099999999999" table:style-name="ce3">
            <text:p>222.641</text:p>
          </table:table-cell>
          <table:table-cell office:value-type="float" office:value="213.161" table:style-name="ce3">
            <text:p>213.161</text:p>
          </table:table-cell>
          <table:table-cell office:value-type="float" office:value="250.96799999999999" table:style-name="ce3">
            <text:p>250.968</text:p>
          </table:table-cell>
          <table:table-cell office:value-type="float" office:value="221.191" table:style-name="ce3">
            <text:p>221.191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7.66" table:style-name="ce3">
            <text:p>117.660</text:p>
          </table:table-cell>
          <table:table-cell office:value-type="float" office:value="109.158" table:style-name="ce3">
            <text:p>109.158</text:p>
          </table:table-cell>
          <table:table-cell office:value-type="float" office:value="104.568" table:style-name="ce3">
            <text:p>104.568</text:p>
          </table:table-cell>
          <table:table-cell office:value-type="float" office:value="102.167" table:style-name="ce3">
            <text:p>102.167</text:p>
          </table:table-cell>
          <table:table-cell office:value-type="float" office:value="102.054" table:style-name="ce3">
            <text:p>102.054</text:p>
          </table:table-cell>
          <table:table-cell office:value-type="float" office:value="103.598" table:style-name="ce3">
            <text:p>103.598</text:p>
          </table:table-cell>
          <table:table-cell office:value-type="float" office:value="111.187" table:style-name="ce3">
            <text:p>111.187</text:p>
          </table:table-cell>
          <table:table-cell office:value-type="float" office:value="127.492" table:style-name="ce3">
            <text:p>127.492</text:p>
          </table:table-cell>
          <table:table-cell office:value-type="float" office:value="103.33799999999999" table:style-name="ce3">
            <text:p>103.338</text:p>
          </table:table-cell>
          <table:table-cell office:value-type="float" office:value="108.556" table:style-name="ce3">
            <text:p>108.556</text:p>
          </table:table-cell>
          <table:table-cell office:value-type="float" office:value="108.212" table:style-name="ce3">
            <text:p>108.212</text:p>
          </table:table-cell>
          <table:table-cell office:value-type="float" office:value="108.396" table:style-name="ce3">
            <text:p>108.396</text:p>
          </table:table-cell>
          <table:table-cell office:value-type="float" office:value="105.47799999999999" table:style-name="ce3">
            <text:p>105.478</text:p>
          </table:table-cell>
          <table:table-cell office:value-type="float" office:value="103.104" table:style-name="ce3">
            <text:p>103.104</text:p>
          </table:table-cell>
          <table:table-cell office:value-type="float" office:value="105.14700000000001" table:style-name="ce3">
            <text:p>105.147</text:p>
          </table:table-cell>
          <table:table-cell office:value-type="float" office:value="105.039" table:style-name="ce3">
            <text:p>105.039</text:p>
          </table:table-cell>
          <table:table-cell office:value-type="float" office:value="106.358" table:style-name="ce3">
            <text:p>106.358</text:p>
          </table:table-cell>
          <table:table-cell office:value-type="float" office:value="109.70099999999999" table:style-name="ce3">
            <text:p>109.701</text:p>
          </table:table-cell>
          <table:table-cell office:value-type="float" office:value="118.38500000000001" table:style-name="ce3">
            <text:p>118.385</text:p>
          </table:table-cell>
          <table:table-cell office:value-type="float" office:value="121.533" table:style-name="ce3">
            <text:p>121.533</text:p>
          </table:table-cell>
          <table:table-cell office:value-type="float" office:value="121.26900000000001" table:style-name="ce3">
            <text:p>121.269</text:p>
          </table:table-cell>
          <table:table-cell office:value-type="float" office:value="116.10599999999999" table:style-name="ce3">
            <text:p>116.106</text:p>
          </table:table-cell>
          <table:table-cell office:value-type="float" office:value="150.238" table:style-name="ce3">
            <text:p>150.238</text:p>
          </table:table-cell>
          <table:table-cell office:value-type="float" office:value="132.41200000000001" table:style-name="ce3">
            <text:p>132.412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54.08199999999999" table:style-name="ce3">
            <text:p>154.082</text:p>
          </table:table-cell>
          <table:table-cell office:value-type="float" office:value="142.94900000000001" table:style-name="ce3">
            <text:p>142.949</text:p>
          </table:table-cell>
          <table:table-cell office:value-type="float" office:value="136.93799999999999" table:style-name="ce3">
            <text:p>136.938</text:p>
          </table:table-cell>
          <table:table-cell office:value-type="float" office:value="133.79400000000001" table:style-name="ce3">
            <text:p>133.794</text:p>
          </table:table-cell>
          <table:table-cell office:value-type="float" office:value="133.64599999999999" table:style-name="ce3">
            <text:p>133.646</text:p>
          </table:table-cell>
          <table:table-cell office:value-type="float" office:value="135.66800000000001" table:style-name="ce3">
            <text:p>135.668</text:p>
          </table:table-cell>
          <table:table-cell office:value-type="float" office:value="145.60599999999999" table:style-name="ce3">
            <text:p>145.606</text:p>
          </table:table-cell>
          <table:table-cell office:value-type="float" office:value="166.958" table:style-name="ce3">
            <text:p>166.958</text:p>
          </table:table-cell>
          <table:table-cell office:value-type="float" office:value="179.59700000000001" table:style-name="ce3">
            <text:p>179.597</text:p>
          </table:table-cell>
          <table:table-cell office:value-type="float" office:value="188.666" table:style-name="ce3">
            <text:p>188.666</text:p>
          </table:table-cell>
          <table:table-cell office:value-type="float" office:value="188.06800000000001" table:style-name="ce3">
            <text:p>188.068</text:p>
          </table:table-cell>
          <table:table-cell office:value-type="float" office:value="188.38800000000001" table:style-name="ce3">
            <text:p>188.388</text:p>
          </table:table-cell>
          <table:table-cell office:value-type="float" office:value="183.31700000000001" table:style-name="ce3">
            <text:p>183.317</text:p>
          </table:table-cell>
          <table:table-cell office:value-type="float" office:value="179.191" table:style-name="ce3">
            <text:p>179.191</text:p>
          </table:table-cell>
          <table:table-cell office:value-type="float" office:value="182.74199999999999" table:style-name="ce3">
            <text:p>182.742</text:p>
          </table:table-cell>
          <table:table-cell office:value-type="float" office:value="182.553" table:style-name="ce3">
            <text:p>182.553</text:p>
          </table:table-cell>
          <table:table-cell office:value-type="float" office:value="184.846" table:style-name="ce3">
            <text:p>184.846</text:p>
          </table:table-cell>
          <table:table-cell office:value-type="float" office:value="190.65600000000001" table:style-name="ce3">
            <text:p>190.656</text:p>
          </table:table-cell>
          <table:table-cell office:value-type="float" office:value="205.749" table:style-name="ce3">
            <text:p>205.749</text:p>
          </table:table-cell>
          <table:table-cell office:value-type="float" office:value="211.22" table:style-name="ce3">
            <text:p>211.220</text:p>
          </table:table-cell>
          <table:table-cell office:value-type="float" office:value="210.761" table:style-name="ce3">
            <text:p>210.761</text:p>
          </table:table-cell>
          <table:table-cell office:value-type="float" office:value="201.78800000000001" table:style-name="ce3">
            <text:p>201.788</text:p>
          </table:table-cell>
          <table:table-cell office:value-type="float" office:value="196.745" table:style-name="ce3">
            <text:p>196.745</text:p>
          </table:table-cell>
          <table:table-cell office:value-type="float" office:value="173.40199999999999" table:style-name="ce3">
            <text:p>173.402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1.890999999999998" table:style-name="ce3">
            <text:p>31.891</text:p>
          </table:table-cell>
          <table:table-cell office:value-type="float" office:value="29.585999999999999" table:style-name="ce3">
            <text:p>29.586</text:p>
          </table:table-cell>
          <table:table-cell office:value-type="float" office:value="28.341999999999999" table:style-name="ce3">
            <text:p>28.342</text:p>
          </table:table-cell>
          <table:table-cell office:value-type="float" office:value="27.692" table:style-name="ce3">
            <text:p>27.692</text:p>
          </table:table-cell>
          <table:table-cell office:value-type="float" office:value="27.661000000000001" table:style-name="ce3">
            <text:p>27.661</text:p>
          </table:table-cell>
          <table:table-cell office:value-type="float" office:value="28.079000000000001" table:style-name="ce3">
            <text:p>28.079</text:p>
          </table:table-cell>
          <table:table-cell office:value-type="float" office:value="30.135999999999999" table:style-name="ce3">
            <text:p>30.136</text:p>
          </table:table-cell>
          <table:table-cell office:value-type="float" office:value="34.555999999999997" table:style-name="ce3">
            <text:p>34.556</text:p>
          </table:table-cell>
          <table:table-cell office:value-type="float" office:value="28.597000000000001" table:style-name="ce3">
            <text:p>28.597</text:p>
          </table:table-cell>
          <table:table-cell office:value-type="float" office:value="30.041" table:style-name="ce3">
            <text:p>30.041</text:p>
          </table:table-cell>
          <table:table-cell office:value-type="float" office:value="29.946000000000002" table:style-name="ce3">
            <text:p>29.946</text:p>
          </table:table-cell>
          <table:table-cell office:value-type="float" office:value="29.997" table:style-name="ce3">
            <text:p>29.997</text:p>
          </table:table-cell>
          <table:table-cell office:value-type="float" office:value="29.189" table:style-name="ce3">
            <text:p>29.189</text:p>
          </table:table-cell>
          <table:table-cell office:value-type="float" office:value="28.532" table:style-name="ce3">
            <text:p>28.532</text:p>
          </table:table-cell>
          <table:table-cell office:value-type="float" office:value="29.097999999999999" table:style-name="ce3">
            <text:p>29.098</text:p>
          </table:table-cell>
          <table:table-cell office:value-type="float" office:value="29.068000000000001" table:style-name="ce3">
            <text:p>29.068</text:p>
          </table:table-cell>
          <table:table-cell office:value-type="float" office:value="29.433" table:style-name="ce3">
            <text:p>29.433</text:p>
          </table:table-cell>
          <table:table-cell office:value-type="float" office:value="30.358000000000001" table:style-name="ce3">
            <text:p>30.358</text:p>
          </table:table-cell>
          <table:table-cell office:value-type="float" office:value="32.761000000000003" table:style-name="ce3">
            <text:p>32.761</text:p>
          </table:table-cell>
          <table:table-cell office:value-type="float" office:value="33.631999999999998" table:style-name="ce3">
            <text:p>33.632</text:p>
          </table:table-cell>
          <table:table-cell office:value-type="float" office:value="33.558999999999997" table:style-name="ce3">
            <text:p>33.559</text:p>
          </table:table-cell>
          <table:table-cell office:value-type="float" office:value="32.131" table:style-name="ce3">
            <text:p>32.131</text:p>
          </table:table-cell>
          <table:table-cell office:value-type="float" office:value="40.720999999999997" table:style-name="ce3">
            <text:p>40.721</text:p>
          </table:table-cell>
          <table:table-cell office:value-type="float" office:value="35.889000000000003" table:style-name="ce3">
            <text:p>35.889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81.441" table:style-name="ce3">
            <text:p>181.441</text:p>
          </table:table-cell>
          <table:table-cell office:value-type="float" office:value="168.33099999999999" table:style-name="ce3">
            <text:p>168.331</text:p>
          </table:table-cell>
          <table:table-cell office:value-type="float" office:value="161.25299999999999" table:style-name="ce3">
            <text:p>161.253</text:p>
          </table:table-cell>
          <table:table-cell office:value-type="float" office:value="157.55000000000001" table:style-name="ce3">
            <text:p>157.550</text:p>
          </table:table-cell>
          <table:table-cell office:value-type="float" office:value="157.376" table:style-name="ce3">
            <text:p>157.376</text:p>
          </table:table-cell>
          <table:table-cell office:value-type="float" office:value="159.75700000000001" table:style-name="ce3">
            <text:p>159.757</text:p>
          </table:table-cell>
          <table:table-cell office:value-type="float" office:value="171.459" table:style-name="ce3">
            <text:p>171.459</text:p>
          </table:table-cell>
          <table:table-cell office:value-type="float" office:value="196.60300000000001" table:style-name="ce3">
            <text:p>196.603</text:p>
          </table:table-cell>
          <table:table-cell office:value-type="float" office:value="227.17400000000001" table:style-name="ce3">
            <text:p>227.174</text:p>
          </table:table-cell>
          <table:table-cell office:value-type="float" office:value="238.64599999999999" table:style-name="ce3">
            <text:p>238.646</text:p>
          </table:table-cell>
          <table:table-cell office:value-type="float" office:value="237.88900000000001" table:style-name="ce3">
            <text:p>237.889</text:p>
          </table:table-cell>
          <table:table-cell office:value-type="float" office:value="238.29400000000001" table:style-name="ce3">
            <text:p>238.294</text:p>
          </table:table-cell>
          <table:table-cell office:value-type="float" office:value="231.88" table:style-name="ce3">
            <text:p>231.880</text:p>
          </table:table-cell>
          <table:table-cell office:value-type="float" office:value="226.66" table:style-name="ce3">
            <text:p>226.660</text:p>
          </table:table-cell>
          <table:table-cell office:value-type="float" office:value="231.15199999999999" table:style-name="ce3">
            <text:p>231.152</text:p>
          </table:table-cell>
          <table:table-cell office:value-type="float" office:value="230.91399999999999" table:style-name="ce3">
            <text:p>230.914</text:p>
          </table:table-cell>
          <table:table-cell office:value-type="float" office:value="233.81399999999999" table:style-name="ce3">
            <text:p>233.814</text:p>
          </table:table-cell>
          <table:table-cell office:value-type="float" office:value="241.16300000000001" table:style-name="ce3">
            <text:p>241.163</text:p>
          </table:table-cell>
          <table:table-cell office:value-type="float" office:value="260.255" table:style-name="ce3">
            <text:p>260.255</text:p>
          </table:table-cell>
          <table:table-cell office:value-type="float" office:value="267.17399999999998" table:style-name="ce3">
            <text:p>267.174</text:p>
          </table:table-cell>
          <table:table-cell office:value-type="float" office:value="266.59500000000003" table:style-name="ce3">
            <text:p>266.595</text:p>
          </table:table-cell>
          <table:table-cell office:value-type="float" office:value="255.244" table:style-name="ce3">
            <text:p>255.244</text:p>
          </table:table-cell>
          <table:table-cell office:value-type="float" office:value="231.679" table:style-name="ce3">
            <text:p>231.679</text:p>
          </table:table-cell>
          <table:table-cell office:value-type="float" office:value="204.191" table:style-name="ce3">
            <text:p>204.191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4.718000000000004" table:style-name="ce3">
            <text:p>54.718</text:p>
          </table:table-cell>
          <table:table-cell office:value-type="float" office:value="50.764000000000003" table:style-name="ce3">
            <text:p>50.764</text:p>
          </table:table-cell>
          <table:table-cell office:value-type="float" office:value="48.63" table:style-name="ce3">
            <text:p>48.630</text:p>
          </table:table-cell>
          <table:table-cell office:value-type="float" office:value="47.512999999999998" table:style-name="ce3">
            <text:p>47.513</text:p>
          </table:table-cell>
          <table:table-cell office:value-type="float" office:value="47.46" table:style-name="ce3">
            <text:p>47.460</text:p>
          </table:table-cell>
          <table:table-cell office:value-type="float" office:value="48.177999999999997" table:style-name="ce3">
            <text:p>48.178</text:p>
          </table:table-cell>
          <table:table-cell office:value-type="float" office:value="51.707000000000001" table:style-name="ce3">
            <text:p>51.707</text:p>
          </table:table-cell>
          <table:table-cell office:value-type="float" office:value="59.29" table:style-name="ce3">
            <text:p>59.290</text:p>
          </table:table-cell>
          <table:table-cell office:value-type="float" office:value="57.531999999999996" table:style-name="ce3">
            <text:p>57.532</text:p>
          </table:table-cell>
          <table:table-cell office:value-type="float" office:value="60.436999999999998" table:style-name="ce3">
            <text:p>60.437</text:p>
          </table:table-cell>
          <table:table-cell office:value-type="float" office:value="60.244999999999997" table:style-name="ce3">
            <text:p>60.245</text:p>
          </table:table-cell>
          <table:table-cell office:value-type="float" office:value="60.347999999999999" table:style-name="ce3">
            <text:p>60.348</text:p>
          </table:table-cell>
          <table:table-cell office:value-type="float" office:value="58.722999999999999" table:style-name="ce3">
            <text:p>58.723</text:p>
          </table:table-cell>
          <table:table-cell office:value-type="float" office:value="57.402000000000001" table:style-name="ce3">
            <text:p>57.402</text:p>
          </table:table-cell>
          <table:table-cell office:value-type="float" office:value="58.539000000000001" table:style-name="ce3">
            <text:p>58.539</text:p>
          </table:table-cell>
          <table:table-cell office:value-type="float" office:value="58.478999999999999" table:style-name="ce3">
            <text:p>58.479</text:p>
          </table:table-cell>
          <table:table-cell office:value-type="float" office:value="59.213000000000001" table:style-name="ce3">
            <text:p>59.213</text:p>
          </table:table-cell>
          <table:table-cell office:value-type="float" office:value="61.073999999999998" table:style-name="ce3">
            <text:p>61.074</text:p>
          </table:table-cell>
          <table:table-cell office:value-type="float" office:value="65.909000000000006" table:style-name="ce3">
            <text:p>65.909</text:p>
          </table:table-cell>
          <table:table-cell office:value-type="float" office:value="67.662000000000006" table:style-name="ce3">
            <text:p>67.662</text:p>
          </table:table-cell>
          <table:table-cell office:value-type="float" office:value="67.515000000000001" table:style-name="ce3">
            <text:p>67.515</text:p>
          </table:table-cell>
          <table:table-cell office:value-type="float" office:value="64.64" table:style-name="ce3">
            <text:p>64.640</text:p>
          </table:table-cell>
          <table:table-cell office:value-type="float" office:value="69.867999999999995" table:style-name="ce3">
            <text:p>69.868</text:p>
          </table:table-cell>
          <table:table-cell office:value-type="float" office:value="61.578000000000003" table:style-name="ce3">
            <text:p>61.578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3.277999999999999" table:style-name="ce3">
            <text:p>63.278</text:p>
          </table:table-cell>
          <table:table-cell office:value-type="float" office:value="58.706000000000003" table:style-name="ce3">
            <text:p>58.706</text:p>
          </table:table-cell>
          <table:table-cell office:value-type="float" office:value="56.237000000000002" table:style-name="ce3">
            <text:p>56.237</text:p>
          </table:table-cell>
          <table:table-cell office:value-type="float" office:value="54.945999999999998" table:style-name="ce3">
            <text:p>54.946</text:p>
          </table:table-cell>
          <table:table-cell office:value-type="float" office:value="54.884999999999998" table:style-name="ce3">
            <text:p>54.885</text:p>
          </table:table-cell>
          <table:table-cell office:value-type="float" office:value="55.716000000000001" table:style-name="ce3">
            <text:p>55.716</text:p>
          </table:table-cell>
          <table:table-cell office:value-type="float" office:value="59.796999999999997" table:style-name="ce3">
            <text:p>59.797</text:p>
          </table:table-cell>
          <table:table-cell office:value-type="float" office:value="68.564999999999998" table:style-name="ce3">
            <text:p>68.565</text:p>
          </table:table-cell>
          <table:table-cell office:value-type="float" office:value="83.176000000000002" table:style-name="ce3">
            <text:p>83.176</text:p>
          </table:table-cell>
          <table:table-cell office:value-type="float" office:value="87.376999999999995" table:style-name="ce3">
            <text:p>87.377</text:p>
          </table:table-cell>
          <table:table-cell office:value-type="float" office:value="87.099000000000004" table:style-name="ce3">
            <text:p>87.099</text:p>
          </table:table-cell>
          <table:table-cell office:value-type="float" office:value="87.248000000000005" table:style-name="ce3">
            <text:p>87.248</text:p>
          </table:table-cell>
          <table:table-cell office:value-type="float" office:value="84.899000000000001" table:style-name="ce3">
            <text:p>84.899</text:p>
          </table:table-cell>
          <table:table-cell office:value-type="float" office:value="82.988" table:style-name="ce3">
            <text:p>82.988</text:p>
          </table:table-cell>
          <table:table-cell office:value-type="float" office:value="84.632999999999996" table:style-name="ce3">
            <text:p>84.633</text:p>
          </table:table-cell>
          <table:table-cell office:value-type="float" office:value="84.546000000000006" table:style-name="ce3">
            <text:p>84.546</text:p>
          </table:table-cell>
          <table:table-cell office:value-type="float" office:value="85.606999999999999" table:style-name="ce3">
            <text:p>85.607</text:p>
          </table:table-cell>
          <table:table-cell office:value-type="float" office:value="88.298000000000002" table:style-name="ce3">
            <text:p>88.298</text:p>
          </table:table-cell>
          <table:table-cell office:value-type="float" office:value="95.287999999999997" table:style-name="ce3">
            <text:p>95.288</text:p>
          </table:table-cell>
          <table:table-cell office:value-type="float" office:value="97.822000000000003" table:style-name="ce3">
            <text:p>97.822</text:p>
          </table:table-cell>
          <table:table-cell office:value-type="float" office:value="97.61" table:style-name="ce3">
            <text:p>97.610</text:p>
          </table:table-cell>
          <table:table-cell office:value-type="float" office:value="93.453999999999994" table:style-name="ce3">
            <text:p>93.454</text:p>
          </table:table-cell>
          <table:table-cell office:value-type="float" office:value="80.798000000000002" table:style-name="ce3">
            <text:p>80.798</text:p>
          </table:table-cell>
          <table:table-cell office:value-type="float" office:value="71.212000000000003" table:style-name="ce3">
            <text:p>71.212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8.82599999999999" table:style-name="ce3">
            <text:p>188.826</text:p>
          </table:table-cell>
          <table:table-cell office:value-type="float" office:value="175.18299999999999" table:style-name="ce3">
            <text:p>175.183</text:p>
          </table:table-cell>
          <table:table-cell office:value-type="float" office:value="167.81700000000001" table:style-name="ce3">
            <text:p>167.817</text:p>
          </table:table-cell>
          <table:table-cell office:value-type="float" office:value="163.96299999999999" table:style-name="ce3">
            <text:p>163.963</text:p>
          </table:table-cell>
          <table:table-cell office:value-type="float" office:value="163.78200000000001" table:style-name="ce3">
            <text:p>163.782</text:p>
          </table:table-cell>
          <table:table-cell office:value-type="float" office:value="166.26" table:style-name="ce3">
            <text:p>166.260</text:p>
          </table:table-cell>
          <table:table-cell office:value-type="float" office:value="178.43799999999999" table:style-name="ce3">
            <text:p>178.438</text:p>
          </table:table-cell>
          <table:table-cell office:value-type="float" office:value="204.60499999999999" table:style-name="ce3">
            <text:p>204.605</text:p>
          </table:table-cell>
          <table:table-cell office:value-type="float" office:value="238.98500000000001" table:style-name="ce3">
            <text:p>238.985</text:p>
          </table:table-cell>
          <table:table-cell office:value-type="float" office:value="251.053" table:style-name="ce3">
            <text:p>251.053</text:p>
          </table:table-cell>
          <table:table-cell office:value-type="float" office:value="250.256" table:style-name="ce3">
            <text:p>250.256</text:p>
          </table:table-cell>
          <table:table-cell office:value-type="float" office:value="250.68199999999999" table:style-name="ce3">
            <text:p>250.682</text:p>
          </table:table-cell>
          <table:table-cell office:value-type="float" office:value="243.934" table:style-name="ce3">
            <text:p>243.934</text:p>
          </table:table-cell>
          <table:table-cell office:value-type="float" office:value="238.44399999999999" table:style-name="ce3">
            <text:p>238.444</text:p>
          </table:table-cell>
          <table:table-cell office:value-type="float" office:value="243.16900000000001" table:style-name="ce3">
            <text:p>243.169</text:p>
          </table:table-cell>
          <table:table-cell office:value-type="float" office:value="242.91800000000001" table:style-name="ce3">
            <text:p>242.918</text:p>
          </table:table-cell>
          <table:table-cell office:value-type="float" office:value="245.96899999999999" table:style-name="ce3">
            <text:p>245.969</text:p>
          </table:table-cell>
          <table:table-cell office:value-type="float" office:value="253.70099999999999" table:style-name="ce3">
            <text:p>253.701</text:p>
          </table:table-cell>
          <table:table-cell office:value-type="float" office:value="273.78399999999999" table:style-name="ce3">
            <text:p>273.784</text:p>
          </table:table-cell>
          <table:table-cell office:value-type="float" office:value="281.06400000000002" table:style-name="ce3">
            <text:p>281.064</text:p>
          </table:table-cell>
          <table:table-cell office:value-type="float" office:value="280.45400000000001" table:style-name="ce3">
            <text:p>280.454</text:p>
          </table:table-cell>
          <table:table-cell office:value-type="float" office:value="268.51299999999998" table:style-name="ce3">
            <text:p>268.513</text:p>
          </table:table-cell>
          <table:table-cell office:value-type="float" office:value="241.10900000000001" table:style-name="ce3">
            <text:p>241.109</text:p>
          </table:table-cell>
          <table:table-cell office:value-type="float" office:value="212.50200000000001" table:style-name="ce3">
            <text:p>212.502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78.084" table:style-name="ce3">
            <text:p>178.084</text:p>
          </table:table-cell>
          <table:table-cell office:value-type="float" office:value="165.21700000000001" table:style-name="ce3">
            <text:p>165.217</text:p>
          </table:table-cell>
          <table:table-cell office:value-type="float" office:value="158.27000000000001" table:style-name="ce3">
            <text:p>158.270</text:p>
          </table:table-cell>
          <table:table-cell office:value-type="float" office:value="154.63499999999999" table:style-name="ce3">
            <text:p>154.635</text:p>
          </table:table-cell>
          <table:table-cell office:value-type="float" office:value="154.464" table:style-name="ce3">
            <text:p>154.464</text:p>
          </table:table-cell>
          <table:table-cell office:value-type="float" office:value="156.80199999999999" table:style-name="ce3">
            <text:p>156.802</text:p>
          </table:table-cell>
          <table:table-cell office:value-type="float" office:value="168.28700000000001" table:style-name="ce3">
            <text:p>168.287</text:p>
          </table:table-cell>
          <table:table-cell office:value-type="float" office:value="192.965" table:style-name="ce3">
            <text:p>192.965</text:p>
          </table:table-cell>
          <table:table-cell office:value-type="float" office:value="207.35" table:style-name="ce3">
            <text:p>207.350</text:p>
          </table:table-cell>
          <table:table-cell office:value-type="float" office:value="217.821" table:style-name="ce3">
            <text:p>217.821</text:p>
          </table:table-cell>
          <table:table-cell office:value-type="float" office:value="217.13" table:style-name="ce3">
            <text:p>217.130</text:p>
          </table:table-cell>
          <table:table-cell office:value-type="float" office:value="217.5" table:style-name="ce3">
            <text:p>217.500</text:p>
          </table:table-cell>
          <table:table-cell office:value-type="float" office:value="211.64500000000001" table:style-name="ce3">
            <text:p>211.645</text:p>
          </table:table-cell>
          <table:table-cell office:value-type="float" office:value="206.881" table:style-name="ce3">
            <text:p>206.881</text:p>
          </table:table-cell>
          <table:table-cell office:value-type="float" office:value="210.98099999999999" table:style-name="ce3">
            <text:p>210.981</text:p>
          </table:table-cell>
          <table:table-cell office:value-type="float" office:value="210.76400000000001" table:style-name="ce3">
            <text:p>210.764</text:p>
          </table:table-cell>
          <table:table-cell office:value-type="float" office:value="213.411" table:style-name="ce3">
            <text:p>213.411</text:p>
          </table:table-cell>
          <table:table-cell office:value-type="float" office:value="220.119" table:style-name="ce3">
            <text:p>220.119</text:p>
          </table:table-cell>
          <table:table-cell office:value-type="float" office:value="237.54400000000001" table:style-name="ce3">
            <text:p>237.544</text:p>
          </table:table-cell>
          <table:table-cell office:value-type="float" office:value="243.86" table:style-name="ce3">
            <text:p>243.860</text:p>
          </table:table-cell>
          <table:table-cell office:value-type="float" office:value="243.33099999999999" table:style-name="ce3">
            <text:p>243.331</text:p>
          </table:table-cell>
          <table:table-cell office:value-type="float" office:value="232.971" table:style-name="ce3">
            <text:p>232.971</text:p>
          </table:table-cell>
          <table:table-cell office:value-type="float" office:value="227.393" table:style-name="ce3">
            <text:p>227.393</text:p>
          </table:table-cell>
          <table:table-cell office:value-type="float" office:value="200.41300000000001" table:style-name="ce3">
            <text:p>200.41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3.631" table:style-name="ce3">
            <text:p>113.631</text:p>
          </table:table-cell>
          <table:table-cell office:value-type="float" office:value="105.42100000000001" table:style-name="ce3">
            <text:p>105.421</text:p>
          </table:table-cell>
          <table:table-cell office:value-type="float" office:value="100.988" table:style-name="ce3">
            <text:p>100.988</text:p>
          </table:table-cell>
          <table:table-cell office:value-type="float" office:value="98.668999999999997" table:style-name="ce3">
            <text:p>98.669</text:p>
          </table:table-cell>
          <table:table-cell office:value-type="float" office:value="98.56" table:style-name="ce3">
            <text:p>98.560</text:p>
          </table:table-cell>
          <table:table-cell office:value-type="float" office:value="100.05200000000001" table:style-name="ce3">
            <text:p>100.052</text:p>
          </table:table-cell>
          <table:table-cell office:value-type="float" office:value="107.38" table:style-name="ce3">
            <text:p>107.380</text:p>
          </table:table-cell>
          <table:table-cell office:value-type="float" office:value="123.127" table:style-name="ce3">
            <text:p>123.127</text:p>
          </table:table-cell>
          <table:table-cell office:value-type="float" office:value="122.318" table:style-name="ce3">
            <text:p>122.318</text:p>
          </table:table-cell>
          <table:table-cell office:value-type="float" office:value="128.495" table:style-name="ce3">
            <text:p>128.495</text:p>
          </table:table-cell>
          <table:table-cell office:value-type="float" office:value="128.08699999999999" table:style-name="ce3">
            <text:p>128.087</text:p>
          </table:table-cell>
          <table:table-cell office:value-type="float" office:value="128.30500000000001" table:style-name="ce3">
            <text:p>128.305</text:p>
          </table:table-cell>
          <table:table-cell office:value-type="float" office:value="124.852" table:style-name="ce3">
            <text:p>124.852</text:p>
          </table:table-cell>
          <table:table-cell office:value-type="float" office:value="122.041" table:style-name="ce3">
            <text:p>122.041</text:p>
          </table:table-cell>
          <table:table-cell office:value-type="float" office:value="124.46" table:style-name="ce3">
            <text:p>124.460</text:p>
          </table:table-cell>
          <table:table-cell office:value-type="float" office:value="124.33199999999999" table:style-name="ce3">
            <text:p>124.332</text:p>
          </table:table-cell>
          <table:table-cell office:value-type="float" office:value="125.893" table:style-name="ce3">
            <text:p>125.893</text:p>
          </table:table-cell>
          <table:table-cell office:value-type="float" office:value="129.85" table:style-name="ce3">
            <text:p>129.850</text:p>
          </table:table-cell>
          <table:table-cell office:value-type="float" office:value="140.13" table:style-name="ce3">
            <text:p>140.130</text:p>
          </table:table-cell>
          <table:table-cell office:value-type="float" office:value="143.85599999999999" table:style-name="ce3">
            <text:p>143.856</text:p>
          </table:table-cell>
          <table:table-cell office:value-type="float" office:value="143.54300000000001" table:style-name="ce3">
            <text:p>143.543</text:p>
          </table:table-cell>
          <table:table-cell office:value-type="float" office:value="137.43199999999999" table:style-name="ce3">
            <text:p>137.432</text:p>
          </table:table-cell>
          <table:table-cell office:value-type="float" office:value="145.09399999999999" table:style-name="ce3">
            <text:p>145.094</text:p>
          </table:table-cell>
          <table:table-cell office:value-type="float" office:value="127.879" table:style-name="ce3">
            <text:p>127.879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7.483" table:style-name="ce3">
            <text:p>187.483</text:p>
          </table:table-cell>
          <table:table-cell office:value-type="float" office:value="173.93700000000001" table:style-name="ce3">
            <text:p>173.937</text:p>
          </table:table-cell>
          <table:table-cell office:value-type="float" office:value="166.62299999999999" table:style-name="ce3">
            <text:p>166.623</text:p>
          </table:table-cell>
          <table:table-cell office:value-type="float" office:value="162.797" table:style-name="ce3">
            <text:p>162.797</text:p>
          </table:table-cell>
          <table:table-cell office:value-type="float" office:value="162.61699999999999" table:style-name="ce3">
            <text:p>162.617</text:p>
          </table:table-cell>
          <table:table-cell office:value-type="float" office:value="165.078" table:style-name="ce3">
            <text:p>165.078</text:p>
          </table:table-cell>
          <table:table-cell office:value-type="float" office:value="177.16900000000001" table:style-name="ce3">
            <text:p>177.169</text:p>
          </table:table-cell>
          <table:table-cell office:value-type="float" office:value="203.15" table:style-name="ce3">
            <text:p>203.150</text:p>
          </table:table-cell>
          <table:table-cell office:value-type="float" office:value="203.21700000000001" table:style-name="ce3">
            <text:p>203.217</text:p>
          </table:table-cell>
          <table:table-cell office:value-type="float" office:value="213.47900000000001" table:style-name="ce3">
            <text:p>213.479</text:p>
          </table:table-cell>
          <table:table-cell office:value-type="float" office:value="212.80199999999999" table:style-name="ce3">
            <text:p>212.802</text:p>
          </table:table-cell>
          <table:table-cell office:value-type="float" office:value="213.16399999999999" table:style-name="ce3">
            <text:p>213.164</text:p>
          </table:table-cell>
          <table:table-cell office:value-type="float" office:value="207.42599999999999" table:style-name="ce3">
            <text:p>207.426</text:p>
          </table:table-cell>
          <table:table-cell office:value-type="float" office:value="202.75700000000001" table:style-name="ce3">
            <text:p>202.757</text:p>
          </table:table-cell>
          <table:table-cell office:value-type="float" office:value="206.77500000000001" table:style-name="ce3">
            <text:p>206.775</text:p>
          </table:table-cell>
          <table:table-cell office:value-type="float" office:value="206.56200000000001" table:style-name="ce3">
            <text:p>206.562</text:p>
          </table:table-cell>
          <table:table-cell office:value-type="float" office:value="209.15600000000001" table:style-name="ce3">
            <text:p>209.156</text:p>
          </table:table-cell>
          <table:table-cell office:value-type="float" office:value="215.73099999999999" table:style-name="ce3">
            <text:p>215.731</text:p>
          </table:table-cell>
          <table:table-cell office:value-type="float" office:value="232.809" table:style-name="ce3">
            <text:p>232.809</text:p>
          </table:table-cell>
          <table:table-cell office:value-type="float" office:value="238.999" table:style-name="ce3">
            <text:p>238.999</text:p>
          </table:table-cell>
          <table:table-cell office:value-type="float" office:value="238.48" table:style-name="ce3">
            <text:p>238.480</text:p>
          </table:table-cell>
          <table:table-cell office:value-type="float" office:value="228.32599999999999" table:style-name="ce3">
            <text:p>228.326</text:p>
          </table:table-cell>
          <table:table-cell office:value-type="float" office:value="239.39400000000001" table:style-name="ce3">
            <text:p>239.394</text:p>
          </table:table-cell>
          <table:table-cell office:value-type="float" office:value="210.99100000000001" table:style-name="ce3">
            <text:p>210.991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36.79400000000001" table:style-name="ce3">
            <text:p>136.794</text:p>
          </table:table-cell>
          <table:table-cell office:value-type="float" office:value="126.91" table:style-name="ce3">
            <text:p>126.910</text:p>
          </table:table-cell>
          <table:table-cell office:value-type="float" office:value="121.574" table:style-name="ce3">
            <text:p>121.574</text:p>
          </table:table-cell>
          <table:table-cell office:value-type="float" office:value="118.782" table:style-name="ce3">
            <text:p>118.782</text:p>
          </table:table-cell>
          <table:table-cell office:value-type="float" office:value="118.651" table:style-name="ce3">
            <text:p>118.651</text:p>
          </table:table-cell>
          <table:table-cell office:value-type="float" office:value="120.446" table:style-name="ce3">
            <text:p>120.446</text:p>
          </table:table-cell>
          <table:table-cell office:value-type="float" office:value="129.26900000000001" table:style-name="ce3">
            <text:p>129.269</text:p>
          </table:table-cell>
          <table:table-cell office:value-type="float" office:value="148.22499999999999" table:style-name="ce3">
            <text:p>148.225</text:p>
          </table:table-cell>
          <table:table-cell office:value-type="float" office:value="175.548" table:style-name="ce3">
            <text:p>175.548</text:p>
          </table:table-cell>
          <table:table-cell office:value-type="float" office:value="184.41200000000001" table:style-name="ce3">
            <text:p>184.412</text:p>
          </table:table-cell>
          <table:table-cell office:value-type="float" office:value="183.827" table:style-name="ce3">
            <text:p>183.827</text:p>
          </table:table-cell>
          <table:table-cell office:value-type="float" office:value="184.14" table:style-name="ce3">
            <text:p>184.140</text:p>
          </table:table-cell>
          <table:table-cell office:value-type="float" office:value="179.184" table:style-name="ce3">
            <text:p>179.184</text:p>
          </table:table-cell>
          <table:table-cell office:value-type="float" office:value="175.15100000000001" table:style-name="ce3">
            <text:p>175.151</text:p>
          </table:table-cell>
          <table:table-cell office:value-type="float" office:value="178.62200000000001" table:style-name="ce3">
            <text:p>178.622</text:p>
          </table:table-cell>
          <table:table-cell office:value-type="float" office:value="178.43700000000001" table:style-name="ce3">
            <text:p>178.437</text:p>
          </table:table-cell>
          <table:table-cell office:value-type="float" office:value="180.678" table:style-name="ce3">
            <text:p>180.678</text:p>
          </table:table-cell>
          <table:table-cell office:value-type="float" office:value="186.358" table:style-name="ce3">
            <text:p>186.358</text:p>
          </table:table-cell>
          <table:table-cell office:value-type="float" office:value="201.11" table:style-name="ce3">
            <text:p>201.110</text:p>
          </table:table-cell>
          <table:table-cell office:value-type="float" office:value="206.45699999999999" table:style-name="ce3">
            <text:p>206.457</text:p>
          </table:table-cell>
          <table:table-cell office:value-type="float" office:value="206.01" table:style-name="ce3">
            <text:p>206.010</text:p>
          </table:table-cell>
          <table:table-cell office:value-type="float" office:value="197.238" table:style-name="ce3">
            <text:p>197.238</text:p>
          </table:table-cell>
          <table:table-cell office:value-type="float" office:value="174.67" table:style-name="ce3">
            <text:p>174.670</text:p>
          </table:table-cell>
          <table:table-cell office:value-type="float" office:value="153.946" table:style-name="ce3">
            <text:p>153.946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06.75" table:style-name="ce3">
            <text:p>106.750</text:p>
          </table:table-cell>
          <table:table-cell office:value-type="float" office:value="99.037000000000006" table:style-name="ce3">
            <text:p>99.037</text:p>
          </table:table-cell>
          <table:table-cell office:value-type="float" office:value="94.872" table:style-name="ce3">
            <text:p>94.872</text:p>
          </table:table-cell>
          <table:table-cell office:value-type="float" office:value="92.694000000000003" table:style-name="ce3">
            <text:p>92.694</text:p>
          </table:table-cell>
          <table:table-cell office:value-type="float" office:value="92.590999999999994" table:style-name="ce3">
            <text:p>92.591</text:p>
          </table:table-cell>
          <table:table-cell office:value-type="float" office:value="93.992000000000004" table:style-name="ce3">
            <text:p>93.992</text:p>
          </table:table-cell>
          <table:table-cell office:value-type="float" office:value="100.877" table:style-name="ce3">
            <text:p>100.877</text:p>
          </table:table-cell>
          <table:table-cell office:value-type="float" office:value="115.67" table:style-name="ce3">
            <text:p>115.670</text:p>
          </table:table-cell>
          <table:table-cell office:value-type="float" office:value="125.271" table:style-name="ce3">
            <text:p>125.271</text:p>
          </table:table-cell>
          <table:table-cell office:value-type="float" office:value="131.59700000000001" table:style-name="ce3">
            <text:p>131.597</text:p>
          </table:table-cell>
          <table:table-cell office:value-type="float" office:value="131.179" table:style-name="ce3">
            <text:p>131.179</text:p>
          </table:table-cell>
          <table:table-cell office:value-type="float" office:value="131.40199999999999" table:style-name="ce3">
            <text:p>131.402</text:p>
          </table:table-cell>
          <table:table-cell office:value-type="float" office:value="127.86499999999999" table:style-name="ce3">
            <text:p>127.865</text:p>
          </table:table-cell>
          <table:table-cell office:value-type="float" office:value="124.98699999999999" table:style-name="ce3">
            <text:p>124.987</text:p>
          </table:table-cell>
          <table:table-cell office:value-type="float" office:value="127.464" table:style-name="ce3">
            <text:p>127.464</text:p>
          </table:table-cell>
          <table:table-cell office:value-type="float" office:value="127.333" table:style-name="ce3">
            <text:p>127.333</text:p>
          </table:table-cell>
          <table:table-cell office:value-type="float" office:value="128.93199999999999" table:style-name="ce3">
            <text:p>128.932</text:p>
          </table:table-cell>
          <table:table-cell office:value-type="float" office:value="132.98500000000001" table:style-name="ce3">
            <text:p>132.985</text:p>
          </table:table-cell>
          <table:table-cell office:value-type="float" office:value="143.512" table:style-name="ce3">
            <text:p>143.512</text:p>
          </table:table-cell>
          <table:table-cell office:value-type="float" office:value="147.328" table:style-name="ce3">
            <text:p>147.328</text:p>
          </table:table-cell>
          <table:table-cell office:value-type="float" office:value="147.00800000000001" table:style-name="ce3">
            <text:p>147.008</text:p>
          </table:table-cell>
          <table:table-cell office:value-type="float" office:value="140.749" table:style-name="ce3">
            <text:p>140.749</text:p>
          </table:table-cell>
          <table:table-cell office:value-type="float" office:value="136.30699999999999" table:style-name="ce3">
            <text:p>136.307</text:p>
          </table:table-cell>
          <table:table-cell office:value-type="float" office:value="120.134" table:style-name="ce3">
            <text:p>120.134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93.992999999999995" table:style-name="ce3">
            <text:p>93.993</text:p>
          </table:table-cell>
          <table:table-cell office:value-type="float" office:value="87.201999999999998" table:style-name="ce3">
            <text:p>87.202</text:p>
          </table:table-cell>
          <table:table-cell office:value-type="float" office:value="83.534999999999997" table:style-name="ce3">
            <text:p>83.535</text:p>
          </table:table-cell>
          <table:table-cell office:value-type="float" office:value="81.617000000000004" table:style-name="ce3">
            <text:p>81.617</text:p>
          </table:table-cell>
          <table:table-cell office:value-type="float" office:value="81.527000000000001" table:style-name="ce3">
            <text:p>81.527</text:p>
          </table:table-cell>
          <table:table-cell office:value-type="float" office:value="82.76" table:style-name="ce3">
            <text:p>82.760</text:p>
          </table:table-cell>
          <table:table-cell office:value-type="float" office:value="88.822999999999993" table:style-name="ce3">
            <text:p>88.823</text:p>
          </table:table-cell>
          <table:table-cell office:value-type="float" office:value="101.848" table:style-name="ce3">
            <text:p>101.848</text:p>
          </table:table-cell>
          <table:table-cell office:value-type="float" office:value="114.81" table:style-name="ce3">
            <text:p>114.810</text:p>
          </table:table-cell>
          <table:table-cell office:value-type="float" office:value="120.608" table:style-name="ce3">
            <text:p>120.608</text:p>
          </table:table-cell>
          <table:table-cell office:value-type="float" office:value="120.22499999999999" table:style-name="ce3">
            <text:p>120.225</text:p>
          </table:table-cell>
          <table:table-cell office:value-type="float" office:value="120.43" table:style-name="ce3">
            <text:p>120.430</text:p>
          </table:table-cell>
          <table:table-cell office:value-type="float" office:value="117.188" table:style-name="ce3">
            <text:p>117.188</text:p>
          </table:table-cell>
          <table:table-cell office:value-type="float" office:value="114.551" table:style-name="ce3">
            <text:p>114.551</text:p>
          </table:table-cell>
          <table:table-cell office:value-type="float" office:value="116.821" table:style-name="ce3">
            <text:p>116.821</text:p>
          </table:table-cell>
          <table:table-cell office:value-type="float" office:value="116.7" table:style-name="ce3">
            <text:p>116.700</text:p>
          </table:table-cell>
          <table:table-cell office:value-type="float" office:value="118.166" table:style-name="ce3">
            <text:p>118.166</text:p>
          </table:table-cell>
          <table:table-cell office:value-type="float" office:value="121.88" table:style-name="ce3">
            <text:p>121.880</text:p>
          </table:table-cell>
          <table:table-cell office:value-type="float" office:value="131.529" table:style-name="ce3">
            <text:p>131.529</text:p>
          </table:table-cell>
          <table:table-cell office:value-type="float" office:value="135.02600000000001" table:style-name="ce3">
            <text:p>135.026</text:p>
          </table:table-cell>
          <table:table-cell office:value-type="float" office:value="134.733" table:style-name="ce3">
            <text:p>134.733</text:p>
          </table:table-cell>
          <table:table-cell office:value-type="float" office:value="128.99600000000001" table:style-name="ce3">
            <text:p>128.996</text:p>
          </table:table-cell>
          <table:table-cell office:value-type="float" office:value="120.01900000000001" table:style-name="ce3">
            <text:p>120.019</text:p>
          </table:table-cell>
          <table:table-cell office:value-type="float" office:value="105.779" table:style-name="ce3">
            <text:p>105.779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0.036" table:style-name="ce3">
            <text:p>100.036</text:p>
          </table:table-cell>
          <table:table-cell office:value-type="float" office:value="92.808000000000007" table:style-name="ce3">
            <text:p>92.808</text:p>
          </table:table-cell>
          <table:table-cell office:value-type="float" office:value="88.906000000000006" table:style-name="ce3">
            <text:p>88.906</text:p>
          </table:table-cell>
          <table:table-cell office:value-type="float" office:value="86.864000000000004" table:style-name="ce3">
            <text:p>86.864</text:p>
          </table:table-cell>
          <table:table-cell office:value-type="float" office:value="86.768000000000001" table:style-name="ce3">
            <text:p>86.768</text:p>
          </table:table-cell>
          <table:table-cell office:value-type="float" office:value="88.081000000000003" table:style-name="ce3">
            <text:p>88.081</text:p>
          </table:table-cell>
          <table:table-cell office:value-type="float" office:value="94.533000000000001" table:style-name="ce3">
            <text:p>94.533</text:p>
          </table:table-cell>
          <table:table-cell office:value-type="float" office:value="108.395" table:style-name="ce3">
            <text:p>108.395</text:p>
          </table:table-cell>
          <table:table-cell office:value-type="float" office:value="93.89" table:style-name="ce3">
            <text:p>93.890</text:p>
          </table:table-cell>
          <table:table-cell office:value-type="float" office:value="98.631" table:style-name="ce3">
            <text:p>98.631</text:p>
          </table:table-cell>
          <table:table-cell office:value-type="float" office:value="98.317999999999998" table:style-name="ce3">
            <text:p>98.318</text:p>
          </table:table-cell>
          <table:table-cell office:value-type="float" office:value="98.484999999999999" table:style-name="ce3">
            <text:p>98.485</text:p>
          </table:table-cell>
          <table:table-cell office:value-type="float" office:value="95.834000000000003" table:style-name="ce3">
            <text:p>95.834</text:p>
          </table:table-cell>
          <table:table-cell office:value-type="float" office:value="93.677000000000007" table:style-name="ce3">
            <text:p>93.677</text:p>
          </table:table-cell>
          <table:table-cell office:value-type="float" office:value="95.534000000000006" table:style-name="ce3">
            <text:p>95.534</text:p>
          </table:table-cell>
          <table:table-cell office:value-type="float" office:value="95.435000000000002" table:style-name="ce3">
            <text:p>95.435</text:p>
          </table:table-cell>
          <table:table-cell office:value-type="float" office:value="96.634" table:style-name="ce3">
            <text:p>96.634</text:p>
          </table:table-cell>
          <table:table-cell office:value-type="float" office:value="99.671000000000006" table:style-name="ce3">
            <text:p>99.671</text:p>
          </table:table-cell>
          <table:table-cell office:value-type="float" office:value="107.562" table:style-name="ce3">
            <text:p>107.562</text:p>
          </table:table-cell>
          <table:table-cell office:value-type="float" office:value="110.422" table:style-name="ce3">
            <text:p>110.422</text:p>
          </table:table-cell>
          <table:table-cell office:value-type="float" office:value="110.182" table:style-name="ce3">
            <text:p>110.182</text:p>
          </table:table-cell>
          <table:table-cell office:value-type="float" office:value="105.491" table:style-name="ce3">
            <text:p>105.491</text:p>
          </table:table-cell>
          <table:table-cell office:value-type="float" office:value="127.73399999999999" table:style-name="ce3">
            <text:p>127.734</text:p>
          </table:table-cell>
          <table:table-cell office:value-type="float" office:value="112.57899999999999" table:style-name="ce3">
            <text:p>112.579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9.364000000000004" table:style-name="ce3">
            <text:p>99.364</text:p>
          </table:table-cell>
          <table:table-cell office:value-type="float" office:value="92.185000000000002" table:style-name="ce3">
            <text:p>92.185</text:p>
          </table:table-cell>
          <table:table-cell office:value-type="float" office:value="88.308999999999997" table:style-name="ce3">
            <text:p>88.309</text:p>
          </table:table-cell>
          <table:table-cell office:value-type="float" office:value="86.281000000000006" table:style-name="ce3">
            <text:p>86.281</text:p>
          </table:table-cell>
          <table:table-cell office:value-type="float" office:value="86.186000000000007" table:style-name="ce3">
            <text:p>86.186</text:p>
          </table:table-cell>
          <table:table-cell office:value-type="float" office:value="87.49" table:style-name="ce3">
            <text:p>87.490</text:p>
          </table:table-cell>
          <table:table-cell office:value-type="float" office:value="93.897999999999996" table:style-name="ce3">
            <text:p>93.898</text:p>
          </table:table-cell>
          <table:table-cell office:value-type="float" office:value="107.66800000000001" table:style-name="ce3">
            <text:p>107.668</text:p>
          </table:table-cell>
          <table:table-cell office:value-type="float" office:value="114.557" table:style-name="ce3">
            <text:p>114.557</text:p>
          </table:table-cell>
          <table:table-cell office:value-type="float" office:value="120.342" table:style-name="ce3">
            <text:p>120.342</text:p>
          </table:table-cell>
          <table:table-cell office:value-type="float" office:value="119.96" table:style-name="ce3">
            <text:p>119.960</text:p>
          </table:table-cell>
          <table:table-cell office:value-type="float" office:value="120.16500000000001" table:style-name="ce3">
            <text:p>120.165</text:p>
          </table:table-cell>
          <table:table-cell office:value-type="float" office:value="116.93" table:style-name="ce3">
            <text:p>116.930</text:p>
          </table:table-cell>
          <table:table-cell office:value-type="float" office:value="114.298" table:style-name="ce3">
            <text:p>114.298</text:p>
          </table:table-cell>
          <table:table-cell office:value-type="float" office:value="116.563" table:style-name="ce3">
            <text:p>116.563</text:p>
          </table:table-cell>
          <table:table-cell office:value-type="float" office:value="116.443" table:style-name="ce3">
            <text:p>116.443</text:p>
          </table:table-cell>
          <table:table-cell office:value-type="float" office:value="117.905" table:style-name="ce3">
            <text:p>117.905</text:p>
          </table:table-cell>
          <table:table-cell office:value-type="float" office:value="121.61199999999999" table:style-name="ce3">
            <text:p>121.612</text:p>
          </table:table-cell>
          <table:table-cell office:value-type="float" office:value="131.239" table:style-name="ce3">
            <text:p>131.239</text:p>
          </table:table-cell>
          <table:table-cell office:value-type="float" office:value="134.72800000000001" table:style-name="ce3">
            <text:p>134.728</text:p>
          </table:table-cell>
          <table:table-cell office:value-type="float" office:value="134.43600000000001" table:style-name="ce3">
            <text:p>134.436</text:p>
          </table:table-cell>
          <table:table-cell office:value-type="float" office:value="128.71199999999999" table:style-name="ce3">
            <text:p>128.712</text:p>
          </table:table-cell>
          <table:table-cell office:value-type="float" office:value="126.877" table:style-name="ce3">
            <text:p>126.877</text:p>
          </table:table-cell>
          <table:table-cell office:value-type="float" office:value="111.82299999999999" table:style-name="ce3">
            <text:p>111.82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65.999" table:style-name="ce3">
            <text:p>165.999</text:p>
          </table:table-cell>
          <table:table-cell office:value-type="float" office:value="154.005" table:style-name="ce3">
            <text:p>154.005</text:p>
          </table:table-cell>
          <table:table-cell office:value-type="float" office:value="147.53" table:style-name="ce3">
            <text:p>147.530</text:p>
          </table:table-cell>
          <table:table-cell office:value-type="float" office:value="144.142" table:style-name="ce3">
            <text:p>144.142</text:p>
          </table:table-cell>
          <table:table-cell office:value-type="float" office:value="143.982" table:style-name="ce3">
            <text:p>143.982</text:p>
          </table:table-cell>
          <table:table-cell office:value-type="float" office:value="146.161" table:style-name="ce3">
            <text:p>146.161</text:p>
          </table:table-cell>
          <table:table-cell office:value-type="float" office:value="156.86699999999999" table:style-name="ce3">
            <text:p>156.867</text:p>
          </table:table-cell>
          <table:table-cell office:value-type="float" office:value="179.87100000000001" table:style-name="ce3">
            <text:p>179.871</text:p>
          </table:table-cell>
          <table:table-cell office:value-type="float" office:value="243.709" table:style-name="ce3">
            <text:p>243.709</text:p>
          </table:table-cell>
          <table:table-cell office:value-type="float" office:value="256.01499999999999" table:style-name="ce3">
            <text:p>256.015</text:p>
          </table:table-cell>
          <table:table-cell office:value-type="float" office:value="255.203" table:style-name="ce3">
            <text:p>255.203</text:p>
          </table:table-cell>
          <table:table-cell office:value-type="float" office:value="255.637" table:style-name="ce3">
            <text:p>255.637</text:p>
          </table:table-cell>
          <table:table-cell office:value-type="float" office:value="248.756" table:style-name="ce3">
            <text:p>248.756</text:p>
          </table:table-cell>
          <table:table-cell office:value-type="float" office:value="243.15700000000001" table:style-name="ce3">
            <text:p>243.157</text:p>
          </table:table-cell>
          <table:table-cell office:value-type="float" office:value="247.976" table:style-name="ce3">
            <text:p>247.976</text:p>
          </table:table-cell>
          <table:table-cell office:value-type="float" office:value="247.72" table:style-name="ce3">
            <text:p>247.720</text:p>
          </table:table-cell>
          <table:table-cell office:value-type="float" office:value="250.83099999999999" table:style-name="ce3">
            <text:p>250.831</text:p>
          </table:table-cell>
          <table:table-cell office:value-type="float" office:value="258.71600000000001" table:style-name="ce3">
            <text:p>258.716</text:p>
          </table:table-cell>
          <table:table-cell office:value-type="float" office:value="279.19600000000003" table:style-name="ce3">
            <text:p>279.196</text:p>
          </table:table-cell>
          <table:table-cell office:value-type="float" office:value="286.62" table:style-name="ce3">
            <text:p>286.620</text:p>
          </table:table-cell>
          <table:table-cell office:value-type="float" office:value="285.99799999999999" table:style-name="ce3">
            <text:p>285.998</text:p>
          </table:table-cell>
          <table:table-cell office:value-type="float" office:value="273.82100000000003" table:style-name="ce3">
            <text:p>273.821</text:p>
          </table:table-cell>
          <table:table-cell office:value-type="float" office:value="211.96199999999999" table:style-name="ce3">
            <text:p>211.962</text:p>
          </table:table-cell>
          <table:table-cell office:value-type="float" office:value="186.81299999999999" table:style-name="ce3">
            <text:p>186.81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55.59299999999999" table:style-name="ce3">
            <text:p>155.593</text:p>
          </table:table-cell>
          <table:table-cell office:value-type="float" office:value="144.351" table:style-name="ce3">
            <text:p>144.351</text:p>
          </table:table-cell>
          <table:table-cell office:value-type="float" office:value="138.28100000000001" table:style-name="ce3">
            <text:p>138.281</text:p>
          </table:table-cell>
          <table:table-cell office:value-type="float" office:value="135.10599999999999" table:style-name="ce3">
            <text:p>135.106</text:p>
          </table:table-cell>
          <table:table-cell office:value-type="float" office:value="134.95599999999999" table:style-name="ce3">
            <text:p>134.956</text:p>
          </table:table-cell>
          <table:table-cell office:value-type="float" office:value="136.99799999999999" table:style-name="ce3">
            <text:p>136.998</text:p>
          </table:table-cell>
          <table:table-cell office:value-type="float" office:value="147.03299999999999" table:style-name="ce3">
            <text:p>147.033</text:p>
          </table:table-cell>
          <table:table-cell office:value-type="float" office:value="168.595" table:style-name="ce3">
            <text:p>168.595</text:p>
          </table:table-cell>
          <table:table-cell office:value-type="float" office:value="173.18600000000001" table:style-name="ce3">
            <text:p>173.186</text:p>
          </table:table-cell>
          <table:table-cell office:value-type="float" office:value="181.93100000000001" table:style-name="ce3">
            <text:p>181.931</text:p>
          </table:table-cell>
          <table:table-cell office:value-type="float" office:value="181.35400000000001" table:style-name="ce3">
            <text:p>181.354</text:p>
          </table:table-cell>
          <table:table-cell office:value-type="float" office:value="181.66300000000001" table:style-name="ce3">
            <text:p>181.663</text:p>
          </table:table-cell>
          <table:table-cell office:value-type="float" office:value="176.773" table:style-name="ce3">
            <text:p>176.773</text:p>
          </table:table-cell>
          <table:table-cell office:value-type="float" office:value="172.79400000000001" table:style-name="ce3">
            <text:p>172.794</text:p>
          </table:table-cell>
          <table:table-cell office:value-type="float" office:value="176.21799999999999" table:style-name="ce3">
            <text:p>176.218</text:p>
          </table:table-cell>
          <table:table-cell office:value-type="float" office:value="176.03700000000001" table:style-name="ce3">
            <text:p>176.037</text:p>
          </table:table-cell>
          <table:table-cell office:value-type="float" office:value="178.24700000000001" table:style-name="ce3">
            <text:p>178.247</text:p>
          </table:table-cell>
          <table:table-cell office:value-type="float" office:value="183.85" table:style-name="ce3">
            <text:p>183.850</text:p>
          </table:table-cell>
          <table:table-cell office:value-type="float" office:value="198.404" table:style-name="ce3">
            <text:p>198.404</text:p>
          </table:table-cell>
          <table:table-cell office:value-type="float" office:value="203.68" table:style-name="ce3">
            <text:p>203.680</text:p>
          </table:table-cell>
          <table:table-cell office:value-type="float" office:value="203.238" table:style-name="ce3">
            <text:p>203.238</text:p>
          </table:table-cell>
          <table:table-cell office:value-type="float" office:value="194.584" table:style-name="ce3">
            <text:p>194.584</text:p>
          </table:table-cell>
          <table:table-cell office:value-type="float" office:value="198.67400000000001" table:style-name="ce3">
            <text:p>198.674</text:p>
          </table:table-cell>
          <table:table-cell office:value-type="float" office:value="175.102" table:style-name="ce3">
            <text:p>175.102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89.49700000000001" table:style-name="ce3">
            <text:p>189.497</text:p>
          </table:table-cell>
          <table:table-cell office:value-type="float" office:value="175.80600000000001" table:style-name="ce3">
            <text:p>175.806</text:p>
          </table:table-cell>
          <table:table-cell office:value-type="float" office:value="168.41300000000001" table:style-name="ce3">
            <text:p>168.413</text:p>
          </table:table-cell>
          <table:table-cell office:value-type="float" office:value="164.54599999999999" table:style-name="ce3">
            <text:p>164.546</text:p>
          </table:table-cell>
          <table:table-cell office:value-type="float" office:value="164.364" table:style-name="ce3">
            <text:p>164.364</text:p>
          </table:table-cell>
          <table:table-cell office:value-type="float" office:value="166.851" table:style-name="ce3">
            <text:p>166.851</text:p>
          </table:table-cell>
          <table:table-cell office:value-type="float" office:value="179.07300000000001" table:style-name="ce3">
            <text:p>179.073</text:p>
          </table:table-cell>
          <table:table-cell office:value-type="float" office:value="205.333" table:style-name="ce3">
            <text:p>205.333</text:p>
          </table:table-cell>
          <table:table-cell office:value-type="float" office:value="258.89299999999997" table:style-name="ce3">
            <text:p>258.893</text:p>
          </table:table-cell>
          <table:table-cell office:value-type="float" office:value="271.96600000000001" table:style-name="ce3">
            <text:p>271.966</text:p>
          </table:table-cell>
          <table:table-cell office:value-type="float" office:value="271.10399999999998" table:style-name="ce3">
            <text:p>271.104</text:p>
          </table:table-cell>
          <table:table-cell office:value-type="float" office:value="271.565" table:style-name="ce3">
            <text:p>271.565</text:p>
          </table:table-cell>
          <table:table-cell office:value-type="float" office:value="264.255" table:style-name="ce3">
            <text:p>264.255</text:p>
          </table:table-cell>
          <table:table-cell office:value-type="float" office:value="258.30700000000002" table:style-name="ce3">
            <text:p>258.307</text:p>
          </table:table-cell>
          <table:table-cell office:value-type="float" office:value="263.42599999999999" table:style-name="ce3">
            <text:p>263.426</text:p>
          </table:table-cell>
          <table:table-cell office:value-type="float" office:value="263.15499999999997" table:style-name="ce3">
            <text:p>263.155</text:p>
          </table:table-cell>
          <table:table-cell office:value-type="float" office:value="266.459" table:style-name="ce3">
            <text:p>266.459</text:p>
          </table:table-cell>
          <table:table-cell office:value-type="float" office:value="274.83499999999998" table:style-name="ce3">
            <text:p>274.835</text:p>
          </table:table-cell>
          <table:table-cell office:value-type="float" office:value="296.59199999999998" table:style-name="ce3">
            <text:p>296.592</text:p>
          </table:table-cell>
          <table:table-cell office:value-type="float" office:value="304.47800000000001" table:style-name="ce3">
            <text:p>304.478</text:p>
          </table:table-cell>
          <table:table-cell office:value-type="float" office:value="303.81700000000001" table:style-name="ce3">
            <text:p>303.817</text:p>
          </table:table-cell>
          <table:table-cell office:value-type="float" office:value="290.88099999999997" table:style-name="ce3">
            <text:p>290.881</text:p>
          </table:table-cell>
          <table:table-cell office:value-type="float" office:value="241.96600000000001" table:style-name="ce3">
            <text:p>241.966</text:p>
          </table:table-cell>
          <table:table-cell office:value-type="float" office:value="213.25700000000001" table:style-name="ce3">
            <text:p>213.257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35.95500000000001" table:style-name="ce3">
            <text:p>135.955</text:p>
          </table:table-cell>
          <table:table-cell office:value-type="float" office:value="126.13200000000001" table:style-name="ce3">
            <text:p>126.132</text:p>
          </table:table-cell>
          <table:table-cell office:value-type="float" office:value="120.828" table:style-name="ce3">
            <text:p>120.828</text:p>
          </table:table-cell>
          <table:table-cell office:value-type="float" office:value="118.053" table:style-name="ce3">
            <text:p>118.053</text:p>
          </table:table-cell>
          <table:table-cell office:value-type="float" office:value="117.923" table:style-name="ce3">
            <text:p>117.923</text:p>
          </table:table-cell>
          <table:table-cell office:value-type="float" office:value="119.70699999999999" table:style-name="ce3">
            <text:p>119.707</text:p>
          </table:table-cell>
          <table:table-cell office:value-type="float" office:value="128.476" table:style-name="ce3">
            <text:p>128.476</text:p>
          </table:table-cell>
          <table:table-cell office:value-type="float" office:value="147.316" table:style-name="ce3">
            <text:p>147.316</text:p>
          </table:table-cell>
          <table:table-cell office:value-type="float" office:value="143.82900000000001" table:style-name="ce3">
            <text:p>143.829</text:p>
          </table:table-cell>
          <table:table-cell office:value-type="float" office:value="151.09200000000001" table:style-name="ce3">
            <text:p>151.092</text:p>
          </table:table-cell>
          <table:table-cell office:value-type="float" office:value="150.613" table:style-name="ce3">
            <text:p>150.613</text:p>
          </table:table-cell>
          <table:table-cell office:value-type="float" office:value="150.869" table:style-name="ce3">
            <text:p>150.869</text:p>
          </table:table-cell>
          <table:table-cell office:value-type="float" office:value="146.80799999999999" table:style-name="ce3">
            <text:p>146.808</text:p>
          </table:table-cell>
          <table:table-cell office:value-type="float" office:value="143.50399999999999" table:style-name="ce3">
            <text:p>143.504</text:p>
          </table:table-cell>
          <table:table-cell office:value-type="float" office:value="146.34800000000001" table:style-name="ce3">
            <text:p>146.348</text:p>
          </table:table-cell>
          <table:table-cell office:value-type="float" office:value="146.197" table:style-name="ce3">
            <text:p>146.197</text:p>
          </table:table-cell>
          <table:table-cell office:value-type="float" office:value="148.03299999999999" table:style-name="ce3">
            <text:p>148.033</text:p>
          </table:table-cell>
          <table:table-cell office:value-type="float" office:value="152.68600000000001" table:style-name="ce3">
            <text:p>152.686</text:p>
          </table:table-cell>
          <table:table-cell office:value-type="float" office:value="164.773" table:style-name="ce3">
            <text:p>164.773</text:p>
          </table:table-cell>
          <table:table-cell office:value-type="float" office:value="169.154" table:style-name="ce3">
            <text:p>169.154</text:p>
          </table:table-cell>
          <table:table-cell office:value-type="float" office:value="168.78700000000001" table:style-name="ce3">
            <text:p>168.787</text:p>
          </table:table-cell>
          <table:table-cell office:value-type="float" office:value="161.601" table:style-name="ce3">
            <text:p>161.601</text:p>
          </table:table-cell>
          <table:table-cell office:value-type="float" office:value="173.59800000000001" table:style-name="ce3">
            <text:p>173.598</text:p>
          </table:table-cell>
          <table:table-cell office:value-type="float" office:value="153.001" table:style-name="ce3">
            <text:p>153.001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3.33" table:style-name="ce3">
            <text:p>23.330</text:p>
          </table:table-cell>
          <table:table-cell office:value-type="float" office:value="21.645" table:style-name="ce3">
            <text:p>21.645</text:p>
          </table:table-cell>
          <table:table-cell office:value-type="float" office:value="20.734999999999999" table:style-name="ce3">
            <text:p>20.735</text:p>
          </table:table-cell>
          <table:table-cell office:value-type="float" office:value="20.259" table:style-name="ce3">
            <text:p>20.259</text:p>
          </table:table-cell>
          <table:table-cell office:value-type="float" office:value="20.236000000000001" table:style-name="ce3">
            <text:p>20.236</text:p>
          </table:table-cell>
          <table:table-cell office:value-type="float" office:value="20.542000000000002" table:style-name="ce3">
            <text:p>20.542</text:p>
          </table:table-cell>
          <table:table-cell office:value-type="float" office:value="22.047000000000001" table:style-name="ce3">
            <text:p>22.047</text:p>
          </table:table-cell>
          <table:table-cell office:value-type="float" office:value="25.28" table:style-name="ce3">
            <text:p>25.280</text:p>
          </table:table-cell>
          <table:table-cell office:value-type="float" office:value="51.374000000000002" table:style-name="ce3">
            <text:p>51.374</text:p>
          </table:table-cell>
          <table:table-cell office:value-type="float" office:value="53.968000000000004" table:style-name="ce3">
            <text:p>53.968</text:p>
          </table:table-cell>
          <table:table-cell office:value-type="float" office:value="53.796999999999997" table:style-name="ce3">
            <text:p>53.797</text:p>
          </table:table-cell>
          <table:table-cell office:value-type="float" office:value="53.887999999999998" table:style-name="ce3">
            <text:p>53.888</text:p>
          </table:table-cell>
          <table:table-cell office:value-type="float" office:value="52.438000000000002" table:style-name="ce3">
            <text:p>52.438</text:p>
          </table:table-cell>
          <table:table-cell office:value-type="float" office:value="51.256999999999998" table:style-name="ce3">
            <text:p>51.257</text:p>
          </table:table-cell>
          <table:table-cell office:value-type="float" office:value="52.273000000000003" table:style-name="ce3">
            <text:p>52.273</text:p>
          </table:table-cell>
          <table:table-cell office:value-type="float" office:value="52.219000000000001" table:style-name="ce3">
            <text:p>52.219</text:p>
          </table:table-cell>
          <table:table-cell office:value-type="float" office:value="52.875" table:style-name="ce3">
            <text:p>52.875</text:p>
          </table:table-cell>
          <table:table-cell office:value-type="float" office:value="54.536999999999999" table:style-name="ce3">
            <text:p>54.537</text:p>
          </table:table-cell>
          <table:table-cell office:value-type="float" office:value="58.853999999999999" table:style-name="ce3">
            <text:p>58.854</text:p>
          </table:table-cell>
          <table:table-cell office:value-type="float" office:value="60.418999999999997" table:style-name="ce3">
            <text:p>60.419</text:p>
          </table:table-cell>
          <table:table-cell office:value-type="float" office:value="60.287999999999997" table:style-name="ce3">
            <text:p>60.288</text:p>
          </table:table-cell>
          <table:table-cell office:value-type="float" office:value="57.720999999999997" table:style-name="ce3">
            <text:p>57.721</text:p>
          </table:table-cell>
          <table:table-cell office:value-type="float" office:value="29.79" table:style-name="ce3">
            <text:p>29.790</text:p>
          </table:table-cell>
          <table:table-cell office:value-type="float" office:value="26.256" table:style-name="ce3">
            <text:p>26.256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4.65600000000001" table:style-name="ce3">
            <text:p>164.656</text:p>
          </table:table-cell>
          <table:table-cell office:value-type="float" office:value="152.75899999999999" table:style-name="ce3">
            <text:p>152.759</text:p>
          </table:table-cell>
          <table:table-cell office:value-type="float" office:value="146.33600000000001" table:style-name="ce3">
            <text:p>146.336</text:p>
          </table:table-cell>
          <table:table-cell office:value-type="float" office:value="142.976" table:style-name="ce3">
            <text:p>142.976</text:p>
          </table:table-cell>
          <table:table-cell office:value-type="float" office:value="142.81800000000001" table:style-name="ce3">
            <text:p>142.818</text:p>
          </table:table-cell>
          <table:table-cell office:value-type="float" office:value="144.97900000000001" table:style-name="ce3">
            <text:p>144.979</text:p>
          </table:table-cell>
          <table:table-cell office:value-type="float" office:value="155.59800000000001" table:style-name="ce3">
            <text:p>155.598</text:p>
          </table:table-cell>
          <table:table-cell office:value-type="float" office:value="178.416" table:style-name="ce3">
            <text:p>178.416</text:p>
          </table:table-cell>
          <table:table-cell office:value-type="float" office:value="178.33199999999999" table:style-name="ce3">
            <text:p>178.332</text:p>
          </table:table-cell>
          <table:table-cell office:value-type="float" office:value="187.33699999999999" table:style-name="ce3">
            <text:p>187.337</text:p>
          </table:table-cell>
          <table:table-cell office:value-type="float" office:value="186.74299999999999" table:style-name="ce3">
            <text:p>186.743</text:p>
          </table:table-cell>
          <table:table-cell office:value-type="float" office:value="187.06" table:style-name="ce3">
            <text:p>187.060</text:p>
          </table:table-cell>
          <table:table-cell office:value-type="float" office:value="182.02500000000001" table:style-name="ce3">
            <text:p>182.025</text:p>
          </table:table-cell>
          <table:table-cell office:value-type="float" office:value="177.928" table:style-name="ce3">
            <text:p>177.928</text:p>
          </table:table-cell>
          <table:table-cell office:value-type="float" office:value="181.45400000000001" table:style-name="ce3">
            <text:p>181.454</text:p>
          </table:table-cell>
          <table:table-cell office:value-type="float" office:value="181.267" table:style-name="ce3">
            <text:p>181.267</text:p>
          </table:table-cell>
          <table:table-cell office:value-type="float" office:value="183.54400000000001" table:style-name="ce3">
            <text:p>183.544</text:p>
          </table:table-cell>
          <table:table-cell office:value-type="float" office:value="189.31299999999999" table:style-name="ce3">
            <text:p>189.313</text:p>
          </table:table-cell>
          <table:table-cell office:value-type="float" office:value="204.29900000000001" table:style-name="ce3">
            <text:p>204.299</text:p>
          </table:table-cell>
          <table:table-cell office:value-type="float" office:value="209.73099999999999" table:style-name="ce3">
            <text:p>209.731</text:p>
          </table:table-cell>
          <table:table-cell office:value-type="float" office:value="209.27600000000001" table:style-name="ce3">
            <text:p>209.276</text:p>
          </table:table-cell>
          <table:table-cell office:value-type="float" office:value="200.36600000000001" table:style-name="ce3">
            <text:p>200.366</text:p>
          </table:table-cell>
          <table:table-cell office:value-type="float" office:value="210.24700000000001" table:style-name="ce3">
            <text:p>210.247</text:p>
          </table:table-cell>
          <table:table-cell office:value-type="float" office:value="185.30199999999999" table:style-name="ce3">
            <text:p>185.302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7.297" table:style-name="ce3">
            <text:p>137.297</text:p>
          </table:table-cell>
          <table:table-cell office:value-type="float" office:value="127.377" table:style-name="ce3">
            <text:p>127.377</text:p>
          </table:table-cell>
          <table:table-cell office:value-type="float" office:value="122.021" table:style-name="ce3">
            <text:p>122.021</text:p>
          </table:table-cell>
          <table:table-cell office:value-type="float" office:value="119.21899999999999" table:style-name="ce3">
            <text:p>119.219</text:p>
          </table:table-cell>
          <table:table-cell office:value-type="float" office:value="119.087" table:style-name="ce3">
            <text:p>119.087</text:p>
          </table:table-cell>
          <table:table-cell office:value-type="float" office:value="120.889" table:style-name="ce3">
            <text:p>120.889</text:p>
          </table:table-cell>
          <table:table-cell office:value-type="float" office:value="129.744" table:style-name="ce3">
            <text:p>129.744</text:p>
          </table:table-cell>
          <table:table-cell office:value-type="float" office:value="148.77099999999999" table:style-name="ce3">
            <text:p>148.771</text:p>
          </table:table-cell>
          <table:table-cell office:value-type="float" office:value="168.124" table:style-name="ce3">
            <text:p>168.124</text:p>
          </table:table-cell>
          <table:table-cell office:value-type="float" office:value="176.614" table:style-name="ce3">
            <text:p>176.614</text:p>
          </table:table-cell>
          <table:table-cell office:value-type="float" office:value="176.054" table:style-name="ce3">
            <text:p>176.054</text:p>
          </table:table-cell>
          <table:table-cell office:value-type="float" office:value="176.35400000000001" table:style-name="ce3">
            <text:p>176.354</text:p>
          </table:table-cell>
          <table:table-cell office:value-type="float" office:value="171.607" table:style-name="ce3">
            <text:p>171.607</text:p>
          </table:table-cell>
          <table:table-cell office:value-type="float" office:value="167.744" table:style-name="ce3">
            <text:p>167.744</text:p>
          </table:table-cell>
          <table:table-cell office:value-type="float" office:value="171.06800000000001" table:style-name="ce3">
            <text:p>171.068</text:p>
          </table:table-cell>
          <table:table-cell office:value-type="float" office:value="170.892" table:style-name="ce3">
            <text:p>170.892</text:p>
          </table:table-cell>
          <table:table-cell office:value-type="float" office:value="173.03800000000001" table:style-name="ce3">
            <text:p>173.038</text:p>
          </table:table-cell>
          <table:table-cell office:value-type="float" office:value="178.477" table:style-name="ce3">
            <text:p>178.477</text:p>
          </table:table-cell>
          <table:table-cell office:value-type="float" office:value="192.60599999999999" table:style-name="ce3">
            <text:p>192.606</text:p>
          </table:table-cell>
          <table:table-cell office:value-type="float" office:value="197.727" table:style-name="ce3">
            <text:p>197.727</text:p>
          </table:table-cell>
          <table:table-cell office:value-type="float" office:value="197.298" table:style-name="ce3">
            <text:p>197.298</text:p>
          </table:table-cell>
          <table:table-cell office:value-type="float" office:value="188.898" table:style-name="ce3">
            <text:p>188.898</text:p>
          </table:table-cell>
          <table:table-cell office:value-type="float" office:value="175.31299999999999" table:style-name="ce3">
            <text:p>175.313</text:p>
          </table:table-cell>
          <table:table-cell office:value-type="float" office:value="154.512" table:style-name="ce3">
            <text:p>154.512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33.773" table:style-name="ce3">
            <text:p>133.773</text:p>
          </table:table-cell>
          <table:table-cell office:value-type="float" office:value="124.107" table:style-name="ce3">
            <text:p>124.107</text:p>
          </table:table-cell>
          <table:table-cell office:value-type="float" office:value="118.889" table:style-name="ce3">
            <text:p>118.889</text:p>
          </table:table-cell>
          <table:table-cell office:value-type="float" office:value="116.15900000000001" table:style-name="ce3">
            <text:p>116.159</text:p>
          </table:table-cell>
          <table:table-cell office:value-type="float" office:value="116.03" table:style-name="ce3">
            <text:p>116.030</text:p>
          </table:table-cell>
          <table:table-cell office:value-type="float" office:value="117.786" table:style-name="ce3">
            <text:p>117.786</text:p>
          </table:table-cell>
          <table:table-cell office:value-type="float" office:value="126.414" table:style-name="ce3">
            <text:p>126.414</text:p>
          </table:table-cell>
          <table:table-cell office:value-type="float" office:value="144.95099999999999" table:style-name="ce3">
            <text:p>144.951</text:p>
          </table:table-cell>
          <table:table-cell office:value-type="float" office:value="168.79900000000001" table:style-name="ce3">
            <text:p>168.799</text:p>
          </table:table-cell>
          <table:table-cell office:value-type="float" office:value="177.32300000000001" table:style-name="ce3">
            <text:p>177.323</text:p>
          </table:table-cell>
          <table:table-cell office:value-type="float" office:value="176.761" table:style-name="ce3">
            <text:p>176.761</text:p>
          </table:table-cell>
          <table:table-cell office:value-type="float" office:value="177.06100000000001" table:style-name="ce3">
            <text:p>177.061</text:p>
          </table:table-cell>
          <table:table-cell office:value-type="float" office:value="172.29499999999999" table:style-name="ce3">
            <text:p>172.295</text:p>
          </table:table-cell>
          <table:table-cell office:value-type="float" office:value="168.417" table:style-name="ce3">
            <text:p>168.417</text:p>
          </table:table-cell>
          <table:table-cell office:value-type="float" office:value="171.755" table:style-name="ce3">
            <text:p>171.755</text:p>
          </table:table-cell>
          <table:table-cell office:value-type="float" office:value="171.578" table:style-name="ce3">
            <text:p>171.578</text:p>
          </table:table-cell>
          <table:table-cell office:value-type="float" office:value="173.733" table:style-name="ce3">
            <text:p>173.733</text:p>
          </table:table-cell>
          <table:table-cell office:value-type="float" office:value="179.19300000000001" table:style-name="ce3">
            <text:p>179.193</text:p>
          </table:table-cell>
          <table:table-cell office:value-type="float" office:value="193.37899999999999" table:style-name="ce3">
            <text:p>193.379</text:p>
          </table:table-cell>
          <table:table-cell office:value-type="float" office:value="198.52099999999999" table:style-name="ce3">
            <text:p>198.521</text:p>
          </table:table-cell>
          <table:table-cell office:value-type="float" office:value="198.09" table:style-name="ce3">
            <text:p>198.090</text:p>
          </table:table-cell>
          <table:table-cell office:value-type="float" office:value="189.65600000000001" table:style-name="ce3">
            <text:p>189.656</text:p>
          </table:table-cell>
          <table:table-cell office:value-type="float" office:value="170.81200000000001" table:style-name="ce3">
            <text:p>170.812</text:p>
          </table:table-cell>
          <table:table-cell office:value-type="float" office:value="150.54599999999999" table:style-name="ce3">
            <text:p>150.546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7.077" table:style-name="ce3">
            <text:p>177.077</text:p>
          </table:table-cell>
          <table:table-cell office:value-type="float" office:value="164.28200000000001" table:style-name="ce3">
            <text:p>164.282</text:p>
          </table:table-cell>
          <table:table-cell office:value-type="float" office:value="157.375" table:style-name="ce3">
            <text:p>157.375</text:p>
          </table:table-cell>
          <table:table-cell office:value-type="float" office:value="153.761" table:style-name="ce3">
            <text:p>153.761</text:p>
          </table:table-cell>
          <table:table-cell office:value-type="float" office:value="153.59100000000001" table:style-name="ce3">
            <text:p>153.591</text:p>
          </table:table-cell>
          <table:table-cell office:value-type="float" office:value="155.91499999999999" table:style-name="ce3">
            <text:p>155.915</text:p>
          </table:table-cell>
          <table:table-cell office:value-type="float" office:value="167.33500000000001" table:style-name="ce3">
            <text:p>167.335</text:p>
          </table:table-cell>
          <table:table-cell office:value-type="float" office:value="191.874" table:style-name="ce3">
            <text:p>191.874</text:p>
          </table:table-cell>
          <table:table-cell office:value-type="float" office:value="219.49799999999999" table:style-name="ce3">
            <text:p>219.498</text:p>
          </table:table-cell>
          <table:table-cell office:value-type="float" office:value="230.58199999999999" table:style-name="ce3">
            <text:p>230.582</text:p>
          </table:table-cell>
          <table:table-cell office:value-type="float" office:value="229.851" table:style-name="ce3">
            <text:p>229.851</text:p>
          </table:table-cell>
          <table:table-cell office:value-type="float" office:value="230.24199999999999" table:style-name="ce3">
            <text:p>230.242</text:p>
          </table:table-cell>
          <table:table-cell office:value-type="float" office:value="224.04400000000001" table:style-name="ce3">
            <text:p>224.044</text:p>
          </table:table-cell>
          <table:table-cell office:value-type="float" office:value="219.001" table:style-name="ce3">
            <text:p>219.001</text:p>
          </table:table-cell>
          <table:table-cell office:value-type="float" office:value="223.34100000000001" table:style-name="ce3">
            <text:p>223.341</text:p>
          </table:table-cell>
          <table:table-cell office:value-type="float" office:value="223.11099999999999" table:style-name="ce3">
            <text:p>223.111</text:p>
          </table:table-cell>
          <table:table-cell office:value-type="float" office:value="225.91300000000001" table:style-name="ce3">
            <text:p>225.913</text:p>
          </table:table-cell>
          <table:table-cell office:value-type="float" office:value="233.01400000000001" table:style-name="ce3">
            <text:p>233.014</text:p>
          </table:table-cell>
          <table:table-cell office:value-type="float" office:value="251.46" table:style-name="ce3">
            <text:p>251.460</text:p>
          </table:table-cell>
          <table:table-cell office:value-type="float" office:value="258.14600000000002" table:style-name="ce3">
            <text:p>258.146</text:p>
          </table:table-cell>
          <table:table-cell office:value-type="float" office:value="257.58600000000001" table:style-name="ce3">
            <text:p>257.586</text:p>
          </table:table-cell>
          <table:table-cell office:value-type="float" office:value="246.619" table:style-name="ce3">
            <text:p>246.619</text:p>
          </table:table-cell>
          <table:table-cell office:value-type="float" office:value="226.107" table:style-name="ce3">
            <text:p>226.107</text:p>
          </table:table-cell>
          <table:table-cell office:value-type="float" office:value="199.28" table:style-name="ce3">
            <text:p>199.280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91.308000000000007" table:style-name="ce3">
            <text:p>91.308</text:p>
          </table:table-cell>
          <table:table-cell office:value-type="float" office:value="84.710999999999999" table:style-name="ce3">
            <text:p>84.711</text:p>
          </table:table-cell>
          <table:table-cell office:value-type="float" office:value="81.149000000000001" table:style-name="ce3">
            <text:p>81.149</text:p>
          </table:table-cell>
          <table:table-cell office:value-type="float" office:value="79.284999999999997" table:style-name="ce3">
            <text:p>79.285</text:p>
          </table:table-cell>
          <table:table-cell office:value-type="float" office:value="79.197000000000003" table:style-name="ce3">
            <text:p>79.197</text:p>
          </table:table-cell>
          <table:table-cell office:value-type="float" office:value="80.396000000000001" table:style-name="ce3">
            <text:p>80.396</text:p>
          </table:table-cell>
          <table:table-cell office:value-type="float" office:value="86.284999999999997" table:style-name="ce3">
            <text:p>86.285</text:p>
          </table:table-cell>
          <table:table-cell office:value-type="float" office:value="98.938000000000002" table:style-name="ce3">
            <text:p>98.938</text:p>
          </table:table-cell>
          <table:table-cell office:value-type="float" office:value="123.837" table:style-name="ce3">
            <text:p>123.837</text:p>
          </table:table-cell>
          <table:table-cell office:value-type="float" office:value="130.09" table:style-name="ce3">
            <text:p>130.090</text:p>
          </table:table-cell>
          <table:table-cell office:value-type="float" office:value="129.67699999999999" table:style-name="ce3">
            <text:p>129.677</text:p>
          </table:table-cell>
          <table:table-cell office:value-type="float" office:value="129.898" table:style-name="ce3">
            <text:p>129.898</text:p>
          </table:table-cell>
          <table:table-cell office:value-type="float" office:value="126.402" table:style-name="ce3">
            <text:p>126.402</text:p>
          </table:table-cell>
          <table:table-cell office:value-type="float" office:value="123.556" table:style-name="ce3">
            <text:p>123.556</text:p>
          </table:table-cell>
          <table:table-cell office:value-type="float" office:value="126.005" table:style-name="ce3">
            <text:p>126.005</text:p>
          </table:table-cell>
          <table:table-cell office:value-type="float" office:value="125.875" table:style-name="ce3">
            <text:p>125.875</text:p>
          </table:table-cell>
          <table:table-cell office:value-type="float" office:value="127.456" table:style-name="ce3">
            <text:p>127.456</text:p>
          </table:table-cell>
          <table:table-cell office:value-type="float" office:value="131.46199999999999" table:style-name="ce3">
            <text:p>131.462</text:p>
          </table:table-cell>
          <table:table-cell office:value-type="float" office:value="141.869" table:style-name="ce3">
            <text:p>141.869</text:p>
          </table:table-cell>
          <table:table-cell office:value-type="float" office:value="145.64099999999999" table:style-name="ce3">
            <text:p>145.641</text:p>
          </table:table-cell>
          <table:table-cell office:value-type="float" office:value="145.32499999999999" table:style-name="ce3">
            <text:p>145.325</text:p>
          </table:table-cell>
          <table:table-cell office:value-type="float" office:value="139.13800000000001" table:style-name="ce3">
            <text:p>139.138</text:p>
          </table:table-cell>
          <table:table-cell office:value-type="float" office:value="116.59" table:style-name="ce3">
            <text:p>116.590</text:p>
          </table:table-cell>
          <table:table-cell office:value-type="float" office:value="102.756" table:style-name="ce3">
            <text:p>102.75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3.825999999999993" table:style-name="ce3">
            <text:p>93.826</text:p>
          </table:table-cell>
          <table:table-cell office:value-type="float" office:value="87.046000000000006" table:style-name="ce3">
            <text:p>87.046</text:p>
          </table:table-cell>
          <table:table-cell office:value-type="float" office:value="83.385999999999996" table:style-name="ce3">
            <text:p>83.386</text:p>
          </table:table-cell>
          <table:table-cell office:value-type="float" office:value="81.471000000000004" table:style-name="ce3">
            <text:p>81.471</text:p>
          </table:table-cell>
          <table:table-cell office:value-type="float" office:value="81.381" table:style-name="ce3">
            <text:p>81.381</text:p>
          </table:table-cell>
          <table:table-cell office:value-type="float" office:value="82.613" table:style-name="ce3">
            <text:p>82.613</text:p>
          </table:table-cell>
          <table:table-cell office:value-type="float" office:value="88.664000000000001" table:style-name="ce3">
            <text:p>88.664</text:p>
          </table:table-cell>
          <table:table-cell office:value-type="float" office:value="101.666" table:style-name="ce3">
            <text:p>101.666</text:p>
          </table:table-cell>
          <table:table-cell office:value-type="float" office:value="132.357" table:style-name="ce3">
            <text:p>132.357</text:p>
          </table:table-cell>
          <table:table-cell office:value-type="float" office:value="139.04" table:style-name="ce3">
            <text:p>139.040</text:p>
          </table:table-cell>
          <table:table-cell office:value-type="float" office:value="138.59899999999999" table:style-name="ce3">
            <text:p>138.599</text:p>
          </table:table-cell>
          <table:table-cell office:value-type="float" office:value="138.83500000000001" table:style-name="ce3">
            <text:p>138.835</text:p>
          </table:table-cell>
          <table:table-cell office:value-type="float" office:value="135.09800000000001" table:style-name="ce3">
            <text:p>135.098</text:p>
          </table:table-cell>
          <table:table-cell office:value-type="float" office:value="132.05699999999999" table:style-name="ce3">
            <text:p>132.057</text:p>
          </table:table-cell>
          <table:table-cell office:value-type="float" office:value="134.67400000000001" table:style-name="ce3">
            <text:p>134.674</text:p>
          </table:table-cell>
          <table:table-cell office:value-type="float" office:value="134.535" table:style-name="ce3">
            <text:p>134.535</text:p>
          </table:table-cell>
          <table:table-cell office:value-type="float" office:value="136.22499999999999" table:style-name="ce3">
            <text:p>136.225</text:p>
          </table:table-cell>
          <table:table-cell office:value-type="float" office:value="140.50700000000001" table:style-name="ce3">
            <text:p>140.507</text:p>
          </table:table-cell>
          <table:table-cell office:value-type="float" office:value="151.63" table:style-name="ce3">
            <text:p>151.630</text:p>
          </table:table-cell>
          <table:table-cell office:value-type="float" office:value="155.66200000000001" table:style-name="ce3">
            <text:p>155.662</text:p>
          </table:table-cell>
          <table:table-cell office:value-type="float" office:value="155.32400000000001" table:style-name="ce3">
            <text:p>155.324</text:p>
          </table:table-cell>
          <table:table-cell office:value-type="float" office:value="148.71100000000001" table:style-name="ce3">
            <text:p>148.711</text:p>
          </table:table-cell>
          <table:table-cell office:value-type="float" office:value="119.804" table:style-name="ce3">
            <text:p>119.804</text:p>
          </table:table-cell>
          <table:table-cell office:value-type="float" office:value="105.59" table:style-name="ce3">
            <text:p>105.590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25.38" table:style-name="ce3">
            <text:p>125.380</text:p>
          </table:table-cell>
          <table:table-cell office:value-type="float" office:value="116.321" table:style-name="ce3">
            <text:p>116.321</text:p>
          </table:table-cell>
          <table:table-cell office:value-type="float" office:value="111.43" table:style-name="ce3">
            <text:p>111.430</text:p>
          </table:table-cell>
          <table:table-cell office:value-type="float" office:value="108.872" table:style-name="ce3">
            <text:p>108.872</text:p>
          </table:table-cell>
          <table:table-cell office:value-type="float" office:value="108.751" table:style-name="ce3">
            <text:p>108.751</text:p>
          </table:table-cell>
          <table:table-cell office:value-type="float" office:value="110.39700000000001" table:style-name="ce3">
            <text:p>110.397</text:p>
          </table:table-cell>
          <table:table-cell office:value-type="float" office:value="118.483" table:style-name="ce3">
            <text:p>118.483</text:p>
          </table:table-cell>
          <table:table-cell office:value-type="float" office:value="135.858" table:style-name="ce3">
            <text:p>135.858</text:p>
          </table:table-cell>
          <table:table-cell office:value-type="float" office:value="162.38800000000001" table:style-name="ce3">
            <text:p>162.388</text:p>
          </table:table-cell>
          <table:table-cell office:value-type="float" office:value="170.58799999999999" table:style-name="ce3">
            <text:p>170.588</text:p>
          </table:table-cell>
          <table:table-cell office:value-type="float" office:value="170.047" table:style-name="ce3">
            <text:p>170.047</text:p>
          </table:table-cell>
          <table:table-cell office:value-type="float" office:value="170.33600000000001" table:style-name="ce3">
            <text:p>170.336</text:p>
          </table:table-cell>
          <table:table-cell office:value-type="float" office:value="165.751" table:style-name="ce3">
            <text:p>165.751</text:p>
          </table:table-cell>
          <table:table-cell office:value-type="float" office:value="162.02099999999999" table:style-name="ce3">
            <text:p>162.021</text:p>
          </table:table-cell>
          <table:table-cell office:value-type="float" office:value="165.23099999999999" table:style-name="ce3">
            <text:p>165.231</text:p>
          </table:table-cell>
          <table:table-cell office:value-type="float" office:value="165.06100000000001" table:style-name="ce3">
            <text:p>165.061</text:p>
          </table:table-cell>
          <table:table-cell office:value-type="float" office:value="167.13399999999999" table:style-name="ce3">
            <text:p>167.134</text:p>
          </table:table-cell>
          <table:table-cell office:value-type="float" office:value="172.387" table:style-name="ce3">
            <text:p>172.387</text:p>
          </table:table-cell>
          <table:table-cell office:value-type="float" office:value="186.03399999999999" table:style-name="ce3">
            <text:p>186.034</text:p>
          </table:table-cell>
          <table:table-cell office:value-type="float" office:value="190.98099999999999" table:style-name="ce3">
            <text:p>190.981</text:p>
          </table:table-cell>
          <table:table-cell office:value-type="float" office:value="190.566" table:style-name="ce3">
            <text:p>190.566</text:p>
          </table:table-cell>
          <table:table-cell office:value-type="float" office:value="182.453" table:style-name="ce3">
            <text:p>182.453</text:p>
          </table:table-cell>
          <table:table-cell office:value-type="float" office:value="160.096" table:style-name="ce3">
            <text:p>160.096</text:p>
          </table:table-cell>
          <table:table-cell office:value-type="float" office:value="141.101" table:style-name="ce3">
            <text:p>141.101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5.918999999999997" table:style-name="ce3">
            <text:p>35.919</text:p>
          </table:table-cell>
          <table:table-cell office:value-type="float" office:value="33.323999999999998" table:style-name="ce3">
            <text:p>33.324</text:p>
          </table:table-cell>
          <table:table-cell office:value-type="float" office:value="31.922000000000001" table:style-name="ce3">
            <text:p>31.922</text:p>
          </table:table-cell>
          <table:table-cell office:value-type="float" office:value="31.189" table:style-name="ce3">
            <text:p>31.189</text:p>
          </table:table-cell>
          <table:table-cell office:value-type="float" office:value="31.155000000000001" table:style-name="ce3">
            <text:p>31.155</text:p>
          </table:table-cell>
          <table:table-cell office:value-type="float" office:value="31.626000000000001" table:style-name="ce3">
            <text:p>31.626</text:p>
          </table:table-cell>
          <table:table-cell office:value-type="float" office:value="33.942999999999998" table:style-name="ce3">
            <text:p>33.943</text:p>
          </table:table-cell>
          <table:table-cell office:value-type="float" office:value="38.92" table:style-name="ce3">
            <text:p>38.920</text:p>
          </table:table-cell>
          <table:table-cell office:value-type="float" office:value="43.697000000000003" table:style-name="ce3">
            <text:p>43.697</text:p>
          </table:table-cell>
          <table:table-cell office:value-type="float" office:value="45.904000000000003" table:style-name="ce3">
            <text:p>45.904</text:p>
          </table:table-cell>
          <table:table-cell office:value-type="float" office:value="45.758000000000003" table:style-name="ce3">
            <text:p>45.758</text:p>
          </table:table-cell>
          <table:table-cell office:value-type="float" office:value="45.835999999999999" table:style-name="ce3">
            <text:p>45.836</text:p>
          </table:table-cell>
          <table:table-cell office:value-type="float" office:value="44.601999999999997" table:style-name="ce3">
            <text:p>44.602</text:p>
          </table:table-cell>
          <table:table-cell office:value-type="float" office:value="43.597999999999999" table:style-name="ce3">
            <text:p>43.598</text:p>
          </table:table-cell>
          <table:table-cell office:value-type="float" office:value="44.462000000000003" table:style-name="ce3">
            <text:p>44.462</text:p>
          </table:table-cell>
          <table:table-cell office:value-type="float" office:value="44.415999999999997" table:style-name="ce3">
            <text:p>44.416</text:p>
          </table:table-cell>
          <table:table-cell office:value-type="float" office:value="44.973999999999997" table:style-name="ce3">
            <text:p>44.974</text:p>
          </table:table-cell>
          <table:table-cell office:value-type="float" office:value="46.387999999999998" table:style-name="ce3">
            <text:p>46.388</text:p>
          </table:table-cell>
          <table:table-cell office:value-type="float" office:value="50.06" table:style-name="ce3">
            <text:p>50.060</text:p>
          </table:table-cell>
          <table:table-cell office:value-type="float" office:value="51.390999999999998" table:style-name="ce3">
            <text:p>51.391</text:p>
          </table:table-cell>
          <table:table-cell office:value-type="float" office:value="51.28" table:style-name="ce3">
            <text:p>51.280</text:p>
          </table:table-cell>
          <table:table-cell office:value-type="float" office:value="49.095999999999997" table:style-name="ce3">
            <text:p>49.096</text:p>
          </table:table-cell>
          <table:table-cell office:value-type="float" office:value="45.863999999999997" table:style-name="ce3">
            <text:p>45.864</text:p>
          </table:table-cell>
          <table:table-cell office:value-type="float" office:value="40.423000000000002" table:style-name="ce3">
            <text:p>40.42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77.040999999999997" table:style-name="ce3">
            <text:p>77.041</text:p>
          </table:table-cell>
          <table:table-cell office:value-type="float" office:value="71.474999999999994" table:style-name="ce3">
            <text:p>71.475</text:p>
          </table:table-cell>
          <table:table-cell office:value-type="float" office:value="68.468999999999994" table:style-name="ce3">
            <text:p>68.469</text:p>
          </table:table-cell>
          <table:table-cell office:value-type="float" office:value="66.897000000000006" table:style-name="ce3">
            <text:p>66.897</text:p>
          </table:table-cell>
          <table:table-cell office:value-type="float" office:value="66.822999999999993" table:style-name="ce3">
            <text:p>66.823</text:p>
          </table:table-cell>
          <table:table-cell office:value-type="float" office:value="67.834000000000003" table:style-name="ce3">
            <text:p>67.834</text:p>
          </table:table-cell>
          <table:table-cell office:value-type="float" office:value="72.802999999999997" table:style-name="ce3">
            <text:p>72.803</text:p>
          </table:table-cell>
          <table:table-cell office:value-type="float" office:value="83.478999999999999" table:style-name="ce3">
            <text:p>83.479</text:p>
          </table:table-cell>
          <table:table-cell office:value-type="float" office:value="91.864999999999995" table:style-name="ce3">
            <text:p>91.865</text:p>
          </table:table-cell>
          <table:table-cell office:value-type="float" office:value="96.504000000000005" table:style-name="ce3">
            <text:p>96.504</text:p>
          </table:table-cell>
          <table:table-cell office:value-type="float" office:value="96.197999999999993" table:style-name="ce3">
            <text:p>96.198</text:p>
          </table:table-cell>
          <table:table-cell office:value-type="float" office:value="96.361999999999995" table:style-name="ce3">
            <text:p>96.362</text:p>
          </table:table-cell>
          <table:table-cell office:value-type="float" office:value="93.768000000000001" table:style-name="ce3">
            <text:p>93.768</text:p>
          </table:table-cell>
          <table:table-cell office:value-type="float" office:value="91.656999999999996" table:style-name="ce3">
            <text:p>91.657</text:p>
          </table:table-cell>
          <table:table-cell office:value-type="float" office:value="93.474000000000004" table:style-name="ce3">
            <text:p>93.474</text:p>
          </table:table-cell>
          <table:table-cell office:value-type="float" office:value="93.376999999999995" table:style-name="ce3">
            <text:p>93.377</text:p>
          </table:table-cell>
          <table:table-cell office:value-type="float" office:value="94.55" table:style-name="ce3">
            <text:p>94.550</text:p>
          </table:table-cell>
          <table:table-cell office:value-type="float" office:value="97.522000000000006" table:style-name="ce3">
            <text:p>97.522</text:p>
          </table:table-cell>
          <table:table-cell office:value-type="float" office:value="105.242" table:style-name="ce3">
            <text:p>105.242</text:p>
          </table:table-cell>
          <table:table-cell office:value-type="float" office:value="108.04" table:style-name="ce3">
            <text:p>108.040</text:p>
          </table:table-cell>
          <table:table-cell office:value-type="float" office:value="107.806" table:style-name="ce3">
            <text:p>107.806</text:p>
          </table:table-cell>
          <table:table-cell office:value-type="float" office:value="103.21599999999999" table:style-name="ce3">
            <text:p>103.216</text:p>
          </table:table-cell>
          <table:table-cell office:value-type="float" office:value="98.372" table:style-name="ce3">
            <text:p>98.372</text:p>
          </table:table-cell>
          <table:table-cell office:value-type="float" office:value="86.700999999999993" table:style-name="ce3">
            <text:p>86.701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05.575" table:style-name="ce3">
            <text:p>105.575</text:p>
          </table:table-cell>
          <table:table-cell office:value-type="float" office:value="97.947000000000003" table:style-name="ce3">
            <text:p>97.947</text:p>
          </table:table-cell>
          <table:table-cell office:value-type="float" office:value="93.828000000000003" table:style-name="ce3">
            <text:p>93.828</text:p>
          </table:table-cell>
          <table:table-cell office:value-type="float" office:value="91.674000000000007" table:style-name="ce3">
            <text:p>91.674</text:p>
          </table:table-cell>
          <table:table-cell office:value-type="float" office:value="91.572000000000003" table:style-name="ce3">
            <text:p>91.572</text:p>
          </table:table-cell>
          <table:table-cell office:value-type="float" office:value="92.957999999999998" table:style-name="ce3">
            <text:p>92.958</text:p>
          </table:table-cell>
          <table:table-cell office:value-type="float" office:value="99.766999999999996" table:style-name="ce3">
            <text:p>99.767</text:p>
          </table:table-cell>
          <table:table-cell office:value-type="float" office:value="114.39700000000001" table:style-name="ce3">
            <text:p>114.397</text:p>
          </table:table-cell>
          <table:table-cell office:value-type="float" office:value="134.381" table:style-name="ce3">
            <text:p>134.381</text:p>
          </table:table-cell>
          <table:table-cell office:value-type="float" office:value="141.167" table:style-name="ce3">
            <text:p>141.167</text:p>
          </table:table-cell>
          <table:table-cell office:value-type="float" office:value="140.71899999999999" table:style-name="ce3">
            <text:p>140.719</text:p>
          </table:table-cell>
          <table:table-cell office:value-type="float" office:value="140.959" table:style-name="ce3">
            <text:p>140.959</text:p>
          </table:table-cell>
          <table:table-cell office:value-type="float" office:value="137.16499999999999" table:style-name="ce3">
            <text:p>137.165</text:p>
          </table:table-cell>
          <table:table-cell office:value-type="float" office:value="134.077" table:style-name="ce3">
            <text:p>134.077</text:p>
          </table:table-cell>
          <table:table-cell office:value-type="float" office:value="136.73400000000001" table:style-name="ce3">
            <text:p>136.734</text:p>
          </table:table-cell>
          <table:table-cell office:value-type="float" office:value="136.59299999999999" table:style-name="ce3">
            <text:p>136.593</text:p>
          </table:table-cell>
          <table:table-cell office:value-type="float" office:value="138.309" table:style-name="ce3">
            <text:p>138.309</text:p>
          </table:table-cell>
          <table:table-cell office:value-type="float" office:value="142.65600000000001" table:style-name="ce3">
            <text:p>142.656</text:p>
          </table:table-cell>
          <table:table-cell office:value-type="float" office:value="153.94900000000001" table:style-name="ce3">
            <text:p>153.949</text:p>
          </table:table-cell>
          <table:table-cell office:value-type="float" office:value="158.04300000000001" table:style-name="ce3">
            <text:p>158.043</text:p>
          </table:table-cell>
          <table:table-cell office:value-type="float" office:value="157.69999999999999" table:style-name="ce3">
            <text:p>157.700</text:p>
          </table:table-cell>
          <table:table-cell office:value-type="float" office:value="150.98500000000001" table:style-name="ce3">
            <text:p>150.985</text:p>
          </table:table-cell>
          <table:table-cell office:value-type="float" office:value="134.80699999999999" table:style-name="ce3">
            <text:p>134.807</text:p>
          </table:table-cell>
          <table:table-cell office:value-type="float" office:value="118.812" table:style-name="ce3">
            <text:p>118.812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7.305999999999997" table:style-name="ce3">
            <text:p>67.306</text:p>
          </table:table-cell>
          <table:table-cell office:value-type="float" office:value="62.442999999999998" table:style-name="ce3">
            <text:p>62.443</text:p>
          </table:table-cell>
          <table:table-cell office:value-type="float" office:value="59.817" table:style-name="ce3">
            <text:p>59.817</text:p>
          </table:table-cell>
          <table:table-cell office:value-type="float" office:value="58.444000000000003" table:style-name="ce3">
            <text:p>58.444</text:p>
          </table:table-cell>
          <table:table-cell office:value-type="float" office:value="58.378999999999998" table:style-name="ce3">
            <text:p>58.379</text:p>
          </table:table-cell>
          <table:table-cell office:value-type="float" office:value="59.262" table:style-name="ce3">
            <text:p>59.262</text:p>
          </table:table-cell>
          <table:table-cell office:value-type="float" office:value="63.603000000000002" table:style-name="ce3">
            <text:p>63.603</text:p>
          </table:table-cell>
          <table:table-cell office:value-type="float" office:value="72.930000000000007" table:style-name="ce3">
            <text:p>72.930</text:p>
          </table:table-cell>
          <table:table-cell office:value-type="float" office:value="80.561000000000007" table:style-name="ce3">
            <text:p>80.561</text:p>
          </table:table-cell>
          <table:table-cell office:value-type="float" office:value="84.629000000000005" table:style-name="ce3">
            <text:p>84.629</text:p>
          </table:table-cell>
          <table:table-cell office:value-type="float" office:value="84.361000000000004" table:style-name="ce3">
            <text:p>84.361</text:p>
          </table:table-cell>
          <table:table-cell office:value-type="float" office:value="84.504999999999995" table:style-name="ce3">
            <text:p>84.505</text:p>
          </table:table-cell>
          <table:table-cell office:value-type="float" office:value="82.23" table:style-name="ce3">
            <text:p>82.230</text:p>
          </table:table-cell>
          <table:table-cell office:value-type="float" office:value="80.379000000000005" table:style-name="ce3">
            <text:p>80.379</text:p>
          </table:table-cell>
          <table:table-cell office:value-type="float" office:value="81.971999999999994" table:style-name="ce3">
            <text:p>81.972</text:p>
          </table:table-cell>
          <table:table-cell office:value-type="float" office:value="81.887" table:style-name="ce3">
            <text:p>81.887</text:p>
          </table:table-cell>
          <table:table-cell office:value-type="float" office:value="82.915999999999997" table:style-name="ce3">
            <text:p>82.916</text:p>
          </table:table-cell>
          <table:table-cell office:value-type="float" office:value="85.522000000000006" table:style-name="ce3">
            <text:p>85.522</text:p>
          </table:table-cell>
          <table:table-cell office:value-type="float" office:value="92.292000000000002" table:style-name="ce3">
            <text:p>92.292</text:p>
          </table:table-cell>
          <table:table-cell office:value-type="float" office:value="94.745999999999995" table:style-name="ce3">
            <text:p>94.746</text:p>
          </table:table-cell>
          <table:table-cell office:value-type="float" office:value="94.540999999999997" table:style-name="ce3">
            <text:p>94.541</text:p>
          </table:table-cell>
          <table:table-cell office:value-type="float" office:value="90.515000000000001" table:style-name="ce3">
            <text:p>90.515</text:p>
          </table:table-cell>
          <table:table-cell office:value-type="float" office:value="85.941999999999993" table:style-name="ce3">
            <text:p>85.942</text:p>
          </table:table-cell>
          <table:table-cell office:value-type="float" office:value="75.745000000000005" table:style-name="ce3">
            <text:p>75.74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2.536000000000001" table:style-name="ce3">
            <text:p>52.536</text:p>
          </table:table-cell>
          <table:table-cell office:value-type="float" office:value="48.74" table:style-name="ce3">
            <text:p>48.740</text:p>
          </table:table-cell>
          <table:table-cell office:value-type="float" office:value="46.69" table:style-name="ce3">
            <text:p>46.690</text:p>
          </table:table-cell>
          <table:table-cell office:value-type="float" office:value="45.618000000000002" table:style-name="ce3">
            <text:p>45.618</text:p>
          </table:table-cell>
          <table:table-cell office:value-type="float" office:value="45.567999999999998" table:style-name="ce3">
            <text:p>45.568</text:p>
          </table:table-cell>
          <table:table-cell office:value-type="float" office:value="46.256999999999998" table:style-name="ce3">
            <text:p>46.257</text:p>
          </table:table-cell>
          <table:table-cell office:value-type="float" office:value="49.646000000000001" table:style-name="ce3">
            <text:p>49.646</text:p>
          </table:table-cell>
          <table:table-cell office:value-type="float" office:value="56.926000000000002" table:style-name="ce3">
            <text:p>56.926</text:p>
          </table:table-cell>
          <table:table-cell office:value-type="float" office:value="65.799000000000007" table:style-name="ce3">
            <text:p>65.799</text:p>
          </table:table-cell>
          <table:table-cell office:value-type="float" office:value="69.120999999999995" table:style-name="ce3">
            <text:p>69.121</text:p>
          </table:table-cell>
          <table:table-cell office:value-type="float" office:value="68.902000000000001" table:style-name="ce3">
            <text:p>68.902</text:p>
          </table:table-cell>
          <table:table-cell office:value-type="float" office:value="69.019000000000005" table:style-name="ce3">
            <text:p>69.019</text:p>
          </table:table-cell>
          <table:table-cell office:value-type="float" office:value="67.162000000000006" table:style-name="ce3">
            <text:p>67.162</text:p>
          </table:table-cell>
          <table:table-cell office:value-type="float" office:value="65.650000000000006" table:style-name="ce3">
            <text:p>65.650</text:p>
          </table:table-cell>
          <table:table-cell office:value-type="float" office:value="66.950999999999993" table:style-name="ce3">
            <text:p>66.951</text:p>
          </table:table-cell>
          <table:table-cell office:value-type="float" office:value="66.882000000000005" table:style-name="ce3">
            <text:p>66.882</text:p>
          </table:table-cell>
          <table:table-cell office:value-type="float" office:value="67.721999999999994" table:style-name="ce3">
            <text:p>67.722</text:p>
          </table:table-cell>
          <table:table-cell office:value-type="float" office:value="69.850999999999999" table:style-name="ce3">
            <text:p>69.851</text:p>
          </table:table-cell>
          <table:table-cell office:value-type="float" office:value="75.38" table:style-name="ce3">
            <text:p>75.380</text:p>
          </table:table-cell>
          <table:table-cell office:value-type="float" office:value="77.384" table:style-name="ce3">
            <text:p>77.384</text:p>
          </table:table-cell>
          <table:table-cell office:value-type="float" office:value="77.215999999999994" table:style-name="ce3">
            <text:p>77.216</text:p>
          </table:table-cell>
          <table:table-cell office:value-type="float" office:value="73.929000000000002" table:style-name="ce3">
            <text:p>73.929</text:p>
          </table:table-cell>
          <table:table-cell office:value-type="float" office:value="67.081999999999994" table:style-name="ce3">
            <text:p>67.082</text:p>
          </table:table-cell>
          <table:table-cell office:value-type="float" office:value="59.122999999999998" table:style-name="ce3">
            <text:p>59.123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91.17599999999999" table:style-name="ce3">
            <text:p>191.176</text:p>
          </table:table-cell>
          <table:table-cell office:value-type="float" office:value="177.363" table:style-name="ce3">
            <text:p>177.363</text:p>
          </table:table-cell>
          <table:table-cell office:value-type="float" office:value="169.905" table:style-name="ce3">
            <text:p>169.905</text:p>
          </table:table-cell>
          <table:table-cell office:value-type="float" office:value="166.00399999999999" table:style-name="ce3">
            <text:p>166.004</text:p>
          </table:table-cell>
          <table:table-cell office:value-type="float" office:value="165.82" table:style-name="ce3">
            <text:p>165.820</text:p>
          </table:table-cell>
          <table:table-cell office:value-type="float" office:value="168.32900000000001" table:style-name="ce3">
            <text:p>168.329</text:p>
          </table:table-cell>
          <table:table-cell office:value-type="float" office:value="180.65899999999999" table:style-name="ce3">
            <text:p>180.659</text:p>
          </table:table-cell>
          <table:table-cell office:value-type="float" office:value="207.15100000000001" table:style-name="ce3">
            <text:p>207.151</text:p>
          </table:table-cell>
          <table:table-cell office:value-type="float" office:value="171.24600000000001" table:style-name="ce3">
            <text:p>171.246</text:p>
          </table:table-cell>
          <table:table-cell office:value-type="float" office:value="179.893" table:style-name="ce3">
            <text:p>179.893</text:p>
          </table:table-cell>
          <table:table-cell office:value-type="float" office:value="179.322" table:style-name="ce3">
            <text:p>179.322</text:p>
          </table:table-cell>
          <table:table-cell office:value-type="float" office:value="179.62799999999999" table:style-name="ce3">
            <text:p>179.628</text:p>
          </table:table-cell>
          <table:table-cell office:value-type="float" office:value="174.792" table:style-name="ce3">
            <text:p>174.792</text:p>
          </table:table-cell>
          <table:table-cell office:value-type="float" office:value="170.858" table:style-name="ce3">
            <text:p>170.858</text:p>
          </table:table-cell>
          <table:table-cell office:value-type="float" office:value="174.244" table:style-name="ce3">
            <text:p>174.244</text:p>
          </table:table-cell>
          <table:table-cell office:value-type="float" office:value="174.06399999999999" table:style-name="ce3">
            <text:p>174.064</text:p>
          </table:table-cell>
          <table:table-cell office:value-type="float" office:value="176.25" table:style-name="ce3">
            <text:p>176.250</text:p>
          </table:table-cell>
          <table:table-cell office:value-type="float" office:value="181.79" table:style-name="ce3">
            <text:p>181.790</text:p>
          </table:table-cell>
          <table:table-cell office:value-type="float" office:value="196.18199999999999" table:style-name="ce3">
            <text:p>196.182</text:p>
          </table:table-cell>
          <table:table-cell office:value-type="float" office:value="201.398" table:style-name="ce3">
            <text:p>201.398</text:p>
          </table:table-cell>
          <table:table-cell office:value-type="float" office:value="200.96100000000001" table:style-name="ce3">
            <text:p>200.961</text:p>
          </table:table-cell>
          <table:table-cell office:value-type="float" office:value="192.404" table:style-name="ce3">
            <text:p>192.404</text:p>
          </table:table-cell>
          <table:table-cell office:value-type="float" office:value="244.10900000000001" table:style-name="ce3">
            <text:p>244.109</text:p>
          </table:table-cell>
          <table:table-cell office:value-type="float" office:value="215.14599999999999" table:style-name="ce3">
            <text:p>215.146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9.9030000000000005" table:style-name="ce3">
            <text:p>9.903</text:p>
          </table:table-cell>
          <table:table-cell office:value-type="float" office:value="9.1869999999999994" table:style-name="ce3">
            <text:p>9.187</text:p>
          </table:table-cell>
          <table:table-cell office:value-type="float" office:value="8.8010000000000002" table:style-name="ce3">
            <text:p>8.801</text:p>
          </table:table-cell>
          <table:table-cell office:value-type="float" office:value="8.5990000000000002" table:style-name="ce3">
            <text:p>8.599</text:p>
          </table:table-cell>
          <table:table-cell office:value-type="float" office:value="8.5890000000000004" table:style-name="ce3">
            <text:p>8.589</text:p>
          </table:table-cell>
          <table:table-cell office:value-type="float" office:value="8.7189999999999994" table:style-name="ce3">
            <text:p>8.719</text:p>
          </table:table-cell>
          <table:table-cell office:value-type="float" office:value="9.3580000000000005" table:style-name="ce3">
            <text:p>9.358</text:p>
          </table:table-cell>
          <table:table-cell office:value-type="float" office:value="10.73" table:style-name="ce3">
            <text:p>10.730</text:p>
          </table:table-cell>
          <table:table-cell office:value-type="float" office:value="16.027999999999999" table:style-name="ce3">
            <text:p>16.028</text:p>
          </table:table-cell>
          <table:table-cell office:value-type="float" office:value="16.837" table:style-name="ce3">
            <text:p>16.837</text:p>
          </table:table-cell>
          <table:table-cell office:value-type="float" office:value="16.783999999999999" table:style-name="ce3">
            <text:p>16.784</text:p>
          </table:table-cell>
          <table:table-cell office:value-type="float" office:value="16.812000000000001" table:style-name="ce3">
            <text:p>16.812</text:p>
          </table:table-cell>
          <table:table-cell office:value-type="float" office:value="16.36" table:style-name="ce3">
            <text:p>16.360</text:p>
          </table:table-cell>
          <table:table-cell office:value-type="float" office:value="15.992000000000001" table:style-name="ce3">
            <text:p>15.992</text:p>
          </table:table-cell>
          <table:table-cell office:value-type="float" office:value="16.309000000000001" table:style-name="ce3">
            <text:p>16.309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6.495999999999999" table:style-name="ce3">
            <text:p>16.496</text:p>
          </table:table-cell>
          <table:table-cell office:value-type="float" office:value="17.015000000000001" table:style-name="ce3">
            <text:p>17.015</text:p>
          </table:table-cell>
          <table:table-cell office:value-type="float" office:value="18.361999999999998" table:style-name="ce3">
            <text:p>18.362</text:p>
          </table:table-cell>
          <table:table-cell office:value-type="float" office:value="18.850000000000001" table:style-name="ce3">
            <text:p>18.850</text:p>
          </table:table-cell>
          <table:table-cell office:value-type="float" office:value="18.809000000000001" table:style-name="ce3">
            <text:p>18.809</text:p>
          </table:table-cell>
          <table:table-cell office:value-type="float" office:value="18.007999999999999" table:style-name="ce3">
            <text:p>18.008</text:p>
          </table:table-cell>
          <table:table-cell office:value-type="float" office:value="12.645" table:style-name="ce3">
            <text:p>12.645</text:p>
          </table:table-cell>
          <table:table-cell office:value-type="float" office:value="11.145" table:style-name="ce3">
            <text:p>11.145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0.856999999999999" table:style-name="ce3">
            <text:p>50.857</text:p>
          </table:table-cell>
          <table:table-cell office:value-type="float" office:value="47.183" table:style-name="ce3">
            <text:p>47.183</text:p>
          </table:table-cell>
          <table:table-cell office:value-type="float" office:value="45.198999999999998" table:style-name="ce3">
            <text:p>45.199</text:p>
          </table:table-cell>
          <table:table-cell office:value-type="float" office:value="44.161000000000001" table:style-name="ce3">
            <text:p>44.161</text:p>
          </table:table-cell>
          <table:table-cell office:value-type="float" office:value="44.112000000000002" table:style-name="ce3">
            <text:p>44.112</text:p>
          </table:table-cell>
          <table:table-cell office:value-type="float" office:value="44.779000000000003" table:style-name="ce3">
            <text:p>44.779</text:p>
          </table:table-cell>
          <table:table-cell office:value-type="float" office:value="48.058999999999997" table:style-name="ce3">
            <text:p>48.059</text:p>
          </table:table-cell>
          <table:table-cell office:value-type="float" office:value="55.106999999999999" table:style-name="ce3">
            <text:p>55.107</text:p>
          </table:table-cell>
          <table:table-cell office:value-type="float" office:value="61.664999999999999" table:style-name="ce3">
            <text:p>61.665</text:p>
          </table:table-cell>
          <table:table-cell office:value-type="float" office:value="64.778999999999996" table:style-name="ce3">
            <text:p>64.779</text:p>
          </table:table-cell>
          <table:table-cell office:value-type="float" office:value="64.573999999999998" table:style-name="ce3">
            <text:p>64.574</text:p>
          </table:table-cell>
          <table:table-cell office:value-type="float" office:value="64.683999999999997" table:style-name="ce3">
            <text:p>64.684</text:p>
          </table:table-cell>
          <table:table-cell office:value-type="float" office:value="62.942999999999998" table:style-name="ce3">
            <text:p>62.943</text:p>
          </table:table-cell>
          <table:table-cell office:value-type="float" office:value="61.526000000000003" table:style-name="ce3">
            <text:p>61.526</text:p>
          </table:table-cell>
          <table:table-cell office:value-type="float" office:value="62.744999999999997" table:style-name="ce3">
            <text:p>62.745</text:p>
          </table:table-cell>
          <table:table-cell office:value-type="float" office:value="62.68" table:style-name="ce3">
            <text:p>62.680</text:p>
          </table:table-cell>
          <table:table-cell office:value-type="float" office:value="63.468000000000004" table:style-name="ce3">
            <text:p>63.468</text:p>
          </table:table-cell>
          <table:table-cell office:value-type="float" office:value="65.462000000000003" table:style-name="ce3">
            <text:p>65.462</text:p>
          </table:table-cell>
          <table:table-cell office:value-type="float" office:value="70.644999999999996" table:style-name="ce3">
            <text:p>70.645</text:p>
          </table:table-cell>
          <table:table-cell office:value-type="float" office:value="72.522999999999996" table:style-name="ce3">
            <text:p>72.523</text:p>
          </table:table-cell>
          <table:table-cell office:value-type="float" office:value="72.366" table:style-name="ce3">
            <text:p>72.366</text:p>
          </table:table-cell>
          <table:table-cell office:value-type="float" office:value="69.284999999999997" table:style-name="ce3">
            <text:p>69.285</text:p>
          </table:table-cell>
          <table:table-cell office:value-type="float" office:value="64.938999999999993" table:style-name="ce3">
            <text:p>64.939</text:p>
          </table:table-cell>
          <table:table-cell office:value-type="float" office:value="57.234000000000002" table:style-name="ce3">
            <text:p>57.234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35.11500000000001" table:style-name="ce3">
            <text:p>135.115</text:p>
          </table:table-cell>
          <table:table-cell office:value-type="float" office:value="125.35299999999999" table:style-name="ce3">
            <text:p>125.353</text:p>
          </table:table-cell>
          <table:table-cell office:value-type="float" office:value="120.08199999999999" table:style-name="ce3">
            <text:p>120.082</text:p>
          </table:table-cell>
          <table:table-cell office:value-type="float" office:value="117.325" table:style-name="ce3">
            <text:p>117.325</text:p>
          </table:table-cell>
          <table:table-cell office:value-type="float" office:value="117.19499999999999" table:style-name="ce3">
            <text:p>117.195</text:p>
          </table:table-cell>
          <table:table-cell office:value-type="float" office:value="118.968" table:style-name="ce3">
            <text:p>118.968</text:p>
          </table:table-cell>
          <table:table-cell office:value-type="float" office:value="127.68300000000001" table:style-name="ce3">
            <text:p>127.683</text:p>
          </table:table-cell>
          <table:table-cell office:value-type="float" office:value="146.40600000000001" table:style-name="ce3">
            <text:p>146.406</text:p>
          </table:table-cell>
          <table:table-cell office:value-type="float" office:value="159.01400000000001" table:style-name="ce3">
            <text:p>159.014</text:p>
          </table:table-cell>
          <table:table-cell office:value-type="float" office:value="167.04300000000001" table:style-name="ce3">
            <text:p>167.043</text:p>
          </table:table-cell>
          <table:table-cell office:value-type="float" office:value="166.51400000000001" table:style-name="ce3">
            <text:p>166.514</text:p>
          </table:table-cell>
          <table:table-cell office:value-type="float" office:value="166.797" table:style-name="ce3">
            <text:p>166.797</text:p>
          </table:table-cell>
          <table:table-cell office:value-type="float" office:value="162.30699999999999" table:style-name="ce3">
            <text:p>162.307</text:p>
          </table:table-cell>
          <table:table-cell office:value-type="float" office:value="158.654" table:style-name="ce3">
            <text:p>158.654</text:p>
          </table:table-cell>
          <table:table-cell office:value-type="float" office:value="161.798" table:style-name="ce3">
            <text:p>161.798</text:p>
          </table:table-cell>
          <table:table-cell office:value-type="float" office:value="161.631" table:style-name="ce3">
            <text:p>161.631</text:p>
          </table:table-cell>
          <table:table-cell office:value-type="float" office:value="163.661" table:style-name="ce3">
            <text:p>163.661</text:p>
          </table:table-cell>
          <table:table-cell office:value-type="float" office:value="168.80500000000001" table:style-name="ce3">
            <text:p>168.805</text:p>
          </table:table-cell>
          <table:table-cell office:value-type="float" office:value="182.16900000000001" table:style-name="ce3">
            <text:p>182.169</text:p>
          </table:table-cell>
          <table:table-cell office:value-type="float" office:value="187.012" table:style-name="ce3">
            <text:p>187.012</text:p>
          </table:table-cell>
          <table:table-cell office:value-type="float" office:value="186.60599999999999" table:style-name="ce3">
            <text:p>186.606</text:p>
          </table:table-cell>
          <table:table-cell office:value-type="float" office:value="178.661" table:style-name="ce3">
            <text:p>178.661</text:p>
          </table:table-cell>
          <table:table-cell office:value-type="float" office:value="172.52699999999999" table:style-name="ce3">
            <text:p>172.527</text:p>
          </table:table-cell>
          <table:table-cell office:value-type="float" office:value="152.05699999999999" table:style-name="ce3">
            <text:p>152.057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9.276000000000003" table:style-name="ce3">
            <text:p>39.276</text:p>
          </table:table-cell>
          <table:table-cell office:value-type="float" office:value="36.438000000000002" table:style-name="ce3">
            <text:p>36.438</text:p>
          </table:table-cell>
          <table:table-cell office:value-type="float" office:value="34.905999999999999" table:style-name="ce3">
            <text:p>34.906</text:p>
          </table:table-cell>
          <table:table-cell office:value-type="float" office:value="34.103999999999999" table:style-name="ce3">
            <text:p>34.104</text:p>
          </table:table-cell>
          <table:table-cell office:value-type="float" office:value="34.067" table:style-name="ce3">
            <text:p>34.067</text:p>
          </table:table-cell>
          <table:table-cell office:value-type="float" office:value="34.582000000000001" table:style-name="ce3">
            <text:p>34.582</text:p>
          </table:table-cell>
          <table:table-cell office:value-type="float" office:value="37.115000000000002" table:style-name="ce3">
            <text:p>37.115</text:p>
          </table:table-cell>
          <table:table-cell office:value-type="float" office:value="42.558" table:style-name="ce3">
            <text:p>42.558</text:p>
          </table:table-cell>
          <table:table-cell office:value-type="float" office:value="39.984999999999999" table:style-name="ce3">
            <text:p>39.985</text:p>
          </table:table-cell>
          <table:table-cell office:value-type="float" office:value="42.005000000000003" table:style-name="ce3">
            <text:p>42.005</text:p>
          </table:table-cell>
          <table:table-cell office:value-type="float" office:value="41.871000000000002" table:style-name="ce3">
            <text:p>41.871</text:p>
          </table:table-cell>
          <table:table-cell office:value-type="float" office:value="41.942999999999998" table:style-name="ce3">
            <text:p>41.943</text:p>
          </table:table-cell>
          <table:table-cell office:value-type="float" office:value="40.814" table:style-name="ce3">
            <text:p>40.814</text:p>
          </table:table-cell>
          <table:table-cell office:value-type="float" office:value="39.895000000000003" table:style-name="ce3">
            <text:p>39.895</text:p>
          </table:table-cell>
          <table:table-cell office:value-type="float" office:value="40.686" table:style-name="ce3">
            <text:p>40.686</text:p>
          </table:table-cell>
          <table:table-cell office:value-type="float" office:value="40.643999999999998" table:style-name="ce3">
            <text:p>40.644</text:p>
          </table:table-cell>
          <table:table-cell office:value-type="float" office:value="41.154000000000003" table:style-name="ce3">
            <text:p>41.154</text:p>
          </table:table-cell>
          <table:table-cell office:value-type="float" office:value="42.448" table:style-name="ce3">
            <text:p>42.448</text:p>
          </table:table-cell>
          <table:table-cell office:value-type="float" office:value="45.808" table:style-name="ce3">
            <text:p>45.808</text:p>
          </table:table-cell>
          <table:table-cell office:value-type="float" office:value="47.026000000000003" table:style-name="ce3">
            <text:p>47.026</text:p>
          </table:table-cell>
          <table:table-cell office:value-type="float" office:value="46.923999999999999" table:style-name="ce3">
            <text:p>46.924</text:p>
          </table:table-cell>
          <table:table-cell office:value-type="float" office:value="44.926000000000002" table:style-name="ce3">
            <text:p>44.926</text:p>
          </table:table-cell>
          <table:table-cell office:value-type="float" office:value="50.151000000000003" table:style-name="ce3">
            <text:p>50.151</text:p>
          </table:table-cell>
          <table:table-cell office:value-type="float" office:value="44.2" table:style-name="ce3">
            <text:p>44.200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57.607" table:style-name="ce3">
            <text:p>157.607</text:p>
          </table:table-cell>
          <table:table-cell office:value-type="float" office:value="146.21899999999999" table:style-name="ce3">
            <text:p>146.219</text:p>
          </table:table-cell>
          <table:table-cell office:value-type="float" office:value="140.071" table:style-name="ce3">
            <text:p>140.071</text:p>
          </table:table-cell>
          <table:table-cell office:value-type="float" office:value="136.85499999999999" table:style-name="ce3">
            <text:p>136.855</text:p>
          </table:table-cell>
          <table:table-cell office:value-type="float" office:value="136.703" table:style-name="ce3">
            <text:p>136.703</text:p>
          </table:table-cell>
          <table:table-cell office:value-type="float" office:value="138.77199999999999" table:style-name="ce3">
            <text:p>138.772</text:p>
          </table:table-cell>
          <table:table-cell office:value-type="float" office:value="148.93700000000001" table:style-name="ce3">
            <text:p>148.937</text:p>
          </table:table-cell>
          <table:table-cell office:value-type="float" office:value="170.77699999999999" table:style-name="ce3">
            <text:p>170.777</text:p>
          </table:table-cell>
          <table:table-cell office:value-type="float" office:value="195.45599999999999" table:style-name="ce3">
            <text:p>195.456</text:p>
          </table:table-cell>
          <table:table-cell office:value-type="float" office:value="205.32599999999999" table:style-name="ce3">
            <text:p>205.326</text:p>
          </table:table-cell>
          <table:table-cell office:value-type="float" office:value="204.67500000000001" table:style-name="ce3">
            <text:p>204.675</text:p>
          </table:table-cell>
          <table:table-cell office:value-type="float" office:value="205.023" table:style-name="ce3">
            <text:p>205.023</text:p>
          </table:table-cell>
          <table:table-cell office:value-type="float" office:value="199.50399999999999" table:style-name="ce3">
            <text:p>199.504</text:p>
          </table:table-cell>
          <table:table-cell office:value-type="float" office:value="195.01400000000001" table:style-name="ce3">
            <text:p>195.014</text:p>
          </table:table-cell>
          <table:table-cell office:value-type="float" office:value="198.87799999999999" table:style-name="ce3">
            <text:p>198.878</text:p>
          </table:table-cell>
          <table:table-cell office:value-type="float" office:value="198.67400000000001" table:style-name="ce3">
            <text:p>198.674</text:p>
          </table:table-cell>
          <table:table-cell office:value-type="float" office:value="201.16900000000001" table:style-name="ce3">
            <text:p>201.169</text:p>
          </table:table-cell>
          <table:table-cell office:value-type="float" office:value="207.49199999999999" table:style-name="ce3">
            <text:p>207.492</text:p>
          </table:table-cell>
          <table:table-cell office:value-type="float" office:value="223.91800000000001" table:style-name="ce3">
            <text:p>223.918</text:p>
          </table:table-cell>
          <table:table-cell office:value-type="float" office:value="229.87100000000001" table:style-name="ce3">
            <text:p>229.871</text:p>
          </table:table-cell>
          <table:table-cell office:value-type="float" office:value="229.37200000000001" table:style-name="ce3">
            <text:p>229.372</text:p>
          </table:table-cell>
          <table:table-cell office:value-type="float" office:value="219.60599999999999" table:style-name="ce3">
            <text:p>219.606</text:p>
          </table:table-cell>
          <table:table-cell office:value-type="float" office:value="201.24600000000001" table:style-name="ce3">
            <text:p>201.246</text:p>
          </table:table-cell>
          <table:table-cell office:value-type="float" office:value="177.36799999999999" table:style-name="ce3">
            <text:p>177.368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6.06" table:style-name="ce3">
            <text:p>56.060</text:p>
          </table:table-cell>
          <table:table-cell office:value-type="float" office:value="52.01" table:style-name="ce3">
            <text:p>52.010</text:p>
          </table:table-cell>
          <table:table-cell office:value-type="float" office:value="49.823" table:style-name="ce3">
            <text:p>49.823</text:p>
          </table:table-cell>
          <table:table-cell office:value-type="float" office:value="48.679000000000002" table:style-name="ce3">
            <text:p>48.679</text:p>
          </table:table-cell>
          <table:table-cell office:value-type="float" office:value="48.625" table:style-name="ce3">
            <text:p>48.625</text:p>
          </table:table-cell>
          <table:table-cell office:value-type="float" office:value="49.360999999999997" table:style-name="ce3">
            <text:p>49.361</text:p>
          </table:table-cell>
          <table:table-cell office:value-type="float" office:value="52.975999999999999" table:style-name="ce3">
            <text:p>52.976</text:p>
          </table:table-cell>
          <table:table-cell office:value-type="float" office:value="60.744999999999997" table:style-name="ce3">
            <text:p>60.745</text:p>
          </table:table-cell>
          <table:table-cell office:value-type="float" office:value="67.402000000000001" table:style-name="ce3">
            <text:p>67.402</text:p>
          </table:table-cell>
          <table:table-cell office:value-type="float" office:value="70.805000000000007" table:style-name="ce3">
            <text:p>70.805</text:p>
          </table:table-cell>
          <table:table-cell office:value-type="float" office:value="70.581000000000003" table:style-name="ce3">
            <text:p>70.581</text:p>
          </table:table-cell>
          <table:table-cell office:value-type="float" office:value="70.700999999999993" table:style-name="ce3">
            <text:p>70.701</text:p>
          </table:table-cell>
          <table:table-cell office:value-type="float" office:value="68.798000000000002" table:style-name="ce3">
            <text:p>68.798</text:p>
          </table:table-cell>
          <table:table-cell office:value-type="float" office:value="67.248999999999995" table:style-name="ce3">
            <text:p>67.249</text:p>
          </table:table-cell>
          <table:table-cell office:value-type="float" office:value="68.581999999999994" table:style-name="ce3">
            <text:p>68.582</text:p>
          </table:table-cell>
          <table:table-cell office:value-type="float" office:value="68.510999999999996" table:style-name="ce3">
            <text:p>68.511</text:p>
          </table:table-cell>
          <table:table-cell office:value-type="float" office:value="69.370999999999995" table:style-name="ce3">
            <text:p>69.371</text:p>
          </table:table-cell>
          <table:table-cell office:value-type="float" office:value="71.552000000000007" table:style-name="ce3">
            <text:p>71.552</text:p>
          </table:table-cell>
          <table:table-cell office:value-type="float" office:value="77.215999999999994" table:style-name="ce3">
            <text:p>77.216</text:p>
          </table:table-cell>
          <table:table-cell office:value-type="float" office:value="79.269000000000005" table:style-name="ce3">
            <text:p>79.269</text:p>
          </table:table-cell>
          <table:table-cell office:value-type="float" office:value="79.096999999999994" table:style-name="ce3">
            <text:p>79.097</text:p>
          </table:table-cell>
          <table:table-cell office:value-type="float" office:value="75.73" table:style-name="ce3">
            <text:p>75.730</text:p>
          </table:table-cell>
          <table:table-cell office:value-type="float" office:value="71.582999999999998" table:style-name="ce3">
            <text:p>71.583</text:p>
          </table:table-cell>
          <table:table-cell office:value-type="float" office:value="63.088999999999999" table:style-name="ce3">
            <text:p>63.089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9.5670000000000002" table:style-name="ce3">
            <text:p>9.567</text:p>
          </table:table-cell>
          <table:table-cell office:value-type="float" office:value="8.8759999999999994" table:style-name="ce3">
            <text:p>8.876</text:p>
          </table:table-cell>
          <table:table-cell office:value-type="float" office:value="8.5030000000000001" table:style-name="ce3">
            <text:p>8.503</text:p>
          </table:table-cell>
          <table:table-cell office:value-type="float" office:value="8.3070000000000004" table:style-name="ce3">
            <text:p>8.307</text:p>
          </table:table-cell>
          <table:table-cell office:value-type="float" office:value="8.298" table:style-name="ce3">
            <text:p>8.298</text:p>
          </table:table-cell>
          <table:table-cell office:value-type="float" office:value="8.4239999999999995" table:style-name="ce3">
            <text:p>8.424</text:p>
          </table:table-cell>
          <table:table-cell office:value-type="float" office:value="9.0410000000000004" table:style-name="ce3">
            <text:p>9.041</text:p>
          </table:table-cell>
          <table:table-cell office:value-type="float" office:value="10.367000000000001" table:style-name="ce3">
            <text:p>10.367</text:p>
          </table:table-cell>
          <table:table-cell office:value-type="float" office:value="10.207000000000001" table:style-name="ce3">
            <text:p>10.207</text:p>
          </table:table-cell>
          <table:table-cell office:value-type="float" office:value="10.723000000000001" table:style-name="ce3">
            <text:p>10.723</text:p>
          </table:table-cell>
          <table:table-cell office:value-type="float" office:value="10.689" table:style-name="ce3">
            <text:p>10.689</text:p>
          </table:table-cell>
          <table:table-cell office:value-type="float" office:value="10.707000000000001" table:style-name="ce3">
            <text:p>10.707</text:p>
          </table:table-cell>
          <table:table-cell office:value-type="float" office:value="10.419" table:style-name="ce3">
            <text:p>10.419</text:p>
          </table:table-cell>
          <table:table-cell office:value-type="float" office:value="10.183999999999999" table:style-name="ce3">
            <text:p>10.184</text:p>
          </table:table-cell>
          <table:table-cell office:value-type="float" office:value="10.385999999999999" table:style-name="ce3">
            <text:p>10.386</text:p>
          </table:table-cell>
          <table:table-cell office:value-type="float" office:value="10.375" table:style-name="ce3">
            <text:p>10.375</text:p>
          </table:table-cell>
          <table:table-cell office:value-type="float" office:value="10.506" table:style-name="ce3">
            <text:p>10.506</text:p>
          </table:table-cell>
          <table:table-cell office:value-type="float" office:value="10.836" table:style-name="ce3">
            <text:p>10.836</text:p>
          </table:table-cell>
          <table:table-cell office:value-type="float" office:value="11.694000000000001" table:style-name="ce3">
            <text:p>11.694</text:p>
          </table:table-cell>
          <table:table-cell office:value-type="float" office:value="12.004" table:style-name="ce3">
            <text:p>12.004</text:p>
          </table:table-cell>
          <table:table-cell office:value-type="float" office:value="11.978" table:style-name="ce3">
            <text:p>11.978</text:p>
          </table:table-cell>
          <table:table-cell office:value-type="float" office:value="11.468" table:style-name="ce3">
            <text:p>11.468</text:p>
          </table:table-cell>
          <table:table-cell office:value-type="float" office:value="12.215999999999999" table:style-name="ce3">
            <text:p>12.216</text:p>
          </table:table-cell>
          <table:table-cell office:value-type="float" office:value="10.766999999999999" table:style-name="ce3">
            <text:p>10.76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6.97" table:style-name="ce3">
            <text:p>66.970</text:p>
          </table:table-cell>
          <table:table-cell office:value-type="float" office:value="62.131" table:style-name="ce3">
            <text:p>62.131</text:p>
          </table:table-cell>
          <table:table-cell office:value-type="float" office:value="59.518999999999998" table:style-name="ce3">
            <text:p>59.519</text:p>
          </table:table-cell>
          <table:table-cell office:value-type="float" office:value="58.152000000000001" table:style-name="ce3">
            <text:p>58.152</text:p>
          </table:table-cell>
          <table:table-cell office:value-type="float" office:value="58.088000000000001" table:style-name="ce3">
            <text:p>58.088</text:p>
          </table:table-cell>
          <table:table-cell office:value-type="float" office:value="58.966999999999999" table:style-name="ce3">
            <text:p>58.967</text:p>
          </table:table-cell>
          <table:table-cell office:value-type="float" office:value="63.286000000000001" table:style-name="ce3">
            <text:p>63.286</text:p>
          </table:table-cell>
          <table:table-cell office:value-type="float" office:value="72.566999999999993" table:style-name="ce3">
            <text:p>72.567</text:p>
          </table:table-cell>
          <table:table-cell office:value-type="float" office:value="81.911000000000001" table:style-name="ce3">
            <text:p>81.911</text:p>
          </table:table-cell>
          <table:table-cell office:value-type="float" office:value="86.046999999999997" table:style-name="ce3">
            <text:p>86.047</text:p>
          </table:table-cell>
          <table:table-cell office:value-type="float" office:value="85.774000000000001" table:style-name="ce3">
            <text:p>85.774</text:p>
          </table:table-cell>
          <table:table-cell office:value-type="float" office:value="85.92" table:style-name="ce3">
            <text:p>85.920</text:p>
          </table:table-cell>
          <table:table-cell office:value-type="float" office:value="83.608000000000004" table:style-name="ce3">
            <text:p>83.608</text:p>
          </table:table-cell>
          <table:table-cell office:value-type="float" office:value="81.725999999999999" table:style-name="ce3">
            <text:p>81.726</text:p>
          </table:table-cell>
          <table:table-cell office:value-type="float" office:value="83.344999999999999" table:style-name="ce3">
            <text:p>83.345</text:p>
          </table:table-cell>
          <table:table-cell office:value-type="float" office:value="83.259" table:style-name="ce3">
            <text:p>83.259</text:p>
          </table:table-cell>
          <table:table-cell office:value-type="float" office:value="84.305000000000007" table:style-name="ce3">
            <text:p>84.305</text:p>
          </table:table-cell>
          <table:table-cell office:value-type="float" office:value="86.954999999999998" table:style-name="ce3">
            <text:p>86.955</text:p>
          </table:table-cell>
          <table:table-cell office:value-type="float" office:value="93.838999999999999" table:style-name="ce3">
            <text:p>93.839</text:p>
          </table:table-cell>
          <table:table-cell office:value-type="float" office:value="96.334000000000003" table:style-name="ce3">
            <text:p>96.334</text:p>
          </table:table-cell>
          <table:table-cell office:value-type="float" office:value="96.125" table:style-name="ce3">
            <text:p>96.125</text:p>
          </table:table-cell>
          <table:table-cell office:value-type="float" office:value="92.031999999999996" table:style-name="ce3">
            <text:p>92.032</text:p>
          </table:table-cell>
          <table:table-cell office:value-type="float" office:value="85.513000000000005" table:style-name="ce3">
            <text:p>85.513</text:p>
          </table:table-cell>
          <table:table-cell office:value-type="float" office:value="75.367000000000004" table:style-name="ce3">
            <text:p>75.36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3.472000000000001" table:style-name="ce3">
            <text:p>43.472</text:p>
          </table:table-cell>
          <table:table-cell office:value-type="float" office:value="40.331000000000003" table:style-name="ce3">
            <text:p>40.331</text:p>
          </table:table-cell>
          <table:table-cell office:value-type="float" office:value="38.634999999999998" table:style-name="ce3">
            <text:p>38.635</text:p>
          </table:table-cell>
          <table:table-cell office:value-type="float" office:value="37.747999999999998" table:style-name="ce3">
            <text:p>37.748</text:p>
          </table:table-cell>
          <table:table-cell office:value-type="float" office:value="37.706000000000003" table:style-name="ce3">
            <text:p>37.706</text:p>
          </table:table-cell>
          <table:table-cell office:value-type="float" office:value="38.277000000000001" table:style-name="ce3">
            <text:p>38.277</text:p>
          </table:table-cell>
          <table:table-cell office:value-type="float" office:value="41.08" table:style-name="ce3">
            <text:p>41.080</text:p>
          </table:table-cell>
          <table:table-cell office:value-type="float" office:value="47.104999999999997" table:style-name="ce3">
            <text:p>47.105</text:p>
          </table:table-cell>
          <table:table-cell office:value-type="float" office:value="50.445999999999998" table:style-name="ce3">
            <text:p>50.446</text:p>
          </table:table-cell>
          <table:table-cell office:value-type="float" office:value="52.993000000000002" table:style-name="ce3">
            <text:p>52.993</text:p>
          </table:table-cell>
          <table:table-cell office:value-type="float" office:value="52.825000000000003" table:style-name="ce3">
            <text:p>52.825</text:p>
          </table:table-cell>
          <table:table-cell office:value-type="float" office:value="52.914999999999999" table:style-name="ce3">
            <text:p>52.915</text:p>
          </table:table-cell>
          <table:table-cell office:value-type="float" office:value="51.491" table:style-name="ce3">
            <text:p>51.491</text:p>
          </table:table-cell>
          <table:table-cell office:value-type="float" office:value="50.332000000000001" table:style-name="ce3">
            <text:p>50.332</text:p>
          </table:table-cell>
          <table:table-cell office:value-type="float" office:value="51.329000000000001" table:style-name="ce3">
            <text:p>51.329</text:p>
          </table:table-cell>
          <table:table-cell office:value-type="float" office:value="51.276000000000003" table:style-name="ce3">
            <text:p>51.276</text:p>
          </table:table-cell>
          <table:table-cell office:value-type="float" office:value="51.92" table:style-name="ce3">
            <text:p>51.920</text:p>
          </table:table-cell>
          <table:table-cell office:value-type="float" office:value="53.552" table:style-name="ce3">
            <text:p>53.552</text:p>
          </table:table-cell>
          <table:table-cell office:value-type="float" office:value="57.790999999999997" table:style-name="ce3">
            <text:p>57.791</text:p>
          </table:table-cell>
          <table:table-cell office:value-type="float" office:value="59.328000000000003" table:style-name="ce3">
            <text:p>59.328</text:p>
          </table:table-cell>
          <table:table-cell office:value-type="float" office:value="59.198999999999998" table:style-name="ce3">
            <text:p>59.199</text:p>
          </table:table-cell>
          <table:table-cell office:value-type="float" office:value="56.679000000000002" table:style-name="ce3">
            <text:p>56.679</text:p>
          </table:table-cell>
          <table:table-cell office:value-type="float" office:value="55.509" table:style-name="ce3">
            <text:p>55.509</text:p>
          </table:table-cell>
          <table:table-cell office:value-type="float" office:value="48.923000000000002" table:style-name="ce3">
            <text:p>48.923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2.323" table:style-name="ce3">
            <text:p>22.323</text:p>
          </table:table-cell>
          <table:table-cell office:value-type="float" office:value="20.71" table:style-name="ce3">
            <text:p>20.710</text:p>
          </table:table-cell>
          <table:table-cell office:value-type="float" office:value="19.84" table:style-name="ce3">
            <text:p>19.840</text:p>
          </table:table-cell>
          <table:table-cell office:value-type="float" office:value="19.384" table:style-name="ce3">
            <text:p>19.384</text:p>
          </table:table-cell>
          <table:table-cell office:value-type="float" office:value="19.363" table:style-name="ce3">
            <text:p>19.363</text:p>
          </table:table-cell>
          <table:table-cell office:value-type="float" office:value="19.655999999999999" table:style-name="ce3">
            <text:p>19.656</text:p>
          </table:table-cell>
          <table:table-cell office:value-type="float" office:value="21.094999999999999" table:style-name="ce3">
            <text:p>21.095</text:p>
          </table:table-cell>
          <table:table-cell office:value-type="float" office:value="24.189" table:style-name="ce3">
            <text:p>24.189</text:p>
          </table:table-cell>
          <table:table-cell office:value-type="float" office:value="27.669" table:style-name="ce3">
            <text:p>27.669</text:p>
          </table:table-cell>
          <table:table-cell office:value-type="float" office:value="29.065999999999999" table:style-name="ce3">
            <text:p>29.066</text:p>
          </table:table-cell>
          <table:table-cell office:value-type="float" office:value="28.974" table:style-name="ce3">
            <text:p>28.974</text:p>
          </table:table-cell>
          <table:table-cell office:value-type="float" office:value="29.024000000000001" table:style-name="ce3">
            <text:p>29.024</text:p>
          </table:table-cell>
          <table:table-cell office:value-type="float" office:value="28.242000000000001" table:style-name="ce3">
            <text:p>28.242</text:p>
          </table:table-cell>
          <table:table-cell office:value-type="float" office:value="27.606999999999999" table:style-name="ce3">
            <text:p>27.607</text:p>
          </table:table-cell>
          <table:table-cell office:value-type="float" office:value="28.154" table:style-name="ce3">
            <text:p>28.154</text:p>
          </table:table-cell>
          <table:table-cell office:value-type="float" office:value="28.125" table:style-name="ce3">
            <text:p>28.125</text:p>
          </table:table-cell>
          <table:table-cell office:value-type="float" office:value="28.478000000000002" table:style-name="ce3">
            <text:p>28.478</text:p>
          </table:table-cell>
          <table:table-cell office:value-type="float" office:value="29.373000000000001" table:style-name="ce3">
            <text:p>29.373</text:p>
          </table:table-cell>
          <table:table-cell office:value-type="float" office:value="31.698" table:style-name="ce3">
            <text:p>31.698</text:p>
          </table:table-cell>
          <table:table-cell office:value-type="float" office:value="32.540999999999997" table:style-name="ce3">
            <text:p>32.541</text:p>
          </table:table-cell>
          <table:table-cell office:value-type="float" office:value="32.470999999999997" table:style-name="ce3">
            <text:p>32.471</text:p>
          </table:table-cell>
          <table:table-cell office:value-type="float" office:value="31.088000000000001" table:style-name="ce3">
            <text:p>31.088</text:p>
          </table:table-cell>
          <table:table-cell office:value-type="float" office:value="28.504000000000001" table:style-name="ce3">
            <text:p>28.504</text:p>
          </table:table-cell>
          <table:table-cell office:value-type="float" office:value="25.122" table:style-name="ce3">
            <text:p>25.122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91.475999999999999" table:style-name="ce3">
            <text:p>91.476</text:p>
          </table:table-cell>
          <table:table-cell office:value-type="float" office:value="84.866" table:style-name="ce3">
            <text:p>84.866</text:p>
          </table:table-cell>
          <table:table-cell office:value-type="float" office:value="81.298000000000002" table:style-name="ce3">
            <text:p>81.298</text:p>
          </table:table-cell>
          <table:table-cell office:value-type="float" office:value="79.430999999999997" table:style-name="ce3">
            <text:p>79.431</text:p>
          </table:table-cell>
          <table:table-cell office:value-type="float" office:value="79.343000000000004" table:style-name="ce3">
            <text:p>79.343</text:p>
          </table:table-cell>
          <table:table-cell office:value-type="float" office:value="80.543999999999997" table:style-name="ce3">
            <text:p>80.544</text:p>
          </table:table-cell>
          <table:table-cell office:value-type="float" office:value="86.442999999999998" table:style-name="ce3">
            <text:p>86.443</text:p>
          </table:table-cell>
          <table:table-cell office:value-type="float" office:value="99.12" table:style-name="ce3">
            <text:p>99.120</text:p>
          </table:table-cell>
          <table:table-cell office:value-type="float" office:value="113.88200000000001" table:style-name="ce3">
            <text:p>113.882</text:p>
          </table:table-cell>
          <table:table-cell office:value-type="float" office:value="119.633" table:style-name="ce3">
            <text:p>119.633</text:p>
          </table:table-cell>
          <table:table-cell office:value-type="float" office:value="119.254" table:style-name="ce3">
            <text:p>119.254</text:p>
          </table:table-cell>
          <table:table-cell office:value-type="float" office:value="119.45699999999999" table:style-name="ce3">
            <text:p>119.457</text:p>
          </table:table-cell>
          <table:table-cell office:value-type="float" office:value="116.241" table:style-name="ce3">
            <text:p>116.241</text:p>
          </table:table-cell>
          <table:table-cell office:value-type="float" office:value="113.625" table:style-name="ce3">
            <text:p>113.625</text:p>
          </table:table-cell>
          <table:table-cell office:value-type="float" office:value="115.877" table:style-name="ce3">
            <text:p>115.877</text:p>
          </table:table-cell>
          <table:table-cell office:value-type="float" office:value="115.75700000000001" table:style-name="ce3">
            <text:p>115.757</text:p>
          </table:table-cell>
          <table:table-cell office:value-type="float" office:value="117.211" table:style-name="ce3">
            <text:p>117.211</text:p>
          </table:table-cell>
          <table:table-cell office:value-type="float" office:value="120.895" table:style-name="ce3">
            <text:p>120.895</text:p>
          </table:table-cell>
          <table:table-cell office:value-type="float" office:value="130.46600000000001" table:style-name="ce3">
            <text:p>130.466</text:p>
          </table:table-cell>
          <table:table-cell office:value-type="float" office:value="133.934" table:style-name="ce3">
            <text:p>133.934</text:p>
          </table:table-cell>
          <table:table-cell office:value-type="float" office:value="133.64400000000001" table:style-name="ce3">
            <text:p>133.644</text:p>
          </table:table-cell>
          <table:table-cell office:value-type="float" office:value="127.95399999999999" table:style-name="ce3">
            <text:p>127.954</text:p>
          </table:table-cell>
          <table:table-cell office:value-type="float" office:value="116.804" table:style-name="ce3">
            <text:p>116.804</text:p>
          </table:table-cell>
          <table:table-cell office:value-type="float" office:value="102.94499999999999" table:style-name="ce3">
            <text:p>102.945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8.649000000000001" table:style-name="ce3">
            <text:p>68.649</text:p>
          </table:table-cell>
          <table:table-cell office:value-type="float" office:value="63.689" table:style-name="ce3">
            <text:p>63.689</text:p>
          </table:table-cell>
          <table:table-cell office:value-type="float" office:value="61.011000000000003" table:style-name="ce3">
            <text:p>61.011</text:p>
          </table:table-cell>
          <table:table-cell office:value-type="float" office:value="59.61" table:style-name="ce3">
            <text:p>59.610</text:p>
          </table:table-cell>
          <table:table-cell office:value-type="float" office:value="59.543999999999997" table:style-name="ce3">
            <text:p>59.544</text:p>
          </table:table-cell>
          <table:table-cell office:value-type="float" office:value="60.445" table:style-name="ce3">
            <text:p>60.445</text:p>
          </table:table-cell>
          <table:table-cell office:value-type="float" office:value="64.872" table:style-name="ce3">
            <text:p>64.872</text:p>
          </table:table-cell>
          <table:table-cell office:value-type="float" office:value="74.385000000000005" table:style-name="ce3">
            <text:p>74.385</text:p>
          </table:table-cell>
          <table:table-cell office:value-type="float" office:value="82.417000000000002" table:style-name="ce3">
            <text:p>82.417</text:p>
          </table:table-cell>
          <table:table-cell office:value-type="float" office:value="86.578999999999994" table:style-name="ce3">
            <text:p>86.579</text:p>
          </table:table-cell>
          <table:table-cell office:value-type="float" office:value="86.304000000000002" table:style-name="ce3">
            <text:p>86.304</text:p>
          </table:table-cell>
          <table:table-cell office:value-type="float" office:value="86.450999999999993" table:style-name="ce3">
            <text:p>86.451</text:p>
          </table:table-cell>
          <table:table-cell office:value-type="float" office:value="84.123999999999995" table:style-name="ce3">
            <text:p>84.124</text:p>
          </table:table-cell>
          <table:table-cell office:value-type="float" office:value="82.230999999999995" table:style-name="ce3">
            <text:p>82.231</text:p>
          </table:table-cell>
          <table:table-cell office:value-type="float" office:value="83.86" table:style-name="ce3">
            <text:p>83.860</text:p>
          </table:table-cell>
          <table:table-cell office:value-type="float" office:value="83.774000000000001" table:style-name="ce3">
            <text:p>83.774</text:p>
          </table:table-cell>
          <table:table-cell office:value-type="float" office:value="84.825999999999993" table:style-name="ce3">
            <text:p>84.826</text:p>
          </table:table-cell>
          <table:table-cell office:value-type="float" office:value="87.492000000000004" table:style-name="ce3">
            <text:p>87.492</text:p>
          </table:table-cell>
          <table:table-cell office:value-type="float" office:value="94.418000000000006" table:style-name="ce3">
            <text:p>94.418</text:p>
          </table:table-cell>
          <table:table-cell office:value-type="float" office:value="96.929000000000002" table:style-name="ce3">
            <text:p>96.929</text:p>
          </table:table-cell>
          <table:table-cell office:value-type="float" office:value="96.718999999999994" table:style-name="ce3">
            <text:p>96.719</text:p>
          </table:table-cell>
          <table:table-cell office:value-type="float" office:value="92.600999999999999" table:style-name="ce3">
            <text:p>92.601</text:p>
          </table:table-cell>
          <table:table-cell office:value-type="float" office:value="87.656999999999996" table:style-name="ce3">
            <text:p>87.657</text:p>
          </table:table-cell>
          <table:table-cell office:value-type="float" office:value="77.256" table:style-name="ce3">
            <text:p>77.256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8.887" table:style-name="ce3">
            <text:p>78.887</text:p>
          </table:table-cell>
          <table:table-cell office:value-type="float" office:value="73.186999999999998" table:style-name="ce3">
            <text:p>73.187</text:p>
          </table:table-cell>
          <table:table-cell office:value-type="float" office:value="70.11" table:style-name="ce3">
            <text:p>70.110</text:p>
          </table:table-cell>
          <table:table-cell office:value-type="float" office:value="68.5" table:style-name="ce3">
            <text:p>68.500</text:p>
          </table:table-cell>
          <table:table-cell office:value-type="float" office:value="68.424000000000007" table:style-name="ce3">
            <text:p>68.424</text:p>
          </table:table-cell>
          <table:table-cell office:value-type="float" office:value="69.459999999999994" table:style-name="ce3">
            <text:p>69.460</text:p>
          </table:table-cell>
          <table:table-cell office:value-type="float" office:value="74.548000000000002" table:style-name="ce3">
            <text:p>74.548</text:p>
          </table:table-cell>
          <table:table-cell office:value-type="float" office:value="85.478999999999999" table:style-name="ce3">
            <text:p>85.479</text:p>
          </table:table-cell>
          <table:table-cell office:value-type="float" office:value="89.334000000000003" table:style-name="ce3">
            <text:p>89.334</text:p>
          </table:table-cell>
          <table:table-cell office:value-type="float" office:value="93.846000000000004" table:style-name="ce3">
            <text:p>93.846</text:p>
          </table:table-cell>
          <table:table-cell office:value-type="float" office:value="93.548000000000002" table:style-name="ce3">
            <text:p>93.548</text:p>
          </table:table-cell>
          <table:table-cell office:value-type="float" office:value="93.706999999999994" table:style-name="ce3">
            <text:p>93.707</text:p>
          </table:table-cell>
          <table:table-cell office:value-type="float" office:value="91.185000000000002" table:style-name="ce3">
            <text:p>91.185</text:p>
          </table:table-cell>
          <table:table-cell office:value-type="float" office:value="89.132000000000005" table:style-name="ce3">
            <text:p>89.132</text:p>
          </table:table-cell>
          <table:table-cell office:value-type="float" office:value="90.899000000000001" table:style-name="ce3">
            <text:p>90.899</text:p>
          </table:table-cell>
          <table:table-cell office:value-type="float" office:value="90.805000000000007" table:style-name="ce3">
            <text:p>90.805</text:p>
          </table:table-cell>
          <table:table-cell office:value-type="float" office:value="91.944999999999993" table:style-name="ce3">
            <text:p>91.945</text:p>
          </table:table-cell>
          <table:table-cell office:value-type="float" office:value="94.835999999999999" table:style-name="ce3">
            <text:p>94.836</text:p>
          </table:table-cell>
          <table:table-cell office:value-type="float" office:value="102.343" table:style-name="ce3">
            <text:p>102.343</text:p>
          </table:table-cell>
          <table:table-cell office:value-type="float" office:value="105.06399999999999" table:style-name="ce3">
            <text:p>105.064</text:p>
          </table:table-cell>
          <table:table-cell office:value-type="float" office:value="104.836" table:style-name="ce3">
            <text:p>104.836</text:p>
          </table:table-cell>
          <table:table-cell office:value-type="float" office:value="100.373" table:style-name="ce3">
            <text:p>100.373</text:p>
          </table:table-cell>
          <table:table-cell office:value-type="float" office:value="100.73" table:style-name="ce3">
            <text:p>100.730</text:p>
          </table:table-cell>
          <table:table-cell office:value-type="float" office:value="88.778999999999996" table:style-name="ce3">
            <text:p>88.779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78.215999999999994" table:style-name="ce3">
            <text:p>78.216</text:p>
          </table:table-cell>
          <table:table-cell office:value-type="float" office:value="72.564999999999998" table:style-name="ce3">
            <text:p>72.565</text:p>
          </table:table-cell>
          <table:table-cell office:value-type="float" office:value="69.513000000000005" table:style-name="ce3">
            <text:p>69.513</text:p>
          </table:table-cell>
          <table:table-cell office:value-type="float" office:value="67.917000000000002" table:style-name="ce3">
            <text:p>67.917</text:p>
          </table:table-cell>
          <table:table-cell office:value-type="float" office:value="67.841999999999999" table:style-name="ce3">
            <text:p>67.842</text:p>
          </table:table-cell>
          <table:table-cell office:value-type="float" office:value="68.869" table:style-name="ce3">
            <text:p>68.869</text:p>
          </table:table-cell>
          <table:table-cell office:value-type="float" office:value="73.912999999999997" table:style-name="ce3">
            <text:p>73.913</text:p>
          </table:table-cell>
          <table:table-cell office:value-type="float" office:value="84.751999999999995" table:style-name="ce3">
            <text:p>84.752</text:p>
          </table:table-cell>
          <table:table-cell office:value-type="float" office:value="92.962000000000003" table:style-name="ce3">
            <text:p>92.962</text:p>
          </table:table-cell>
          <table:table-cell office:value-type="float" office:value="97.656000000000006" table:style-name="ce3">
            <text:p>97.656</text:p>
          </table:table-cell>
          <table:table-cell office:value-type="float" office:value="97.346000000000004" table:style-name="ce3">
            <text:p>97.346</text:p>
          </table:table-cell>
          <table:table-cell office:value-type="float" office:value="97.512" table:style-name="ce3">
            <text:p>97.512</text:p>
          </table:table-cell>
          <table:table-cell office:value-type="float" office:value="94.887" table:style-name="ce3">
            <text:p>94.887</text:p>
          </table:table-cell>
          <table:table-cell office:value-type="float" office:value="92.751999999999995" table:style-name="ce3">
            <text:p>92.752</text:p>
          </table:table-cell>
          <table:table-cell office:value-type="float" office:value="94.59" table:style-name="ce3">
            <text:p>94.590</text:p>
          </table:table-cell>
          <table:table-cell office:value-type="float" office:value="94.492000000000004" table:style-name="ce3">
            <text:p>94.492</text:p>
          </table:table-cell>
          <table:table-cell office:value-type="float" office:value="95.679000000000002" table:style-name="ce3">
            <text:p>95.679</text:p>
          </table:table-cell>
          <table:table-cell office:value-type="float" office:value="98.686000000000007" table:style-name="ce3">
            <text:p>98.686</text:p>
          </table:table-cell>
          <table:table-cell office:value-type="float" office:value="106.499" table:style-name="ce3">
            <text:p>106.499</text:p>
          </table:table-cell>
          <table:table-cell office:value-type="float" office:value="109.33" table:style-name="ce3">
            <text:p>109.330</text:p>
          </table:table-cell>
          <table:table-cell office:value-type="float" office:value="109.093" table:style-name="ce3">
            <text:p>109.093</text:p>
          </table:table-cell>
          <table:table-cell office:value-type="float" office:value="104.44799999999999" table:style-name="ce3">
            <text:p>104.448</text:p>
          </table:table-cell>
          <table:table-cell office:value-type="float" office:value="99.873000000000005" table:style-name="ce3">
            <text:p>99.873</text:p>
          </table:table-cell>
          <table:table-cell office:value-type="float" office:value="88.022999999999996" table:style-name="ce3">
            <text:p>88.023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3.26" table:style-name="ce3">
            <text:p>13.260</text:p>
          </table:table-cell>
          <table:table-cell office:value-type="float" office:value="12.302" table:style-name="ce3">
            <text:p>12.302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513999999999999" table:style-name="ce3">
            <text:p>11.514</text:p>
          </table:table-cell>
          <table:table-cell office:value-type="float" office:value="11.500999999999999" table:style-name="ce3">
            <text:p>11.501</text:p>
          </table:table-cell>
          <table:table-cell office:value-type="float" office:value="11.675000000000001" table:style-name="ce3">
            <text:p>11.675</text:p>
          </table:table-cell>
          <table:table-cell office:value-type="float" office:value="12.53" table:style-name="ce3">
            <text:p>12.530</text:p>
          </table:table-cell>
          <table:table-cell office:value-type="float" office:value="14.368" table:style-name="ce3">
            <text:p>14.368</text:p>
          </table:table-cell>
          <table:table-cell office:value-type="float" office:value="15.1" table:style-name="ce3">
            <text:p>15.100</text:p>
          </table:table-cell>
          <table:table-cell office:value-type="float" office:value="15.862" table:style-name="ce3">
            <text:p>15.862</text:p>
          </table:table-cell>
          <table:table-cell office:value-type="float" office:value="15.811999999999999" table:style-name="ce3">
            <text:p>15.812</text:p>
          </table:table-cell>
          <table:table-cell office:value-type="float" office:value="15.839" table:style-name="ce3">
            <text:p>15.839</text:p>
          </table:table-cell>
          <table:table-cell office:value-type="float" office:value="15.413" table:style-name="ce3">
            <text:p>15.413</text:p>
          </table:table-cell>
          <table:table-cell office:value-type="float" office:value="15.066000000000001" table:style-name="ce3">
            <text:p>15.066</text:p>
          </table:table-cell>
          <table:table-cell office:value-type="float" office:value="15.364000000000001" table:style-name="ce3">
            <text:p>15.364</text:p>
          </table:table-cell>
          <table:table-cell office:value-type="float" office:value="15.349" table:style-name="ce3">
            <text:p>15.349</text:p>
          </table:table-cell>
          <table:table-cell office:value-type="float" office:value="15.541" table:style-name="ce3">
            <text:p>15.541</text:p>
          </table:table-cell>
          <table:table-cell office:value-type="float" office:value="16.03" table:style-name="ce3">
            <text:p>16.030</text:p>
          </table:table-cell>
          <table:table-cell office:value-type="float" office:value="17.298999999999999" table:style-name="ce3">
            <text:p>17.299</text:p>
          </table:table-cell>
          <table:table-cell office:value-type="float" office:value="17.759" table:style-name="ce3">
            <text:p>17.759</text:p>
          </table:table-cell>
          <table:table-cell office:value-type="float" office:value="17.72" table:style-name="ce3">
            <text:p>17.720</text:p>
          </table:table-cell>
          <table:table-cell office:value-type="float" office:value="16.966000000000001" table:style-name="ce3">
            <text:p>16.966</text:p>
          </table:table-cell>
          <table:table-cell office:value-type="float" office:value="16.931000000000001" table:style-name="ce3">
            <text:p>16.931</text:p>
          </table:table-cell>
          <table:table-cell office:value-type="float" office:value="14.922000000000001" table:style-name="ce3">
            <text:p>14.9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0.186" table:style-name="ce3">
            <text:p>50.186</text:p>
          </table:table-cell>
          <table:table-cell office:value-type="float" office:value="46.56" table:style-name="ce3">
            <text:p>46.560</text:p>
          </table:table-cell>
          <table:table-cell office:value-type="float" office:value="44.601999999999997" table:style-name="ce3">
            <text:p>44.602</text:p>
          </table:table-cell>
          <table:table-cell office:value-type="float" office:value="43.578000000000003" table:style-name="ce3">
            <text:p>43.578</text:p>
          </table:table-cell>
          <table:table-cell office:value-type="float" office:value="43.53" table:style-name="ce3">
            <text:p>43.530</text:p>
          </table:table-cell>
          <table:table-cell office:value-type="float" office:value="44.188000000000002" table:style-name="ce3">
            <text:p>44.188</text:p>
          </table:table-cell>
          <table:table-cell office:value-type="float" office:value="47.424999999999997" table:style-name="ce3">
            <text:p>47.425</text:p>
          </table:table-cell>
          <table:table-cell office:value-type="float" office:value="54.378999999999998" table:style-name="ce3">
            <text:p>54.379</text:p>
          </table:table-cell>
          <table:table-cell office:value-type="float" office:value="58.375" table:style-name="ce3">
            <text:p>58.375</text:p>
          </table:table-cell>
          <table:table-cell office:value-type="float" office:value="61.323" table:style-name="ce3">
            <text:p>61.323</text:p>
          </table:table-cell>
          <table:table-cell office:value-type="float" office:value="61.128999999999998" table:style-name="ce3">
            <text:p>61.129</text:p>
          </table:table-cell>
          <table:table-cell office:value-type="float" office:value="61.232999999999997" table:style-name="ce3">
            <text:p>61.233</text:p>
          </table:table-cell>
          <table:table-cell office:value-type="float" office:value="59.584000000000003" table:style-name="ce3">
            <text:p>59.584</text:p>
          </table:table-cell>
          <table:table-cell office:value-type="float" office:value="58.243000000000002" table:style-name="ce3">
            <text:p>58.243</text:p>
          </table:table-cell>
          <table:table-cell office:value-type="float" office:value="59.396999999999998" table:style-name="ce3">
            <text:p>59.397</text:p>
          </table:table-cell>
          <table:table-cell office:value-type="float" office:value="59.335999999999999" table:style-name="ce3">
            <text:p>59.336</text:p>
          </table:table-cell>
          <table:table-cell office:value-type="float" office:value="60.081000000000003" table:style-name="ce3">
            <text:p>60.081</text:p>
          </table:table-cell>
          <table:table-cell office:value-type="float" office:value="61.97" table:style-name="ce3">
            <text:p>61.970</text:p>
          </table:table-cell>
          <table:table-cell office:value-type="float" office:value="66.876000000000005" table:style-name="ce3">
            <text:p>66.876</text:p>
          </table:table-cell>
          <table:table-cell office:value-type="float" office:value="68.653999999999996" table:style-name="ce3">
            <text:p>68.654</text:p>
          </table:table-cell>
          <table:table-cell office:value-type="float" office:value="68.504999999999995" table:style-name="ce3">
            <text:p>68.505</text:p>
          </table:table-cell>
          <table:table-cell office:value-type="float" office:value="65.587999999999994" table:style-name="ce3">
            <text:p>65.588</text:p>
          </table:table-cell>
          <table:table-cell office:value-type="float" office:value="64.081000000000003" table:style-name="ce3">
            <text:p>64.081</text:p>
          </table:table-cell>
          <table:table-cell office:value-type="float" office:value="56.478000000000002" table:style-name="ce3">
            <text:p>56.47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0.742000000000001" table:style-name="ce3">
            <text:p>10.742</text:p>
          </table:table-cell>
          <table:table-cell office:value-type="float" office:value="9.9659999999999993" table:style-name="ce3">
            <text:p>9.966</text:p>
          </table:table-cell>
          <table:table-cell office:value-type="float" office:value="9.5470000000000006" table:style-name="ce3">
            <text:p>9.547</text:p>
          </table:table-cell>
          <table:table-cell office:value-type="float" office:value="9.3279999999999994" table:style-name="ce3">
            <text:p>9.328</text:p>
          </table:table-cell>
          <table:table-cell office:value-type="float" office:value="9.3170000000000002" table:style-name="ce3">
            <text:p>9.317</text:p>
          </table:table-cell>
          <table:table-cell office:value-type="float" office:value="9.4580000000000002" table:style-name="ce3">
            <text:p>9.458</text:p>
          </table:table-cell>
          <table:table-cell office:value-type="float" office:value="10.151" table:style-name="ce3">
            <text:p>10.151</text:p>
          </table:table-cell>
          <table:table-cell office:value-type="float" office:value="11.64" table:style-name="ce3">
            <text:p>11.640</text:p>
          </table:table-cell>
          <table:table-cell office:value-type="float" office:value="11.473000000000001" table:style-name="ce3">
            <text:p>11.473</text:p>
          </table:table-cell>
          <table:table-cell office:value-type="float" office:value="12.052" table:style-name="ce3">
            <text:p>12.052</text:p>
          </table:table-cell>
          <table:table-cell office:value-type="float" office:value="12.013999999999999" table:style-name="ce3">
            <text:p>12.014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1.71" table:style-name="ce3">
            <text:p>11.710</text:p>
          </table:table-cell>
          <table:table-cell office:value-type="float" office:value="11.446999999999999" table:style-name="ce3">
            <text:p>11.447</text:p>
          </table:table-cell>
          <table:table-cell office:value-type="float" office:value="11.673" table:style-name="ce3">
            <text:p>11.673</text:p>
          </table:table-cell>
          <table:table-cell office:value-type="float" office:value="11.661" table:style-name="ce3">
            <text:p>11.661</text:p>
          </table:table-cell>
          <table:table-cell office:value-type="float" office:value="11.808" table:style-name="ce3">
            <text:p>11.808</text:p>
          </table:table-cell>
          <table:table-cell office:value-type="float" office:value="12.179" table:style-name="ce3">
            <text:p>12.179</text:p>
          </table:table-cell>
          <table:table-cell office:value-type="float" office:value="13.143000000000001" table:style-name="ce3">
            <text:p>13.143</text:p>
          </table:table-cell>
          <table:table-cell office:value-type="float" office:value="13.493" table:style-name="ce3">
            <text:p>13.493</text:p>
          </table:table-cell>
          <table:table-cell office:value-type="float" office:value="13.462999999999999" table:style-name="ce3">
            <text:p>13.463</text:p>
          </table:table-cell>
          <table:table-cell office:value-type="float" office:value="12.89" table:style-name="ce3">
            <text:p>12.890</text:p>
          </table:table-cell>
          <table:table-cell office:value-type="float" office:value="13.715999999999999" table:style-name="ce3">
            <text:p>13.716</text:p>
          </table:table-cell>
          <table:table-cell office:value-type="float" office:value="12.089" table:style-name="ce3">
            <text:p>12.089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6.758000000000003" table:style-name="ce3">
            <text:p>36.758</text:p>
          </table:table-cell>
          <table:table-cell office:value-type="float" office:value="34.101999999999997" table:style-name="ce3">
            <text:p>34.102</text:p>
          </table:table-cell>
          <table:table-cell office:value-type="float" office:value="32.667999999999999" table:style-name="ce3">
            <text:p>32.668</text:p>
          </table:table-cell>
          <table:table-cell office:value-type="float" office:value="31.917999999999999" table:style-name="ce3">
            <text:p>31.918</text:p>
          </table:table-cell>
          <table:table-cell office:value-type="float" office:value="31.882999999999999" table:style-name="ce3">
            <text:p>31.883</text:p>
          </table:table-cell>
          <table:table-cell office:value-type="float" office:value="32.365000000000002" table:style-name="ce3">
            <text:p>32.365</text:p>
          </table:table-cell>
          <table:table-cell office:value-type="float" office:value="34.735999999999997" table:style-name="ce3">
            <text:p>34.736</text:p>
          </table:table-cell>
          <table:table-cell office:value-type="float" office:value="39.83" table:style-name="ce3">
            <text:p>39.830</text:p>
          </table:table-cell>
          <table:table-cell office:value-type="float" office:value="35.768000000000001" table:style-name="ce3">
            <text:p>35.768</text:p>
          </table:table-cell>
          <table:table-cell office:value-type="float" office:value="37.573999999999998" table:style-name="ce3">
            <text:p>37.574</text:p>
          </table:table-cell>
          <table:table-cell office:value-type="float" office:value="37.454999999999998" table:style-name="ce3">
            <text:p>37.455</text:p>
          </table:table-cell>
          <table:table-cell office:value-type="float" office:value="37.518000000000001" table:style-name="ce3">
            <text:p>37.518</text:p>
          </table:table-cell>
          <table:table-cell office:value-type="float" office:value="36.508000000000003" table:style-name="ce3">
            <text:p>36.508</text:p>
          </table:table-cell>
          <table:table-cell office:value-type="float" office:value="35.686999999999998" table:style-name="ce3">
            <text:p>35.687</text:p>
          </table:table-cell>
          <table:table-cell office:value-type="float" office:value="36.393999999999998" table:style-name="ce3">
            <text:p>36.394</text:p>
          </table:table-cell>
          <table:table-cell office:value-type="float" office:value="36.356000000000002" table:style-name="ce3">
            <text:p>36.356</text:p>
          </table:table-cell>
          <table:table-cell office:value-type="float" office:value="36.813000000000002" table:style-name="ce3">
            <text:p>36.813</text:p>
          </table:table-cell>
          <table:table-cell office:value-type="float" office:value="37.97" table:style-name="ce3">
            <text:p>37.970</text:p>
          </table:table-cell>
          <table:table-cell office:value-type="float" office:value="40.975999999999999" table:style-name="ce3">
            <text:p>40.976</text:p>
          </table:table-cell>
          <table:table-cell office:value-type="float" office:value="42.064999999999998" table:style-name="ce3">
            <text:p>42.065</text:p>
          </table:table-cell>
          <table:table-cell office:value-type="float" office:value="41.973999999999997" table:style-name="ce3">
            <text:p>41.974</text:p>
          </table:table-cell>
          <table:table-cell office:value-type="float" office:value="40.186999999999998" table:style-name="ce3">
            <text:p>40.187</text:p>
          </table:table-cell>
          <table:table-cell office:value-type="float" office:value="46.936" table:style-name="ce3">
            <text:p>46.936</text:p>
          </table:table-cell>
          <table:table-cell office:value-type="float" office:value="41.366999999999997" table:style-name="ce3">
            <text:p>41.36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8.100999999999999" table:style-name="ce3">
            <text:p>38.101</text:p>
          </table:table-cell>
          <table:table-cell office:value-type="float" office:value="35.347999999999999" table:style-name="ce3">
            <text:p>35.348</text:p>
          </table:table-cell>
          <table:table-cell office:value-type="float" office:value="33.862000000000002" table:style-name="ce3">
            <text:p>33.862</text:p>
          </table:table-cell>
          <table:table-cell office:value-type="float" office:value="33.084000000000003" table:style-name="ce3">
            <text:p>33.084</text:p>
          </table:table-cell>
          <table:table-cell office:value-type="float" office:value="33.046999999999997" table:style-name="ce3">
            <text:p>33.047</text:p>
          </table:table-cell>
          <table:table-cell office:value-type="float" office:value="33.548000000000002" table:style-name="ce3">
            <text:p>33.548</text:p>
          </table:table-cell>
          <table:table-cell office:value-type="float" office:value="36.005000000000003" table:style-name="ce3">
            <text:p>36.005</text:p>
          </table:table-cell>
          <table:table-cell office:value-type="float" office:value="41.284999999999997" table:style-name="ce3">
            <text:p>41.285</text:p>
          </table:table-cell>
          <table:table-cell office:value-type="float" office:value="44.203000000000003" table:style-name="ce3">
            <text:p>44.203</text:p>
          </table:table-cell>
          <table:table-cell office:value-type="float" office:value="46.435000000000002" table:style-name="ce3">
            <text:p>46.435</text:p>
          </table:table-cell>
          <table:table-cell office:value-type="float" office:value="46.287999999999997" table:style-name="ce3">
            <text:p>46.288</text:p>
          </table:table-cell>
          <table:table-cell office:value-type="float" office:value="46.366999999999997" table:style-name="ce3">
            <text:p>46.367</text:p>
          </table:table-cell>
          <table:table-cell office:value-type="float" office:value="45.119" table:style-name="ce3">
            <text:p>45.119</text:p>
          </table:table-cell>
          <table:table-cell office:value-type="float" office:value="44.103000000000002" table:style-name="ce3">
            <text:p>44.103</text:p>
          </table:table-cell>
          <table:table-cell office:value-type="float" office:value="44.976999999999997" table:style-name="ce3">
            <text:p>44.977</text:p>
          </table:table-cell>
          <table:table-cell office:value-type="float" office:value="44.930999999999997" table:style-name="ce3">
            <text:p>44.931</text:p>
          </table:table-cell>
          <table:table-cell office:value-type="float" office:value="45.494999999999997" table:style-name="ce3">
            <text:p>45.495</text:p>
          </table:table-cell>
          <table:table-cell office:value-type="float" office:value="46.924999999999997" table:style-name="ce3">
            <text:p>46.925</text:p>
          </table:table-cell>
          <table:table-cell office:value-type="float" office:value="50.64" table:style-name="ce3">
            <text:p>50.640</text:p>
          </table:table-cell>
          <table:table-cell office:value-type="float" office:value="51.985999999999997" table:style-name="ce3">
            <text:p>51.986</text:p>
          </table:table-cell>
          <table:table-cell office:value-type="float" office:value="51.874000000000002" table:style-name="ce3">
            <text:p>51.874</text:p>
          </table:table-cell>
          <table:table-cell office:value-type="float" office:value="49.664999999999999" table:style-name="ce3">
            <text:p>49.665</text:p>
          </table:table-cell>
          <table:table-cell office:value-type="float" office:value="48.65" table:style-name="ce3">
            <text:p>48.650</text:p>
          </table:table-cell>
          <table:table-cell office:value-type="float" office:value="42.878" table:style-name="ce3">
            <text:p>42.878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94.832999999999998" table:style-name="ce3">
            <text:p>94.833</text:p>
          </table:table-cell>
          <table:table-cell office:value-type="float" office:value="87.980999999999995" table:style-name="ce3">
            <text:p>87.981</text:p>
          </table:table-cell>
          <table:table-cell office:value-type="float" office:value="84.281000000000006" table:style-name="ce3">
            <text:p>84.281</text:p>
          </table:table-cell>
          <table:table-cell office:value-type="float" office:value="82.346000000000004" table:style-name="ce3">
            <text:p>82.346</text:p>
          </table:table-cell>
          <table:table-cell office:value-type="float" office:value="82.254999999999995" table:style-name="ce3">
            <text:p>82.255</text:p>
          </table:table-cell>
          <table:table-cell office:value-type="float" office:value="83.498999999999995" table:style-name="ce3">
            <text:p>83.499</text:p>
          </table:table-cell>
          <table:table-cell office:value-type="float" office:value="89.616" table:style-name="ce3">
            <text:p>89.616</text:p>
          </table:table-cell>
          <table:table-cell office:value-type="float" office:value="102.75700000000001" table:style-name="ce3">
            <text:p>102.757</text:p>
          </table:table-cell>
          <table:table-cell office:value-type="float" office:value="113.88200000000001" table:style-name="ce3">
            <text:p>113.882</text:p>
          </table:table-cell>
          <table:table-cell office:value-type="float" office:value="119.633" table:style-name="ce3">
            <text:p>119.633</text:p>
          </table:table-cell>
          <table:table-cell office:value-type="float" office:value="119.254" table:style-name="ce3">
            <text:p>119.254</text:p>
          </table:table-cell>
          <table:table-cell office:value-type="float" office:value="119.45699999999999" table:style-name="ce3">
            <text:p>119.457</text:p>
          </table:table-cell>
          <table:table-cell office:value-type="float" office:value="116.241" table:style-name="ce3">
            <text:p>116.241</text:p>
          </table:table-cell>
          <table:table-cell office:value-type="float" office:value="113.625" table:style-name="ce3">
            <text:p>113.625</text:p>
          </table:table-cell>
          <table:table-cell office:value-type="float" office:value="115.877" table:style-name="ce3">
            <text:p>115.877</text:p>
          </table:table-cell>
          <table:table-cell office:value-type="float" office:value="115.75700000000001" table:style-name="ce3">
            <text:p>115.757</text:p>
          </table:table-cell>
          <table:table-cell office:value-type="float" office:value="117.211" table:style-name="ce3">
            <text:p>117.211</text:p>
          </table:table-cell>
          <table:table-cell office:value-type="float" office:value="120.895" table:style-name="ce3">
            <text:p>120.895</text:p>
          </table:table-cell>
          <table:table-cell office:value-type="float" office:value="130.46600000000001" table:style-name="ce3">
            <text:p>130.466</text:p>
          </table:table-cell>
          <table:table-cell office:value-type="float" office:value="133.934" table:style-name="ce3">
            <text:p>133.934</text:p>
          </table:table-cell>
          <table:table-cell office:value-type="float" office:value="133.64400000000001" table:style-name="ce3">
            <text:p>133.644</text:p>
          </table:table-cell>
          <table:table-cell office:value-type="float" office:value="127.95399999999999" table:style-name="ce3">
            <text:p>127.954</text:p>
          </table:table-cell>
          <table:table-cell office:value-type="float" office:value="121.09" table:style-name="ce3">
            <text:p>121.090</text:p>
          </table:table-cell>
          <table:table-cell office:value-type="float" office:value="106.723" table:style-name="ce3">
            <text:p>106.723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8.366" table:style-name="ce3">
            <text:p>28.366</text:p>
          </table:table-cell>
          <table:table-cell office:value-type="float" office:value="26.315999999999999" table:style-name="ce3">
            <text:p>26.316</text:p>
          </table:table-cell>
          <table:table-cell office:value-type="float" office:value="25.21" table:style-name="ce3">
            <text:p>25.210</text:p>
          </table:table-cell>
          <table:table-cell office:value-type="float" office:value="24.631" table:style-name="ce3">
            <text:p>24.631</text:p>
          </table:table-cell>
          <table:table-cell office:value-type="float" office:value="24.603999999999999" table:style-name="ce3">
            <text:p>24.604</text:p>
          </table:table-cell>
          <table:table-cell office:value-type="float" office:value="24.975999999999999" table:style-name="ce3">
            <text:p>24.976</text:p>
          </table:table-cell>
          <table:table-cell office:value-type="float" office:value="26.805" table:style-name="ce3">
            <text:p>26.805</text:p>
          </table:table-cell>
          <table:table-cell office:value-type="float" office:value="30.736000000000001" table:style-name="ce3">
            <text:p>30.736</text:p>
          </table:table-cell>
          <table:table-cell office:value-type="float" office:value="32.984000000000002" table:style-name="ce3">
            <text:p>32.984</text:p>
          </table:table-cell>
          <table:table-cell office:value-type="float" office:value="34.649000000000001" table:style-name="ce3">
            <text:p>34.649</text:p>
          </table:table-cell>
          <table:table-cell office:value-type="float" office:value="34.539000000000001" table:style-name="ce3">
            <text:p>34.539</text:p>
          </table:table-cell>
          <table:table-cell office:value-type="float" office:value="34.597999999999999" table:style-name="ce3">
            <text:p>34.598</text:p>
          </table:table-cell>
          <table:table-cell office:value-type="float" office:value="33.667000000000002" table:style-name="ce3">
            <text:p>33.667</text:p>
          </table:table-cell>
          <table:table-cell office:value-type="float" office:value="32.908999999999999" table:style-name="ce3">
            <text:p>32.909</text:p>
          </table:table-cell>
          <table:table-cell office:value-type="float" office:value="33.561" table:style-name="ce3">
            <text:p>33.561</text:p>
          </table:table-cell>
          <table:table-cell office:value-type="float" office:value="33.527000000000001" table:style-name="ce3">
            <text:p>33.527</text:p>
          </table:table-cell>
          <table:table-cell office:value-type="float" office:value="33.948" table:style-name="ce3">
            <text:p>33.948</text:p>
          </table:table-cell>
          <table:table-cell office:value-type="float" office:value="35.015000000000001" table:style-name="ce3">
            <text:p>35.015</text:p>
          </table:table-cell>
          <table:table-cell office:value-type="float" office:value="37.786999999999999" table:style-name="ce3">
            <text:p>37.787</text:p>
          </table:table-cell>
          <table:table-cell office:value-type="float" office:value="38.790999999999997" table:style-name="ce3">
            <text:p>38.791</text:p>
          </table:table-cell>
          <table:table-cell office:value-type="float" office:value="38.707000000000001" table:style-name="ce3">
            <text:p>38.707</text:p>
          </table:table-cell>
          <table:table-cell office:value-type="float" office:value="37.058999999999997" table:style-name="ce3">
            <text:p>37.059</text:p>
          </table:table-cell>
          <table:table-cell office:value-type="float" office:value="36.22" table:style-name="ce3">
            <text:p>36.220</text:p>
          </table:table-cell>
          <table:table-cell office:value-type="float" office:value="31.922999999999998" table:style-name="ce3">
            <text:p>31.923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04.232" table:style-name="ce3">
            <text:p>104.232</text:p>
          </table:table-cell>
          <table:table-cell office:value-type="float" office:value="96.700999999999993" table:style-name="ce3">
            <text:p>96.701</text:p>
          </table:table-cell>
          <table:table-cell office:value-type="float" office:value="92.635000000000005" table:style-name="ce3">
            <text:p>92.635</text:p>
          </table:table-cell>
          <table:table-cell office:value-type="float" office:value="90.507999999999996" table:style-name="ce3">
            <text:p>90.508</text:p>
          </table:table-cell>
          <table:table-cell office:value-type="float" office:value="90.406999999999996" table:style-name="ce3">
            <text:p>90.407</text:p>
          </table:table-cell>
          <table:table-cell office:value-type="float" office:value="91.775000000000006" table:style-name="ce3">
            <text:p>91.775</text:p>
          </table:table-cell>
          <table:table-cell office:value-type="float" office:value="98.498000000000005" table:style-name="ce3">
            <text:p>98.498</text:p>
          </table:table-cell>
          <table:table-cell office:value-type="float" office:value="112.94199999999999" table:style-name="ce3">
            <text:p>112.942</text:p>
          </table:table-cell>
          <table:table-cell office:value-type="float" office:value="126.705" table:style-name="ce3">
            <text:p>126.705</text:p>
          </table:table-cell>
          <table:table-cell office:value-type="float" office:value="133.10300000000001" table:style-name="ce3">
            <text:p>133.103</text:p>
          </table:table-cell>
          <table:table-cell office:value-type="float" office:value="132.68100000000001" table:style-name="ce3">
            <text:p>132.681</text:p>
          </table:table-cell>
          <table:table-cell office:value-type="float" office:value="132.90700000000001" table:style-name="ce3">
            <text:p>132.907</text:p>
          </table:table-cell>
          <table:table-cell office:value-type="float" office:value="129.32900000000001" table:style-name="ce3">
            <text:p>129.329</text:p>
          </table:table-cell>
          <table:table-cell office:value-type="float" office:value="126.41800000000001" table:style-name="ce3">
            <text:p>126.418</text:p>
          </table:table-cell>
          <table:table-cell office:value-type="float" office:value="128.923" table:style-name="ce3">
            <text:p>128.923</text:p>
          </table:table-cell>
          <table:table-cell office:value-type="float" office:value="128.791" table:style-name="ce3">
            <text:p>128.791</text:p>
          </table:table-cell>
          <table:table-cell office:value-type="float" office:value="130.40799999999999" table:style-name="ce3">
            <text:p>130.408</text:p>
          </table:table-cell>
          <table:table-cell office:value-type="float" office:value="134.50700000000001" table:style-name="ce3">
            <text:p>134.507</text:p>
          </table:table-cell>
          <table:table-cell office:value-type="float" office:value="145.155" table:style-name="ce3">
            <text:p>145.155</text:p>
          </table:table-cell>
          <table:table-cell office:value-type="float" office:value="149.01400000000001" table:style-name="ce3">
            <text:p>149.014</text:p>
          </table:table-cell>
          <table:table-cell office:value-type="float" office:value="148.691" table:style-name="ce3">
            <text:p>148.691</text:p>
          </table:table-cell>
          <table:table-cell office:value-type="float" office:value="142.36000000000001" table:style-name="ce3">
            <text:p>142.360</text:p>
          </table:table-cell>
          <table:table-cell office:value-type="float" office:value="133.09200000000001" table:style-name="ce3">
            <text:p>133.092</text:p>
          </table:table-cell>
          <table:table-cell office:value-type="float" office:value="117.301" table:style-name="ce3">
            <text:p>117.301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8.56" table:style-name="ce3">
            <text:p>8.560</text:p>
          </table:table-cell>
          <table:table-cell office:value-type="float" office:value="7.9420000000000002" table:style-name="ce3">
            <text:p>7.942</text:p>
          </table:table-cell>
          <table:table-cell office:value-type="float" office:value="7.6079999999999997" table:style-name="ce3">
            <text:p>7.608</text:p>
          </table:table-cell>
          <table:table-cell office:value-type="float" office:value="7.4329999999999998" table:style-name="ce3">
            <text:p>7.433</text:p>
          </table:table-cell>
          <table:table-cell office:value-type="float" office:value="7.4249999999999998" table:style-name="ce3">
            <text:p>7.425</text:p>
          </table:table-cell>
          <table:table-cell office:value-type="float" office:value="7.5369999999999999" table:style-name="ce3">
            <text:p>7.537</text:p>
          </table:table-cell>
          <table:table-cell office:value-type="float" office:value="8.0890000000000004" table:style-name="ce3">
            <text:p>8.089</text:p>
          </table:table-cell>
          <table:table-cell office:value-type="float" office:value="9.2750000000000004" table:style-name="ce3">
            <text:p>9.275</text:p>
          </table:table-cell>
          <table:table-cell office:value-type="float" office:value="16.533999999999999" table:style-name="ce3">
            <text:p>16.534</text:p>
          </table:table-cell>
          <table:table-cell office:value-type="float" office:value="17.369" table:style-name="ce3">
            <text:p>17.369</text:p>
          </table:table-cell>
          <table:table-cell office:value-type="float" office:value="17.314" table:style-name="ce3">
            <text:p>17.314</text:p>
          </table:table-cell>
          <table:table-cell office:value-type="float" office:value="17.343" table:style-name="ce3">
            <text:p>17.343</text:p>
          </table:table-cell>
          <table:table-cell office:value-type="float" office:value="16.876999999999999" table:style-name="ce3">
            <text:p>16.877</text:p>
          </table:table-cell>
          <table:table-cell office:value-type="float" office:value="16.497" table:style-name="ce3">
            <text:p>16.497</text:p>
          </table:table-cell>
          <table:table-cell office:value-type="float" office:value="16.824000000000002" table:style-name="ce3">
            <text:p>16.824</text:p>
          </table:table-cell>
          <table:table-cell office:value-type="float" office:value="16.806000000000001" table:style-name="ce3">
            <text:p>16.806</text:p>
          </table:table-cell>
          <table:table-cell office:value-type="float" office:value="17.016999999999999" table:style-name="ce3">
            <text:p>17.017</text:p>
          </table:table-cell>
          <table:table-cell office:value-type="float" office:value="17.552" table:style-name="ce3">
            <text:p>17.552</text:p>
          </table:table-cell>
          <table:table-cell office:value-type="float" office:value="18.942" table:style-name="ce3">
            <text:p>18.942</text:p>
          </table:table-cell>
          <table:table-cell office:value-type="float" office:value="19.445" table:style-name="ce3">
            <text:p>19.445</text:p>
          </table:table-cell>
          <table:table-cell office:value-type="float" office:value="19.402999999999999" table:style-name="ce3">
            <text:p>19.403</text:p>
          </table:table-cell>
          <table:table-cell office:value-type="float" office:value="18.577000000000002" table:style-name="ce3">
            <text:p>18.577</text:p>
          </table:table-cell>
          <table:table-cell office:value-type="float" office:value="10.93" table:style-name="ce3">
            <text:p>10.930</text:p>
          </table:table-cell>
          <table:table-cell office:value-type="float" office:value="9.6329999999999991" table:style-name="ce3">
            <text:p>9.63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1.219000000000001" table:style-name="ce3">
            <text:p>31.219</text:p>
          </table:table-cell>
          <table:table-cell office:value-type="float" office:value="28.963999999999999" table:style-name="ce3">
            <text:p>28.964</text:p>
          </table:table-cell>
          <table:table-cell office:value-type="float" office:value="27.745999999999999" table:style-name="ce3">
            <text:p>27.746</text:p>
          </table:table-cell>
          <table:table-cell office:value-type="float" office:value="27.109000000000002" table:style-name="ce3">
            <text:p>27.109</text:p>
          </table:table-cell>
          <table:table-cell office:value-type="float" office:value="27.079000000000001" table:style-name="ce3">
            <text:p>27.079</text:p>
          </table:table-cell>
          <table:table-cell office:value-type="float" office:value="27.488" table:style-name="ce3">
            <text:p>27.488</text:p>
          </table:table-cell>
          <table:table-cell office:value-type="float" office:value="29.501999999999999" table:style-name="ce3">
            <text:p>29.502</text:p>
          </table:table-cell>
          <table:table-cell office:value-type="float" office:value="33.828000000000003" table:style-name="ce3">
            <text:p>33.828</text:p>
          </table:table-cell>
          <table:table-cell office:value-type="float" office:value="33.152000000000001" table:style-name="ce3">
            <text:p>33.152</text:p>
          </table:table-cell>
          <table:table-cell office:value-type="float" office:value="34.826999999999998" table:style-name="ce3">
            <text:p>34.827</text:p>
          </table:table-cell>
          <table:table-cell office:value-type="float" office:value="34.716000000000001" table:style-name="ce3">
            <text:p>34.716</text:p>
          </table:table-cell>
          <table:table-cell office:value-type="float" office:value="34.774999999999999" table:style-name="ce3">
            <text:p>34.775</text:p>
          </table:table-cell>
          <table:table-cell office:value-type="float" office:value="33.838999999999999" table:style-name="ce3">
            <text:p>33.839</text:p>
          </table:table-cell>
          <table:table-cell office:value-type="float" office:value="33.076999999999998" table:style-name="ce3">
            <text:p>33.077</text:p>
          </table:table-cell>
          <table:table-cell office:value-type="float" office:value="33.732999999999997" table:style-name="ce3">
            <text:p>33.733</text:p>
          </table:table-cell>
          <table:table-cell office:value-type="float" office:value="33.698" table:style-name="ce3">
            <text:p>33.698</text:p>
          </table:table-cell>
          <table:table-cell office:value-type="float" office:value="34.121000000000002" table:style-name="ce3">
            <text:p>34.121</text:p>
          </table:table-cell>
          <table:table-cell office:value-type="float" office:value="35.194000000000003" table:style-name="ce3">
            <text:p>35.194</text:p>
          </table:table-cell>
          <table:table-cell office:value-type="float" office:value="37.979999999999997" table:style-name="ce3">
            <text:p>37.980</text:p>
          </table:table-cell>
          <table:table-cell office:value-type="float" office:value="38.99" table:style-name="ce3">
            <text:p>38.990</text:p>
          </table:table-cell>
          <table:table-cell office:value-type="float" office:value="38.905000000000001" table:style-name="ce3">
            <text:p>38.905</text:p>
          </table:table-cell>
          <table:table-cell office:value-type="float" office:value="37.249000000000002" table:style-name="ce3">
            <text:p>37.249</text:p>
          </table:table-cell>
          <table:table-cell office:value-type="float" office:value="39.863" table:style-name="ce3">
            <text:p>39.863</text:p>
          </table:table-cell>
          <table:table-cell office:value-type="float" office:value="35.134" table:style-name="ce3">
            <text:p>35.134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6.156999999999996" table:style-name="ce3">
            <text:p>46.157</text:p>
          </table:table-cell>
          <table:table-cell office:value-type="float" office:value="42.822000000000003" table:style-name="ce3">
            <text:p>42.822</text:p>
          </table:table-cell>
          <table:table-cell office:value-type="float" office:value="41.021999999999998" table:style-name="ce3">
            <text:p>41.022</text:p>
          </table:table-cell>
          <table:table-cell office:value-type="float" office:value="40.08" table:style-name="ce3">
            <text:p>40.080</text:p>
          </table:table-cell>
          <table:table-cell office:value-type="float" office:value="40.034999999999997" table:style-name="ce3">
            <text:p>40.035</text:p>
          </table:table-cell>
          <table:table-cell office:value-type="float" office:value="40.640999999999998" table:style-name="ce3">
            <text:p>40.641</text:p>
          </table:table-cell>
          <table:table-cell office:value-type="float" office:value="43.618000000000002" table:style-name="ce3">
            <text:p>43.618</text:p>
          </table:table-cell>
          <table:table-cell office:value-type="float" office:value="50.015000000000001" table:style-name="ce3">
            <text:p>50.015</text:p>
          </table:table-cell>
          <table:table-cell office:value-type="float" office:value="57.11" table:style-name="ce3">
            <text:p>57.110</text:p>
          </table:table-cell>
          <table:table-cell office:value-type="float" office:value="59.994" table:style-name="ce3">
            <text:p>59.994</text:p>
          </table:table-cell>
          <table:table-cell office:value-type="float" office:value="59.804000000000002" table:style-name="ce3">
            <text:p>59.804</text:p>
          </table:table-cell>
          <table:table-cell office:value-type="float" office:value="59.905000000000001" table:style-name="ce3">
            <text:p>59.905</text:p>
          </table:table-cell>
          <table:table-cell office:value-type="float" office:value="58.292999999999999" table:style-name="ce3">
            <text:p>58.293</text:p>
          </table:table-cell>
          <table:table-cell office:value-type="float" office:value="56.981000000000002" table:style-name="ce3">
            <text:p>56.981</text:p>
          </table:table-cell>
          <table:table-cell office:value-type="float" office:value="58.11" table:style-name="ce3">
            <text:p>58.110</text:p>
          </table:table-cell>
          <table:table-cell office:value-type="float" office:value="58.05" table:style-name="ce3">
            <text:p>58.050</text:p>
          </table:table-cell>
          <table:table-cell office:value-type="float" office:value="58.779000000000003" table:style-name="ce3">
            <text:p>58.779</text:p>
          </table:table-cell>
          <table:table-cell office:value-type="float" office:value="60.627000000000002" table:style-name="ce3">
            <text:p>60.627</text:p>
          </table:table-cell>
          <table:table-cell office:value-type="float" office:value="65.426000000000002" table:style-name="ce3">
            <text:p>65.426</text:p>
          </table:table-cell>
          <table:table-cell office:value-type="float" office:value="67.165999999999997" table:style-name="ce3">
            <text:p>67.166</text:p>
          </table:table-cell>
          <table:table-cell office:value-type="float" office:value="67.02" table:style-name="ce3">
            <text:p>67.020</text:p>
          </table:table-cell>
          <table:table-cell office:value-type="float" office:value="64.165999999999997" table:style-name="ce3">
            <text:p>64.166</text:p>
          </table:table-cell>
          <table:table-cell office:value-type="float" office:value="58.938000000000002" table:style-name="ce3">
            <text:p>58.938</text:p>
          </table:table-cell>
          <table:table-cell office:value-type="float" office:value="51.945" table:style-name="ce3">
            <text:p>51.945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0.716000000000001" table:style-name="ce3">
            <text:p>30.716</text:p>
          </table:table-cell>
          <table:table-cell office:value-type="float" office:value="28.495999999999999" table:style-name="ce3">
            <text:p>28.496</text:p>
          </table:table-cell>
          <table:table-cell office:value-type="float" office:value="27.297999999999998" table:style-name="ce3">
            <text:p>27.298</text:p>
          </table:table-cell>
          <table:table-cell office:value-type="float" office:value="26.670999999999999" table:style-name="ce3">
            <text:p>26.671</text:p>
          </table:table-cell>
          <table:table-cell office:value-type="float" office:value="26.641999999999999" table:style-name="ce3">
            <text:p>26.642</text:p>
          </table:table-cell>
          <table:table-cell office:value-type="float" office:value="27.045000000000002" table:style-name="ce3">
            <text:p>27.045</text:p>
          </table:table-cell>
          <table:table-cell office:value-type="float" office:value="29.026" table:style-name="ce3">
            <text:p>29.026</text:p>
          </table:table-cell>
          <table:table-cell office:value-type="float" office:value="33.281999999999996" table:style-name="ce3">
            <text:p>33.282</text:p>
          </table:table-cell>
          <table:table-cell office:value-type="float" office:value="34.840000000000003" table:style-name="ce3">
            <text:p>34.840</text:p>
          </table:table-cell>
          <table:table-cell office:value-type="float" office:value="36.598999999999997" table:style-name="ce3">
            <text:p>36.599</text:p>
          </table:table-cell>
          <table:table-cell office:value-type="float" office:value="36.482999999999997" table:style-name="ce3">
            <text:p>36.483</text:p>
          </table:table-cell>
          <table:table-cell office:value-type="float" office:value="36.545000000000002" table:style-name="ce3">
            <text:p>36.545</text:p>
          </table:table-cell>
          <table:table-cell office:value-type="float" office:value="35.561" table:style-name="ce3">
            <text:p>35.561</text:p>
          </table:table-cell>
          <table:table-cell office:value-type="float" office:value="34.761000000000003" table:style-name="ce3">
            <text:p>34.761</text:p>
          </table:table-cell>
          <table:table-cell office:value-type="float" office:value="35.450000000000003" table:style-name="ce3">
            <text:p>35.450</text:p>
          </table:table-cell>
          <table:table-cell office:value-type="float" office:value="35.412999999999997" table:style-name="ce3">
            <text:p>35.413</text:p>
          </table:table-cell>
          <table:table-cell office:value-type="float" office:value="35.857999999999997" table:style-name="ce3">
            <text:p>35.858</text:p>
          </table:table-cell>
          <table:table-cell office:value-type="float" office:value="36.984999999999999" table:style-name="ce3">
            <text:p>36.985</text:p>
          </table:table-cell>
          <table:table-cell office:value-type="float" office:value="39.912999999999997" table:style-name="ce3">
            <text:p>39.913</text:p>
          </table:table-cell>
          <table:table-cell office:value-type="float" office:value="40.973999999999997" table:style-name="ce3">
            <text:p>40.974</text:p>
          </table:table-cell>
          <table:table-cell office:value-type="float" office:value="40.884999999999998" table:style-name="ce3">
            <text:p>40.885</text:p>
          </table:table-cell>
          <table:table-cell office:value-type="float" office:value="39.143999999999998" table:style-name="ce3">
            <text:p>39.144</text:p>
          </table:table-cell>
          <table:table-cell office:value-type="float" office:value="39.22" table:style-name="ce3">
            <text:p>39.220</text:p>
          </table:table-cell>
          <table:table-cell office:value-type="float" office:value="34.567" table:style-name="ce3">
            <text:p>34.567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6.7140000000000004" table:style-name="ce3">
            <text:p>6.714</text:p>
          </table:table-cell>
          <table:table-cell office:value-type="float" office:value="6.2290000000000001" table:style-name="ce3">
            <text:p>6.229</text:p>
          </table:table-cell>
          <table:table-cell office:value-type="float" office:value="5.9669999999999996" table:style-name="ce3">
            <text:p>5.967</text:p>
          </table:table-cell>
          <table:table-cell office:value-type="float" office:value="5.83" table:style-name="ce3">
            <text:p>5.830</text:p>
          </table:table-cell>
          <table:table-cell office:value-type="float" office:value="5.8230000000000004" table:style-name="ce3">
            <text:p>5.823</text:p>
          </table:table-cell>
          <table:table-cell office:value-type="float" office:value="5.9109999999999996" table:style-name="ce3">
            <text:p>5.911</text:p>
          </table:table-cell>
          <table:table-cell office:value-type="float" office:value="6.3440000000000003" table:style-name="ce3">
            <text:p>6.344</text:p>
          </table:table-cell>
          <table:table-cell office:value-type="float" office:value="7.2750000000000004" table:style-name="ce3">
            <text:p>7.275</text:p>
          </table:table-cell>
          <table:table-cell office:value-type="float" office:value="28.681999999999999" table:style-name="ce3">
            <text:p>28.682</text:p>
          </table:table-cell>
          <table:table-cell office:value-type="float" office:value="30.13" table:style-name="ce3">
            <text:p>30.130</text:p>
          </table:table-cell>
          <table:table-cell office:value-type="float" office:value="30.033999999999999" table:style-name="ce3">
            <text:p>30.034</text:p>
          </table:table-cell>
          <table:table-cell office:value-type="float" office:value="30.085000000000001" table:style-name="ce3">
            <text:p>30.085</text:p>
          </table:table-cell>
          <table:table-cell office:value-type="float" office:value="29.276" table:style-name="ce3">
            <text:p>29.276</text:p>
          </table:table-cell>
          <table:table-cell office:value-type="float" office:value="28.617000000000001" table:style-name="ce3">
            <text:p>28.617</text:p>
          </table:table-cell>
          <table:table-cell office:value-type="float" office:value="29.184000000000001" table:style-name="ce3">
            <text:p>29.184</text:p>
          </table:table-cell>
          <table:table-cell office:value-type="float" office:value="29.154" table:style-name="ce3">
            <text:p>29.154</text:p>
          </table:table-cell>
          <table:table-cell office:value-type="float" office:value="29.52" table:style-name="ce3">
            <text:p>29.520</text:p>
          </table:table-cell>
          <table:table-cell office:value-type="float" office:value="30.448" table:style-name="ce3">
            <text:p>30.448</text:p>
          </table:table-cell>
          <table:table-cell office:value-type="float" office:value="32.857999999999997" table:style-name="ce3">
            <text:p>32.858</text:p>
          </table:table-cell>
          <table:table-cell office:value-type="float" office:value="33.731999999999999" table:style-name="ce3">
            <text:p>33.732</text:p>
          </table:table-cell>
          <table:table-cell office:value-type="float" office:value="33.658000000000001" table:style-name="ce3">
            <text:p>33.658</text:p>
          </table:table-cell>
          <table:table-cell office:value-type="float" office:value="32.225000000000001" table:style-name="ce3">
            <text:p>32.225</text:p>
          </table:table-cell>
          <table:table-cell office:value-type="float" office:value="8.5730000000000004" table:style-name="ce3">
            <text:p>8.573</text:p>
          </table:table-cell>
          <table:table-cell office:value-type="float" office:value="7.556" table:style-name="ce3">
            <text:p>7.556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.0350000000000001" table:style-name="ce3">
            <text:p>5.035</text:p>
          </table:table-cell>
          <table:table-cell office:value-type="float" office:value="4.6719999999999997" table:style-name="ce3">
            <text:p>4.672</text:p>
          </table:table-cell>
          <table:table-cell office:value-type="float" office:value="4.4749999999999996" table:style-name="ce3">
            <text:p>4.475</text:p>
          </table:table-cell>
          <table:table-cell office:value-type="float" office:value="4.3719999999999999" table:style-name="ce3">
            <text:p>4.372</text:p>
          </table:table-cell>
          <table:table-cell office:value-type="float" office:value="4.3680000000000003" table:style-name="ce3">
            <text:p>4.368</text:p>
          </table:table-cell>
          <table:table-cell office:value-type="float" office:value="4.4340000000000002" table:style-name="ce3">
            <text:p>4.434</text:p>
          </table:table-cell>
          <table:table-cell office:value-type="float" office:value="4.758" table:style-name="ce3">
            <text:p>4.758</text:p>
          </table:table-cell>
          <table:table-cell office:value-type="float" office:value="5.4560000000000004" table:style-name="ce3">
            <text:p>5.456</text:p>
          </table:table-cell>
          <table:table-cell office:value-type="float" office:value="12.654" table:style-name="ce3">
            <text:p>12.654</text:p>
          </table:table-cell>
          <table:table-cell office:value-type="float" office:value="13.292999999999999" table:style-name="ce3">
            <text:p>13.293</text:p>
          </table:table-cell>
          <table:table-cell office:value-type="float" office:value="13.25" table:style-name="ce3">
            <text:p>13.250</text:p>
          </table:table-cell>
          <table:table-cell office:value-type="float" office:value="13.273" table:style-name="ce3">
            <text:p>13.273</text:p>
          </table:table-cell>
          <table:table-cell office:value-type="float" office:value="12.916" table:style-name="ce3">
            <text:p>12.916</text:p>
          </table:table-cell>
          <table:table-cell office:value-type="float" office:value="12.625" table:style-name="ce3">
            <text:p>12.625</text:p>
          </table:table-cell>
          <table:table-cell office:value-type="float" office:value="12.875" table:style-name="ce3">
            <text:p>12.875</text:p>
          </table:table-cell>
          <table:table-cell office:value-type="float" office:value="12.862" table:style-name="ce3">
            <text:p>12.862</text:p>
          </table:table-cell>
          <table:table-cell office:value-type="float" office:value="13.023" table:style-name="ce3">
            <text:p>13.023</text:p>
          </table:table-cell>
          <table:table-cell office:value-type="float" office:value="13.433" table:style-name="ce3">
            <text:p>13.433</text:p>
          </table:table-cell>
          <table:table-cell office:value-type="float" office:value="14.496" table:style-name="ce3">
            <text:p>14.496</text:p>
          </table:table-cell>
          <table:table-cell office:value-type="float" office:value="14.882" table:style-name="ce3">
            <text:p>14.882</text:p>
          </table:table-cell>
          <table:table-cell office:value-type="float" office:value="14.849" table:style-name="ce3">
            <text:p>14.849</text:p>
          </table:table-cell>
          <table:table-cell office:value-type="float" office:value="14.217000000000001" table:style-name="ce3">
            <text:p>14.217</text:p>
          </table:table-cell>
          <table:table-cell office:value-type="float" office:value="6.43" table:style-name="ce3">
            <text:p>6.430</text:p>
          </table:table-cell>
          <table:table-cell office:value-type="float" office:value="5.6669999999999998" table:style-name="ce3">
            <text:p>5.667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3.7959999999999998" table:style-name="ce3">
            <text:p>3.796</text:p>
          </table:table-cell>
          <table:table-cell office:value-type="float" office:value="3.988" table:style-name="ce3">
            <text:p>3.988</text:p>
          </table:table-cell>
          <table:table-cell office:value-type="float" office:value="3.9750000000000001" table:style-name="ce3">
            <text:p>3.975</text:p>
          </table:table-cell>
          <table:table-cell office:value-type="float" office:value="3.9820000000000002" table:style-name="ce3">
            <text:p>3.982</text:p>
          </table:table-cell>
          <table:table-cell office:value-type="float" office:value="3.875" table:style-name="ce3">
            <text:p>3.875</text:p>
          </table:table-cell>
          <table:table-cell office:value-type="float" office:value="3.7869999999999999" table:style-name="ce3">
            <text:p>3.787</text:p>
          </table:table-cell>
          <table:table-cell office:value-type="float" office:value="3.863" table:style-name="ce3">
            <text:p>3.863</text:p>
          </table:table-cell>
          <table:table-cell office:value-type="float" office:value="3.859" table:style-name="ce3">
            <text:p>3.859</text:p>
          </table:table-cell>
          <table:table-cell office:value-type="float" office:value="3.907" table:style-name="ce3">
            <text:p>3.907</text:p>
          </table:table-cell>
          <table:table-cell office:value-type="float" office:value="4.03" table:style-name="ce3">
            <text:p>4.030</text:p>
          </table:table-cell>
          <table:table-cell office:value-type="float" office:value="4.3490000000000002" table:style-name="ce3">
            <text:p>4.349</text:p>
          </table:table-cell>
          <table:table-cell office:value-type="float" office:value="4.4640000000000004" table:style-name="ce3">
            <text:p>4.464</text:p>
          </table:table-cell>
          <table:table-cell office:value-type="float" office:value="4.4550000000000001" table:style-name="ce3">
            <text:p>4.455</text:p>
          </table:table-cell>
          <table:table-cell office:value-type="float" office:value="4.2649999999999997" table:style-name="ce3">
            <text:p>4.265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0.84399999999999997" table:style-name="ce3">
            <text:p>0.844</text:p>
          </table:table-cell>
          <table:table-cell office:value-type="float" office:value="0.88600000000000001" table:style-name="ce3">
            <text:p>0.886</text:p>
          </table:table-cell>
          <table:table-cell office:value-type="float" office:value="0.88300000000000001" table:style-name="ce3">
            <text:p>0.883</text:p>
          </table:table-cell>
          <table:table-cell office:value-type="float" office:value="0.88500000000000001" table:style-name="ce3">
            <text:p>0.885</text:p>
          </table:table-cell>
          <table:table-cell office:value-type="float" office:value="0.86099999999999999" table:style-name="ce3">
            <text:p>0.861</text:p>
          </table:table-cell>
          <table:table-cell office:value-type="float" office:value="0.84199999999999997" table:style-name="ce3">
            <text:p>0.842</text:p>
          </table:table-cell>
          <table:table-cell office:value-type="float" office:value="0.85799999999999998" table:style-name="ce3">
            <text:p>0.858</text:p>
          </table:table-cell>
          <table:table-cell office:value-type="float" office:value="0.85699999999999998" table:style-name="ce3">
            <text:p>0.857</text:p>
          </table:table-cell>
          <table:table-cell office:value-type="float" office:value="0.86799999999999999" table:style-name="ce3">
            <text:p>0.868</text:p>
          </table:table-cell>
          <table:table-cell office:value-type="float" office:value="0.89600000000000002" table:style-name="ce3">
            <text:p>0.896</text:p>
          </table:table-cell>
          <table:table-cell office:value-type="float" office:value="0.96599999999999997" table:style-name="ce3">
            <text:p>0.966</text:p>
          </table:table-cell>
          <table:table-cell office:value-type="float" office:value="0.99199999999999999" table:style-name="ce3">
            <text:p>0.992</text:p>
          </table:table-cell>
          <table:table-cell office:value-type="float" office:value="0.99" table:style-name="ce3">
            <text:p>0.990</text:p>
          </table:table-cell>
          <table:table-cell office:value-type="float" office:value="0.94799999999999995" table:style-name="ce3">
            <text:p>0.948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.3570000000000002" table:style-name="ce3">
            <text:p>3.357</text:p>
          </table:table-cell>
          <table:table-cell office:value-type="float" office:value="3.1139999999999999" table:style-name="ce3">
            <text:p>3.114</text:p>
          </table:table-cell>
          <table:table-cell office:value-type="float" office:value="2.9830000000000001" table:style-name="ce3">
            <text:p>2.983</text:p>
          </table:table-cell>
          <table:table-cell office:value-type="float" office:value="2.915" table:style-name="ce3">
            <text:p>2.915</text:p>
          </table:table-cell>
          <table:table-cell office:value-type="float" office:value="2.9119999999999999" table:style-name="ce3">
            <text:p>2.912</text:p>
          </table:table-cell>
          <table:table-cell office:value-type="float" office:value="2.956" table:style-name="ce3">
            <text:p>2.956</text:p>
          </table:table-cell>
          <table:table-cell office:value-type="float" office:value="3.1720000000000002" table:style-name="ce3">
            <text:p>3.172</text:p>
          </table:table-cell>
          <table:table-cell office:value-type="float" office:value="3.637" table:style-name="ce3">
            <text:p>3.637</text:p>
          </table:table-cell>
          <table:table-cell office:value-type="float" office:value="4.6399999999999997" table:style-name="ce3">
            <text:p>4.640</text:p>
          </table:table-cell>
          <table:table-cell office:value-type="float" office:value="4.8739999999999997" table:style-name="ce3">
            <text:p>4.874</text:p>
          </table:table-cell>
          <table:table-cell office:value-type="float" office:value="4.8579999999999997" table:style-name="ce3">
            <text:p>4.858</text:p>
          </table:table-cell>
          <table:table-cell office:value-type="float" office:value="4.867" table:style-name="ce3">
            <text:p>4.867</text:p>
          </table:table-cell>
          <table:table-cell office:value-type="float" office:value="4.7359999999999998" table:style-name="ce3">
            <text:p>4.736</text:p>
          </table:table-cell>
          <table:table-cell office:value-type="float" office:value="4.6289999999999996" table:style-name="ce3">
            <text:p>4.629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7160000000000002" table:style-name="ce3">
            <text:p>4.716</text:p>
          </table:table-cell>
          <table:table-cell office:value-type="float" office:value="4.7750000000000004" table:style-name="ce3">
            <text:p>4.775</text:p>
          </table:table-cell>
          <table:table-cell office:value-type="float" office:value="4.9249999999999998" table:style-name="ce3">
            <text:p>4.925</text:p>
          </table:table-cell>
          <table:table-cell office:value-type="float" office:value="5.3150000000000004" table:style-name="ce3">
            <text:p>5.315</text:p>
          </table:table-cell>
          <table:table-cell office:value-type="float" office:value="5.4569999999999999" table:style-name="ce3">
            <text:p>5.457</text:p>
          </table:table-cell>
          <table:table-cell office:value-type="float" office:value="5.4450000000000003" table:style-name="ce3">
            <text:p>5.445</text:p>
          </table:table-cell>
          <table:table-cell office:value-type="float" office:value="5.2130000000000001" table:style-name="ce3">
            <text:p>5.213</text:p>
          </table:table-cell>
          <table:table-cell office:value-type="float" office:value="4.2859999999999996" table:style-name="ce3">
            <text:p>4.286</text:p>
          </table:table-cell>
          <table:table-cell office:value-type="float" office:value="3.778" table:style-name="ce3">
            <text:p>3.778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3570000000000002" table:style-name="ce3">
            <text:p>3.357</text:p>
          </table:table-cell>
          <table:table-cell office:value-type="float" office:value="3.1139999999999999" table:style-name="ce3">
            <text:p>3.114</text:p>
          </table:table-cell>
          <table:table-cell office:value-type="float" office:value="2.9830000000000001" table:style-name="ce3">
            <text:p>2.983</text:p>
          </table:table-cell>
          <table:table-cell office:value-type="float" office:value="2.915" table:style-name="ce3">
            <text:p>2.915</text:p>
          </table:table-cell>
          <table:table-cell office:value-type="float" office:value="2.9119999999999999" table:style-name="ce3">
            <text:p>2.912</text:p>
          </table:table-cell>
          <table:table-cell office:value-type="float" office:value="2.956" table:style-name="ce3">
            <text:p>2.956</text:p>
          </table:table-cell>
          <table:table-cell office:value-type="float" office:value="3.1720000000000002" table:style-name="ce3">
            <text:p>3.172</text:p>
          </table:table-cell>
          <table:table-cell office:value-type="float" office:value="3.637" table:style-name="ce3">
            <text:p>3.637</text:p>
          </table:table-cell>
          <table:table-cell office:value-type="float" office:value="13.497" table:style-name="ce3">
            <text:p>13.497</text:p>
          </table:table-cell>
          <table:table-cell office:value-type="float" office:value="14.179" table:style-name="ce3">
            <text:p>14.179</text:p>
          </table:table-cell>
          <table:table-cell office:value-type="float" office:value="14.134" table:style-name="ce3">
            <text:p>14.134</text:p>
          </table:table-cell>
          <table:table-cell office:value-type="float" office:value="14.157999999999999" table:style-name="ce3">
            <text:p>14.158</text:p>
          </table:table-cell>
          <table:table-cell office:value-type="float" office:value="13.776999999999999" table:style-name="ce3">
            <text:p>13.777</text:p>
          </table:table-cell>
          <table:table-cell office:value-type="float" office:value="13.467000000000001" table:style-name="ce3">
            <text:p>13.467</text:p>
          </table:table-cell>
          <table:table-cell office:value-type="float" office:value="13.734" table:style-name="ce3">
            <text:p>13.734</text:p>
          </table:table-cell>
          <table:table-cell office:value-type="float" office:value="13.718999999999999" table:style-name="ce3">
            <text:p>13.719</text:p>
          </table:table-cell>
          <table:table-cell office:value-type="float" office:value="13.891999999999999" table:style-name="ce3">
            <text:p>13.892</text:p>
          </table:table-cell>
          <table:table-cell office:value-type="float" office:value="14.327999999999999" table:style-name="ce3">
            <text:p>14.328</text:p>
          </table:table-cell>
          <table:table-cell office:value-type="float" office:value="15.462999999999999" table:style-name="ce3">
            <text:p>15.463</text:p>
          </table:table-cell>
          <table:table-cell office:value-type="float" office:value="15.874000000000001" table:style-name="ce3">
            <text:p>15.874</text:p>
          </table:table-cell>
          <table:table-cell office:value-type="float" office:value="15.839" table:style-name="ce3">
            <text:p>15.839</text:p>
          </table:table-cell>
          <table:table-cell office:value-type="float" office:value="15.164999999999999" table:style-name="ce3">
            <text:p>15.165</text:p>
          </table:table-cell>
          <table:table-cell office:value-type="float" office:value="4.2859999999999996" table:style-name="ce3">
            <text:p>4.286</text:p>
          </table:table-cell>
          <table:table-cell office:value-type="float" office:value="3.778" table:style-name="ce3">
            <text:p>3.778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0.212" table:style-name="ce3">
            <text:p>30.212</text:p>
          </table:table-cell>
          <table:table-cell office:value-type="float" office:value="28.029" table:style-name="ce3">
            <text:p>28.029</text:p>
          </table:table-cell>
          <table:table-cell office:value-type="float" office:value="26.850999999999999" table:style-name="ce3">
            <text:p>26.851</text:p>
          </table:table-cell>
          <table:table-cell office:value-type="float" office:value="26.234000000000002" table:style-name="ce3">
            <text:p>26.234</text:p>
          </table:table-cell>
          <table:table-cell office:value-type="float" office:value="26.204999999999998" table:style-name="ce3">
            <text:p>26.205</text:p>
          </table:table-cell>
          <table:table-cell office:value-type="float" office:value="26.602" table:style-name="ce3">
            <text:p>26.602</text:p>
          </table:table-cell>
          <table:table-cell office:value-type="float" office:value="28.55" table:style-name="ce3">
            <text:p>28.550</text:p>
          </table:table-cell>
          <table:table-cell office:value-type="float" office:value="32.737000000000002" table:style-name="ce3">
            <text:p>32.737</text:p>
          </table:table-cell>
          <table:table-cell office:value-type="float" office:value="21.088999999999999" table:style-name="ce3">
            <text:p>21.089</text:p>
          </table:table-cell>
          <table:table-cell office:value-type="float" office:value="22.154" table:style-name="ce3">
            <text:p>22.154</text:p>
          </table:table-cell>
          <table:table-cell office:value-type="float" office:value="22.084" table:style-name="ce3">
            <text:p>22.084</text:p>
          </table:table-cell>
          <table:table-cell office:value-type="float" office:value="22.122" table:style-name="ce3">
            <text:p>22.122</text:p>
          </table:table-cell>
          <table:table-cell office:value-type="float" office:value="21.526" table:style-name="ce3">
            <text:p>21.526</text:p>
          </table:table-cell>
          <table:table-cell office:value-type="float" office:value="21.042000000000002" table:style-name="ce3">
            <text:p>21.042</text:p>
          </table:table-cell>
          <table:table-cell office:value-type="float" office:value="21.459" table:style-name="ce3">
            <text:p>21.459</text:p>
          </table:table-cell>
          <table:table-cell office:value-type="float" office:value="21.437000000000001" table:style-name="ce3">
            <text:p>21.437</text:p>
          </table:table-cell>
          <table:table-cell office:value-type="float" office:value="21.706" table:style-name="ce3">
            <text:p>21.706</text:p>
          </table:table-cell>
          <table:table-cell office:value-type="float" office:value="22.388000000000002" table:style-name="ce3">
            <text:p>22.388</text:p>
          </table:table-cell>
          <table:table-cell office:value-type="float" office:value="24.16" table:style-name="ce3">
            <text:p>24.160</text:p>
          </table:table-cell>
          <table:table-cell office:value-type="float" office:value="24.803000000000001" table:style-name="ce3">
            <text:p>24.803</text:p>
          </table:table-cell>
          <table:table-cell office:value-type="float" office:value="24.748999999999999" table:style-name="ce3">
            <text:p>24.749</text:p>
          </table:table-cell>
          <table:table-cell office:value-type="float" office:value="23.695" table:style-name="ce3">
            <text:p>23.695</text:p>
          </table:table-cell>
          <table:table-cell office:value-type="float" office:value="38.576999999999998" table:style-name="ce3">
            <text:p>38.577</text:p>
          </table:table-cell>
          <table:table-cell office:value-type="float" office:value="34" table:style-name="ce3">
            <text:p>34.000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6.785" table:style-name="ce3">
            <text:p>16.785</text:p>
          </table:table-cell>
          <table:table-cell office:value-type="float" office:value="15.571999999999999" table:style-name="ce3">
            <text:p>15.572</text:p>
          </table:table-cell>
          <table:table-cell office:value-type="float" office:value="14.917" table:style-name="ce3">
            <text:p>14.917</text:p>
          </table:table-cell>
          <table:table-cell office:value-type="float" office:value="14.574999999999999" table:style-name="ce3">
            <text:p>14.575</text:p>
          </table:table-cell>
          <table:table-cell office:value-type="float" office:value="14.558" table:style-name="ce3">
            <text:p>14.558</text:p>
          </table:table-cell>
          <table:table-cell office:value-type="float" office:value="14.779" table:style-name="ce3">
            <text:p>14.779</text:p>
          </table:table-cell>
          <table:table-cell office:value-type="float" office:value="15.861000000000001" table:style-name="ce3">
            <text:p>15.861</text:p>
          </table:table-cell>
          <table:table-cell office:value-type="float" office:value="18.187000000000001" table:style-name="ce3">
            <text:p>18.187</text:p>
          </table:table-cell>
          <table:table-cell office:value-type="float" office:value="80.14" table:style-name="ce3">
            <text:p>80.140</text:p>
          </table:table-cell>
          <table:table-cell office:value-type="float" office:value="84.186000000000007" table:style-name="ce3">
            <text:p>84.186</text:p>
          </table:table-cell>
          <table:table-cell office:value-type="float" office:value="83.918999999999997" table:style-name="ce3">
            <text:p>83.919</text:p>
          </table:table-cell>
          <table:table-cell office:value-type="float" office:value="84.061999999999998" table:style-name="ce3">
            <text:p>84.062</text:p>
          </table:table-cell>
          <table:table-cell office:value-type="float" office:value="81.799000000000007" table:style-name="ce3">
            <text:p>81.799</text:p>
          </table:table-cell>
          <table:table-cell office:value-type="float" office:value="79.957999999999998" table:style-name="ce3">
            <text:p>79.958</text:p>
          </table:table-cell>
          <table:table-cell office:value-type="float" office:value="81.543000000000006" table:style-name="ce3">
            <text:p>81.543</text:p>
          </table:table-cell>
          <table:table-cell office:value-type="float" office:value="81.459000000000003" table:style-name="ce3">
            <text:p>81.459</text:p>
          </table:table-cell>
          <table:table-cell office:value-type="float" office:value="82.481999999999999" table:style-name="ce3">
            <text:p>82.482</text:p>
          </table:table-cell>
          <table:table-cell office:value-type="float" office:value="85.073999999999998" table:style-name="ce3">
            <text:p>85.074</text:p>
          </table:table-cell>
          <table:table-cell office:value-type="float" office:value="91.808999999999997" table:style-name="ce3">
            <text:p>91.809</text:p>
          </table:table-cell>
          <table:table-cell office:value-type="float" office:value="94.25" table:style-name="ce3">
            <text:p>94.250</text:p>
          </table:table-cell>
          <table:table-cell office:value-type="float" office:value="94.046000000000006" table:style-name="ce3">
            <text:p>94.046</text:p>
          </table:table-cell>
          <table:table-cell office:value-type="float" office:value="90.042000000000002" table:style-name="ce3">
            <text:p>90.042</text:p>
          </table:table-cell>
          <table:table-cell office:value-type="float" office:value="21.431999999999999" table:style-name="ce3">
            <text:p>21.432</text:p>
          </table:table-cell>
          <table:table-cell office:value-type="float" office:value="18.888999999999999" table:style-name="ce3">
            <text:p>18.889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83899999999999997" table:style-name="ce3">
            <text:p>0.839</text:p>
          </table:table-cell>
          <table:table-cell office:value-type="float" office:value="0.77900000000000003" table:style-name="ce3">
            <text:p>0.779</text:p>
          </table:table-cell>
          <table:table-cell office:value-type="float" office:value="0.746" table:style-name="ce3">
            <text:p>0.746</text:p>
          </table:table-cell>
          <table:table-cell office:value-type="float" office:value="0.72899999999999998" table:style-name="ce3">
            <text:p>0.729</text:p>
          </table:table-cell>
          <table:table-cell office:value-type="float" office:value="0.72799999999999998" table:style-name="ce3">
            <text:p>0.728</text:p>
          </table:table-cell>
          <table:table-cell office:value-type="float" office:value="0.73899999999999999" table:style-name="ce3">
            <text:p>0.739</text:p>
          </table:table-cell>
          <table:table-cell office:value-type="float" office:value="0.79300000000000004" table:style-name="ce3">
            <text:p>0.793</text:p>
          </table:table-cell>
          <table:table-cell office:value-type="float" office:value="0.90900000000000003" table:style-name="ce3">
            <text:p>0.909</text:p>
          </table:table-cell>
          <table:table-cell office:value-type="float" office:value="2.5310000000000001" table:style-name="ce3">
            <text:p>2.531</text:p>
          </table:table-cell>
          <table:table-cell office:value-type="float" office:value="2.6589999999999998" table:style-name="ce3">
            <text:p>2.659</text:p>
          </table:table-cell>
          <table:table-cell office:value-type="float" office:value="2.65" table:style-name="ce3">
            <text:p>2.650</text:p>
          </table:table-cell>
          <table:table-cell office:value-type="float" office:value="2.6549999999999998" table:style-name="ce3">
            <text:p>2.655</text:p>
          </table:table-cell>
          <table:table-cell office:value-type="float" office:value="2.5830000000000002" table:style-name="ce3">
            <text:p>2.583</text:p>
          </table:table-cell>
          <table:table-cell office:value-type="float" office:value="2.5249999999999999" table:style-name="ce3">
            <text:p>2.525</text:p>
          </table:table-cell>
          <table:table-cell office:value-type="float" office:value="2.5750000000000002" table:style-name="ce3">
            <text:p>2.575</text:p>
          </table:table-cell>
          <table:table-cell office:value-type="float" office:value="2.5720000000000001" table:style-name="ce3">
            <text:p>2.572</text:p>
          </table:table-cell>
          <table:table-cell office:value-type="float" office:value="2.605" table:style-name="ce3">
            <text:p>2.605</text:p>
          </table:table-cell>
          <table:table-cell office:value-type="float" office:value="2.6869999999999998" table:style-name="ce3">
            <text:p>2.687</text:p>
          </table:table-cell>
          <table:table-cell office:value-type="float" office:value="2.899" table:style-name="ce3">
            <text:p>2.899</text:p>
          </table:table-cell>
          <table:table-cell office:value-type="float" office:value="2.976" table:style-name="ce3">
            <text:p>2.976</text:p>
          </table:table-cell>
          <table:table-cell office:value-type="float" office:value="2.97" table:style-name="ce3">
            <text:p>2.970</text:p>
          </table:table-cell>
          <table:table-cell office:value-type="float" office:value="2.843" table:style-name="ce3">
            <text:p>2.843</text:p>
          </table:table-cell>
          <table:table-cell office:value-type="float" office:value="1.0720000000000001" table:style-name="ce3">
            <text:p>1.072</text:p>
          </table:table-cell>
          <table:table-cell office:value-type="float" office:value="0.94399999999999995" table:style-name="ce3">
            <text:p>0.944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2.5310000000000001" table:style-name="ce3">
            <text:p>2.531</text:p>
          </table:table-cell>
          <table:table-cell office:value-type="float" office:value="2.6589999999999998" table:style-name="ce3">
            <text:p>2.659</text:p>
          </table:table-cell>
          <table:table-cell office:value-type="float" office:value="2.65" table:style-name="ce3">
            <text:p>2.650</text:p>
          </table:table-cell>
          <table:table-cell office:value-type="float" office:value="2.6549999999999998" table:style-name="ce3">
            <text:p>2.655</text:p>
          </table:table-cell>
          <table:table-cell office:value-type="float" office:value="2.5830000000000002" table:style-name="ce3">
            <text:p>2.583</text:p>
          </table:table-cell>
          <table:table-cell office:value-type="float" office:value="2.5249999999999999" table:style-name="ce3">
            <text:p>2.525</text:p>
          </table:table-cell>
          <table:table-cell office:value-type="float" office:value="2.5750000000000002" table:style-name="ce3">
            <text:p>2.575</text:p>
          </table:table-cell>
          <table:table-cell office:value-type="float" office:value="2.5720000000000001" table:style-name="ce3">
            <text:p>2.572</text:p>
          </table:table-cell>
          <table:table-cell office:value-type="float" office:value="2.605" table:style-name="ce3">
            <text:p>2.605</text:p>
          </table:table-cell>
          <table:table-cell office:value-type="float" office:value="2.6869999999999998" table:style-name="ce3">
            <text:p>2.687</text:p>
          </table:table-cell>
          <table:table-cell office:value-type="float" office:value="2.899" table:style-name="ce3">
            <text:p>2.899</text:p>
          </table:table-cell>
          <table:table-cell office:value-type="float" office:value="2.976" table:style-name="ce3">
            <text:p>2.976</text:p>
          </table:table-cell>
          <table:table-cell office:value-type="float" office:value="2.97" table:style-name="ce3">
            <text:p>2.970</text:p>
          </table:table-cell>
          <table:table-cell office:value-type="float" office:value="2.843" table:style-name="ce3">
            <text:p>2.843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2.109" table:style-name="ce3">
            <text:p>2.109</text:p>
          </table:table-cell>
          <table:table-cell office:value-type="float" office:value="2.2149999999999999" table:style-name="ce3">
            <text:p>2.215</text:p>
          </table:table-cell>
          <table:table-cell office:value-type="float" office:value="2.2080000000000002" table:style-name="ce3">
            <text:p>2.208</text:p>
          </table:table-cell>
          <table:table-cell office:value-type="float" office:value="2.2120000000000002" table:style-name="ce3">
            <text:p>2.212</text:p>
          </table:table-cell>
          <table:table-cell office:value-type="float" office:value="2.153" table:style-name="ce3">
            <text:p>2.153</text:p>
          </table:table-cell>
          <table:table-cell office:value-type="float" office:value="2.1040000000000001" table:style-name="ce3">
            <text:p>2.104</text:p>
          </table:table-cell>
          <table:table-cell office:value-type="float" office:value="2.1459999999999999" table:style-name="ce3">
            <text:p>2.146</text:p>
          </table:table-cell>
          <table:table-cell office:value-type="float" office:value="2.1440000000000001" table:style-name="ce3">
            <text:p>2.144</text:p>
          </table:table-cell>
          <table:table-cell office:value-type="float" office:value="2.1709999999999998" table:style-name="ce3">
            <text:p>2.171</text:p>
          </table:table-cell>
          <table:table-cell office:value-type="float" office:value="2.2389999999999999" table:style-name="ce3">
            <text:p>2.239</text:p>
          </table:table-cell>
          <table:table-cell office:value-type="float" office:value="2.4159999999999999" table:style-name="ce3">
            <text:p>2.416</text:p>
          </table:table-cell>
          <table:table-cell office:value-type="float" office:value="2.48" table:style-name="ce3">
            <text:p>2.480</text:p>
          </table:table-cell>
          <table:table-cell office:value-type="float" office:value="2.4750000000000001" table:style-name="ce3">
            <text:p>2.475</text:p>
          </table:table-cell>
          <table:table-cell office:value-type="float" office:value="2.37" table:style-name="ce3">
            <text:p>2.370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1.749000000000001" table:style-name="ce3">
            <text:p>11.749</text:p>
          </table:table-cell>
          <table:table-cell office:value-type="float" office:value="10.9" table:style-name="ce3">
            <text:p>10.900</text:p>
          </table:table-cell>
          <table:table-cell office:value-type="float" office:value="10.442" table:style-name="ce3">
            <text:p>10.442</text:p>
          </table:table-cell>
          <table:table-cell office:value-type="float" office:value="10.202" table:style-name="ce3">
            <text:p>10.202</text:p>
          </table:table-cell>
          <table:table-cell office:value-type="float" office:value="10.191000000000001" table:style-name="ce3">
            <text:p>10.191</text:p>
          </table:table-cell>
          <table:table-cell office:value-type="float" office:value="10.345000000000001" table:style-name="ce3">
            <text:p>10.345</text:p>
          </table:table-cell>
          <table:table-cell office:value-type="float" office:value="11.103" table:style-name="ce3">
            <text:p>11.103</text:p>
          </table:table-cell>
          <table:table-cell office:value-type="float" office:value="12.731" table:style-name="ce3">
            <text:p>12.731</text:p>
          </table:table-cell>
          <table:table-cell office:value-type="float" office:value="105.447" table:style-name="ce3">
            <text:p>105.447</text:p>
          </table:table-cell>
          <table:table-cell office:value-type="float" office:value="110.77200000000001" table:style-name="ce3">
            <text:p>110.772</text:p>
          </table:table-cell>
          <table:table-cell office:value-type="float" office:value="110.42" table:style-name="ce3">
            <text:p>110.420</text:p>
          </table:table-cell>
          <table:table-cell office:value-type="float" office:value="110.608" table:style-name="ce3">
            <text:p>110.608</text:p>
          </table:table-cell>
          <table:table-cell office:value-type="float" office:value="107.631" table:style-name="ce3">
            <text:p>107.631</text:p>
          </table:table-cell>
          <table:table-cell office:value-type="float" office:value="105.208" table:style-name="ce3">
            <text:p>105.208</text:p>
          </table:table-cell>
          <table:table-cell office:value-type="float" office:value="107.29300000000001" table:style-name="ce3">
            <text:p>107.293</text:p>
          </table:table-cell>
          <table:table-cell office:value-type="float" office:value="107.18300000000001" table:style-name="ce3">
            <text:p>107.183</text:p>
          </table:table-cell>
          <table:table-cell office:value-type="float" office:value="108.529" table:style-name="ce3">
            <text:p>108.529</text:p>
          </table:table-cell>
          <table:table-cell office:value-type="float" office:value="111.94" table:style-name="ce3">
            <text:p>111.940</text:p>
          </table:table-cell>
          <table:table-cell office:value-type="float" office:value="120.801" table:style-name="ce3">
            <text:p>120.801</text:p>
          </table:table-cell>
          <table:table-cell office:value-type="float" office:value="124.01300000000001" table:style-name="ce3">
            <text:p>124.013</text:p>
          </table:table-cell>
          <table:table-cell office:value-type="float" office:value="123.744" table:style-name="ce3">
            <text:p>123.744</text:p>
          </table:table-cell>
          <table:table-cell office:value-type="float" office:value="118.476" table:style-name="ce3">
            <text:p>118.476</text:p>
          </table:table-cell>
          <table:table-cell office:value-type="float" office:value="15.002000000000001" table:style-name="ce3">
            <text:p>15.002</text:p>
          </table:table-cell>
          <table:table-cell office:value-type="float" office:value="13.222" table:style-name="ce3">
            <text:p>13.222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11" table:style-name="ce3">
            <text:p>0.311</text:p>
          </table:table-cell>
          <table:table-cell office:value-type="float" office:value="0.29799999999999999" table:style-name="ce3">
            <text:p>0.298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099999999999998" table:style-name="ce3">
            <text:p>0.291</text:p>
          </table:table-cell>
          <table:table-cell office:value-type="float" office:value="0.29599999999999999" table:style-name="ce3">
            <text:p>0.296</text:p>
          </table:table-cell>
          <table:table-cell office:value-type="float" office:value="0.317" table:style-name="ce3">
            <text:p>0.317</text:p>
          </table:table-cell>
          <table:table-cell office:value-type="float" office:value="0.36399999999999999" table:style-name="ce3">
            <text:p>0.364</text:p>
          </table:table-cell>
          <table:table-cell office:value-type="float" office:value="0.84399999999999997" table:style-name="ce3">
            <text:p>0.844</text:p>
          </table:table-cell>
          <table:table-cell office:value-type="float" office:value="0.88600000000000001" table:style-name="ce3">
            <text:p>0.886</text:p>
          </table:table-cell>
          <table:table-cell office:value-type="float" office:value="0.88300000000000001" table:style-name="ce3">
            <text:p>0.883</text:p>
          </table:table-cell>
          <table:table-cell office:value-type="float" office:value="0.88500000000000001" table:style-name="ce3">
            <text:p>0.885</text:p>
          </table:table-cell>
          <table:table-cell office:value-type="float" office:value="0.86099999999999999" table:style-name="ce3">
            <text:p>0.861</text:p>
          </table:table-cell>
          <table:table-cell office:value-type="float" office:value="0.84199999999999997" table:style-name="ce3">
            <text:p>0.842</text:p>
          </table:table-cell>
          <table:table-cell office:value-type="float" office:value="0.85799999999999998" table:style-name="ce3">
            <text:p>0.858</text:p>
          </table:table-cell>
          <table:table-cell office:value-type="float" office:value="0.85699999999999998" table:style-name="ce3">
            <text:p>0.857</text:p>
          </table:table-cell>
          <table:table-cell office:value-type="float" office:value="0.86799999999999999" table:style-name="ce3">
            <text:p>0.868</text:p>
          </table:table-cell>
          <table:table-cell office:value-type="float" office:value="0.89600000000000002" table:style-name="ce3">
            <text:p>0.896</text:p>
          </table:table-cell>
          <table:table-cell office:value-type="float" office:value="0.96599999999999997" table:style-name="ce3">
            <text:p>0.966</text:p>
          </table:table-cell>
          <table:table-cell office:value-type="float" office:value="0.99199999999999999" table:style-name="ce3">
            <text:p>0.992</text:p>
          </table:table-cell>
          <table:table-cell office:value-type="float" office:value="0.99" table:style-name="ce3">
            <text:p>0.990</text:p>
          </table:table-cell>
          <table:table-cell office:value-type="float" office:value="0.94799999999999995" table:style-name="ce3">
            <text:p>0.948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378" table:style-name="ce3">
            <text:p>0.378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.3570000000000002" table:style-name="ce3">
            <text:p>3.357</text:p>
          </table:table-cell>
          <table:table-cell office:value-type="float" office:value="3.1139999999999999" table:style-name="ce3">
            <text:p>3.114</text:p>
          </table:table-cell>
          <table:table-cell office:value-type="float" office:value="2.9830000000000001" table:style-name="ce3">
            <text:p>2.983</text:p>
          </table:table-cell>
          <table:table-cell office:value-type="float" office:value="2.915" table:style-name="ce3">
            <text:p>2.915</text:p>
          </table:table-cell>
          <table:table-cell office:value-type="float" office:value="2.9119999999999999" table:style-name="ce3">
            <text:p>2.912</text:p>
          </table:table-cell>
          <table:table-cell office:value-type="float" office:value="2.956" table:style-name="ce3">
            <text:p>2.956</text:p>
          </table:table-cell>
          <table:table-cell office:value-type="float" office:value="3.1720000000000002" table:style-name="ce3">
            <text:p>3.172</text:p>
          </table:table-cell>
          <table:table-cell office:value-type="float" office:value="3.637" table:style-name="ce3">
            <text:p>3.637</text:p>
          </table:table-cell>
          <table:table-cell office:value-type="float" office:value="16.870999999999999" table:style-name="ce3">
            <text:p>16.871</text:p>
          </table:table-cell>
          <table:table-cell office:value-type="float" office:value="17.722999999999999" table:style-name="ce3">
            <text:p>17.723</text:p>
          </table:table-cell>
          <table:table-cell office:value-type="float" office:value="17.667000000000002" table:style-name="ce3">
            <text:p>17.667</text:p>
          </table:table-cell>
          <table:table-cell office:value-type="float" office:value="17.696999999999999" table:style-name="ce3">
            <text:p>17.697</text:p>
          </table:table-cell>
          <table:table-cell office:value-type="float" office:value="17.221" table:style-name="ce3">
            <text:p>17.221</text:p>
          </table:table-cell>
          <table:table-cell office:value-type="float" office:value="16.832999999999998" table:style-name="ce3">
            <text:p>16.833</text:p>
          </table:table-cell>
          <table:table-cell office:value-type="float" office:value="17.167000000000002" table:style-name="ce3">
            <text:p>17.167</text:p>
          </table:table-cell>
          <table:table-cell office:value-type="float" office:value="17.149000000000001" table:style-name="ce3">
            <text:p>17.149</text:p>
          </table:table-cell>
          <table:table-cell office:value-type="float" office:value="17.364999999999998" table:style-name="ce3">
            <text:p>17.365</text:p>
          </table:table-cell>
          <table:table-cell office:value-type="float" office:value="17.91" table:style-name="ce3">
            <text:p>17.910</text:p>
          </table:table-cell>
          <table:table-cell office:value-type="float" office:value="19.327999999999999" table:style-name="ce3">
            <text:p>19.328</text:p>
          </table:table-cell>
          <table:table-cell office:value-type="float" office:value="19.841999999999999" table:style-name="ce3">
            <text:p>19.842</text:p>
          </table:table-cell>
          <table:table-cell office:value-type="float" office:value="19.798999999999999" table:style-name="ce3">
            <text:p>19.799</text:p>
          </table:table-cell>
          <table:table-cell office:value-type="float" office:value="18.956" table:style-name="ce3">
            <text:p>18.956</text:p>
          </table:table-cell>
          <table:table-cell office:value-type="float" office:value="4.2859999999999996" table:style-name="ce3">
            <text:p>4.286</text:p>
          </table:table-cell>
          <table:table-cell office:value-type="float" office:value="3.778" table:style-name="ce3">
            <text:p>3.778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0350000000000001" table:style-name="ce3">
            <text:p>5.035</text:p>
          </table:table-cell>
          <table:table-cell office:value-type="float" office:value="4.6719999999999997" table:style-name="ce3">
            <text:p>4.672</text:p>
          </table:table-cell>
          <table:table-cell office:value-type="float" office:value="4.4749999999999996" table:style-name="ce3">
            <text:p>4.475</text:p>
          </table:table-cell>
          <table:table-cell office:value-type="float" office:value="4.3719999999999999" table:style-name="ce3">
            <text:p>4.372</text:p>
          </table:table-cell>
          <table:table-cell office:value-type="float" office:value="4.3680000000000003" table:style-name="ce3">
            <text:p>4.368</text:p>
          </table:table-cell>
          <table:table-cell office:value-type="float" office:value="4.4340000000000002" table:style-name="ce3">
            <text:p>4.434</text:p>
          </table:table-cell>
          <table:table-cell office:value-type="float" office:value="4.758" table:style-name="ce3">
            <text:p>4.758</text:p>
          </table:table-cell>
          <table:table-cell office:value-type="float" office:value="5.4560000000000004" table:style-name="ce3">
            <text:p>5.456</text:p>
          </table:table-cell>
          <table:table-cell office:value-type="float" office:value="14.340999999999999" table:style-name="ce3">
            <text:p>14.341</text:p>
          </table:table-cell>
          <table:table-cell office:value-type="float" office:value="15.065" table:style-name="ce3">
            <text:p>15.065</text:p>
          </table:table-cell>
          <table:table-cell office:value-type="float" office:value="15.016999999999999" table:style-name="ce3">
            <text:p>15.017</text:p>
          </table:table-cell>
          <table:table-cell office:value-type="float" office:value="15.042999999999999" table:style-name="ce3">
            <text:p>15.043</text:p>
          </table:table-cell>
          <table:table-cell office:value-type="float" office:value="14.638" table:style-name="ce3">
            <text:p>14.638</text:p>
          </table:table-cell>
          <table:table-cell office:value-type="float" office:value="14.308" table:style-name="ce3">
            <text:p>14.308</text:p>
          </table:table-cell>
          <table:table-cell office:value-type="float" office:value="14.592000000000001" table:style-name="ce3">
            <text:p>14.592</text:p>
          </table:table-cell>
          <table:table-cell office:value-type="float" office:value="14.577" table:style-name="ce3">
            <text:p>14.577</text:p>
          </table:table-cell>
          <table:table-cell office:value-type="float" office:value="14.76" table:style-name="ce3">
            <text:p>14.760</text:p>
          </table:table-cell>
          <table:table-cell office:value-type="float" office:value="15.224" table:style-name="ce3">
            <text:p>15.224</text:p>
          </table:table-cell>
          <table:table-cell office:value-type="float" office:value="16.428999999999998" table:style-name="ce3">
            <text:p>16.429</text:p>
          </table:table-cell>
          <table:table-cell office:value-type="float" office:value="16.866" table:style-name="ce3">
            <text:p>16.866</text:p>
          </table:table-cell>
          <table:table-cell office:value-type="float" office:value="16.829000000000001" table:style-name="ce3">
            <text:p>16.829</text:p>
          </table:table-cell>
          <table:table-cell office:value-type="float" office:value="16.113" table:style-name="ce3">
            <text:p>16.113</text:p>
          </table:table-cell>
          <table:table-cell office:value-type="float" office:value="6.43" table:style-name="ce3">
            <text:p>6.430</text:p>
          </table:table-cell>
          <table:table-cell office:value-type="float" office:value="5.6669999999999998" table:style-name="ce3">
            <text:p>5.667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94.497" table:style-name="ce3">
            <text:p>94.497</text:p>
          </table:table-cell>
          <table:table-cell office:value-type="float" office:value="87.668999999999997" table:style-name="ce3">
            <text:p>87.669</text:p>
          </table:table-cell>
          <table:table-cell office:value-type="float" office:value="83.983000000000004" table:style-name="ce3">
            <text:p>83.983</text:p>
          </table:table-cell>
          <table:table-cell office:value-type="float" office:value="82.054000000000002" table:style-name="ce3">
            <text:p>82.054</text:p>
          </table:table-cell>
          <table:table-cell office:value-type="float" office:value="81.963999999999999" table:style-name="ce3">
            <text:p>81.964</text:p>
          </table:table-cell>
          <table:table-cell office:value-type="float" office:value="83.203999999999994" table:style-name="ce3">
            <text:p>83.204</text:p>
          </table:table-cell>
          <table:table-cell office:value-type="float" office:value="89.298000000000002" table:style-name="ce3">
            <text:p>89.298</text:p>
          </table:table-cell>
          <table:table-cell office:value-type="float" office:value="102.39400000000001" table:style-name="ce3">
            <text:p>102.394</text:p>
          </table:table-cell>
          <table:table-cell office:value-type="float" office:value="131.59800000000001" table:style-name="ce3">
            <text:p>131.598</text:p>
          </table:table-cell>
          <table:table-cell office:value-type="float" office:value="138.24299999999999" table:style-name="ce3">
            <text:p>138.243</text:p>
          </table:table-cell>
          <table:table-cell office:value-type="float" office:value="137.804" table:style-name="ce3">
            <text:p>137.804</text:p>
          </table:table-cell>
          <table:table-cell office:value-type="float" office:value="138.03899999999999" table:style-name="ce3">
            <text:p>138.039</text:p>
          </table:table-cell>
          <table:table-cell office:value-type="float" office:value="134.32300000000001" table:style-name="ce3">
            <text:p>134.323</text:p>
          </table:table-cell>
          <table:table-cell office:value-type="float" office:value="131.30000000000001" table:style-name="ce3">
            <text:p>131.300</text:p>
          </table:table-cell>
          <table:table-cell office:value-type="float" office:value="133.90199999999999" table:style-name="ce3">
            <text:p>133.902</text:p>
          </table:table-cell>
          <table:table-cell office:value-type="float" office:value="133.76400000000001" table:style-name="ce3">
            <text:p>133.764</text:p>
          </table:table-cell>
          <table:table-cell office:value-type="float" office:value="135.44399999999999" table:style-name="ce3">
            <text:p>135.444</text:p>
          </table:table-cell>
          <table:table-cell office:value-type="float" office:value="139.70099999999999" table:style-name="ce3">
            <text:p>139.701</text:p>
          </table:table-cell>
          <table:table-cell office:value-type="float" office:value="150.76" table:style-name="ce3">
            <text:p>150.760</text:p>
          </table:table-cell>
          <table:table-cell office:value-type="float" office:value="154.76900000000001" table:style-name="ce3">
            <text:p>154.769</text:p>
          </table:table-cell>
          <table:table-cell office:value-type="float" office:value="154.43299999999999" table:style-name="ce3">
            <text:p>154.433</text:p>
          </table:table-cell>
          <table:table-cell office:value-type="float" office:value="147.858" table:style-name="ce3">
            <text:p>147.858</text:p>
          </table:table-cell>
          <table:table-cell office:value-type="float" office:value="120.66200000000001" table:style-name="ce3">
            <text:p>120.662</text:p>
          </table:table-cell>
          <table:table-cell office:value-type="float" office:value="106.345" table:style-name="ce3">
            <text:p>106.345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0.38" table:style-name="ce3">
            <text:p>30.380</text:p>
          </table:table-cell>
          <table:table-cell office:value-type="float" office:value="28.184999999999999" table:style-name="ce3">
            <text:p>28.185</text:p>
          </table:table-cell>
          <table:table-cell office:value-type="float" office:value="27" table:style-name="ce3">
            <text:p>27.000</text:p>
          </table:table-cell>
          <table:table-cell office:value-type="float" office:value="26.38" table:style-name="ce3">
            <text:p>26.380</text:p>
          </table:table-cell>
          <table:table-cell office:value-type="float" office:value="26.350999999999999" table:style-name="ce3">
            <text:p>26.351</text:p>
          </table:table-cell>
          <table:table-cell office:value-type="float" office:value="26.748999999999999" table:style-name="ce3">
            <text:p>26.749</text:p>
          </table:table-cell>
          <table:table-cell office:value-type="float" office:value="28.709" table:style-name="ce3">
            <text:p>28.709</text:p>
          </table:table-cell>
          <table:table-cell office:value-type="float" office:value="32.918999999999997" table:style-name="ce3">
            <text:p>32.919</text:p>
          </table:table-cell>
          <table:table-cell office:value-type="float" office:value="37.622999999999998" table:style-name="ce3">
            <text:p>37.623</text:p>
          </table:table-cell>
          <table:table-cell office:value-type="float" office:value="39.523000000000003" table:style-name="ce3">
            <text:p>39.523</text:p>
          </table:table-cell>
          <table:table-cell office:value-type="float" office:value="39.398000000000003" table:style-name="ce3">
            <text:p>39.398</text:p>
          </table:table-cell>
          <table:table-cell office:value-type="float" office:value="39.465000000000003" table:style-name="ce3">
            <text:p>39.465</text:p>
          </table:table-cell>
          <table:table-cell office:value-type="float" office:value="38.402999999999999" table:style-name="ce3">
            <text:p>38.403</text:p>
          </table:table-cell>
          <table:table-cell office:value-type="float" office:value="37.537999999999997" table:style-name="ce3">
            <text:p>37.538</text:p>
          </table:table-cell>
          <table:table-cell office:value-type="float" office:value="38.281999999999996" table:style-name="ce3">
            <text:p>38.282</text:p>
          </table:table-cell>
          <table:table-cell office:value-type="float" office:value="38.243000000000002" table:style-name="ce3">
            <text:p>38.243</text:p>
          </table:table-cell>
          <table:table-cell office:value-type="float" office:value="38.722999999999999" table:style-name="ce3">
            <text:p>38.723</text:p>
          </table:table-cell>
          <table:table-cell office:value-type="float" office:value="39.94" table:style-name="ce3">
            <text:p>39.940</text:p>
          </table:table-cell>
          <table:table-cell office:value-type="float" office:value="43.101999999999997" table:style-name="ce3">
            <text:p>43.102</text:p>
          </table:table-cell>
          <table:table-cell office:value-type="float" office:value="44.247999999999998" table:style-name="ce3">
            <text:p>44.248</text:p>
          </table:table-cell>
          <table:table-cell office:value-type="float" office:value="44.152000000000001" table:style-name="ce3">
            <text:p>44.152</text:p>
          </table:table-cell>
          <table:table-cell office:value-type="float" office:value="42.271999999999998" table:style-name="ce3">
            <text:p>42.272</text:p>
          </table:table-cell>
          <table:table-cell office:value-type="float" office:value="38.792000000000002" table:style-name="ce3">
            <text:p>38.792</text:p>
          </table:table-cell>
          <table:table-cell office:value-type="float" office:value="34.189" table:style-name="ce3">
            <text:p>34.189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1.149000000000001" table:style-name="ce3">
            <text:p>21.149</text:p>
          </table:table-cell>
          <table:table-cell office:value-type="float" office:value="19.62" table:style-name="ce3">
            <text:p>19.620</text:p>
          </table:table-cell>
          <table:table-cell office:value-type="float" office:value="18.795000000000002" table:style-name="ce3">
            <text:p>18.795</text:p>
          </table:table-cell>
          <table:table-cell office:value-type="float" office:value="18.364000000000001" table:style-name="ce3">
            <text:p>18.364</text:p>
          </table:table-cell>
          <table:table-cell office:value-type="float" office:value="18.344000000000001" table:style-name="ce3">
            <text:p>18.344</text:p>
          </table:table-cell>
          <table:table-cell office:value-type="float" office:value="18.620999999999999" table:style-name="ce3">
            <text:p>18.621</text:p>
          </table:table-cell>
          <table:table-cell office:value-type="float" office:value="19.984999999999999" table:style-name="ce3">
            <text:p>19.985</text:p>
          </table:table-cell>
          <table:table-cell office:value-type="float" office:value="22.916" table:style-name="ce3">
            <text:p>22.916</text:p>
          </table:table-cell>
          <table:table-cell office:value-type="float" office:value="21.427" table:style-name="ce3">
            <text:p>21.427</text:p>
          </table:table-cell>
          <table:table-cell office:value-type="float" office:value="22.509" table:style-name="ce3">
            <text:p>22.509</text:p>
          </table:table-cell>
          <table:table-cell office:value-type="float" office:value="22.437000000000001" table:style-name="ce3">
            <text:p>22.437</text:p>
          </table:table-cell>
          <table:table-cell office:value-type="float" office:value="22.475999999999999" table:style-name="ce3">
            <text:p>22.476</text:p>
          </table:table-cell>
          <table:table-cell office:value-type="float" office:value="21.870999999999999" table:style-name="ce3">
            <text:p>21.871</text:p>
          </table:table-cell>
          <table:table-cell office:value-type="float" office:value="21.378" table:style-name="ce3">
            <text:p>21.378</text:p>
          </table:table-cell>
          <table:table-cell office:value-type="float" office:value="21.802" table:style-name="ce3">
            <text:p>21.802</text:p>
          </table:table-cell>
          <table:table-cell office:value-type="float" office:value="21.779" table:style-name="ce3">
            <text:p>21.779</text:p>
          </table:table-cell>
          <table:table-cell office:value-type="float" office:value="22.053000000000001" table:style-name="ce3">
            <text:p>22.053</text:p>
          </table:table-cell>
          <table:table-cell office:value-type="float" office:value="22.745999999999999" table:style-name="ce3">
            <text:p>22.746</text:p>
          </table:table-cell>
          <table:table-cell office:value-type="float" office:value="24.547000000000001" table:style-name="ce3">
            <text:p>24.547</text:p>
          </table:table-cell>
          <table:table-cell office:value-type="float" office:value="25.2" table:style-name="ce3">
            <text:p>25.200</text:p>
          </table:table-cell>
          <table:table-cell office:value-type="float" office:value="25.145" table:style-name="ce3">
            <text:p>25.145</text:p>
          </table:table-cell>
          <table:table-cell office:value-type="float" office:value="24.074000000000002" table:style-name="ce3">
            <text:p>24.074</text:p>
          </table:table-cell>
          <table:table-cell office:value-type="float" office:value="27.004000000000001" table:style-name="ce3">
            <text:p>27.004</text:p>
          </table:table-cell>
          <table:table-cell office:value-type="float" office:value="23.8" table:style-name="ce3">
            <text:p>23.800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-0.253" table:style-name="ce3">
            <text:p>-0.253</text:p>
          </table:table-cell>
          <table:table-cell office:value-type="float" office:value="-0.26600000000000001" table:style-name="ce3">
            <text:p>-0.266</text:p>
          </table:table-cell>
          <table:table-cell office:value-type="float" office:value="-0.26500000000000001" table:style-name="ce3">
            <text:p>-0.265</text:p>
          </table:table-cell>
          <table:table-cell office:value-type="float" office:value="-0.26500000000000001" table:style-name="ce3">
            <text:p>-0.265</text:p>
          </table:table-cell>
          <table:table-cell office:value-type="float" office:value="-0.25800000000000001" table:style-name="ce3">
            <text:p>-0.258</text:p>
          </table:table-cell>
          <table:table-cell office:value-type="float" office:value="-0.252" table:style-name="ce3">
            <text:p>-0.252</text:p>
          </table:table-cell>
          <table:table-cell office:value-type="float" office:value="-0.25800000000000001" table:style-name="ce3">
            <text:p>-0.258</text:p>
          </table:table-cell>
          <table:table-cell office:value-type="float" office:value="-0.25700000000000001" table:style-name="ce3">
            <text:p>-0.257</text:p>
          </table:table-cell>
          <table:table-cell office:value-type="float" office:value="-0.26" table:style-name="ce3">
            <text:p>-0.260</text:p>
          </table:table-cell>
          <table:table-cell office:value-type="float" office:value="-0.26900000000000002" table:style-name="ce3">
            <text:p>-0.269</text:p>
          </table:table-cell>
          <table:table-cell office:value-type="float" office:value="-0.28999999999999998" table:style-name="ce3">
            <text:p>-0.290</text:p>
          </table:table-cell>
          <table:table-cell office:value-type="float" office:value="-0.29799999999999999" table:style-name="ce3">
            <text:p>-0.298</text:p>
          </table:table-cell>
          <table:table-cell office:value-type="float" office:value="-0.29699999999999999" table:style-name="ce3">
            <text:p>-0.297</text:p>
          </table:table-cell>
          <table:table-cell office:value-type="float" office:value="-0.28399999999999997" table:style-name="ce3">
            <text:p>-0.284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56" table:style-name="ce3">
            <text:p>-0.156</text:p>
          </table:table-cell>
          <table:table-cell office:value-type="float" office:value="-0.14899999999999999" table:style-name="ce3">
            <text:p>-0.149</text:p>
          </table:table-cell>
          <table:table-cell office:value-type="float" office:value="-0.14599999999999999" table:style-name="ce3">
            <text:p>-0.146</text:p>
          </table:table-cell>
          <table:table-cell office:value-type="float" office:value="-0.14599999999999999" table:style-name="ce3">
            <text:p>-0.146</text:p>
          </table:table-cell>
          <table:table-cell office:value-type="float" office:value="-0.14799999999999999" table:style-name="ce3">
            <text:p>-0.148</text:p>
          </table:table-cell>
          <table:table-cell office:value-type="float" office:value="-0.159" table:style-name="ce3">
            <text:p>-0.159</text:p>
          </table:table-cell>
          <table:table-cell office:value-type="float" office:value="-0.182" table:style-name="ce3">
            <text:p>-0.182</text:p>
          </table:table-cell>
          <table:table-cell office:value-type="float" office:value="1.772" table:style-name="ce3">
            <text:p>1.772</text:p>
          </table:table-cell>
          <table:table-cell office:value-type="float" office:value="1.861" table:style-name="ce3">
            <text:p>1.861</text:p>
          </table:table-cell>
          <table:table-cell office:value-type="float" office:value="1.855" table:style-name="ce3">
            <text:p>1.855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080000000000001" table:style-name="ce3">
            <text:p>1.808</text:p>
          </table:table-cell>
          <table:table-cell office:value-type="float" office:value="1.7669999999999999" table:style-name="ce3">
            <text:p>1.767</text:p>
          </table:table-cell>
          <table:table-cell office:value-type="float" office:value="1.8029999999999999" table:style-name="ce3">
            <text:p>1.803</text:p>
          </table:table-cell>
          <table:table-cell office:value-type="float" office:value="1.8009999999999999" table:style-name="ce3">
            <text:p>1.801</text:p>
          </table:table-cell>
          <table:table-cell office:value-type="float" office:value="1.823" table:style-name="ce3">
            <text:p>1.823</text:p>
          </table:table-cell>
          <table:table-cell office:value-type="float" office:value="1.881" table:style-name="ce3">
            <text:p>1.881</text:p>
          </table:table-cell>
          <table:table-cell office:value-type="float" office:value="2.0289999999999999" table:style-name="ce3">
            <text:p>2.029</text:p>
          </table:table-cell>
          <table:table-cell office:value-type="float" office:value="2.0830000000000002" table:style-name="ce3">
            <text:p>2.083</text:p>
          </table:table-cell>
          <table:table-cell office:value-type="float" office:value="2.0790000000000002" table:style-name="ce3">
            <text:p>2.079</text:p>
          </table:table-cell>
          <table:table-cell office:value-type="float" office:value="1.99" table:style-name="ce3">
            <text:p>1.990</text:p>
          </table:table-cell>
          <table:table-cell office:value-type="float" office:value="-0.214" table:style-name="ce3">
            <text:p>-0.214</text:p>
          </table:table-cell>
          <table:table-cell office:value-type="float" office:value="-0.189" table:style-name="ce3">
            <text:p>-0.18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343" table:style-name="ce3">
            <text:p>-1.343</text:p>
          </table:table-cell>
          <table:table-cell office:value-type="float" office:value="-1.246" table:style-name="ce3">
            <text:p>-1.246</text:p>
          </table:table-cell>
          <table:table-cell office:value-type="float" office:value="-1.1930000000000001" table:style-name="ce3">
            <text:p>-1.193</text:p>
          </table:table-cell>
          <table:table-cell office:value-type="float" office:value="-1.1659999999999999" table:style-name="ce3">
            <text:p>-1.166</text:p>
          </table:table-cell>
          <table:table-cell office:value-type="float" office:value="-1.165" table:style-name="ce3">
            <text:p>-1.165</text:p>
          </table:table-cell>
          <table:table-cell office:value-type="float" office:value="-1.1819999999999999" table:style-name="ce3">
            <text:p>-1.182</text:p>
          </table:table-cell>
          <table:table-cell office:value-type="float" office:value="-1.2689999999999999" table:style-name="ce3">
            <text:p>-1.269</text:p>
          </table:table-cell>
          <table:table-cell office:value-type="float" office:value="-1.4550000000000001" table:style-name="ce3">
            <text:p>-1.455</text:p>
          </table:table-cell>
          <table:table-cell office:value-type="float" office:value="-0.75900000000000001" table:style-name="ce3">
            <text:p>-0.759</text:p>
          </table:table-cell>
          <table:table-cell office:value-type="float" office:value="-0.79800000000000004" table:style-name="ce3">
            <text:p>-0.798</text:p>
          </table:table-cell>
          <table:table-cell office:value-type="float" office:value="-0.79500000000000004" table:style-name="ce3">
            <text:p>-0.795</text:p>
          </table:table-cell>
          <table:table-cell office:value-type="float" office:value="-0.79600000000000004" table:style-name="ce3">
            <text:p>-0.796</text:p>
          </table:table-cell>
          <table:table-cell office:value-type="float" office:value="-0.77500000000000002" table:style-name="ce3">
            <text:p>-0.775</text:p>
          </table:table-cell>
          <table:table-cell office:value-type="float" office:value="-0.75700000000000001" table:style-name="ce3">
            <text:p>-0.757</text:p>
          </table:table-cell>
          <table:table-cell office:value-type="float" office:value="-0.77300000000000002" table:style-name="ce3">
            <text:p>-0.773</text:p>
          </table:table-cell>
          <table:table-cell office:value-type="float" office:value="-0.77200000000000002" table:style-name="ce3">
            <text:p>-0.772</text:p>
          </table:table-cell>
          <table:table-cell office:value-type="float" office:value="-0.78100000000000003" table:style-name="ce3">
            <text:p>-0.781</text:p>
          </table:table-cell>
          <table:table-cell office:value-type="float" office:value="-0.80600000000000005" table:style-name="ce3">
            <text:p>-0.806</text:p>
          </table:table-cell>
          <table:table-cell office:value-type="float" office:value="-0.87" table:style-name="ce3">
            <text:p>-0.870</text:p>
          </table:table-cell>
          <table:table-cell office:value-type="float" office:value="-0.89300000000000002" table:style-name="ce3">
            <text:p>-0.893</text:p>
          </table:table-cell>
          <table:table-cell office:value-type="float" office:value="-0.89100000000000001" table:style-name="ce3">
            <text:p>-0.891</text:p>
          </table:table-cell>
          <table:table-cell office:value-type="float" office:value="-0.85299999999999998" table:style-name="ce3">
            <text:p>-0.853</text:p>
          </table:table-cell>
          <table:table-cell office:value-type="float" office:value="-1.7150000000000001" table:style-name="ce3">
            <text:p>-1.715</text:p>
          </table:table-cell>
          <table:table-cell office:value-type="float" office:value="-1.5109999999999999" table:style-name="ce3">
            <text:p>-1.51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0.33600000000000002" table:style-name="ce3">
            <text:p>-0.336</text:p>
          </table:table-cell>
          <table:table-cell office:value-type="float" office:value="-0.311" table:style-name="ce3">
            <text:p>-0.311</text:p>
          </table:table-cell>
          <table:table-cell office:value-type="float" office:value="-0.29799999999999999" table:style-name="ce3">
            <text:p>-0.298</text:p>
          </table:table-cell>
          <table:table-cell office:value-type="float" office:value="-0.29099999999999998" table:style-name="ce3">
            <text:p>-0.291</text:p>
          </table:table-cell>
          <table:table-cell office:value-type="float" office:value="-0.29099999999999998" table:style-name="ce3">
            <text:p>-0.291</text:p>
          </table:table-cell>
          <table:table-cell office:value-type="float" office:value="-0.29599999999999999" table:style-name="ce3">
            <text:p>-0.296</text:p>
          </table:table-cell>
          <table:table-cell office:value-type="float" office:value="-0.317" table:style-name="ce3">
            <text:p>-0.317</text:p>
          </table:table-cell>
          <table:table-cell office:value-type="float" office:value="-0.36399999999999999" table:style-name="ce3">
            <text:p>-0.364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8999999999999996E-2" table:style-name="ce3">
            <text:p>0.089</text:p>
          </table:table-cell>
          <table:table-cell office:value-type="float" office:value="8.7999999999999995E-2" table:style-name="ce3">
            <text:p>0.088</text:p>
          </table:table-cell>
          <table:table-cell office:value-type="float" office:value="8.7999999999999995E-2" table:style-name="ce3">
            <text:p>0.088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09" table:style-name="ce3">
            <text:p>0.090</text:p>
          </table:table-cell>
          <table:table-cell office:value-type="float" office:value="9.7000000000000003E-2" table:style-name="ce3">
            <text:p>0.097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-0.42899999999999999" table:style-name="ce3">
            <text:p>-0.429</text:p>
          </table:table-cell>
          <table:table-cell office:value-type="float" office:value="-0.378" table:style-name="ce3">
            <text:p>-0.378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3600000000000002" table:style-name="ce3">
            <text:p>-0.336</text:p>
          </table:table-cell>
          <table:table-cell office:value-type="float" office:value="-0.311" table:style-name="ce3">
            <text:p>-0.311</text:p>
          </table:table-cell>
          <table:table-cell office:value-type="float" office:value="-0.29799999999999999" table:style-name="ce3">
            <text:p>-0.298</text:p>
          </table:table-cell>
          <table:table-cell office:value-type="float" office:value="-0.29099999999999998" table:style-name="ce3">
            <text:p>-0.291</text:p>
          </table:table-cell>
          <table:table-cell office:value-type="float" office:value="-0.29099999999999998" table:style-name="ce3">
            <text:p>-0.291</text:p>
          </table:table-cell>
          <table:table-cell office:value-type="float" office:value="-0.29599999999999999" table:style-name="ce3">
            <text:p>-0.296</text:p>
          </table:table-cell>
          <table:table-cell office:value-type="float" office:value="-0.317" table:style-name="ce3">
            <text:p>-0.317</text:p>
          </table:table-cell>
          <table:table-cell office:value-type="float" office:value="-0.36399999999999999" table:style-name="ce3">
            <text:p>-0.364</text:p>
          </table:table-cell>
          <table:table-cell office:value-type="float" office:value="-0.16900000000000001" table:style-name="ce3">
            <text:p>-0.169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7899999999999999" table:style-name="ce3">
            <text:p>-0.179</text:p>
          </table:table-cell>
          <table:table-cell office:value-type="float" office:value="-0.193" table:style-name="ce3">
            <text:p>-0.193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" table:style-name="ce3">
            <text:p>-0.190</text:p>
          </table:table-cell>
          <table:table-cell office:value-type="float" office:value="-0.42899999999999999" table:style-name="ce3">
            <text:p>-0.429</text:p>
          </table:table-cell>
          <table:table-cell office:value-type="float" office:value="-0.378" table:style-name="ce3">
            <text:p>-0.378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0069999999999999" table:style-name="ce3">
            <text:p>-1.007</text:p>
          </table:table-cell>
          <table:table-cell office:value-type="float" office:value="-0.93400000000000005" table:style-name="ce3">
            <text:p>-0.934</text:p>
          </table:table-cell>
          <table:table-cell office:value-type="float" office:value="-0.89500000000000002" table:style-name="ce3">
            <text:p>-0.895</text:p>
          </table:table-cell>
          <table:table-cell office:value-type="float" office:value="-0.874" table:style-name="ce3">
            <text:p>-0.874</text:p>
          </table:table-cell>
          <table:table-cell office:value-type="float" office:value="-0.874" table:style-name="ce3">
            <text:p>-0.874</text:p>
          </table:table-cell>
          <table:table-cell office:value-type="float" office:value="-0.88700000000000001" table:style-name="ce3">
            <text:p>-0.887</text:p>
          </table:table-cell>
          <table:table-cell office:value-type="float" office:value="-0.95199999999999996" table:style-name="ce3">
            <text:p>-0.952</text:p>
          </table:table-cell>
          <table:table-cell office:value-type="float" office:value="-1.091" table:style-name="ce3">
            <text:p>-1.091</text:p>
          </table:table-cell>
          <table:table-cell office:value-type="float" office:value="-0.16900000000000001" table:style-name="ce3">
            <text:p>-0.169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7899999999999999" table:style-name="ce3">
            <text:p>-0.179</text:p>
          </table:table-cell>
          <table:table-cell office:value-type="float" office:value="-0.193" table:style-name="ce3">
            <text:p>-0.193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" table:style-name="ce3">
            <text:p>-0.190</text:p>
          </table:table-cell>
          <table:table-cell office:value-type="float" office:value="-1.286" table:style-name="ce3">
            <text:p>-1.286</text:p>
          </table:table-cell>
          <table:table-cell office:value-type="float" office:value="-1.133" table:style-name="ce3">
            <text:p>-1.133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343" table:style-name="ce3">
            <text:p>1.343</text:p>
          </table:table-cell>
          <table:table-cell office:value-type="float" office:value="1.246" table:style-name="ce3">
            <text:p>1.246</text:p>
          </table:table-cell>
          <table:table-cell office:value-type="float" office:value="1.1930000000000001" table:style-name="ce3">
            <text:p>1.193</text:p>
          </table:table-cell>
          <table:table-cell office:value-type="float" office:value="1.1659999999999999" table:style-name="ce3">
            <text:p>1.166</text:p>
          </table:table-cell>
          <table:table-cell office:value-type="float" office:value="1.165" table:style-name="ce3">
            <text:p>1.165</text:p>
          </table:table-cell>
          <table:table-cell office:value-type="float" office:value="1.1819999999999999" table:style-name="ce3">
            <text:p>1.182</text:p>
          </table:table-cell>
          <table:table-cell office:value-type="float" office:value="1.2689999999999999" table:style-name="ce3">
            <text:p>1.269</text:p>
          </table:table-cell>
          <table:table-cell office:value-type="float" office:value="1.4550000000000001" table:style-name="ce3">
            <text:p>1.455</text:p>
          </table:table-cell>
          <table:table-cell office:value-type="float" office:value="6.7489999999999997" table:style-name="ce3">
            <text:p>6.749</text:p>
          </table:table-cell>
          <table:table-cell office:value-type="float" office:value="7.0890000000000004" table:style-name="ce3">
            <text:p>7.089</text:p>
          </table:table-cell>
          <table:table-cell office:value-type="float" office:value="7.0670000000000002" table:style-name="ce3">
            <text:p>7.067</text:p>
          </table:table-cell>
          <table:table-cell office:value-type="float" office:value="7.0789999999999997" table:style-name="ce3">
            <text:p>7.079</text:p>
          </table:table-cell>
          <table:table-cell office:value-type="float" office:value="6.8879999999999999" table:style-name="ce3">
            <text:p>6.888</text:p>
          </table:table-cell>
          <table:table-cell office:value-type="float" office:value="6.7329999999999997" table:style-name="ce3">
            <text:p>6.733</text:p>
          </table:table-cell>
          <table:table-cell office:value-type="float" office:value="6.867" table:style-name="ce3">
            <text:p>6.867</text:p>
          </table:table-cell>
          <table:table-cell office:value-type="float" office:value="6.86" table:style-name="ce3">
            <text:p>6.860</text:p>
          </table:table-cell>
          <table:table-cell office:value-type="float" office:value="6.9459999999999997" table:style-name="ce3">
            <text:p>6.946</text:p>
          </table:table-cell>
          <table:table-cell office:value-type="float" office:value="7.1639999999999997" table:style-name="ce3">
            <text:p>7.164</text:p>
          </table:table-cell>
          <table:table-cell office:value-type="float" office:value="7.7309999999999999" table:style-name="ce3">
            <text:p>7.731</text:p>
          </table:table-cell>
          <table:table-cell office:value-type="float" office:value="7.9370000000000003" table:style-name="ce3">
            <text:p>7.937</text:p>
          </table:table-cell>
          <table:table-cell office:value-type="float" office:value="7.92" table:style-name="ce3">
            <text:p>7.920</text:p>
          </table:table-cell>
          <table:table-cell office:value-type="float" office:value="7.5819999999999999" table:style-name="ce3">
            <text:p>7.582</text:p>
          </table:table-cell>
          <table:table-cell office:value-type="float" office:value="1.7150000000000001" table:style-name="ce3">
            <text:p>1.715</text:p>
          </table:table-cell>
          <table:table-cell office:value-type="float" office:value="1.5109999999999999" table:style-name="ce3">
            <text:p>1.511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0.33600000000000002" table:style-name="ce3">
            <text:p>-0.336</text:p>
          </table:table-cell>
          <table:table-cell office:value-type="float" office:value="-0.311" table:style-name="ce3">
            <text:p>-0.311</text:p>
          </table:table-cell>
          <table:table-cell office:value-type="float" office:value="-0.29799999999999999" table:style-name="ce3">
            <text:p>-0.298</text:p>
          </table:table-cell>
          <table:table-cell office:value-type="float" office:value="-0.29099999999999998" table:style-name="ce3">
            <text:p>-0.291</text:p>
          </table:table-cell>
          <table:table-cell office:value-type="float" office:value="-0.29099999999999998" table:style-name="ce3">
            <text:p>-0.291</text:p>
          </table:table-cell>
          <table:table-cell office:value-type="float" office:value="-0.29599999999999999" table:style-name="ce3">
            <text:p>-0.296</text:p>
          </table:table-cell>
          <table:table-cell office:value-type="float" office:value="-0.317" table:style-name="ce3">
            <text:p>-0.317</text:p>
          </table:table-cell>
          <table:table-cell office:value-type="float" office:value="-0.36399999999999999" table:style-name="ce3">
            <text:p>-0.364</text:p>
          </table:table-cell>
          <table:table-cell office:value-type="float" office:value="-0.16900000000000001" table:style-name="ce3">
            <text:p>-0.169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7899999999999999" table:style-name="ce3">
            <text:p>-0.179</text:p>
          </table:table-cell>
          <table:table-cell office:value-type="float" office:value="-0.193" table:style-name="ce3">
            <text:p>-0.193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" table:style-name="ce3">
            <text:p>-0.190</text:p>
          </table:table-cell>
          <table:table-cell office:value-type="float" office:value="-0.42899999999999999" table:style-name="ce3">
            <text:p>-0.429</text:p>
          </table:table-cell>
          <table:table-cell office:value-type="float" office:value="-0.378" table:style-name="ce3">
            <text:p>-0.378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2240000000000002" table:style-name="ce3">
            <text:p>8.224</text:p>
          </table:table-cell>
          <table:table-cell office:value-type="float" office:value="7.63" table:style-name="ce3">
            <text:p>7.630</text:p>
          </table:table-cell>
          <table:table-cell office:value-type="float" office:value="7.3090000000000002" table:style-name="ce3">
            <text:p>7.309</text:p>
          </table:table-cell>
          <table:table-cell office:value-type="float" office:value="7.1420000000000003" table:style-name="ce3">
            <text:p>7.142</text:p>
          </table:table-cell>
          <table:table-cell office:value-type="float" office:value="7.1340000000000003" table:style-name="ce3">
            <text:p>7.134</text:p>
          </table:table-cell>
          <table:table-cell office:value-type="float" office:value="7.242" table:style-name="ce3">
            <text:p>7.242</text:p>
          </table:table-cell>
          <table:table-cell office:value-type="float" office:value="7.7720000000000002" table:style-name="ce3">
            <text:p>7.772</text:p>
          </table:table-cell>
          <table:table-cell office:value-type="float" office:value="8.9120000000000008" table:style-name="ce3">
            <text:p>8.912</text:p>
          </table:table-cell>
          <table:table-cell office:value-type="float" office:value="10.965999999999999" table:style-name="ce3">
            <text:p>10.966</text:p>
          </table:table-cell>
          <table:table-cell office:value-type="float" office:value="11.52" table:style-name="ce3">
            <text:p>11.520</text:p>
          </table:table-cell>
          <table:table-cell office:value-type="float" office:value="11.484" table:style-name="ce3">
            <text:p>11.484</text:p>
          </table:table-cell>
          <table:table-cell office:value-type="float" office:value="11.503" table:style-name="ce3">
            <text:p>11.503</text:p>
          </table:table-cell>
          <table:table-cell office:value-type="float" office:value="11.194000000000001" table:style-name="ce3">
            <text:p>11.194</text:p>
          </table:table-cell>
          <table:table-cell office:value-type="float" office:value="10.942" table:style-name="ce3">
            <text:p>10.942</text:p>
          </table:table-cell>
          <table:table-cell office:value-type="float" office:value="11.157999999999999" table:style-name="ce3">
            <text:p>11.158</text:p>
          </table:table-cell>
          <table:table-cell office:value-type="float" office:value="11.147" table:style-name="ce3">
            <text:p>11.147</text:p>
          </table:table-cell>
          <table:table-cell office:value-type="float" office:value="11.287000000000001" table:style-name="ce3">
            <text:p>11.287</text:p>
          </table:table-cell>
          <table:table-cell office:value-type="float" office:value="11.641999999999999" table:style-name="ce3">
            <text:p>11.642</text:p>
          </table:table-cell>
          <table:table-cell office:value-type="float" office:value="12.563000000000001" table:style-name="ce3">
            <text:p>12.563</text:p>
          </table:table-cell>
          <table:table-cell office:value-type="float" office:value="12.897" table:style-name="ce3">
            <text:p>12.897</text:p>
          </table:table-cell>
          <table:table-cell office:value-type="float" office:value="12.869" table:style-name="ce3">
            <text:p>12.869</text:p>
          </table:table-cell>
          <table:table-cell office:value-type="float" office:value="12.321" table:style-name="ce3">
            <text:p>12.321</text:p>
          </table:table-cell>
          <table:table-cell office:value-type="float" office:value="10.502000000000001" table:style-name="ce3">
            <text:p>10.502</text:p>
          </table:table-cell>
          <table:table-cell office:value-type="float" office:value="9.2560000000000002" table:style-name="ce3">
            <text:p>9.256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8.533999999999999" table:style-name="ce3">
            <text:p>28.534</text:p>
          </table:table-cell>
          <table:table-cell office:value-type="float" office:value="26.472000000000001" table:style-name="ce3">
            <text:p>26.472</text:p>
          </table:table-cell>
          <table:table-cell office:value-type="float" office:value="25.359000000000002" table:style-name="ce3">
            <text:p>25.359</text:p>
          </table:table-cell>
          <table:table-cell office:value-type="float" office:value="24.777000000000001" table:style-name="ce3">
            <text:p>24.777</text:p>
          </table:table-cell>
          <table:table-cell office:value-type="float" office:value="24.748999999999999" table:style-name="ce3">
            <text:p>24.749</text:p>
          </table:table-cell>
          <table:table-cell office:value-type="float" office:value="25.123999999999999" table:style-name="ce3">
            <text:p>25.124</text:p>
          </table:table-cell>
          <table:table-cell office:value-type="float" office:value="26.963999999999999" table:style-name="ce3">
            <text:p>26.964</text:p>
          </table:table-cell>
          <table:table-cell office:value-type="float" office:value="30.917999999999999" table:style-name="ce3">
            <text:p>30.918</text:p>
          </table:table-cell>
          <table:table-cell office:value-type="float" office:value="29.103000000000002" table:style-name="ce3">
            <text:p>29.103</text:p>
          </table:table-cell>
          <table:table-cell office:value-type="float" office:value="30.573" table:style-name="ce3">
            <text:p>30.573</text:p>
          </table:table-cell>
          <table:table-cell office:value-type="float" office:value="30.475999999999999" table:style-name="ce3">
            <text:p>30.476</text:p>
          </table:table-cell>
          <table:table-cell office:value-type="float" office:value="30.527999999999999" table:style-name="ce3">
            <text:p>30.528</text:p>
          </table:table-cell>
          <table:table-cell office:value-type="float" office:value="29.706" table:style-name="ce3">
            <text:p>29.706</text:p>
          </table:table-cell>
          <table:table-cell office:value-type="float" office:value="29.036999999999999" table:style-name="ce3">
            <text:p>29.037</text:p>
          </table:table-cell>
          <table:table-cell office:value-type="float" office:value="29.613" table:style-name="ce3">
            <text:p>29.613</text:p>
          </table:table-cell>
          <table:table-cell office:value-type="float" office:value="29.582000000000001" table:style-name="ce3">
            <text:p>29.582</text:p>
          </table:table-cell>
          <table:table-cell office:value-type="float" office:value="29.954000000000001" table:style-name="ce3">
            <text:p>29.954</text:p>
          </table:table-cell>
          <table:table-cell office:value-type="float" office:value="30.895" table:style-name="ce3">
            <text:p>30.895</text:p>
          </table:table-cell>
          <table:table-cell office:value-type="float" office:value="33.341000000000001" table:style-name="ce3">
            <text:p>33.341</text:p>
          </table:table-cell>
          <table:table-cell office:value-type="float" office:value="34.228000000000002" table:style-name="ce3">
            <text:p>34.228</text:p>
          </table:table-cell>
          <table:table-cell office:value-type="float" office:value="34.152999999999999" table:style-name="ce3">
            <text:p>34.153</text:p>
          </table:table-cell>
          <table:table-cell office:value-type="float" office:value="32.698999999999998" table:style-name="ce3">
            <text:p>32.699</text:p>
          </table:table-cell>
          <table:table-cell office:value-type="float" office:value="36.433999999999997" table:style-name="ce3">
            <text:p>36.434</text:p>
          </table:table-cell>
          <table:table-cell office:value-type="float" office:value="32.110999999999997" table:style-name="ce3">
            <text:p>32.11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0279999999999996" table:style-name="ce3">
            <text:p>4.028</text:p>
          </table:table-cell>
          <table:table-cell office:value-type="float" office:value="3.7370000000000001" table:style-name="ce3">
            <text:p>3.737</text:p>
          </table:table-cell>
          <table:table-cell office:value-type="float" office:value="3.58" table:style-name="ce3">
            <text:p>3.580</text:p>
          </table:table-cell>
          <table:table-cell office:value-type="float" office:value="3.4980000000000002" table:style-name="ce3">
            <text:p>3.498</text:p>
          </table:table-cell>
          <table:table-cell office:value-type="float" office:value="3.4940000000000002" table:style-name="ce3">
            <text:p>3.494</text:p>
          </table:table-cell>
          <table:table-cell office:value-type="float" office:value="3.5470000000000002" table:style-name="ce3">
            <text:p>3.547</text:p>
          </table:table-cell>
          <table:table-cell office:value-type="float" office:value="3.8069999999999999" table:style-name="ce3">
            <text:p>3.807</text:p>
          </table:table-cell>
          <table:table-cell office:value-type="float" office:value="4.3650000000000002" table:style-name="ce3">
            <text:p>4.365</text:p>
          </table:table-cell>
          <table:table-cell office:value-type="float" office:value="8.8580000000000005" table:style-name="ce3">
            <text:p>8.858</text:p>
          </table:table-cell>
          <table:table-cell office:value-type="float" office:value="9.3049999999999997" table:style-name="ce3">
            <text:p>9.305</text:p>
          </table:table-cell>
          <table:table-cell office:value-type="float" office:value="9.2750000000000004" table:style-name="ce3">
            <text:p>9.275</text:p>
          </table:table-cell>
          <table:table-cell office:value-type="float" office:value="9.2910000000000004" table:style-name="ce3">
            <text:p>9.291</text:p>
          </table:table-cell>
          <table:table-cell office:value-type="float" office:value="9.0410000000000004" table:style-name="ce3">
            <text:p>9.041</text:p>
          </table:table-cell>
          <table:table-cell office:value-type="float" office:value="8.8369999999999997" table:style-name="ce3">
            <text:p>8.837</text:p>
          </table:table-cell>
          <table:table-cell office:value-type="float" office:value="9.0129999999999999" table:style-name="ce3">
            <text:p>9.013</text:p>
          </table:table-cell>
          <table:table-cell office:value-type="float" office:value="9.0030000000000001" table:style-name="ce3">
            <text:p>9.003</text:p>
          </table:table-cell>
          <table:table-cell office:value-type="float" office:value="9.1159999999999997" table:style-name="ce3">
            <text:p>9.116</text:p>
          </table:table-cell>
          <table:table-cell office:value-type="float" office:value="9.4030000000000005" table:style-name="ce3">
            <text:p>9.403</text:p>
          </table:table-cell>
          <table:table-cell office:value-type="float" office:value="10.147" table:style-name="ce3">
            <text:p>10.147</text:p>
          </table:table-cell>
          <table:table-cell office:value-type="float" office:value="10.417" table:style-name="ce3">
            <text:p>10.417</text:p>
          </table:table-cell>
          <table:table-cell office:value-type="float" office:value="10.395" table:style-name="ce3">
            <text:p>10.395</text:p>
          </table:table-cell>
          <table:table-cell office:value-type="float" office:value="9.952" table:style-name="ce3">
            <text:p>9.952</text:p>
          </table:table-cell>
          <table:table-cell office:value-type="float" office:value="5.1440000000000001" table:style-name="ce3">
            <text:p>5.144</text:p>
          </table:table-cell>
          <table:table-cell office:value-type="float" office:value="4.5330000000000004" table:style-name="ce3">
            <text:p>4.533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2.420999999999999" table:style-name="ce3">
            <text:p>12.421</text:p>
          </table:table-cell>
          <table:table-cell office:value-type="float" office:value="11.523" table:style-name="ce3">
            <text:p>11.523</text:p>
          </table:table-cell>
          <table:table-cell office:value-type="float" office:value="11.039" table:style-name="ce3">
            <text:p>11.039</text:p>
          </table:table-cell>
          <table:table-cell office:value-type="float" office:value="10.785" table:style-name="ce3">
            <text:p>10.785</text:p>
          </table:table-cell>
          <table:table-cell office:value-type="float" office:value="10.773" table:style-name="ce3">
            <text:p>10.773</text:p>
          </table:table-cell>
          <table:table-cell office:value-type="float" office:value="10.936" table:style-name="ce3">
            <text:p>10.936</text:p>
          </table:table-cell>
          <table:table-cell office:value-type="float" office:value="11.737" table:style-name="ce3">
            <text:p>11.737</text:p>
          </table:table-cell>
          <table:table-cell office:value-type="float" office:value="13.458" table:style-name="ce3">
            <text:p>13.458</text:p>
          </table:table-cell>
          <table:table-cell office:value-type="float" office:value="17.968" table:style-name="ce3">
            <text:p>17.968</text:p>
          </table:table-cell>
          <table:table-cell office:value-type="float" office:value="18.875" table:style-name="ce3">
            <text:p>18.875</text:p>
          </table:table-cell>
          <table:table-cell office:value-type="float" office:value="18.815999999999999" table:style-name="ce3">
            <text:p>18.816</text:p>
          </table:table-cell>
          <table:table-cell office:value-type="float" office:value="18.847999999999999" table:style-name="ce3">
            <text:p>18.848</text:p>
          </table:table-cell>
          <table:table-cell office:value-type="float" office:value="18.34" table:style-name="ce3">
            <text:p>18.340</text:p>
          </table:table-cell>
          <table:table-cell office:value-type="float" office:value="17.927" table:style-name="ce3">
            <text:p>17.927</text:p>
          </table:table-cell>
          <table:table-cell office:value-type="float" office:value="18.283000000000001" table:style-name="ce3">
            <text:p>18.283</text:p>
          </table:table-cell>
          <table:table-cell office:value-type="float" office:value="18.263999999999999" table:style-name="ce3">
            <text:p>18.264</text:p>
          </table:table-cell>
          <table:table-cell office:value-type="float" office:value="18.492999999999999" table:style-name="ce3">
            <text:p>18.493</text:p>
          </table:table-cell>
          <table:table-cell office:value-type="float" office:value="19.074999999999999" table:style-name="ce3">
            <text:p>19.075</text:p>
          </table:table-cell>
          <table:table-cell office:value-type="float" office:value="20.585000000000001" table:style-name="ce3">
            <text:p>20.585</text:p>
          </table:table-cell>
          <table:table-cell office:value-type="float" office:value="21.132000000000001" table:style-name="ce3">
            <text:p>21.132</text:p>
          </table:table-cell>
          <table:table-cell office:value-type="float" office:value="21.085999999999999" table:style-name="ce3">
            <text:p>21.086</text:p>
          </table:table-cell>
          <table:table-cell office:value-type="float" office:value="20.187999999999999" table:style-name="ce3">
            <text:p>20.188</text:p>
          </table:table-cell>
          <table:table-cell office:value-type="float" office:value="15.86" table:style-name="ce3">
            <text:p>15.860</text:p>
          </table:table-cell>
          <table:table-cell office:value-type="float" office:value="13.978" table:style-name="ce3">
            <text:p>13.978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0.283000000000001" table:style-name="ce3">
            <text:p>40.283</text:p>
          </table:table-cell>
          <table:table-cell office:value-type="float" office:value="37.372" table:style-name="ce3">
            <text:p>37.372</text:p>
          </table:table-cell>
          <table:table-cell office:value-type="float" office:value="35.801000000000002" table:style-name="ce3">
            <text:p>35.801</text:p>
          </table:table-cell>
          <table:table-cell office:value-type="float" office:value="34.978999999999999" table:style-name="ce3">
            <text:p>34.979</text:p>
          </table:table-cell>
          <table:table-cell office:value-type="float" office:value="34.94" table:style-name="ce3">
            <text:p>34.940</text:p>
          </table:table-cell>
          <table:table-cell office:value-type="float" office:value="35.469000000000001" table:style-name="ce3">
            <text:p>35.469</text:p>
          </table:table-cell>
          <table:table-cell office:value-type="float" office:value="38.067" table:style-name="ce3">
            <text:p>38.067</text:p>
          </table:table-cell>
          <table:table-cell office:value-type="float" office:value="43.649000000000001" table:style-name="ce3">
            <text:p>43.649</text:p>
          </table:table-cell>
          <table:table-cell office:value-type="float" office:value="26.404" table:style-name="ce3">
            <text:p>26.404</text:p>
          </table:table-cell>
          <table:table-cell office:value-type="float" office:value="27.736999999999998" table:style-name="ce3">
            <text:p>27.737</text:p>
          </table:table-cell>
          <table:table-cell office:value-type="float" office:value="27.649000000000001" table:style-name="ce3">
            <text:p>27.649</text:p>
          </table:table-cell>
          <table:table-cell office:value-type="float" office:value="27.696000000000002" table:style-name="ce3">
            <text:p>27.696</text:p>
          </table:table-cell>
          <table:table-cell office:value-type="float" office:value="26.951000000000001" table:style-name="ce3">
            <text:p>26.951</text:p>
          </table:table-cell>
          <table:table-cell office:value-type="float" office:value="26.344000000000001" table:style-name="ce3">
            <text:p>26.344</text:p>
          </table:table-cell>
          <table:table-cell office:value-type="float" office:value="26.866" table:style-name="ce3">
            <text:p>26.866</text:p>
          </table:table-cell>
          <table:table-cell office:value-type="float" office:value="26.838999999999999" table:style-name="ce3">
            <text:p>26.839</text:p>
          </table:table-cell>
          <table:table-cell office:value-type="float" office:value="27.175999999999998" table:style-name="ce3">
            <text:p>27.176</text:p>
          </table:table-cell>
          <table:table-cell office:value-type="float" office:value="28.03" table:style-name="ce3">
            <text:p>28.030</text:p>
          </table:table-cell>
          <table:table-cell office:value-type="float" office:value="30.248999999999999" table:style-name="ce3">
            <text:p>30.249</text:p>
          </table:table-cell>
          <table:table-cell office:value-type="float" office:value="31.053000000000001" table:style-name="ce3">
            <text:p>31.053</text:p>
          </table:table-cell>
          <table:table-cell office:value-type="float" office:value="30.986000000000001" table:style-name="ce3">
            <text:p>30.986</text:p>
          </table:table-cell>
          <table:table-cell office:value-type="float" office:value="29.666" table:style-name="ce3">
            <text:p>29.666</text:p>
          </table:table-cell>
          <table:table-cell office:value-type="float" office:value="51.436999999999998" table:style-name="ce3">
            <text:p>51.437</text:p>
          </table:table-cell>
          <table:table-cell office:value-type="float" office:value="45.334000000000003" table:style-name="ce3">
            <text:p>45.334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.812999999999999" table:style-name="ce3">
            <text:p>20.813</text:p>
          </table:table-cell>
          <table:table-cell office:value-type="float" office:value="19.309000000000001" table:style-name="ce3">
            <text:p>19.309</text:p>
          </table:table-cell>
          <table:table-cell office:value-type="float" office:value="18.497" table:style-name="ce3">
            <text:p>18.497</text:p>
          </table:table-cell>
          <table:table-cell office:value-type="float" office:value="18.071999999999999" table:style-name="ce3">
            <text:p>18.072</text:p>
          </table:table-cell>
          <table:table-cell office:value-type="float" office:value="18.052" table:style-name="ce3">
            <text:p>18.052</text:p>
          </table:table-cell>
          <table:table-cell office:value-type="float" office:value="18.326000000000001" table:style-name="ce3">
            <text:p>18.326</text:p>
          </table:table-cell>
          <table:table-cell office:value-type="float" office:value="19.667999999999999" table:style-name="ce3">
            <text:p>19.668</text:p>
          </table:table-cell>
          <table:table-cell office:value-type="float" office:value="22.552" table:style-name="ce3">
            <text:p>22.552</text:p>
          </table:table-cell>
          <table:table-cell office:value-type="float" office:value="14.847" table:style-name="ce3">
            <text:p>14.847</text:p>
          </table:table-cell>
          <table:table-cell office:value-type="float" office:value="15.597" table:style-name="ce3">
            <text:p>15.597</text:p>
          </table:table-cell>
          <table:table-cell office:value-type="float" office:value="15.547000000000001" table:style-name="ce3">
            <text:p>15.547</text:p>
          </table:table-cell>
          <table:table-cell office:value-type="float" office:value="15.574" table:style-name="ce3">
            <text:p>15.574</text:p>
          </table:table-cell>
          <table:table-cell office:value-type="float" office:value="15.154" table:style-name="ce3">
            <text:p>15.154</text:p>
          </table:table-cell>
          <table:table-cell office:value-type="float" office:value="14.813000000000001" table:style-name="ce3">
            <text:p>14.813</text:p>
          </table:table-cell>
          <table:table-cell office:value-type="float" office:value="15.106999999999999" table:style-name="ce3">
            <text:p>15.107</text:p>
          </table:table-cell>
          <table:table-cell office:value-type="float" office:value="15.090999999999999" table:style-name="ce3">
            <text:p>15.091</text:p>
          </table:table-cell>
          <table:table-cell office:value-type="float" office:value="15.281000000000001" table:style-name="ce3">
            <text:p>15.281</text:p>
          </table:table-cell>
          <table:table-cell office:value-type="float" office:value="15.760999999999999" table:style-name="ce3">
            <text:p>15.761</text:p>
          </table:table-cell>
          <table:table-cell office:value-type="float" office:value="17.009" table:style-name="ce3">
            <text:p>17.009</text:p>
          </table:table-cell>
          <table:table-cell office:value-type="float" office:value="17.460999999999999" table:style-name="ce3">
            <text:p>17.461</text:p>
          </table:table-cell>
          <table:table-cell office:value-type="float" office:value="17.422999999999998" table:style-name="ce3">
            <text:p>17.423</text:p>
          </table:table-cell>
          <table:table-cell office:value-type="float" office:value="16.681000000000001" table:style-name="ce3">
            <text:p>16.681</text:p>
          </table:table-cell>
          <table:table-cell office:value-type="float" office:value="26.576000000000001" table:style-name="ce3">
            <text:p>26.576</text:p>
          </table:table-cell>
          <table:table-cell office:value-type="float" office:value="23.422000000000001" table:style-name="ce3">
            <text:p>23.422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8.533999999999999" table:style-name="ce3">
            <text:p>28.534</text:p>
          </table:table-cell>
          <table:table-cell office:value-type="float" office:value="26.472000000000001" table:style-name="ce3">
            <text:p>26.472</text:p>
          </table:table-cell>
          <table:table-cell office:value-type="float" office:value="25.359000000000002" table:style-name="ce3">
            <text:p>25.359</text:p>
          </table:table-cell>
          <table:table-cell office:value-type="float" office:value="24.777000000000001" table:style-name="ce3">
            <text:p>24.777</text:p>
          </table:table-cell>
          <table:table-cell office:value-type="float" office:value="24.748999999999999" table:style-name="ce3">
            <text:p>24.749</text:p>
          </table:table-cell>
          <table:table-cell office:value-type="float" office:value="25.123999999999999" table:style-name="ce3">
            <text:p>25.124</text:p>
          </table:table-cell>
          <table:table-cell office:value-type="float" office:value="26.963999999999999" table:style-name="ce3">
            <text:p>26.964</text:p>
          </table:table-cell>
          <table:table-cell office:value-type="float" office:value="30.917999999999999" table:style-name="ce3">
            <text:p>30.918</text:p>
          </table:table-cell>
          <table:table-cell office:value-type="float" office:value="24.463999999999999" table:style-name="ce3">
            <text:p>24.464</text:p>
          </table:table-cell>
          <table:table-cell office:value-type="float" office:value="25.699000000000002" table:style-name="ce3">
            <text:p>25.699</text:p>
          </table:table-cell>
          <table:table-cell office:value-type="float" office:value="25.617000000000001" table:style-name="ce3">
            <text:p>25.617</text:p>
          </table:table-cell>
          <table:table-cell office:value-type="float" office:value="25.661000000000001" table:style-name="ce3">
            <text:p>25.661</text:p>
          </table:table-cell>
          <table:table-cell office:value-type="float" office:value="24.97" table:style-name="ce3">
            <text:p>24.970</text:p>
          </table:table-cell>
          <table:table-cell office:value-type="float" office:value="24.408000000000001" table:style-name="ce3">
            <text:p>24.408</text:p>
          </table:table-cell>
          <table:table-cell office:value-type="float" office:value="24.891999999999999" table:style-name="ce3">
            <text:p>24.892</text:p>
          </table:table-cell>
          <table:table-cell office:value-type="float" office:value="24.866" table:style-name="ce3">
            <text:p>24.866</text:p>
          </table:table-cell>
          <table:table-cell office:value-type="float" office:value="25.178999999999998" table:style-name="ce3">
            <text:p>25.179</text:p>
          </table:table-cell>
          <table:table-cell office:value-type="float" office:value="25.97" table:style-name="ce3">
            <text:p>25.970</text:p>
          </table:table-cell>
          <table:table-cell office:value-type="float" office:value="28.026" table:style-name="ce3">
            <text:p>28.026</text:p>
          </table:table-cell>
          <table:table-cell office:value-type="float" office:value="28.771000000000001" table:style-name="ce3">
            <text:p>28.771</text:p>
          </table:table-cell>
          <table:table-cell office:value-type="float" office:value="28.709" table:style-name="ce3">
            <text:p>28.709</text:p>
          </table:table-cell>
          <table:table-cell office:value-type="float" office:value="27.486000000000001" table:style-name="ce3">
            <text:p>27.486</text:p>
          </table:table-cell>
          <table:table-cell office:value-type="float" office:value="36.433999999999997" table:style-name="ce3">
            <text:p>36.434</text:p>
          </table:table-cell>
          <table:table-cell office:value-type="float" office:value="32.110999999999997" table:style-name="ce3">
            <text:p>32.111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8680000000000003" table:style-name="ce3">
            <text:p>4.868</text:p>
          </table:table-cell>
          <table:table-cell office:value-type="float" office:value="4.516" table:style-name="ce3">
            <text:p>4.516</text:p>
          </table:table-cell>
          <table:table-cell office:value-type="float" office:value="4.3259999999999996" table:style-name="ce3">
            <text:p>4.326</text:p>
          </table:table-cell>
          <table:table-cell office:value-type="float" office:value="4.2270000000000003" table:style-name="ce3">
            <text:p>4.227</text:p>
          </table:table-cell>
          <table:table-cell office:value-type="float" office:value="4.2220000000000004" table:style-name="ce3">
            <text:p>4.222</text:p>
          </table:table-cell>
          <table:table-cell office:value-type="float" office:value="4.2859999999999996" table:style-name="ce3">
            <text:p>4.286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5.274" table:style-name="ce3">
            <text:p>5.274</text:p>
          </table:table-cell>
          <table:table-cell office:value-type="float" office:value="5.3150000000000004" table:style-name="ce3">
            <text:p>5.315</text:p>
          </table:table-cell>
          <table:table-cell office:value-type="float" office:value="5.5830000000000002" table:style-name="ce3">
            <text:p>5.583</text:p>
          </table:table-cell>
          <table:table-cell office:value-type="float" office:value="5.5650000000000004" table:style-name="ce3">
            <text:p>5.565</text:p>
          </table:table-cell>
          <table:table-cell office:value-type="float" office:value="5.5750000000000002" table:style-name="ce3">
            <text:p>5.575</text:p>
          </table:table-cell>
          <table:table-cell office:value-type="float" office:value="5.4249999999999998" table:style-name="ce3">
            <text:p>5.425</text:p>
          </table:table-cell>
          <table:table-cell office:value-type="float" office:value="5.3019999999999996" table:style-name="ce3">
            <text:p>5.302</text:p>
          </table:table-cell>
          <table:table-cell office:value-type="float" office:value="5.4080000000000004" table:style-name="ce3">
            <text:p>5.408</text:p>
          </table:table-cell>
          <table:table-cell office:value-type="float" office:value="5.4020000000000001" table:style-name="ce3">
            <text:p>5.402</text:p>
          </table:table-cell>
          <table:table-cell office:value-type="float" office:value="5.47" table:style-name="ce3">
            <text:p>5.470</text:p>
          </table:table-cell>
          <table:table-cell office:value-type="float" office:value="5.6420000000000003" table:style-name="ce3">
            <text:p>5.642</text:p>
          </table:table-cell>
          <table:table-cell office:value-type="float" office:value="6.0880000000000001" table:style-name="ce3">
            <text:p>6.088</text:p>
          </table:table-cell>
          <table:table-cell office:value-type="float" office:value="6.25" table:style-name="ce3">
            <text:p>6.250</text:p>
          </table:table-cell>
          <table:table-cell office:value-type="float" office:value="6.2370000000000001" table:style-name="ce3">
            <text:p>6.237</text:p>
          </table:table-cell>
          <table:table-cell office:value-type="float" office:value="5.9710000000000001" table:style-name="ce3">
            <text:p>5.971</text:p>
          </table:table-cell>
          <table:table-cell office:value-type="float" office:value="6.2149999999999999" table:style-name="ce3">
            <text:p>6.215</text:p>
          </table:table-cell>
          <table:table-cell office:value-type="float" office:value="5.4779999999999998" table:style-name="ce3">
            <text:p>5.478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4.576000000000001" table:style-name="ce3">
            <text:p>34.576</text:p>
          </table:table-cell>
          <table:table-cell office:value-type="float" office:value="32.078000000000003" table:style-name="ce3">
            <text:p>32.078</text:p>
          </table:table-cell>
          <table:table-cell office:value-type="float" office:value="30.728999999999999" table:style-name="ce3">
            <text:p>30.729</text:p>
          </table:table-cell>
          <table:table-cell office:value-type="float" office:value="30.023" table:style-name="ce3">
            <text:p>30.023</text:p>
          </table:table-cell>
          <table:table-cell office:value-type="float" office:value="29.99" table:style-name="ce3">
            <text:p>29.990</text:p>
          </table:table-cell>
          <table:table-cell office:value-type="float" office:value="30.443999999999999" table:style-name="ce3">
            <text:p>30.444</text:p>
          </table:table-cell>
          <table:table-cell office:value-type="float" office:value="32.673999999999999" table:style-name="ce3">
            <text:p>32.674</text:p>
          </table:table-cell>
          <table:table-cell office:value-type="float" office:value="37.465000000000003" table:style-name="ce3">
            <text:p>37.465</text:p>
          </table:table-cell>
          <table:table-cell office:value-type="float" office:value="45.131" table:style-name="ce3">
            <text:p>45.131</text:p>
          </table:table-cell>
          <table:table-cell office:value-type="float" office:value="47.41" table:style-name="ce3">
            <text:p>47.410</text:p>
          </table:table-cell>
          <table:table-cell office:value-type="float" office:value="47.26" table:style-name="ce3">
            <text:p>47.260</text:p>
          </table:table-cell>
          <table:table-cell office:value-type="float" office:value="47.34" table:style-name="ce3">
            <text:p>47.340</text:p>
          </table:table-cell>
          <table:table-cell office:value-type="float" office:value="46.066000000000003" table:style-name="ce3">
            <text:p>46.066</text:p>
          </table:table-cell>
          <table:table-cell office:value-type="float" office:value="45.029000000000003" table:style-name="ce3">
            <text:p>45.029</text:p>
          </table:table-cell>
          <table:table-cell office:value-type="float" office:value="45.920999999999999" table:style-name="ce3">
            <text:p>45.921</text:p>
          </table:table-cell>
          <table:table-cell office:value-type="float" office:value="45.874000000000002" table:style-name="ce3">
            <text:p>45.874</text:p>
          </table:table-cell>
          <table:table-cell office:value-type="float" office:value="46.45" table:style-name="ce3">
            <text:p>46.450</text:p>
          </table:table-cell>
          <table:table-cell office:value-type="float" office:value="47.91" table:style-name="ce3">
            <text:p>47.910</text:p>
          </table:table-cell>
          <table:table-cell office:value-type="float" office:value="51.703000000000003" table:style-name="ce3">
            <text:p>51.703</text:p>
          </table:table-cell>
          <table:table-cell office:value-type="float" office:value="53.078000000000003" table:style-name="ce3">
            <text:p>53.078</text:p>
          </table:table-cell>
          <table:table-cell office:value-type="float" office:value="52.963000000000001" table:style-name="ce3">
            <text:p>52.963</text:p>
          </table:table-cell>
          <table:table-cell office:value-type="float" office:value="50.707999999999998" table:style-name="ce3">
            <text:p>50.708</text:p>
          </table:table-cell>
          <table:table-cell office:value-type="float" office:value="44.15" table:style-name="ce3">
            <text:p>44.150</text:p>
          </table:table-cell>
          <table:table-cell office:value-type="float" office:value="38.911000000000001" table:style-name="ce3">
            <text:p>38.911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.7279999999999998" table:style-name="ce3">
            <text:p>8.728</text:p>
          </table:table-cell>
          <table:table-cell office:value-type="float" office:value="8.0969999999999995" table:style-name="ce3">
            <text:p>8.097</text:p>
          </table:table-cell>
          <table:table-cell office:value-type="float" office:value="7.7569999999999997" table:style-name="ce3">
            <text:p>7.757</text:p>
          </table:table-cell>
          <table:table-cell office:value-type="float" office:value="7.5789999999999997" table:style-name="ce3">
            <text:p>7.579</text:p>
          </table:table-cell>
          <table:table-cell office:value-type="float" office:value="7.57" table:style-name="ce3">
            <text:p>7.570</text:p>
          </table:table-cell>
          <table:table-cell office:value-type="float" office:value="7.6849999999999996" table:style-name="ce3">
            <text:p>7.685</text:p>
          </table:table-cell>
          <table:table-cell office:value-type="float" office:value="8.2479999999999993" table:style-name="ce3">
            <text:p>8.248</text:p>
          </table:table-cell>
          <table:table-cell office:value-type="float" office:value="9.4570000000000007" table:style-name="ce3">
            <text:p>9.457</text:p>
          </table:table-cell>
          <table:table-cell office:value-type="float" office:value="7.0019999999999998" table:style-name="ce3">
            <text:p>7.002</text:p>
          </table:table-cell>
          <table:table-cell office:value-type="float" office:value="7.3550000000000004" table:style-name="ce3">
            <text:p>7.355</text:p>
          </table:table-cell>
          <table:table-cell office:value-type="float" office:value="7.3319999999999999" table:style-name="ce3">
            <text:p>7.332</text:p>
          </table:table-cell>
          <table:table-cell office:value-type="float" office:value="7.3440000000000003" table:style-name="ce3">
            <text:p>7.344</text:p>
          </table:table-cell>
          <table:table-cell office:value-type="float" office:value="7.1470000000000002" table:style-name="ce3">
            <text:p>7.147</text:p>
          </table:table-cell>
          <table:table-cell office:value-type="float" office:value="6.9859999999999998" table:style-name="ce3">
            <text:p>6.986</text:p>
          </table:table-cell>
          <table:table-cell office:value-type="float" office:value="7.1239999999999997" table:style-name="ce3">
            <text:p>7.124</text:p>
          </table:table-cell>
          <table:table-cell office:value-type="float" office:value="7.117" table:style-name="ce3">
            <text:p>7.117</text:p>
          </table:table-cell>
          <table:table-cell office:value-type="float" office:value="7.2060000000000004" table:style-name="ce3">
            <text:p>7.206</text:p>
          </table:table-cell>
          <table:table-cell office:value-type="float" office:value="7.4329999999999998" table:style-name="ce3">
            <text:p>7.433</text:p>
          </table:table-cell>
          <table:table-cell office:value-type="float" office:value="8.0210000000000008" table:style-name="ce3">
            <text:p>8.021</text:p>
          </table:table-cell>
          <table:table-cell office:value-type="float" office:value="8.234" table:style-name="ce3">
            <text:p>8.234</text:p>
          </table:table-cell>
          <table:table-cell office:value-type="float" office:value="8.2170000000000005" table:style-name="ce3">
            <text:p>8.217</text:p>
          </table:table-cell>
          <table:table-cell office:value-type="float" office:value="7.867" table:style-name="ce3">
            <text:p>7.867</text:p>
          </table:table-cell>
          <table:table-cell office:value-type="float" office:value="11.145" table:style-name="ce3">
            <text:p>11.145</text:p>
          </table:table-cell>
          <table:table-cell office:value-type="float" office:value="9.8219999999999992" table:style-name="ce3">
            <text:p>9.822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9.47" table:style-name="ce3">
            <text:p>19.470</text:p>
          </table:table-cell>
          <table:table-cell office:value-type="float" office:value="18.062999999999999" table:style-name="ce3">
            <text:p>18.063</text:p>
          </table:table-cell>
          <table:table-cell office:value-type="float" office:value="17.303999999999998" table:style-name="ce3">
            <text:p>17.304</text:p>
          </table:table-cell>
          <table:table-cell office:value-type="float" office:value="16.905999999999999" table:style-name="ce3">
            <text:p>16.906</text:p>
          </table:table-cell>
          <table:table-cell office:value-type="float" office:value="16.888000000000002" table:style-name="ce3">
            <text:p>16.888</text:p>
          </table:table-cell>
          <table:table-cell office:value-type="float" office:value="17.143000000000001" table:style-name="ce3">
            <text:p>17.143</text:p>
          </table:table-cell>
          <table:table-cell office:value-type="float" office:value="18.399000000000001" table:style-name="ce3">
            <text:p>18.399</text:p>
          </table:table-cell>
          <table:table-cell office:value-type="float" office:value="21.097000000000001" table:style-name="ce3">
            <text:p>21.097</text:p>
          </table:table-cell>
          <table:table-cell office:value-type="float" office:value="21.088999999999999" table:style-name="ce3">
            <text:p>21.089</text:p>
          </table:table-cell>
          <table:table-cell office:value-type="float" office:value="22.154" table:style-name="ce3">
            <text:p>22.154</text:p>
          </table:table-cell>
          <table:table-cell office:value-type="float" office:value="22.084" table:style-name="ce3">
            <text:p>22.084</text:p>
          </table:table-cell>
          <table:table-cell office:value-type="float" office:value="22.122" table:style-name="ce3">
            <text:p>22.122</text:p>
          </table:table-cell>
          <table:table-cell office:value-type="float" office:value="21.526" table:style-name="ce3">
            <text:p>21.526</text:p>
          </table:table-cell>
          <table:table-cell office:value-type="float" office:value="21.042000000000002" table:style-name="ce3">
            <text:p>21.042</text:p>
          </table:table-cell>
          <table:table-cell office:value-type="float" office:value="21.459" table:style-name="ce3">
            <text:p>21.459</text:p>
          </table:table-cell>
          <table:table-cell office:value-type="float" office:value="21.437000000000001" table:style-name="ce3">
            <text:p>21.437</text:p>
          </table:table-cell>
          <table:table-cell office:value-type="float" office:value="21.706" table:style-name="ce3">
            <text:p>21.706</text:p>
          </table:table-cell>
          <table:table-cell office:value-type="float" office:value="22.388000000000002" table:style-name="ce3">
            <text:p>22.388</text:p>
          </table:table-cell>
          <table:table-cell office:value-type="float" office:value="24.16" table:style-name="ce3">
            <text:p>24.160</text:p>
          </table:table-cell>
          <table:table-cell office:value-type="float" office:value="24.803000000000001" table:style-name="ce3">
            <text:p>24.803</text:p>
          </table:table-cell>
          <table:table-cell office:value-type="float" office:value="24.748999999999999" table:style-name="ce3">
            <text:p>24.749</text:p>
          </table:table-cell>
          <table:table-cell office:value-type="float" office:value="23.695" table:style-name="ce3">
            <text:p>23.695</text:p>
          </table:table-cell>
          <table:table-cell office:value-type="float" office:value="24.861000000000001" table:style-name="ce3">
            <text:p>24.861</text:p>
          </table:table-cell>
          <table:table-cell office:value-type="float" office:value="21.911000000000001" table:style-name="ce3">
            <text:p>21.911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6.617000000000001" table:style-name="ce3">
            <text:p>16.617</text:p>
          </table:table-cell>
          <table:table-cell office:value-type="float" office:value="15.416" table:style-name="ce3">
            <text:p>15.416</text:p>
          </table:table-cell>
          <table:table-cell office:value-type="float" office:value="14.768000000000001" table:style-name="ce3">
            <text:p>14.768</text:p>
          </table:table-cell>
          <table:table-cell office:value-type="float" office:value="14.429" table:style-name="ce3">
            <text:p>14.429</text:p>
          </table:table-cell>
          <table:table-cell office:value-type="float" office:value="14.413" table:style-name="ce3">
            <text:p>14.413</text:p>
          </table:table-cell>
          <table:table-cell office:value-type="float" office:value="14.631" table:style-name="ce3">
            <text:p>14.631</text:p>
          </table:table-cell>
          <table:table-cell office:value-type="float" office:value="15.702999999999999" table:style-name="ce3">
            <text:p>15.703</text:p>
          </table:table-cell>
          <table:table-cell office:value-type="float" office:value="18.004999999999999" table:style-name="ce3">
            <text:p>18.005</text:p>
          </table:table-cell>
          <table:table-cell office:value-type="float" office:value="41.418999999999997" table:style-name="ce3">
            <text:p>41.419</text:p>
          </table:table-cell>
          <table:table-cell office:value-type="float" office:value="43.511000000000003" table:style-name="ce3">
            <text:p>43.511</text:p>
          </table:table-cell>
          <table:table-cell office:value-type="float" office:value="43.372999999999998" table:style-name="ce3">
            <text:p>43.373</text:p>
          </table:table-cell>
          <table:table-cell office:value-type="float" office:value="43.447000000000003" table:style-name="ce3">
            <text:p>43.447</text:p>
          </table:table-cell>
          <table:table-cell office:value-type="float" office:value="42.277000000000001" table:style-name="ce3">
            <text:p>42.277</text:p>
          </table:table-cell>
          <table:table-cell office:value-type="float" office:value="41.326000000000001" table:style-name="ce3">
            <text:p>41.326</text:p>
          </table:table-cell>
          <table:table-cell office:value-type="float" office:value="42.145000000000003" table:style-name="ce3">
            <text:p>42.145</text:p>
          </table:table-cell>
          <table:table-cell office:value-type="float" office:value="42.100999999999999" table:style-name="ce3">
            <text:p>42.101</text:p>
          </table:table-cell>
          <table:table-cell office:value-type="float" office:value="42.63" table:style-name="ce3">
            <text:p>42.630</text:p>
          </table:table-cell>
          <table:table-cell office:value-type="float" office:value="43.97" table:style-name="ce3">
            <text:p>43.970</text:p>
          </table:table-cell>
          <table:table-cell office:value-type="float" office:value="47.451000000000001" table:style-name="ce3">
            <text:p>47.451</text:p>
          </table:table-cell>
          <table:table-cell office:value-type="float" office:value="48.712000000000003" table:style-name="ce3">
            <text:p>48.712</text:p>
          </table:table-cell>
          <table:table-cell office:value-type="float" office:value="48.606999999999999" table:style-name="ce3">
            <text:p>48.607</text:p>
          </table:table-cell>
          <table:table-cell office:value-type="float" office:value="46.536999999999999" table:style-name="ce3">
            <text:p>46.537</text:p>
          </table:table-cell>
          <table:table-cell office:value-type="float" office:value="21.218" table:style-name="ce3">
            <text:p>21.218</text:p>
          </table:table-cell>
          <table:table-cell office:value-type="float" office:value="18.7" table:style-name="ce3">
            <text:p>18.700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7.43" table:style-name="ce3">
            <text:p>37.430</text:p>
          </table:table-cell>
          <table:table-cell office:value-type="float" office:value="34.725000000000001" table:style-name="ce3">
            <text:p>34.725</text:p>
          </table:table-cell>
          <table:table-cell office:value-type="float" office:value="33.265000000000001" table:style-name="ce3">
            <text:p>33.265</text:p>
          </table:table-cell>
          <table:table-cell office:value-type="float" office:value="32.500999999999998" table:style-name="ce3">
            <text:p>32.501</text:p>
          </table:table-cell>
          <table:table-cell office:value-type="float" office:value="32.465000000000003" table:style-name="ce3">
            <text:p>32.465</text:p>
          </table:table-cell>
          <table:table-cell office:value-type="float" office:value="32.956000000000003" table:style-name="ce3">
            <text:p>32.956</text:p>
          </table:table-cell>
          <table:table-cell office:value-type="float" office:value="35.369999999999997" table:style-name="ce3">
            <text:p>35.370</text:p>
          </table:table-cell>
          <table:table-cell office:value-type="float" office:value="40.557000000000002" table:style-name="ce3">
            <text:p>40.557</text:p>
          </table:table-cell>
          <table:table-cell office:value-type="float" office:value="38.636000000000003" table:style-name="ce3">
            <text:p>38.636</text:p>
          </table:table-cell>
          <table:table-cell office:value-type="float" office:value="40.587000000000003" table:style-name="ce3">
            <text:p>40.587</text:p>
          </table:table-cell>
          <table:table-cell office:value-type="float" office:value="40.457999999999998" table:style-name="ce3">
            <text:p>40.458</text:p>
          </table:table-cell>
          <table:table-cell office:value-type="float" office:value="40.527000000000001" table:style-name="ce3">
            <text:p>40.527</text:p>
          </table:table-cell>
          <table:table-cell office:value-type="float" office:value="39.436" table:style-name="ce3">
            <text:p>39.436</text:p>
          </table:table-cell>
          <table:table-cell office:value-type="float" office:value="38.548000000000002" table:style-name="ce3">
            <text:p>38.548</text:p>
          </table:table-cell>
          <table:table-cell office:value-type="float" office:value="39.311999999999998" table:style-name="ce3">
            <text:p>39.312</text:p>
          </table:table-cell>
          <table:table-cell office:value-type="float" office:value="39.271999999999998" table:style-name="ce3">
            <text:p>39.272</text:p>
          </table:table-cell>
          <table:table-cell office:value-type="float" office:value="39.765000000000001" table:style-name="ce3">
            <text:p>39.765</text:p>
          </table:table-cell>
          <table:table-cell office:value-type="float" office:value="41.015000000000001" table:style-name="ce3">
            <text:p>41.015</text:p>
          </table:table-cell>
          <table:table-cell office:value-type="float" office:value="44.262" table:style-name="ce3">
            <text:p>44.262</text:p>
          </table:table-cell>
          <table:table-cell office:value-type="float" office:value="45.439" table:style-name="ce3">
            <text:p>45.439</text:p>
          </table:table-cell>
          <table:table-cell office:value-type="float" office:value="45.34" table:style-name="ce3">
            <text:p>45.340</text:p>
          </table:table-cell>
          <table:table-cell office:value-type="float" office:value="43.408999999999999" table:style-name="ce3">
            <text:p>43.409</text:p>
          </table:table-cell>
          <table:table-cell office:value-type="float" office:value="47.792999999999999" table:style-name="ce3">
            <text:p>47.793</text:p>
          </table:table-cell>
          <table:table-cell office:value-type="float" office:value="42.122999999999998" table:style-name="ce3">
            <text:p>42.12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.792000000000002" table:style-name="ce3">
            <text:p>17.792</text:p>
          </table:table-cell>
          <table:table-cell office:value-type="float" office:value="16.506" table:style-name="ce3">
            <text:p>16.506</text:p>
          </table:table-cell>
          <table:table-cell office:value-type="float" office:value="15.811999999999999" table:style-name="ce3">
            <text:p>15.812</text:p>
          </table:table-cell>
          <table:table-cell office:value-type="float" office:value="15.449" table:style-name="ce3">
            <text:p>15.449</text:p>
          </table:table-cell>
          <table:table-cell office:value-type="float" office:value="15.432" table:style-name="ce3">
            <text:p>15.432</text:p>
          </table:table-cell>
          <table:table-cell office:value-type="float" office:value="15.664999999999999" table:style-name="ce3">
            <text:p>15.665</text:p>
          </table:table-cell>
          <table:table-cell office:value-type="float" office:value="16.812999999999999" table:style-name="ce3">
            <text:p>16.813</text:p>
          </table:table-cell>
          <table:table-cell office:value-type="float" office:value="19.277999999999999" table:style-name="ce3">
            <text:p>19.278</text:p>
          </table:table-cell>
          <table:table-cell office:value-type="float" office:value="23.198" table:style-name="ce3">
            <text:p>23.198</text:p>
          </table:table-cell>
          <table:table-cell office:value-type="float" office:value="24.37" table:style-name="ce3">
            <text:p>24.370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334" table:style-name="ce3">
            <text:p>24.334</text:p>
          </table:table-cell>
          <table:table-cell office:value-type="float" office:value="23.678999999999998" table:style-name="ce3">
            <text:p>23.679</text:p>
          </table:table-cell>
          <table:table-cell office:value-type="float" office:value="23.146000000000001" table:style-name="ce3">
            <text:p>23.146</text:p>
          </table:table-cell>
          <table:table-cell office:value-type="float" office:value="23.603999999999999" table:style-name="ce3">
            <text:p>23.604</text:p>
          </table:table-cell>
          <table:table-cell office:value-type="float" office:value="23.58" table:style-name="ce3">
            <text:p>23.580</text:p>
          </table:table-cell>
          <table:table-cell office:value-type="float" office:value="23.876000000000001" table:style-name="ce3">
            <text:p>23.876</text:p>
          </table:table-cell>
          <table:table-cell office:value-type="float" office:value="24.626999999999999" table:style-name="ce3">
            <text:p>24.627</text:p>
          </table:table-cell>
          <table:table-cell office:value-type="float" office:value="26.576000000000001" table:style-name="ce3">
            <text:p>26.576</text:p>
          </table:table-cell>
          <table:table-cell office:value-type="float" office:value="27.283000000000001" table:style-name="ce3">
            <text:p>27.283</text:p>
          </table:table-cell>
          <table:table-cell office:value-type="float" office:value="27.224" table:style-name="ce3">
            <text:p>27.224</text:p>
          </table:table-cell>
          <table:table-cell office:value-type="float" office:value="26.065000000000001" table:style-name="ce3">
            <text:p>26.065</text:p>
          </table:table-cell>
          <table:table-cell office:value-type="float" office:value="22.718" table:style-name="ce3">
            <text:p>22.718</text:p>
          </table:table-cell>
          <table:table-cell office:value-type="float" office:value="20.021999999999998" table:style-name="ce3">
            <text:p>20.022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7.023" table:style-name="ce3">
            <text:p>27.023</text:p>
          </table:table-cell>
          <table:table-cell office:value-type="float" office:value="25.071000000000002" table:style-name="ce3">
            <text:p>25.071</text:p>
          </table:table-cell>
          <table:table-cell office:value-type="float" office:value="24.015999999999998" table:style-name="ce3">
            <text:p>24.016</text:p>
          </table:table-cell>
          <table:table-cell office:value-type="float" office:value="23.465" table:style-name="ce3">
            <text:p>23.465</text:p>
          </table:table-cell>
          <table:table-cell office:value-type="float" office:value="23.439" table:style-name="ce3">
            <text:p>23.439</text:p>
          </table:table-cell>
          <table:table-cell office:value-type="float" office:value="23.794" table:style-name="ce3">
            <text:p>23.794</text:p>
          </table:table-cell>
          <table:table-cell office:value-type="float" office:value="25.536999999999999" table:style-name="ce3">
            <text:p>25.537</text:p>
          </table:table-cell>
          <table:table-cell office:value-type="float" office:value="29.280999999999999" table:style-name="ce3">
            <text:p>29.281</text:p>
          </table:table-cell>
          <table:table-cell office:value-type="float" office:value="41.082000000000001" table:style-name="ce3">
            <text:p>41.082</text:p>
          </table:table-cell>
          <table:table-cell office:value-type="float" office:value="43.156999999999996" table:style-name="ce3">
            <text:p>43.157</text:p>
          </table:table-cell>
          <table:table-cell office:value-type="float" office:value="43.02" table:style-name="ce3">
            <text:p>43.020</text:p>
          </table:table-cell>
          <table:table-cell office:value-type="float" office:value="43.093000000000004" table:style-name="ce3">
            <text:p>43.093</text:p>
          </table:table-cell>
          <table:table-cell office:value-type="float" office:value="41.933" table:style-name="ce3">
            <text:p>41.933</text:p>
          </table:table-cell>
          <table:table-cell office:value-type="float" office:value="40.988999999999997" table:style-name="ce3">
            <text:p>40.989</text:p>
          </table:table-cell>
          <table:table-cell office:value-type="float" office:value="41.801000000000002" table:style-name="ce3">
            <text:p>41.801</text:p>
          </table:table-cell>
          <table:table-cell office:value-type="float" office:value="41.758000000000003" table:style-name="ce3">
            <text:p>41.758</text:p>
          </table:table-cell>
          <table:table-cell office:value-type="float" office:value="42.283000000000001" table:style-name="ce3">
            <text:p>42.283</text:p>
          </table:table-cell>
          <table:table-cell office:value-type="float" office:value="43.612000000000002" table:style-name="ce3">
            <text:p>43.612</text:p>
          </table:table-cell>
          <table:table-cell office:value-type="float" office:value="47.064" table:style-name="ce3">
            <text:p>47.064</text:p>
          </table:table-cell>
          <table:table-cell office:value-type="float" office:value="48.316000000000003" table:style-name="ce3">
            <text:p>48.316</text:p>
          </table:table-cell>
          <table:table-cell office:value-type="float" office:value="48.210999999999999" table:style-name="ce3">
            <text:p>48.211</text:p>
          </table:table-cell>
          <table:table-cell office:value-type="float" office:value="46.158000000000001" table:style-name="ce3">
            <text:p>46.158</text:p>
          </table:table-cell>
          <table:table-cell office:value-type="float" office:value="34.505000000000003" table:style-name="ce3">
            <text:p>34.505</text:p>
          </table:table-cell>
          <table:table-cell office:value-type="float" office:value="30.411000000000001" table:style-name="ce3">
            <text:p>30.411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875" table:style-name="ce3">
            <text:p>5.875</text:p>
          </table:table-cell>
          <table:table-cell office:value-type="float" office:value="5.45" table:style-name="ce3">
            <text:p>5.450</text:p>
          </table:table-cell>
          <table:table-cell office:value-type="float" office:value="5.2210000000000001" table:style-name="ce3">
            <text:p>5.221</text:p>
          </table:table-cell>
          <table:table-cell office:value-type="float" office:value="5.101" table:style-name="ce3">
            <text:p>5.101</text:p>
          </table:table-cell>
          <table:table-cell office:value-type="float" office:value="5.0949999999999998" table:style-name="ce3">
            <text:p>5.095</text:p>
          </table:table-cell>
          <table:table-cell office:value-type="float" office:value="5.173" table:style-name="ce3">
            <text:p>5.173</text:p>
          </table:table-cell>
          <table:table-cell office:value-type="float" office:value="5.5510000000000002" table:style-name="ce3">
            <text:p>5.551</text:p>
          </table:table-cell>
          <table:table-cell office:value-type="float" office:value="6.3650000000000002" table:style-name="ce3">
            <text:p>6.365</text:p>
          </table:table-cell>
          <table:table-cell office:value-type="float" office:value="7.423" table:style-name="ce3">
            <text:p>7.423</text:p>
          </table:table-cell>
          <table:table-cell office:value-type="float" office:value="7.798" table:style-name="ce3">
            <text:p>7.798</text:p>
          </table:table-cell>
          <table:table-cell office:value-type="float" office:value="7.774" table:style-name="ce3">
            <text:p>7.774</text:p>
          </table:table-cell>
          <table:table-cell office:value-type="float" office:value="7.7869999999999999" table:style-name="ce3">
            <text:p>7.787</text:p>
          </table:table-cell>
          <table:table-cell office:value-type="float" office:value="7.577" table:style-name="ce3">
            <text:p>7.577</text:p>
          </table:table-cell>
          <table:table-cell office:value-type="float" office:value="7.407" table:style-name="ce3">
            <text:p>7.407</text:p>
          </table:table-cell>
          <table:table-cell office:value-type="float" office:value="7.5529999999999999" table:style-name="ce3">
            <text:p>7.553</text:p>
          </table:table-cell>
          <table:table-cell office:value-type="float" office:value="7.5460000000000003" table:style-name="ce3">
            <text:p>7.546</text:p>
          </table:table-cell>
          <table:table-cell office:value-type="float" office:value="7.64" table:style-name="ce3">
            <text:p>7.640</text:p>
          </table:table-cell>
          <table:table-cell office:value-type="float" office:value="7.8810000000000002" table:style-name="ce3">
            <text:p>7.881</text:p>
          </table:table-cell>
          <table:table-cell office:value-type="float" office:value="8.5039999999999996" table:style-name="ce3">
            <text:p>8.504</text:p>
          </table:table-cell>
          <table:table-cell office:value-type="float" office:value="8.7309999999999999" table:style-name="ce3">
            <text:p>8.731</text:p>
          </table:table-cell>
          <table:table-cell office:value-type="float" office:value="8.7119999999999997" table:style-name="ce3">
            <text:p>8.712</text:p>
          </table:table-cell>
          <table:table-cell office:value-type="float" office:value="8.3409999999999993" table:style-name="ce3">
            <text:p>8.341</text:p>
          </table:table-cell>
          <table:table-cell office:value-type="float" office:value="7.5010000000000003" table:style-name="ce3">
            <text:p>7.501</text:p>
          </table:table-cell>
          <table:table-cell office:value-type="float" office:value="6.6109999999999998" table:style-name="ce3">
            <text:p>6.611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3.163" table:style-name="ce3">
            <text:p>23.163</text:p>
          </table:table-cell>
          <table:table-cell office:value-type="float" office:value="21.489000000000001" table:style-name="ce3">
            <text:p>21.489</text:p>
          </table:table-cell>
          <table:table-cell office:value-type="float" office:value="20.585999999999999" table:style-name="ce3">
            <text:p>20.586</text:p>
          </table:table-cell>
          <table:table-cell office:value-type="float" office:value="20.113" table:style-name="ce3">
            <text:p>20.113</text:p>
          </table:table-cell>
          <table:table-cell office:value-type="float" office:value="20.091000000000001" table:style-name="ce3">
            <text:p>20.091</text:p>
          </table:table-cell>
          <table:table-cell office:value-type="float" office:value="20.395" table:style-name="ce3">
            <text:p>20.395</text:p>
          </table:table-cell>
          <table:table-cell office:value-type="float" office:value="21.888000000000002" table:style-name="ce3">
            <text:p>21.888</text:p>
          </table:table-cell>
          <table:table-cell office:value-type="float" office:value="25.097999999999999" table:style-name="ce3">
            <text:p>25.098</text:p>
          </table:table-cell>
          <table:table-cell office:value-type="float" office:value="32.814999999999998" table:style-name="ce3">
            <text:p>32.815</text:p>
          </table:table-cell>
          <table:table-cell office:value-type="float" office:value="34.472000000000001" table:style-name="ce3">
            <text:p>34.472</text:p>
          </table:table-cell>
          <table:table-cell office:value-type="float" office:value="34.363" table:style-name="ce3">
            <text:p>34.363</text:p>
          </table:table-cell>
          <table:table-cell office:value-type="float" office:value="34.420999999999999" table:style-name="ce3">
            <text:p>34.421</text:p>
          </table:table-cell>
          <table:table-cell office:value-type="float" office:value="33.494999999999997" table:style-name="ce3">
            <text:p>33.495</text:p>
          </table:table-cell>
          <table:table-cell office:value-type="float" office:value="32.741" table:style-name="ce3">
            <text:p>32.741</text:p>
          </table:table-cell>
          <table:table-cell office:value-type="float" office:value="33.39" table:style-name="ce3">
            <text:p>33.390</text:p>
          </table:table-cell>
          <table:table-cell office:value-type="float" office:value="33.354999999999997" table:style-name="ce3">
            <text:p>33.355</text:p>
          </table:table-cell>
          <table:table-cell office:value-type="float" office:value="33.774000000000001" table:style-name="ce3">
            <text:p>33.774</text:p>
          </table:table-cell>
          <table:table-cell office:value-type="float" office:value="34.835999999999999" table:style-name="ce3">
            <text:p>34.836</text:p>
          </table:table-cell>
          <table:table-cell office:value-type="float" office:value="37.593000000000004" table:style-name="ce3">
            <text:p>37.593</text:p>
          </table:table-cell>
          <table:table-cell office:value-type="float" office:value="38.593000000000004" table:style-name="ce3">
            <text:p>38.593</text:p>
          </table:table-cell>
          <table:table-cell office:value-type="float" office:value="38.509" table:style-name="ce3">
            <text:p>38.509</text:p>
          </table:table-cell>
          <table:table-cell office:value-type="float" office:value="36.869999999999997" table:style-name="ce3">
            <text:p>36.870</text:p>
          </table:table-cell>
          <table:table-cell office:value-type="float" office:value="29.576000000000001" table:style-name="ce3">
            <text:p>29.576</text:p>
          </table:table-cell>
          <table:table-cell office:value-type="float" office:value="26.067" table:style-name="ce3">
            <text:p>26.067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0.071" table:style-name="ce3">
            <text:p>10.071</text:p>
          </table:table-cell>
          <table:table-cell office:value-type="float" office:value="9.343" table:style-name="ce3">
            <text:p>9.343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7449999999999992" table:style-name="ce3">
            <text:p>8.745</text:p>
          </table:table-cell>
          <table:table-cell office:value-type="float" office:value="8.7349999999999994" table:style-name="ce3">
            <text:p>8.735</text:p>
          </table:table-cell>
          <table:table-cell office:value-type="float" office:value="8.8670000000000009" table:style-name="ce3">
            <text:p>8.867</text:p>
          </table:table-cell>
          <table:table-cell office:value-type="float" office:value="9.5169999999999995" table:style-name="ce3">
            <text:p>9.517</text:p>
          </table:table-cell>
          <table:table-cell office:value-type="float" office:value="10.912000000000001" table:style-name="ce3">
            <text:p>10.912</text:p>
          </table:table-cell>
          <table:table-cell office:value-type="float" office:value="10.122999999999999" table:style-name="ce3">
            <text:p>10.123</text:p>
          </table:table-cell>
          <table:table-cell office:value-type="float" office:value="10.634" table:style-name="ce3">
            <text:p>10.634</text:p>
          </table:table-cell>
          <table:table-cell office:value-type="float" office:value="10.6" table:style-name="ce3">
            <text:p>10.600</text:p>
          </table:table-cell>
          <table:table-cell office:value-type="float" office:value="10.618" table:style-name="ce3">
            <text:p>10.618</text:p>
          </table:table-cell>
          <table:table-cell office:value-type="float" office:value="10.333" table:style-name="ce3">
            <text:p>10.333</text:p>
          </table:table-cell>
          <table:table-cell office:value-type="float" office:value="10.1" table:style-name="ce3">
            <text:p>10.100</text:p>
          </table:table-cell>
          <table:table-cell office:value-type="float" office:value="10.3" table:style-name="ce3">
            <text:p>10.300</text:p>
          </table:table-cell>
          <table:table-cell office:value-type="float" office:value="10.29" table:style-name="ce3">
            <text:p>10.290</text:p>
          </table:table-cell>
          <table:table-cell office:value-type="float" office:value="10.419" table:style-name="ce3">
            <text:p>10.419</text:p>
          </table:table-cell>
          <table:table-cell office:value-type="float" office:value="10.746" table:style-name="ce3">
            <text:p>10.746</text:p>
          </table:table-cell>
          <table:table-cell office:value-type="float" office:value="11.597" table:style-name="ce3">
            <text:p>11.597</text:p>
          </table:table-cell>
          <table:table-cell office:value-type="float" office:value="11.904999999999999" table:style-name="ce3">
            <text:p>11.905</text:p>
          </table:table-cell>
          <table:table-cell office:value-type="float" office:value="11.879" table:style-name="ce3">
            <text:p>11.879</text:p>
          </table:table-cell>
          <table:table-cell office:value-type="float" office:value="11.374000000000001" table:style-name="ce3">
            <text:p>11.374</text:p>
          </table:table-cell>
          <table:table-cell office:value-type="float" office:value="12.859" table:style-name="ce3">
            <text:p>12.859</text:p>
          </table:table-cell>
          <table:table-cell office:value-type="float" office:value="11.333" table:style-name="ce3">
            <text:p>11.333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.239000000000001" table:style-name="ce3">
            <text:p>10.239</text:p>
          </table:table-cell>
          <table:table-cell office:value-type="float" office:value="9.4990000000000006" table:style-name="ce3">
            <text:p>9.499</text:p>
          </table:table-cell>
          <table:table-cell office:value-type="float" office:value="9.0990000000000002" table:style-name="ce3">
            <text:p>9.099</text:p>
          </table:table-cell>
          <table:table-cell office:value-type="float" office:value="8.89" table:style-name="ce3">
            <text:p>8.890</text:p>
          </table:table-cell>
          <table:table-cell office:value-type="float" office:value="8.8810000000000002" table:style-name="ce3">
            <text:p>8.881</text:p>
          </table:table-cell>
          <table:table-cell office:value-type="float" office:value="9.0150000000000006" table:style-name="ce3">
            <text:p>9.015</text:p>
          </table:table-cell>
          <table:table-cell office:value-type="float" office:value="9.6750000000000007" table:style-name="ce3">
            <text:p>9.675</text:p>
          </table:table-cell>
          <table:table-cell office:value-type="float" office:value="11.093999999999999" table:style-name="ce3">
            <text:p>11.094</text:p>
          </table:table-cell>
          <table:table-cell office:value-type="float" office:value="12.401" table:style-name="ce3">
            <text:p>12.401</text:p>
          </table:table-cell>
          <table:table-cell office:value-type="float" office:value="13.026999999999999" table:style-name="ce3">
            <text:p>13.027</text:p>
          </table:table-cell>
          <table:table-cell office:value-type="float" office:value="12.984999999999999" table:style-name="ce3">
            <text:p>12.985</text:p>
          </table:table-cell>
          <table:table-cell office:value-type="float" office:value="13.007999999999999" table:style-name="ce3">
            <text:p>13.008</text:p>
          </table:table-cell>
          <table:table-cell office:value-type="float" office:value="12.657" table:style-name="ce3">
            <text:p>12.657</text:p>
          </table:table-cell>
          <table:table-cell office:value-type="float" office:value="12.372" table:style-name="ce3">
            <text:p>12.372</text:p>
          </table:table-cell>
          <table:table-cell office:value-type="float" office:value="12.618" table:style-name="ce3">
            <text:p>12.618</text:p>
          </table:table-cell>
          <table:table-cell office:value-type="float" office:value="12.605" table:style-name="ce3">
            <text:p>12.605</text:p>
          </table:table-cell>
          <table:table-cell office:value-type="float" office:value="12.763" table:style-name="ce3">
            <text:p>12.763</text:p>
          </table:table-cell>
          <table:table-cell office:value-type="float" office:value="13.164" table:style-name="ce3">
            <text:p>13.164</text:p>
          </table:table-cell>
          <table:table-cell office:value-type="float" office:value="14.206" table:style-name="ce3">
            <text:p>14.206</text:p>
          </table:table-cell>
          <table:table-cell office:value-type="float" office:value="14.584" table:style-name="ce3">
            <text:p>14.584</text:p>
          </table:table-cell>
          <table:table-cell office:value-type="float" office:value="14.552" table:style-name="ce3">
            <text:p>14.552</text:p>
          </table:table-cell>
          <table:table-cell office:value-type="float" office:value="13.933" table:style-name="ce3">
            <text:p>13.933</text:p>
          </table:table-cell>
          <table:table-cell office:value-type="float" office:value="13.073" table:style-name="ce3">
            <text:p>13.073</text:p>
          </table:table-cell>
          <table:table-cell office:value-type="float" office:value="11.522" table:style-name="ce3">
            <text:p>11.522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7.959" table:style-name="ce3">
            <text:p>17.959</text:p>
          </table:table-cell>
          <table:table-cell office:value-type="float" office:value="16.661999999999999" table:style-name="ce3">
            <text:p>16.662</text:p>
          </table:table-cell>
          <table:table-cell office:value-type="float" office:value="15.961" table:style-name="ce3">
            <text:p>15.961</text:p>
          </table:table-cell>
          <table:table-cell office:value-type="float" office:value="15.595000000000001" table:style-name="ce3">
            <text:p>15.595</text:p>
          </table:table-cell>
          <table:table-cell office:value-type="float" office:value="15.577" table:style-name="ce3">
            <text:p>15.577</text:p>
          </table:table-cell>
          <table:table-cell office:value-type="float" office:value="15.813000000000001" table:style-name="ce3">
            <text:p>15.813</text:p>
          </table:table-cell>
          <table:table-cell office:value-type="float" office:value="16.971" table:style-name="ce3">
            <text:p>16.971</text:p>
          </table:table-cell>
          <table:table-cell office:value-type="float" office:value="19.46" table:style-name="ce3">
            <text:p>19.460</text:p>
          </table:table-cell>
          <table:table-cell office:value-type="float" office:value="21.427" table:style-name="ce3">
            <text:p>21.427</text:p>
          </table:table-cell>
          <table:table-cell office:value-type="float" office:value="22.509" table:style-name="ce3">
            <text:p>22.509</text:p>
          </table:table-cell>
          <table:table-cell office:value-type="float" office:value="22.437000000000001" table:style-name="ce3">
            <text:p>22.437</text:p>
          </table:table-cell>
          <table:table-cell office:value-type="float" office:value="22.475999999999999" table:style-name="ce3">
            <text:p>22.476</text:p>
          </table:table-cell>
          <table:table-cell office:value-type="float" office:value="21.870999999999999" table:style-name="ce3">
            <text:p>21.871</text:p>
          </table:table-cell>
          <table:table-cell office:value-type="float" office:value="21.378" table:style-name="ce3">
            <text:p>21.378</text:p>
          </table:table-cell>
          <table:table-cell office:value-type="float" office:value="21.802" table:style-name="ce3">
            <text:p>21.802</text:p>
          </table:table-cell>
          <table:table-cell office:value-type="float" office:value="21.779" table:style-name="ce3">
            <text:p>21.779</text:p>
          </table:table-cell>
          <table:table-cell office:value-type="float" office:value="22.053000000000001" table:style-name="ce3">
            <text:p>22.053</text:p>
          </table:table-cell>
          <table:table-cell office:value-type="float" office:value="22.745999999999999" table:style-name="ce3">
            <text:p>22.746</text:p>
          </table:table-cell>
          <table:table-cell office:value-type="float" office:value="24.547000000000001" table:style-name="ce3">
            <text:p>24.547</text:p>
          </table:table-cell>
          <table:table-cell office:value-type="float" office:value="25.2" table:style-name="ce3">
            <text:p>25.200</text:p>
          </table:table-cell>
          <table:table-cell office:value-type="float" office:value="25.145" table:style-name="ce3">
            <text:p>25.145</text:p>
          </table:table-cell>
          <table:table-cell office:value-type="float" office:value="24.074000000000002" table:style-name="ce3">
            <text:p>24.074</text:p>
          </table:table-cell>
          <table:table-cell office:value-type="float" office:value="22.931999999999999" table:style-name="ce3">
            <text:p>22.932</text:p>
          </table:table-cell>
          <table:table-cell office:value-type="float" office:value="20.210999999999999" table:style-name="ce3">
            <text:p>20.211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9.107999999999997" table:style-name="ce3">
            <text:p>39.108</text:p>
          </table:table-cell>
          <table:table-cell office:value-type="float" office:value="36.281999999999996" table:style-name="ce3">
            <text:p>36.282</text:p>
          </table:table-cell>
          <table:table-cell office:value-type="float" office:value="34.756999999999998" table:style-name="ce3">
            <text:p>34.757</text:p>
          </table:table-cell>
          <table:table-cell office:value-type="float" office:value="33.959000000000003" table:style-name="ce3">
            <text:p>33.959</text:p>
          </table:table-cell>
          <table:table-cell office:value-type="float" office:value="33.920999999999999" table:style-name="ce3">
            <text:p>33.921</text:p>
          </table:table-cell>
          <table:table-cell office:value-type="float" office:value="34.433999999999997" table:style-name="ce3">
            <text:p>34.434</text:p>
          </table:table-cell>
          <table:table-cell office:value-type="float" office:value="36.957000000000001" table:style-name="ce3">
            <text:p>36.957</text:p>
          </table:table-cell>
          <table:table-cell office:value-type="float" office:value="42.375999999999998" table:style-name="ce3">
            <text:p>42.376</text:p>
          </table:table-cell>
          <table:table-cell office:value-type="float" office:value="54.664000000000001" table:style-name="ce3">
            <text:p>54.664</text:p>
          </table:table-cell>
          <table:table-cell office:value-type="float" office:value="57.423999999999999" table:style-name="ce3">
            <text:p>57.424</text:p>
          </table:table-cell>
          <table:table-cell office:value-type="float" office:value="57.241999999999997" table:style-name="ce3">
            <text:p>57.242</text:p>
          </table:table-cell>
          <table:table-cell office:value-type="float" office:value="57.338999999999999" table:style-name="ce3">
            <text:p>57.339</text:p>
          </table:table-cell>
          <table:table-cell office:value-type="float" office:value="55.795999999999999" table:style-name="ce3">
            <text:p>55.796</text:p>
          </table:table-cell>
          <table:table-cell office:value-type="float" office:value="54.54" table:style-name="ce3">
            <text:p>54.540</text:p>
          </table:table-cell>
          <table:table-cell office:value-type="float" office:value="55.621000000000002" table:style-name="ce3">
            <text:p>55.621</text:p>
          </table:table-cell>
          <table:table-cell office:value-type="float" office:value="55.563000000000002" table:style-name="ce3">
            <text:p>55.563</text:p>
          </table:table-cell>
          <table:table-cell office:value-type="float" office:value="56.261000000000003" table:style-name="ce3">
            <text:p>56.261</text:p>
          </table:table-cell>
          <table:table-cell office:value-type="float" office:value="58.03" table:style-name="ce3">
            <text:p>58.030</text:p>
          </table:table-cell>
          <table:table-cell office:value-type="float" office:value="62.622999999999998" table:style-name="ce3">
            <text:p>62.623</text:p>
          </table:table-cell>
          <table:table-cell office:value-type="float" office:value="64.289000000000001" table:style-name="ce3">
            <text:p>64.289</text:p>
          </table:table-cell>
          <table:table-cell office:value-type="float" office:value="64.149000000000001" table:style-name="ce3">
            <text:p>64.149</text:p>
          </table:table-cell>
          <table:table-cell office:value-type="float" office:value="61.417999999999999" table:style-name="ce3">
            <text:p>61.418</text:p>
          </table:table-cell>
          <table:table-cell office:value-type="float" office:value="49.936" table:style-name="ce3">
            <text:p>49.936</text:p>
          </table:table-cell>
          <table:table-cell office:value-type="float" office:value="44.011000000000003" table:style-name="ce3">
            <text:p>44.011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2.058" table:style-name="ce3">
            <text:p>32.058</text:p>
          </table:table-cell>
          <table:table-cell office:value-type="float" office:value="29.742000000000001" table:style-name="ce3">
            <text:p>29.742</text:p>
          </table:table-cell>
          <table:table-cell office:value-type="float" office:value="28.492000000000001" table:style-name="ce3">
            <text:p>28.492</text:p>
          </table:table-cell>
          <table:table-cell office:value-type="float" office:value="27.837" table:style-name="ce3">
            <text:p>27.837</text:p>
          </table:table-cell>
          <table:table-cell office:value-type="float" office:value="27.806000000000001" table:style-name="ce3">
            <text:p>27.806</text:p>
          </table:table-cell>
          <table:table-cell office:value-type="float" office:value="28.227" table:style-name="ce3">
            <text:p>28.227</text:p>
          </table:table-cell>
          <table:table-cell office:value-type="float" office:value="30.295000000000002" table:style-name="ce3">
            <text:p>30.295</text:p>
          </table:table-cell>
          <table:table-cell office:value-type="float" office:value="34.737000000000002" table:style-name="ce3">
            <text:p>34.737</text:p>
          </table:table-cell>
          <table:table-cell office:value-type="float" office:value="24.379000000000001" table:style-name="ce3">
            <text:p>24.379</text:p>
          </table:table-cell>
          <table:table-cell office:value-type="float" office:value="25.61" table:style-name="ce3">
            <text:p>25.610</text:p>
          </table:table-cell>
          <table:table-cell office:value-type="float" office:value="25.529" table:style-name="ce3">
            <text:p>25.529</text:p>
          </table:table-cell>
          <table:table-cell office:value-type="float" office:value="25.573" table:style-name="ce3">
            <text:p>25.573</text:p>
          </table:table-cell>
          <table:table-cell office:value-type="float" office:value="24.884" table:style-name="ce3">
            <text:p>24.884</text:p>
          </table:table-cell>
          <table:table-cell office:value-type="float" office:value="24.324000000000002" table:style-name="ce3">
            <text:p>24.324</text:p>
          </table:table-cell>
          <table:table-cell office:value-type="float" office:value="24.806000000000001" table:style-name="ce3">
            <text:p>24.806</text:p>
          </table:table-cell>
          <table:table-cell office:value-type="float" office:value="24.780999999999999" table:style-name="ce3">
            <text:p>24.781</text:p>
          </table:table-cell>
          <table:table-cell office:value-type="float" office:value="25.091999999999999" table:style-name="ce3">
            <text:p>25.092</text:p>
          </table:table-cell>
          <table:table-cell office:value-type="float" office:value="25.881" table:style-name="ce3">
            <text:p>25.881</text:p>
          </table:table-cell>
          <table:table-cell office:value-type="float" office:value="27.928999999999998" table:style-name="ce3">
            <text:p>27.929</text:p>
          </table:table-cell>
          <table:table-cell office:value-type="float" office:value="28.672000000000001" table:style-name="ce3">
            <text:p>28.672</text:p>
          </table:table-cell>
          <table:table-cell office:value-type="float" office:value="28.61" table:style-name="ce3">
            <text:p>28.610</text:p>
          </table:table-cell>
          <table:table-cell office:value-type="float" office:value="27.391999999999999" table:style-name="ce3">
            <text:p>27.392</text:p>
          </table:table-cell>
          <table:table-cell office:value-type="float" office:value="40.935000000000002" table:style-name="ce3">
            <text:p>40.935</text:p>
          </table:table-cell>
          <table:table-cell office:value-type="float" office:value="36.078000000000003" table:style-name="ce3">
            <text:p>36.078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6.087000000000003" table:style-name="ce3">
            <text:p>36.087</text:p>
          </table:table-cell>
          <table:table-cell office:value-type="float" office:value="33.478999999999999" table:style-name="ce3">
            <text:p>33.479</text:p>
          </table:table-cell>
          <table:table-cell office:value-type="float" office:value="32.072000000000003" table:style-name="ce3">
            <text:p>32.072</text:p>
          </table:table-cell>
          <table:table-cell office:value-type="float" office:value="31.335000000000001" table:style-name="ce3">
            <text:p>31.335</text:p>
          </table:table-cell>
          <table:table-cell office:value-type="float" office:value="31.3" table:style-name="ce3">
            <text:p>31.300</text:p>
          </table:table-cell>
          <table:table-cell office:value-type="float" office:value="31.774000000000001" table:style-name="ce3">
            <text:p>31.774</text:p>
          </table:table-cell>
          <table:table-cell office:value-type="float" office:value="34.101999999999997" table:style-name="ce3">
            <text:p>34.102</text:p>
          </table:table-cell>
          <table:table-cell office:value-type="float" office:value="39.101999999999997" table:style-name="ce3">
            <text:p>39.102</text:p>
          </table:table-cell>
          <table:table-cell office:value-type="float" office:value="51.542000000000002" table:style-name="ce3">
            <text:p>51.542</text:p>
          </table:table-cell>
          <table:table-cell office:value-type="float" office:value="54.145000000000003" table:style-name="ce3">
            <text:p>54.145</text:p>
          </table:table-cell>
          <table:table-cell office:value-type="float" office:value="53.972999999999999" table:style-name="ce3">
            <text:p>53.973</text:p>
          </table:table-cell>
          <table:table-cell office:value-type="float" office:value="54.064999999999998" table:style-name="ce3">
            <text:p>54.065</text:p>
          </table:table-cell>
          <table:table-cell office:value-type="float" office:value="52.61" table:style-name="ce3">
            <text:p>52.610</text:p>
          </table:table-cell>
          <table:table-cell office:value-type="float" office:value="51.426000000000002" table:style-name="ce3">
            <text:p>51.426</text:p>
          </table:table-cell>
          <table:table-cell office:value-type="float" office:value="52.445" table:style-name="ce3">
            <text:p>52.445</text:p>
          </table:table-cell>
          <table:table-cell office:value-type="float" office:value="52.390999999999998" table:style-name="ce3">
            <text:p>52.391</text:p>
          </table:table-cell>
          <table:table-cell office:value-type="float" office:value="53.048999999999999" table:style-name="ce3">
            <text:p>53.049</text:p>
          </table:table-cell>
          <table:table-cell office:value-type="float" office:value="54.716000000000001" table:style-name="ce3">
            <text:p>54.716</text:p>
          </table:table-cell>
          <table:table-cell office:value-type="float" office:value="59.048000000000002" table:style-name="ce3">
            <text:p>59.048</text:p>
          </table:table-cell>
          <table:table-cell office:value-type="float" office:value="60.618000000000002" table:style-name="ce3">
            <text:p>60.618</text:p>
          </table:table-cell>
          <table:table-cell office:value-type="float" office:value="60.485999999999997" table:style-name="ce3">
            <text:p>60.486</text:p>
          </table:table-cell>
          <table:table-cell office:value-type="float" office:value="57.911000000000001" table:style-name="ce3">
            <text:p>57.911</text:p>
          </table:table-cell>
          <table:table-cell office:value-type="float" office:value="46.079000000000001" table:style-name="ce3">
            <text:p>46.079</text:p>
          </table:table-cell>
          <table:table-cell office:value-type="float" office:value="40.610999999999997" table:style-name="ce3">
            <text:p>40.61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5.512" table:style-name="ce3">
            <text:p>25.512</text:p>
          </table:table-cell>
          <table:table-cell office:value-type="float" office:value="23.669" table:style-name="ce3">
            <text:p>23.669</text:p>
          </table:table-cell>
          <table:table-cell office:value-type="float" office:value="22.673999999999999" table:style-name="ce3">
            <text:p>22.674</text:p>
          </table:table-cell>
          <table:table-cell office:value-type="float" office:value="22.152999999999999" table:style-name="ce3">
            <text:p>22.153</text:p>
          </table:table-cell>
          <table:table-cell office:value-type="float" office:value="22.129000000000001" table:style-name="ce3">
            <text:p>22.129</text:p>
          </table:table-cell>
          <table:table-cell office:value-type="float" office:value="22.463999999999999" table:style-name="ce3">
            <text:p>22.464</text:p>
          </table:table-cell>
          <table:table-cell office:value-type="float" office:value="24.109000000000002" table:style-name="ce3">
            <text:p>24.109</text:p>
          </table:table-cell>
          <table:table-cell office:value-type="float" office:value="27.643999999999998" table:style-name="ce3">
            <text:p>27.644</text:p>
          </table:table-cell>
          <table:table-cell office:value-type="float" office:value="23.367000000000001" table:style-name="ce3">
            <text:p>23.367</text:p>
          </table:table-cell>
          <table:table-cell office:value-type="float" office:value="24.547000000000001" table:style-name="ce3">
            <text:p>24.547</text:p>
          </table:table-cell>
          <table:table-cell office:value-type="float" office:value="24.469000000000001" table:style-name="ce3">
            <text:p>24.469</text:p>
          </table:table-cell>
          <table:table-cell office:value-type="float" office:value="24.510999999999999" table:style-name="ce3">
            <text:p>24.511</text:p>
          </table:table-cell>
          <table:table-cell office:value-type="float" office:value="23.850999999999999" table:style-name="ce3">
            <text:p>23.851</text:p>
          </table:table-cell>
          <table:table-cell office:value-type="float" office:value="23.314" table:style-name="ce3">
            <text:p>23.314</text:p>
          </table:table-cell>
          <table:table-cell office:value-type="float" office:value="23.776" table:style-name="ce3">
            <text:p>23.776</text:p>
          </table:table-cell>
          <table:table-cell office:value-type="float" office:value="23.751999999999999" table:style-name="ce3">
            <text:p>23.752</text:p>
          </table:table-cell>
          <table:table-cell office:value-type="float" office:value="24.05" table:style-name="ce3">
            <text:p>24.050</text:p>
          </table:table-cell>
          <table:table-cell office:value-type="float" office:value="24.806000000000001" table:style-name="ce3">
            <text:p>24.806</text:p>
          </table:table-cell>
          <table:table-cell office:value-type="float" office:value="26.77" table:style-name="ce3">
            <text:p>26.770</text:p>
          </table:table-cell>
          <table:table-cell office:value-type="float" office:value="27.481000000000002" table:style-name="ce3">
            <text:p>27.481</text:p>
          </table:table-cell>
          <table:table-cell office:value-type="float" office:value="27.422000000000001" table:style-name="ce3">
            <text:p>27.422</text:p>
          </table:table-cell>
          <table:table-cell office:value-type="float" office:value="26.254000000000001" table:style-name="ce3">
            <text:p>26.254</text:p>
          </table:table-cell>
          <table:table-cell office:value-type="float" office:value="32.576999999999998" table:style-name="ce3">
            <text:p>32.577</text:p>
          </table:table-cell>
          <table:table-cell office:value-type="float" office:value="28.710999999999999" table:style-name="ce3">
            <text:p>28.711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1959999999999997" table:style-name="ce3">
            <text:p>4.196</text:p>
          </table:table-cell>
          <table:table-cell office:value-type="float" office:value="3.8929999999999998" table:style-name="ce3">
            <text:p>3.893</text:p>
          </table:table-cell>
          <table:table-cell office:value-type="float" office:value="3.7290000000000001" table:style-name="ce3">
            <text:p>3.729</text:p>
          </table:table-cell>
          <table:table-cell office:value-type="float" office:value="3.6440000000000001" table:style-name="ce3">
            <text:p>3.644</text:p>
          </table:table-cell>
          <table:table-cell office:value-type="float" office:value="3.64" table:style-name="ce3">
            <text:p>3.640</text:p>
          </table:table-cell>
          <table:table-cell office:value-type="float" office:value="3.6949999999999998" table:style-name="ce3">
            <text:p>3.695</text:p>
          </table:table-cell>
          <table:table-cell office:value-type="float" office:value="3.9649999999999999" table:style-name="ce3">
            <text:p>3.965</text:p>
          </table:table-cell>
          <table:table-cell office:value-type="float" office:value="4.5469999999999997" table:style-name="ce3">
            <text:p>4.547</text:p>
          </table:table-cell>
          <table:table-cell office:value-type="float" office:value="10.039" table:style-name="ce3">
            <text:p>10.039</text:p>
          </table:table-cell>
          <table:table-cell office:value-type="float" office:value="10.545" table:style-name="ce3">
            <text:p>10.545</text:p>
          </table:table-cell>
          <table:table-cell office:value-type="float" office:value="10.512" table:style-name="ce3">
            <text:p>10.512</text:p>
          </table:table-cell>
          <table:table-cell office:value-type="float" office:value="10.53" table:style-name="ce3">
            <text:p>10.530</text:p>
          </table:table-cell>
          <table:table-cell office:value-type="float" office:value="10.246" table:style-name="ce3">
            <text:p>10.246</text:p>
          </table:table-cell>
          <table:table-cell office:value-type="float" office:value="10.016" table:style-name="ce3">
            <text:p>10.016</text:p>
          </table:table-cell>
          <table:table-cell office:value-type="float" office:value="10.214" table:style-name="ce3">
            <text:p>10.214</text:p>
          </table:table-cell>
          <table:table-cell office:value-type="float" office:value="10.204000000000001" table:style-name="ce3">
            <text:p>10.204</text:p>
          </table:table-cell>
          <table:table-cell office:value-type="float" office:value="10.332000000000001" table:style-name="ce3">
            <text:p>10.332</text:p>
          </table:table-cell>
          <table:table-cell office:value-type="float" office:value="10.657" table:style-name="ce3">
            <text:p>10.657</text:p>
          </table:table-cell>
          <table:table-cell office:value-type="float" office:value="11.5" table:style-name="ce3">
            <text:p>11.500</text:p>
          </table:table-cell>
          <table:table-cell office:value-type="float" office:value="11.805999999999999" table:style-name="ce3">
            <text:p>11.806</text:p>
          </table:table-cell>
          <table:table-cell office:value-type="float" office:value="11.78" table:style-name="ce3">
            <text:p>11.780</text:p>
          </table:table-cell>
          <table:table-cell office:value-type="float" office:value="11.279" table:style-name="ce3">
            <text:p>11.279</text:p>
          </table:table-cell>
          <table:table-cell office:value-type="float" office:value="5.3579999999999997" table:style-name="ce3">
            <text:p>5.358</text:p>
          </table:table-cell>
          <table:table-cell office:value-type="float" office:value="4.7220000000000004" table:style-name="ce3">
            <text:p>4.722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2.801000000000002" table:style-name="ce3">
            <text:p>42.801</text:p>
          </table:table-cell>
          <table:table-cell office:value-type="float" office:value="39.707999999999998" table:style-name="ce3">
            <text:p>39.708</text:p>
          </table:table-cell>
          <table:table-cell office:value-type="float" office:value="38.037999999999997" table:style-name="ce3">
            <text:p>38.038</text:p>
          </table:table-cell>
          <table:table-cell office:value-type="float" office:value="37.164999999999999" table:style-name="ce3">
            <text:p>37.165</text:p>
          </table:table-cell>
          <table:table-cell office:value-type="float" office:value="37.124000000000002" table:style-name="ce3">
            <text:p>37.124</text:p>
          </table:table-cell>
          <table:table-cell office:value-type="float" office:value="37.686" table:style-name="ce3">
            <text:p>37.686</text:p>
          </table:table-cell>
          <table:table-cell office:value-type="float" office:value="40.445999999999998" table:style-name="ce3">
            <text:p>40.446</text:p>
          </table:table-cell>
          <table:table-cell office:value-type="float" office:value="46.377000000000002" table:style-name="ce3">
            <text:p>46.377</text:p>
          </table:table-cell>
          <table:table-cell office:value-type="float" office:value="42.515999999999998" table:style-name="ce3">
            <text:p>42.516</text:p>
          </table:table-cell>
          <table:table-cell office:value-type="float" office:value="44.662999999999997" table:style-name="ce3">
            <text:p>44.663</text:p>
          </table:table-cell>
          <table:table-cell office:value-type="float" office:value="44.521000000000001" table:style-name="ce3">
            <text:p>44.521</text:p>
          </table:table-cell>
          <table:table-cell office:value-type="float" office:value="44.597000000000001" table:style-name="ce3">
            <text:p>44.597</text:p>
          </table:table-cell>
          <table:table-cell office:value-type="float" office:value="43.396999999999998" table:style-name="ce3">
            <text:p>43.397</text:p>
          </table:table-cell>
          <table:table-cell office:value-type="float" office:value="42.42" table:style-name="ce3">
            <text:p>42.420</text:p>
          </table:table-cell>
          <table:table-cell office:value-type="float" office:value="43.261000000000003" table:style-name="ce3">
            <text:p>43.261</text:p>
          </table:table-cell>
          <table:table-cell office:value-type="float" office:value="43.216000000000001" table:style-name="ce3">
            <text:p>43.216</text:p>
          </table:table-cell>
          <table:table-cell office:value-type="float" office:value="43.759" table:style-name="ce3">
            <text:p>43.759</text:p>
          </table:table-cell>
          <table:table-cell office:value-type="float" office:value="45.134" table:style-name="ce3">
            <text:p>45.134</text:p>
          </table:table-cell>
          <table:table-cell office:value-type="float" office:value="48.707000000000001" table:style-name="ce3">
            <text:p>48.707</text:p>
          </table:table-cell>
          <table:table-cell office:value-type="float" office:value="50.002000000000002" table:style-name="ce3">
            <text:p>50.002</text:p>
          </table:table-cell>
          <table:table-cell office:value-type="float" office:value="49.893999999999998" table:style-name="ce3">
            <text:p>49.894</text:p>
          </table:table-cell>
          <table:table-cell office:value-type="float" office:value="47.768999999999998" table:style-name="ce3">
            <text:p>47.769</text:p>
          </table:table-cell>
          <table:table-cell office:value-type="float" office:value="54.651000000000003" table:style-name="ce3">
            <text:p>54.651</text:p>
          </table:table-cell>
          <table:table-cell office:value-type="float" office:value="48.167000000000002" table:style-name="ce3">
            <text:p>48.16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4.099" table:style-name="ce3">
            <text:p>14.099</text:p>
          </table:table-cell>
          <table:table-cell office:value-type="float" office:value="13.08" table:style-name="ce3">
            <text:p>13.080</text:p>
          </table:table-cell>
          <table:table-cell office:value-type="float" office:value="12.53" table:style-name="ce3">
            <text:p>12.530</text:p>
          </table:table-cell>
          <table:table-cell office:value-type="float" office:value="12.243" table:style-name="ce3">
            <text:p>12.243</text:p>
          </table:table-cell>
          <table:table-cell office:value-type="float" office:value="12.228999999999999" table:style-name="ce3">
            <text:p>12.229</text:p>
          </table:table-cell>
          <table:table-cell office:value-type="float" office:value="12.414" table:style-name="ce3">
            <text:p>12.414</text:p>
          </table:table-cell>
          <table:table-cell office:value-type="float" office:value="13.323" table:style-name="ce3">
            <text:p>13.323</text:p>
          </table:table-cell>
          <table:table-cell office:value-type="float" office:value="15.276999999999999" table:style-name="ce3">
            <text:p>15.277</text:p>
          </table:table-cell>
          <table:table-cell office:value-type="float" office:value="28.175000000000001" table:style-name="ce3">
            <text:p>28.175</text:p>
          </table:table-cell>
          <table:table-cell office:value-type="float" office:value="29.597999999999999" table:style-name="ce3">
            <text:p>29.598</text:p>
          </table:table-cell>
          <table:table-cell office:value-type="float" office:value="29.504000000000001" table:style-name="ce3">
            <text:p>29.504</text:p>
          </table:table-cell>
          <table:table-cell office:value-type="float" office:value="29.553999999999998" table:style-name="ce3">
            <text:p>29.554</text:p>
          </table:table-cell>
          <table:table-cell office:value-type="float" office:value="28.759" table:style-name="ce3">
            <text:p>28.759</text:p>
          </table:table-cell>
          <table:table-cell office:value-type="float" office:value="28.111999999999998" table:style-name="ce3">
            <text:p>28.112</text:p>
          </table:table-cell>
          <table:table-cell office:value-type="float" office:value="28.669" table:style-name="ce3">
            <text:p>28.669</text:p>
          </table:table-cell>
          <table:table-cell office:value-type="float" office:value="28.638999999999999" table:style-name="ce3">
            <text:p>28.639</text:p>
          </table:table-cell>
          <table:table-cell office:value-type="float" office:value="28.998999999999999" table:style-name="ce3">
            <text:p>28.999</text:p>
          </table:table-cell>
          <table:table-cell office:value-type="float" office:value="29.91" table:style-name="ce3">
            <text:p>29.910</text:p>
          </table:table-cell>
          <table:table-cell office:value-type="float" office:value="32.277999999999999" table:style-name="ce3">
            <text:p>32.278</text:p>
          </table:table-cell>
          <table:table-cell office:value-type="float" office:value="33.136000000000003" table:style-name="ce3">
            <text:p>33.136</text:p>
          </table:table-cell>
          <table:table-cell office:value-type="float" office:value="33.064" table:style-name="ce3">
            <text:p>33.064</text:p>
          </table:table-cell>
          <table:table-cell office:value-type="float" office:value="31.657" table:style-name="ce3">
            <text:p>31.657</text:p>
          </table:table-cell>
          <table:table-cell office:value-type="float" office:value="18.003" table:style-name="ce3">
            <text:p>18.003</text:p>
          </table:table-cell>
          <table:table-cell office:value-type="float" office:value="15.867000000000001" table:style-name="ce3">
            <text:p>15.86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7.7210000000000001" table:style-name="ce3">
            <text:p>7.721</text:p>
          </table:table-cell>
          <table:table-cell office:value-type="float" office:value="7.1630000000000003" table:style-name="ce3">
            <text:p>7.163</text:p>
          </table:table-cell>
          <table:table-cell office:value-type="float" office:value="6.8620000000000001" table:style-name="ce3">
            <text:p>6.862</text:p>
          </table:table-cell>
          <table:table-cell office:value-type="float" office:value="6.7039999999999997" table:style-name="ce3">
            <text:p>6.704</text:p>
          </table:table-cell>
          <table:table-cell office:value-type="float" office:value="6.6970000000000001" table:style-name="ce3">
            <text:p>6.697</text:p>
          </table:table-cell>
          <table:table-cell office:value-type="float" office:value="6.798" table:style-name="ce3">
            <text:p>6.798</text:p>
          </table:table-cell>
          <table:table-cell office:value-type="float" office:value="7.2960000000000003" table:style-name="ce3">
            <text:p>7.296</text:p>
          </table:table-cell>
          <table:table-cell office:value-type="float" office:value="8.3659999999999997" table:style-name="ce3">
            <text:p>8.366</text:p>
          </table:table-cell>
          <table:table-cell office:value-type="float" office:value="17.462" table:style-name="ce3">
            <text:p>17.462</text:p>
          </table:table-cell>
          <table:table-cell office:value-type="float" office:value="18.344000000000001" table:style-name="ce3">
            <text:p>18.344</text:p>
          </table:table-cell>
          <table:table-cell office:value-type="float" office:value="18.286000000000001" table:style-name="ce3">
            <text:p>18.286</text:p>
          </table:table-cell>
          <table:table-cell office:value-type="float" office:value="18.317" table:style-name="ce3">
            <text:p>18.317</text:p>
          </table:table-cell>
          <table:table-cell office:value-type="float" office:value="17.824000000000002" table:style-name="ce3">
            <text:p>17.824</text:p>
          </table:table-cell>
          <table:table-cell office:value-type="float" office:value="17.422000000000001" table:style-name="ce3">
            <text:p>17.422</text:p>
          </table:table-cell>
          <table:table-cell office:value-type="float" office:value="17.768000000000001" table:style-name="ce3">
            <text:p>17.768</text:p>
          </table:table-cell>
          <table:table-cell office:value-type="float" office:value="17.748999999999999" table:style-name="ce3">
            <text:p>17.749</text:p>
          </table:table-cell>
          <table:table-cell office:value-type="float" office:value="17.972000000000001" table:style-name="ce3">
            <text:p>17.972</text:p>
          </table:table-cell>
          <table:table-cell office:value-type="float" office:value="18.536999999999999" table:style-name="ce3">
            <text:p>18.537</text:p>
          </table:table-cell>
          <table:table-cell office:value-type="float" office:value="20.004999999999999" table:style-name="ce3">
            <text:p>20.005</text:p>
          </table:table-cell>
          <table:table-cell office:value-type="float" office:value="20.536999999999999" table:style-name="ce3">
            <text:p>20.537</text:p>
          </table:table-cell>
          <table:table-cell office:value-type="float" office:value="20.492000000000001" table:style-name="ce3">
            <text:p>20.492</text:p>
          </table:table-cell>
          <table:table-cell office:value-type="float" office:value="19.62" table:style-name="ce3">
            <text:p>19.620</text:p>
          </table:table-cell>
          <table:table-cell office:value-type="float" office:value="9.859" table:style-name="ce3">
            <text:p>9.859</text:p>
          </table:table-cell>
          <table:table-cell office:value-type="float" office:value="8.6890000000000001" table:style-name="ce3">
            <text:p>8.689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6.113" table:style-name="ce3">
            <text:p>16.113</text:p>
          </table:table-cell>
          <table:table-cell office:value-type="float" office:value="14.949" table:style-name="ce3">
            <text:p>14.949</text:p>
          </table:table-cell>
          <table:table-cell office:value-type="float" office:value="14.32" table:style-name="ce3">
            <text:p>14.320</text:p>
          </table:table-cell>
          <table:table-cell office:value-type="float" office:value="13.992000000000001" table:style-name="ce3">
            <text:p>13.992</text:p>
          </table:table-cell>
          <table:table-cell office:value-type="float" office:value="13.976000000000001" table:style-name="ce3">
            <text:p>13.976</text:p>
          </table:table-cell>
          <table:table-cell office:value-type="float" office:value="14.188000000000001" table:style-name="ce3">
            <text:p>14.188</text:p>
          </table:table-cell>
          <table:table-cell office:value-type="float" office:value="15.227" table:style-name="ce3">
            <text:p>15.227</text:p>
          </table:table-cell>
          <table:table-cell office:value-type="float" office:value="17.46" table:style-name="ce3">
            <text:p>17.460</text:p>
          </table:table-cell>
          <table:table-cell office:value-type="float" office:value="25.981999999999999" table:style-name="ce3">
            <text:p>25.982</text:p>
          </table:table-cell>
          <table:table-cell office:value-type="float" office:value="27.294" table:style-name="ce3">
            <text:p>27.294</text:p>
          </table:table-cell>
          <table:table-cell office:value-type="float" office:value="27.207999999999998" table:style-name="ce3">
            <text:p>27.208</text:p>
          </table:table-cell>
          <table:table-cell office:value-type="float" office:value="27.254000000000001" table:style-name="ce3">
            <text:p>27.254</text:p>
          </table:table-cell>
          <table:table-cell office:value-type="float" office:value="26.52" table:style-name="ce3">
            <text:p>26.520</text:p>
          </table:table-cell>
          <table:table-cell office:value-type="float" office:value="25.922999999999998" table:style-name="ce3">
            <text:p>25.923</text:p>
          </table:table-cell>
          <table:table-cell office:value-type="float" office:value="26.437000000000001" table:style-name="ce3">
            <text:p>26.437</text:p>
          </table:table-cell>
          <table:table-cell office:value-type="float" office:value="26.41" table:style-name="ce3">
            <text:p>26.410</text:p>
          </table:table-cell>
          <table:table-cell office:value-type="float" office:value="26.741" table:style-name="ce3">
            <text:p>26.741</text:p>
          </table:table-cell>
          <table:table-cell office:value-type="float" office:value="27.582000000000001" table:style-name="ce3">
            <text:p>27.582</text:p>
          </table:table-cell>
          <table:table-cell office:value-type="float" office:value="29.765000000000001" table:style-name="ce3">
            <text:p>29.765</text:p>
          </table:table-cell>
          <table:table-cell office:value-type="float" office:value="30.556999999999999" table:style-name="ce3">
            <text:p>30.557</text:p>
          </table:table-cell>
          <table:table-cell office:value-type="float" office:value="30.491" table:style-name="ce3">
            <text:p>30.491</text:p>
          </table:table-cell>
          <table:table-cell office:value-type="float" office:value="29.192" table:style-name="ce3">
            <text:p>29.192</text:p>
          </table:table-cell>
          <table:table-cell office:value-type="float" office:value="20.574999999999999" table:style-name="ce3">
            <text:p>20.575</text:p>
          </table:table-cell>
          <table:table-cell office:value-type="float" office:value="18.132999999999999" table:style-name="ce3">
            <text:p>18.13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4.17" table:style-name="ce3">
            <text:p>24.170</text:p>
          </table:table-cell>
          <table:table-cell office:value-type="float" office:value="22.422999999999998" table:style-name="ce3">
            <text:p>22.423</text:p>
          </table:table-cell>
          <table:table-cell office:value-type="float" office:value="21.481000000000002" table:style-name="ce3">
            <text:p>21.481</text:p>
          </table:table-cell>
          <table:table-cell office:value-type="float" office:value="20.986999999999998" table:style-name="ce3">
            <text:p>20.987</text:p>
          </table:table-cell>
          <table:table-cell office:value-type="float" office:value="20.963999999999999" table:style-name="ce3">
            <text:p>20.964</text:p>
          </table:table-cell>
          <table:table-cell office:value-type="float" office:value="21.280999999999999" table:style-name="ce3">
            <text:p>21.281</text:p>
          </table:table-cell>
          <table:table-cell office:value-type="float" office:value="22.84" table:style-name="ce3">
            <text:p>22.840</text:p>
          </table:table-cell>
          <table:table-cell office:value-type="float" office:value="26.189" table:style-name="ce3">
            <text:p>26.189</text:p>
          </table:table-cell>
          <table:table-cell office:value-type="float" office:value="31.297000000000001" table:style-name="ce3">
            <text:p>31.297</text:p>
          </table:table-cell>
          <table:table-cell office:value-type="float" office:value="32.877000000000002" table:style-name="ce3">
            <text:p>32.877</text:p>
          </table:table-cell>
          <table:table-cell office:value-type="float" office:value="32.773000000000003" table:style-name="ce3">
            <text:p>32.773</text:p>
          </table:table-cell>
          <table:table-cell office:value-type="float" office:value="32.828000000000003" table:style-name="ce3">
            <text:p>32.828</text:p>
          </table:table-cell>
          <table:table-cell office:value-type="float" office:value="31.945" table:style-name="ce3">
            <text:p>31.945</text:p>
          </table:table-cell>
          <table:table-cell office:value-type="float" office:value="31.225999999999999" table:style-name="ce3">
            <text:p>31.226</text:p>
          </table:table-cell>
          <table:table-cell office:value-type="float" office:value="31.844999999999999" table:style-name="ce3">
            <text:p>31.845</text:p>
          </table:table-cell>
          <table:table-cell office:value-type="float" office:value="31.812000000000001" table:style-name="ce3">
            <text:p>31.812</text:p>
          </table:table-cell>
          <table:table-cell office:value-type="float" office:value="32.210999999999999" table:style-name="ce3">
            <text:p>32.211</text:p>
          </table:table-cell>
          <table:table-cell office:value-type="float" office:value="33.223999999999997" table:style-name="ce3">
            <text:p>33.224</text:p>
          </table:table-cell>
          <table:table-cell office:value-type="float" office:value="35.853999999999999" table:style-name="ce3">
            <text:p>35.854</text:p>
          </table:table-cell>
          <table:table-cell office:value-type="float" office:value="36.807000000000002" table:style-name="ce3">
            <text:p>36.807</text:p>
          </table:table-cell>
          <table:table-cell office:value-type="float" office:value="36.726999999999997" table:style-name="ce3">
            <text:p>36.727</text:p>
          </table:table-cell>
          <table:table-cell office:value-type="float" office:value="35.164000000000001" table:style-name="ce3">
            <text:p>35.164</text:p>
          </table:table-cell>
          <table:table-cell office:value-type="float" office:value="30.861999999999998" table:style-name="ce3">
            <text:p>30.862</text:p>
          </table:table-cell>
          <table:table-cell office:value-type="float" office:value="27.2" table:style-name="ce3">
            <text:p>27.200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5.776999999999999" table:style-name="ce3">
            <text:p>15.777</text:p>
          </table:table-cell>
          <table:table-cell office:value-type="float" office:value="14.637" table:style-name="ce3">
            <text:p>14.637</text:p>
          </table:table-cell>
          <table:table-cell office:value-type="float" office:value="14.022" table:style-name="ce3">
            <text:p>14.022</text:p>
          </table:table-cell>
          <table:table-cell office:value-type="float" office:value="13.7" table:style-name="ce3">
            <text:p>13.700</text:p>
          </table:table-cell>
          <table:table-cell office:value-type="float" office:value="13.685" table:style-name="ce3">
            <text:p>13.685</text:p>
          </table:table-cell>
          <table:table-cell office:value-type="float" office:value="13.891999999999999" table:style-name="ce3">
            <text:p>13.892</text:p>
          </table:table-cell>
          <table:table-cell office:value-type="float" office:value="14.91" table:style-name="ce3">
            <text:p>14.910</text:p>
          </table:table-cell>
          <table:table-cell office:value-type="float" office:value="17.096" table:style-name="ce3">
            <text:p>17.096</text:p>
          </table:table-cell>
          <table:table-cell office:value-type="float" office:value="24.126000000000001" table:style-name="ce3">
            <text:p>24.126</text:p>
          </table:table-cell>
          <table:table-cell office:value-type="float" office:value="25.344999999999999" table:style-name="ce3">
            <text:p>25.345</text:p>
          </table:table-cell>
          <table:table-cell office:value-type="float" office:value="25.263999999999999" table:style-name="ce3">
            <text:p>25.264</text:p>
          </table:table-cell>
          <table:table-cell office:value-type="float" office:value="25.306999999999999" table:style-name="ce3">
            <text:p>25.307</text:p>
          </table:table-cell>
          <table:table-cell office:value-type="float" office:value="24.626000000000001" table:style-name="ce3">
            <text:p>24.626</text:p>
          </table:table-cell>
          <table:table-cell office:value-type="float" office:value="24.071999999999999" table:style-name="ce3">
            <text:p>24.072</text:p>
          </table:table-cell>
          <table:table-cell office:value-type="float" office:value="24.548999999999999" table:style-name="ce3">
            <text:p>24.549</text:p>
          </table:table-cell>
          <table:table-cell office:value-type="float" office:value="24.523" table:style-name="ce3">
            <text:p>24.523</text:p>
          </table:table-cell>
          <table:table-cell office:value-type="float" office:value="24.831" table:style-name="ce3">
            <text:p>24.831</text:p>
          </table:table-cell>
          <table:table-cell office:value-type="float" office:value="25.611999999999998" table:style-name="ce3">
            <text:p>25.612</text:p>
          </table:table-cell>
          <table:table-cell office:value-type="float" office:value="27.638999999999999" table:style-name="ce3">
            <text:p>27.639</text:p>
          </table:table-cell>
          <table:table-cell office:value-type="float" office:value="28.373999999999999" table:style-name="ce3">
            <text:p>28.374</text:p>
          </table:table-cell>
          <table:table-cell office:value-type="float" office:value="28.312999999999999" table:style-name="ce3">
            <text:p>28.313</text:p>
          </table:table-cell>
          <table:table-cell office:value-type="float" office:value="27.106999999999999" table:style-name="ce3">
            <text:p>27.107</text:p>
          </table:table-cell>
          <table:table-cell office:value-type="float" office:value="20.146000000000001" table:style-name="ce3">
            <text:p>20.146</text:p>
          </table:table-cell>
          <table:table-cell office:value-type="float" office:value="17.756" table:style-name="ce3">
            <text:p>17.756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0.91" table:style-name="ce3">
            <text:p>10.910</text:p>
          </table:table-cell>
          <table:table-cell office:value-type="float" office:value="10.122" table:style-name="ce3">
            <text:p>10.122</text:p>
          </table:table-cell>
          <table:table-cell office:value-type="float" office:value="9.6959999999999997" table:style-name="ce3">
            <text:p>9.696</text:p>
          </table:table-cell>
          <table:table-cell office:value-type="float" office:value="9.4730000000000008" table:style-name="ce3">
            <text:p>9.473</text:p>
          </table:table-cell>
          <table:table-cell office:value-type="float" office:value="9.4629999999999992" table:style-name="ce3">
            <text:p>9.463</text:p>
          </table:table-cell>
          <table:table-cell office:value-type="float" office:value="9.6059999999999999" table:style-name="ce3">
            <text:p>9.606</text:p>
          </table:table-cell>
          <table:table-cell office:value-type="float" office:value="10.31" table:style-name="ce3">
            <text:p>10.310</text:p>
          </table:table-cell>
          <table:table-cell office:value-type="float" office:value="11.821999999999999" table:style-name="ce3">
            <text:p>11.822</text:p>
          </table:table-cell>
          <table:table-cell office:value-type="float" office:value="18.306000000000001" table:style-name="ce3">
            <text:p>18.306</text:p>
          </table:table-cell>
          <table:table-cell office:value-type="float" office:value="19.23" table:style-name="ce3">
            <text:p>19.230</text:p>
          </table:table-cell>
          <table:table-cell office:value-type="float" office:value="19.169" table:style-name="ce3">
            <text:p>19.169</text:p>
          </table:table-cell>
          <table:table-cell office:value-type="float" office:value="19.202000000000002" table:style-name="ce3">
            <text:p>19.202</text:p>
          </table:table-cell>
          <table:table-cell office:value-type="float" office:value="18.684999999999999" table:style-name="ce3">
            <text:p>18.685</text:p>
          </table:table-cell>
          <table:table-cell office:value-type="float" office:value="18.263999999999999" table:style-name="ce3">
            <text:p>18.264</text:p>
          </table:table-cell>
          <table:table-cell office:value-type="float" office:value="18.626000000000001" table:style-name="ce3">
            <text:p>18.626</text:p>
          </table:table-cell>
          <table:table-cell office:value-type="float" office:value="18.606999999999999" table:style-name="ce3">
            <text:p>18.607</text:p>
          </table:table-cell>
          <table:table-cell office:value-type="float" office:value="18.841000000000001" table:style-name="ce3">
            <text:p>18.841</text:p>
          </table:table-cell>
          <table:table-cell office:value-type="float" office:value="19.433" table:style-name="ce3">
            <text:p>19.433</text:p>
          </table:table-cell>
          <table:table-cell office:value-type="float" office:value="20.971" table:style-name="ce3">
            <text:p>20.971</text:p>
          </table:table-cell>
          <table:table-cell office:value-type="float" office:value="21.529" table:style-name="ce3">
            <text:p>21.529</text:p>
          </table:table-cell>
          <table:table-cell office:value-type="float" office:value="21.481999999999999" table:style-name="ce3">
            <text:p>21.482</text:p>
          </table:table-cell>
          <table:table-cell office:value-type="float" office:value="20.567" table:style-name="ce3">
            <text:p>20.567</text:p>
          </table:table-cell>
          <table:table-cell office:value-type="float" office:value="13.930999999999999" table:style-name="ce3">
            <text:p>13.931</text:p>
          </table:table-cell>
          <table:table-cell office:value-type="float" office:value="12.278" table:style-name="ce3">
            <text:p>12.27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5179999999999998" table:style-name="ce3">
            <text:p>2.518</text:p>
          </table:table-cell>
          <table:table-cell office:value-type="float" office:value="2.3359999999999999" table:style-name="ce3">
            <text:p>2.336</text:p>
          </table:table-cell>
          <table:table-cell office:value-type="float" office:value="2.238" table:style-name="ce3">
            <text:p>2.238</text:p>
          </table:table-cell>
          <table:table-cell office:value-type="float" office:value="2.1859999999999999" table:style-name="ce3">
            <text:p>2.186</text:p>
          </table:table-cell>
          <table:table-cell office:value-type="float" office:value="2.1840000000000002" table:style-name="ce3">
            <text:p>2.184</text:p>
          </table:table-cell>
          <table:table-cell office:value-type="float" office:value="2.2170000000000001" table:style-name="ce3">
            <text:p>2.217</text:p>
          </table:table-cell>
          <table:table-cell office:value-type="float" office:value="2.379" table:style-name="ce3">
            <text:p>2.379</text:p>
          </table:table-cell>
          <table:table-cell office:value-type="float" office:value="2.7280000000000002" table:style-name="ce3">
            <text:p>2.728</text:p>
          </table:table-cell>
          <table:table-cell office:value-type="float" office:value="7.508" table:style-name="ce3">
            <text:p>7.508</text:p>
          </table:table-cell>
          <table:table-cell office:value-type="float" office:value="7.8869999999999996" table:style-name="ce3">
            <text:p>7.887</text:p>
          </table:table-cell>
          <table:table-cell office:value-type="float" office:value="7.8620000000000001" table:style-name="ce3">
            <text:p>7.862</text:p>
          </table:table-cell>
          <table:table-cell office:value-type="float" office:value="7.875" table:style-name="ce3">
            <text:p>7.875</text:p>
          </table:table-cell>
          <table:table-cell office:value-type="float" office:value="7.6630000000000003" table:style-name="ce3">
            <text:p>7.663</text:p>
          </table:table-cell>
          <table:table-cell office:value-type="float" office:value="7.4909999999999997" table:style-name="ce3">
            <text:p>7.491</text:p>
          </table:table-cell>
          <table:table-cell office:value-type="float" office:value="7.6390000000000002" table:style-name="ce3">
            <text:p>7.639</text:p>
          </table:table-cell>
          <table:table-cell office:value-type="float" office:value="7.6310000000000002" table:style-name="ce3">
            <text:p>7.631</text:p>
          </table:table-cell>
          <table:table-cell office:value-type="float" office:value="7.7270000000000003" table:style-name="ce3">
            <text:p>7.727</text:p>
          </table:table-cell>
          <table:table-cell office:value-type="float" office:value="7.97" table:style-name="ce3">
            <text:p>7.970</text:p>
          </table:table-cell>
          <table:table-cell office:value-type="float" office:value="8.6010000000000009" table:style-name="ce3">
            <text:p>8.601</text:p>
          </table:table-cell>
          <table:table-cell office:value-type="float" office:value="8.83" table:style-name="ce3">
            <text:p>8.830</text:p>
          </table:table-cell>
          <table:table-cell office:value-type="float" office:value="8.8109999999999999" table:style-name="ce3">
            <text:p>8.811</text:p>
          </table:table-cell>
          <table:table-cell office:value-type="float" office:value="8.4350000000000005" table:style-name="ce3">
            <text:p>8.435</text:p>
          </table:table-cell>
          <table:table-cell office:value-type="float" office:value="3.2149999999999999" table:style-name="ce3">
            <text:p>3.215</text:p>
          </table:table-cell>
          <table:table-cell office:value-type="float" office:value="2.8330000000000002" table:style-name="ce3">
            <text:p>2.83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.21" table:style-name="ce3">
            <text:p>6.210</text:p>
          </table:table-cell>
          <table:table-cell office:value-type="float" office:value="5.7619999999999996" table:style-name="ce3">
            <text:p>5.762</text:p>
          </table:table-cell>
          <table:table-cell office:value-type="float" office:value="5.5190000000000001" table:style-name="ce3">
            <text:p>5.519</text:p>
          </table:table-cell>
          <table:table-cell office:value-type="float" office:value="5.3929999999999998" table:style-name="ce3">
            <text:p>5.393</text:p>
          </table:table-cell>
          <table:table-cell office:value-type="float" office:value="5.3869999999999996" table:style-name="ce3">
            <text:p>5.387</text:p>
          </table:table-cell>
          <table:table-cell office:value-type="float" office:value="5.468" table:style-name="ce3">
            <text:p>5.468</text:p>
          </table:table-cell>
          <table:table-cell office:value-type="float" office:value="5.8689999999999998" table:style-name="ce3">
            <text:p>5.869</text:p>
          </table:table-cell>
          <table:table-cell office:value-type="float" office:value="6.7290000000000001" table:style-name="ce3">
            <text:p>6.729</text:p>
          </table:table-cell>
          <table:table-cell office:value-type="float" office:value="7.7610000000000001" table:style-name="ce3">
            <text:p>7.761</text:p>
          </table:table-cell>
          <table:table-cell office:value-type="float" office:value="8.1530000000000005" table:style-name="ce3">
            <text:p>8.153</text:p>
          </table:table-cell>
          <table:table-cell office:value-type="float" office:value="8.1270000000000007" table:style-name="ce3">
            <text:p>8.127</text:p>
          </table:table-cell>
          <table:table-cell office:value-type="float" office:value="8.141" table:style-name="ce3">
            <text:p>8.141</text:p>
          </table:table-cell>
          <table:table-cell office:value-type="float" office:value="7.9219999999999997" table:style-name="ce3">
            <text:p>7.922</text:p>
          </table:table-cell>
          <table:table-cell office:value-type="float" office:value="7.7430000000000003" table:style-name="ce3">
            <text:p>7.743</text:p>
          </table:table-cell>
          <table:table-cell office:value-type="float" office:value="7.8970000000000002" table:style-name="ce3">
            <text:p>7.897</text:p>
          </table:table-cell>
          <table:table-cell office:value-type="float" office:value="7.8890000000000002" table:style-name="ce3">
            <text:p>7.889</text:p>
          </table:table-cell>
          <table:table-cell office:value-type="float" office:value="7.9880000000000004" table:style-name="ce3">
            <text:p>7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891" table:style-name="ce3">
            <text:p>8.891</text:p>
          </table:table-cell>
          <table:table-cell office:value-type="float" office:value="9.1270000000000007" table:style-name="ce3">
            <text:p>9.127</text:p>
          </table:table-cell>
          <table:table-cell office:value-type="float" office:value="9.1080000000000005" table:style-name="ce3">
            <text:p>9.108</text:p>
          </table:table-cell>
          <table:table-cell office:value-type="float" office:value="8.7200000000000006" table:style-name="ce3">
            <text:p>8.720</text:p>
          </table:table-cell>
          <table:table-cell office:value-type="float" office:value="7.93" table:style-name="ce3">
            <text:p>7.930</text:p>
          </table:table-cell>
          <table:table-cell office:value-type="float" office:value="6.9889999999999999" table:style-name="ce3">
            <text:p>6.989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8.798999999999999" table:style-name="ce3">
            <text:p>18.799</text:p>
          </table:table-cell>
          <table:table-cell office:value-type="float" office:value="17.440000000000001" table:style-name="ce3">
            <text:p>17.440</text:p>
          </table:table-cell>
          <table:table-cell office:value-type="float" office:value="16.707000000000001" table:style-name="ce3">
            <text:p>16.707</text:p>
          </table:table-cell>
          <table:table-cell office:value-type="float" office:value="16.323" table:style-name="ce3">
            <text:p>16.323</text:p>
          </table:table-cell>
          <table:table-cell office:value-type="float" office:value="16.305" table:style-name="ce3">
            <text:p>16.305</text:p>
          </table:table-cell>
          <table:table-cell office:value-type="float" office:value="16.552" table:style-name="ce3">
            <text:p>16.552</text:p>
          </table:table-cell>
          <table:table-cell office:value-type="float" office:value="17.765000000000001" table:style-name="ce3">
            <text:p>17.765</text:p>
          </table:table-cell>
          <table:table-cell office:value-type="float" office:value="20.37" table:style-name="ce3">
            <text:p>20.370</text:p>
          </table:table-cell>
          <table:table-cell office:value-type="float" office:value="23.03" table:style-name="ce3">
            <text:p>23.030</text:p>
          </table:table-cell>
          <table:table-cell office:value-type="float" office:value="24.193000000000001" table:style-name="ce3">
            <text:p>24.193</text:p>
          </table:table-cell>
          <table:table-cell office:value-type="float" office:value="24.116" table:style-name="ce3">
            <text:p>24.116</text:p>
          </table:table-cell>
          <table:table-cell office:value-type="float" office:value="24.157" table:style-name="ce3">
            <text:p>24.157</text:p>
          </table:table-cell>
          <table:table-cell office:value-type="float" office:value="23.507000000000001" table:style-name="ce3">
            <text:p>23.507</text:p>
          </table:table-cell>
          <table:table-cell office:value-type="float" office:value="22.977" table:style-name="ce3">
            <text:p>22.977</text:p>
          </table:table-cell>
          <table:table-cell office:value-type="float" office:value="23.433" table:style-name="ce3">
            <text:p>23.433</text:p>
          </table:table-cell>
          <table:table-cell office:value-type="float" office:value="23.408999999999999" table:style-name="ce3">
            <text:p>23.409</text:p>
          </table:table-cell>
          <table:table-cell office:value-type="float" office:value="23.702999999999999" table:style-name="ce3">
            <text:p>23.703</text:p>
          </table:table-cell>
          <table:table-cell office:value-type="float" office:value="24.448" table:style-name="ce3">
            <text:p>24.448</text:p>
          </table:table-cell>
          <table:table-cell office:value-type="float" office:value="26.382999999999999" table:style-name="ce3">
            <text:p>26.383</text:p>
          </table:table-cell>
          <table:table-cell office:value-type="float" office:value="27.085000000000001" table:style-name="ce3">
            <text:p>27.085</text:p>
          </table:table-cell>
          <table:table-cell office:value-type="float" office:value="27.026" table:style-name="ce3">
            <text:p>27.026</text:p>
          </table:table-cell>
          <table:table-cell office:value-type="float" office:value="25.875" table:style-name="ce3">
            <text:p>25.875</text:p>
          </table:table-cell>
          <table:table-cell office:value-type="float" office:value="24.004000000000001" table:style-name="ce3">
            <text:p>24.004</text:p>
          </table:table-cell>
          <table:table-cell office:value-type="float" office:value="21.155999999999999" table:style-name="ce3">
            <text:p>21.156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.6930000000000001" table:style-name="ce3">
            <text:p>3.693</text:p>
          </table:table-cell>
          <table:table-cell office:value-type="float" office:value="3.4260000000000002" table:style-name="ce3">
            <text:p>3.426</text:p>
          </table:table-cell>
          <table:table-cell office:value-type="float" office:value="3.282" table:style-name="ce3">
            <text:p>3.282</text:p>
          </table:table-cell>
          <table:table-cell office:value-type="float" office:value="3.206" table:style-name="ce3">
            <text:p>3.206</text:p>
          </table:table-cell>
          <table:table-cell office:value-type="float" office:value="3.2029999999999998" table:style-name="ce3">
            <text:p>3.203</text:p>
          </table:table-cell>
          <table:table-cell office:value-type="float" office:value="3.2509999999999999" table:style-name="ce3">
            <text:p>3.251</text:p>
          </table:table-cell>
          <table:table-cell office:value-type="float" office:value="3.4889999999999999" table:style-name="ce3">
            <text:p>3.489</text:p>
          </table:table-cell>
          <table:table-cell office:value-type="float" office:value="4.0010000000000003" table:style-name="ce3">
            <text:p>4.001</text:p>
          </table:table-cell>
          <table:table-cell office:value-type="float" office:value="8.52" table:style-name="ce3">
            <text:p>8.520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220000000000006" table:style-name="ce3">
            <text:p>8.922</text:p>
          </table:table-cell>
          <table:table-cell office:value-type="float" office:value="8.9369999999999994" table:style-name="ce3">
            <text:p>8.937</text:p>
          </table:table-cell>
          <table:table-cell office:value-type="float" office:value="8.6969999999999992" table:style-name="ce3">
            <text:p>8.697</text:p>
          </table:table-cell>
          <table:table-cell office:value-type="float" office:value="8.5009999999999994" table:style-name="ce3">
            <text:p>8.501</text:p>
          </table:table-cell>
          <table:table-cell office:value-type="float" office:value="8.6690000000000005" table:style-name="ce3">
            <text:p>8.669</text:p>
          </table:table-cell>
          <table:table-cell office:value-type="float" office:value="8.66" table:style-name="ce3">
            <text:p>8.660</text:p>
          </table:table-cell>
          <table:table-cell office:value-type="float" office:value="8.7690000000000001" table:style-name="ce3">
            <text:p>8.769</text:p>
          </table:table-cell>
          <table:table-cell office:value-type="float" office:value="9.0449999999999999" table:style-name="ce3">
            <text:p>9.045</text:p>
          </table:table-cell>
          <table:table-cell office:value-type="float" office:value="9.7609999999999992" table:style-name="ce3">
            <text:p>9.761</text:p>
          </table:table-cell>
          <table:table-cell office:value-type="float" office:value="10.02" table:style-name="ce3">
            <text:p>10.020</text:p>
          </table:table-cell>
          <table:table-cell office:value-type="float" office:value="9.9990000000000006" table:style-name="ce3">
            <text:p>9.999</text:p>
          </table:table-cell>
          <table:table-cell office:value-type="float" office:value="9.5730000000000004" table:style-name="ce3">
            <text:p>9.573</text:p>
          </table:table-cell>
          <table:table-cell office:value-type="float" office:value="4.7149999999999999" table:style-name="ce3">
            <text:p>4.715</text:p>
          </table:table-cell>
          <table:table-cell office:value-type="float" office:value="4.1559999999999997" table:style-name="ce3">
            <text:p>4.156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0419999999999998" table:style-name="ce3">
            <text:p>6.042</text:p>
          </table:table-cell>
          <table:table-cell office:value-type="float" office:value="5.6059999999999999" table:style-name="ce3">
            <text:p>5.606</text:p>
          </table:table-cell>
          <table:table-cell office:value-type="float" office:value="5.37" table:style-name="ce3">
            <text:p>5.370</text:p>
          </table:table-cell>
          <table:table-cell office:value-type="float" office:value="5.2469999999999999" table:style-name="ce3">
            <text:p>5.247</text:p>
          </table:table-cell>
          <table:table-cell office:value-type="float" office:value="5.2409999999999997" table:style-name="ce3">
            <text:p>5.241</text:p>
          </table:table-cell>
          <table:table-cell office:value-type="float" office:value="5.32" table:style-name="ce3">
            <text:p>5.320</text:p>
          </table:table-cell>
          <table:table-cell office:value-type="float" office:value="5.71" table:style-name="ce3">
            <text:p>5.710</text:p>
          </table:table-cell>
          <table:table-cell office:value-type="float" office:value="6.5469999999999997" table:style-name="ce3">
            <text:p>6.547</text:p>
          </table:table-cell>
          <table:table-cell office:value-type="float" office:value="7.0019999999999998" table:style-name="ce3">
            <text:p>7.002</text:p>
          </table:table-cell>
          <table:table-cell office:value-type="float" office:value="7.3550000000000004" table:style-name="ce3">
            <text:p>7.355</text:p>
          </table:table-cell>
          <table:table-cell office:value-type="float" office:value="7.3319999999999999" table:style-name="ce3">
            <text:p>7.332</text:p>
          </table:table-cell>
          <table:table-cell office:value-type="float" office:value="7.3440000000000003" table:style-name="ce3">
            <text:p>7.344</text:p>
          </table:table-cell>
          <table:table-cell office:value-type="float" office:value="7.1470000000000002" table:style-name="ce3">
            <text:p>7.147</text:p>
          </table:table-cell>
          <table:table-cell office:value-type="float" office:value="6.9859999999999998" table:style-name="ce3">
            <text:p>6.986</text:p>
          </table:table-cell>
          <table:table-cell office:value-type="float" office:value="7.1239999999999997" table:style-name="ce3">
            <text:p>7.124</text:p>
          </table:table-cell>
          <table:table-cell office:value-type="float" office:value="7.117" table:style-name="ce3">
            <text:p>7.117</text:p>
          </table:table-cell>
          <table:table-cell office:value-type="float" office:value="7.2060000000000004" table:style-name="ce3">
            <text:p>7.206</text:p>
          </table:table-cell>
          <table:table-cell office:value-type="float" office:value="7.4329999999999998" table:style-name="ce3">
            <text:p>7.433</text:p>
          </table:table-cell>
          <table:table-cell office:value-type="float" office:value="8.0210000000000008" table:style-name="ce3">
            <text:p>8.021</text:p>
          </table:table-cell>
          <table:table-cell office:value-type="float" office:value="8.234" table:style-name="ce3">
            <text:p>8.234</text:p>
          </table:table-cell>
          <table:table-cell office:value-type="float" office:value="8.2170000000000005" table:style-name="ce3">
            <text:p>8.217</text:p>
          </table:table-cell>
          <table:table-cell office:value-type="float" office:value="7.867" table:style-name="ce3">
            <text:p>7.867</text:p>
          </table:table-cell>
          <table:table-cell office:value-type="float" office:value="7.7149999999999999" table:style-name="ce3">
            <text:p>7.715</text:p>
          </table:table-cell>
          <table:table-cell office:value-type="float" office:value="6.8" table:style-name="ce3">
            <text:p>6.800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6.255000000000003" table:style-name="ce3">
            <text:p>36.255</text:p>
          </table:table-cell>
          <table:table-cell office:value-type="float" office:value="33.634999999999998" table:style-name="ce3">
            <text:p>33.635</text:p>
          </table:table-cell>
          <table:table-cell office:value-type="float" office:value="32.220999999999997" table:style-name="ce3">
            <text:p>32.221</text:p>
          </table:table-cell>
          <table:table-cell office:value-type="float" office:value="31.481000000000002" table:style-name="ce3">
            <text:p>31.481</text:p>
          </table:table-cell>
          <table:table-cell office:value-type="float" office:value="31.446000000000002" table:style-name="ce3">
            <text:p>31.446</text:p>
          </table:table-cell>
          <table:table-cell office:value-type="float" office:value="31.922000000000001" table:style-name="ce3">
            <text:p>31.922</text:p>
          </table:table-cell>
          <table:table-cell office:value-type="float" office:value="34.26" table:style-name="ce3">
            <text:p>34.260</text:p>
          </table:table-cell>
          <table:table-cell office:value-type="float" office:value="39.283999999999999" table:style-name="ce3">
            <text:p>39.284</text:p>
          </table:table-cell>
          <table:table-cell office:value-type="float" office:value="33.826999999999998" table:style-name="ce3">
            <text:p>33.827</text:p>
          </table:table-cell>
          <table:table-cell office:value-type="float" office:value="35.536000000000001" table:style-name="ce3">
            <text:p>35.536</text:p>
          </table:table-cell>
          <table:table-cell office:value-type="float" office:value="35.423000000000002" table:style-name="ce3">
            <text:p>35.423</text:p>
          </table:table-cell>
          <table:table-cell office:value-type="float" office:value="35.482999999999997" table:style-name="ce3">
            <text:p>35.483</text:p>
          </table:table-cell>
          <table:table-cell office:value-type="float" office:value="34.527999999999999" table:style-name="ce3">
            <text:p>34.528</text:p>
          </table:table-cell>
          <table:table-cell office:value-type="float" office:value="33.750999999999998" table:style-name="ce3">
            <text:p>33.751</text:p>
          </table:table-cell>
          <table:table-cell office:value-type="float" office:value="34.42" table:style-name="ce3">
            <text:p>34.420</text:p>
          </table:table-cell>
          <table:table-cell office:value-type="float" office:value="34.384" table:style-name="ce3">
            <text:p>34.384</text:p>
          </table:table-cell>
          <table:table-cell office:value-type="float" office:value="34.816000000000003" table:style-name="ce3">
            <text:p>34.816</text:p>
          </table:table-cell>
          <table:table-cell office:value-type="float" office:value="35.909999999999997" table:style-name="ce3">
            <text:p>35.910</text:p>
          </table:table-cell>
          <table:table-cell office:value-type="float" office:value="38.753" table:style-name="ce3">
            <text:p>38.753</text:p>
          </table:table-cell>
          <table:table-cell office:value-type="float" office:value="39.783000000000001" table:style-name="ce3">
            <text:p>39.783</text:p>
          </table:table-cell>
          <table:table-cell office:value-type="float" office:value="39.697000000000003" table:style-name="ce3">
            <text:p>39.697</text:p>
          </table:table-cell>
          <table:table-cell office:value-type="float" office:value="38.006999999999998" table:style-name="ce3">
            <text:p>38.007</text:p>
          </table:table-cell>
          <table:table-cell office:value-type="float" office:value="46.292999999999999" table:style-name="ce3">
            <text:p>46.293</text:p>
          </table:table-cell>
          <table:table-cell office:value-type="float" office:value="40.799999999999997" table:style-name="ce3">
            <text:p>40.800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.8460000000000001" table:style-name="ce3">
            <text:p>1.846</text:p>
          </table:table-cell>
          <table:table-cell office:value-type="float" office:value="1.7130000000000001" table:style-name="ce3">
            <text:p>1.713</text:p>
          </table:table-cell>
          <table:table-cell office:value-type="float" office:value="1.641" table:style-name="ce3">
            <text:p>1.641</text:p>
          </table:table-cell>
          <table:table-cell office:value-type="float" office:value="1.603" table:style-name="ce3">
            <text:p>1.603</text:p>
          </table:table-cell>
          <table:table-cell office:value-type="float" office:value="1.601" table:style-name="ce3">
            <text:p>1.601</text:p>
          </table:table-cell>
          <table:table-cell office:value-type="float" office:value="1.6259999999999999" table:style-name="ce3">
            <text:p>1.626</text:p>
          </table:table-cell>
          <table:table-cell office:value-type="float" office:value="1.7450000000000001" table:style-name="ce3">
            <text:p>1.745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4460000000000002" table:style-name="ce3">
            <text:p>2.446</text:p>
          </table:table-cell>
          <table:table-cell office:value-type="float" office:value="2.57" table:style-name="ce3">
            <text:p>2.570</text:p>
          </table:table-cell>
          <table:table-cell office:value-type="float" office:value="2.5619999999999998" table:style-name="ce3">
            <text:p>2.562</text:p>
          </table:table-cell>
          <table:table-cell office:value-type="float" office:value="2.5659999999999998" table:style-name="ce3">
            <text:p>2.566</text:p>
          </table:table-cell>
          <table:table-cell office:value-type="float" office:value="2.4969999999999999" table:style-name="ce3">
            <text:p>2.497</text:p>
          </table:table-cell>
          <table:table-cell office:value-type="float" office:value="2.4409999999999998" table:style-name="ce3">
            <text:p>2.441</text:p>
          </table:table-cell>
          <table:table-cell office:value-type="float" office:value="2.4889999999999999" table:style-name="ce3">
            <text:p>2.489</text:p>
          </table:table-cell>
          <table:table-cell office:value-type="float" office:value="2.4870000000000001" table:style-name="ce3">
            <text:p>2.487</text:p>
          </table:table-cell>
          <table:table-cell office:value-type="float" office:value="2.5179999999999998" table:style-name="ce3">
            <text:p>2.518</text:p>
          </table:table-cell>
          <table:table-cell office:value-type="float" office:value="2.597" table:style-name="ce3">
            <text:p>2.597</text:p>
          </table:table-cell>
          <table:table-cell office:value-type="float" office:value="2.8029999999999999" table:style-name="ce3">
            <text:p>2.803</text:p>
          </table:table-cell>
          <table:table-cell office:value-type="float" office:value="2.8769999999999998" table:style-name="ce3">
            <text:p>2.877</text:p>
          </table:table-cell>
          <table:table-cell office:value-type="float" office:value="2.871" table:style-name="ce3">
            <text:p>2.871</text:p>
          </table:table-cell>
          <table:table-cell office:value-type="float" office:value="2.7490000000000001" table:style-name="ce3">
            <text:p>2.749</text:p>
          </table:table-cell>
          <table:table-cell office:value-type="float" office:value="2.3580000000000001" table:style-name="ce3">
            <text:p>2.358</text:p>
          </table:table-cell>
          <table:table-cell office:value-type="float" office:value="2.0779999999999998" table:style-name="ce3">
            <text:p>2.078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0.239000000000001" table:style-name="ce3">
            <text:p>10.239</text:p>
          </table:table-cell>
          <table:table-cell office:value-type="float" office:value="9.4990000000000006" table:style-name="ce3">
            <text:p>9.499</text:p>
          </table:table-cell>
          <table:table-cell office:value-type="float" office:value="9.0990000000000002" table:style-name="ce3">
            <text:p>9.099</text:p>
          </table:table-cell>
          <table:table-cell office:value-type="float" office:value="8.89" table:style-name="ce3">
            <text:p>8.890</text:p>
          </table:table-cell>
          <table:table-cell office:value-type="float" office:value="8.8810000000000002" table:style-name="ce3">
            <text:p>8.881</text:p>
          </table:table-cell>
          <table:table-cell office:value-type="float" office:value="9.0150000000000006" table:style-name="ce3">
            <text:p>9.015</text:p>
          </table:table-cell>
          <table:table-cell office:value-type="float" office:value="9.6750000000000007" table:style-name="ce3">
            <text:p>9.675</text:p>
          </table:table-cell>
          <table:table-cell office:value-type="float" office:value="11.093999999999999" table:style-name="ce3">
            <text:p>11.094</text:p>
          </table:table-cell>
          <table:table-cell office:value-type="float" office:value="8.52" table:style-name="ce3">
            <text:p>8.520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220000000000006" table:style-name="ce3">
            <text:p>8.922</text:p>
          </table:table-cell>
          <table:table-cell office:value-type="float" office:value="8.9369999999999994" table:style-name="ce3">
            <text:p>8.937</text:p>
          </table:table-cell>
          <table:table-cell office:value-type="float" office:value="8.6969999999999992" table:style-name="ce3">
            <text:p>8.697</text:p>
          </table:table-cell>
          <table:table-cell office:value-type="float" office:value="8.5009999999999994" table:style-name="ce3">
            <text:p>8.501</text:p>
          </table:table-cell>
          <table:table-cell office:value-type="float" office:value="8.6690000000000005" table:style-name="ce3">
            <text:p>8.669</text:p>
          </table:table-cell>
          <table:table-cell office:value-type="float" office:value="8.66" table:style-name="ce3">
            <text:p>8.660</text:p>
          </table:table-cell>
          <table:table-cell office:value-type="float" office:value="8.7690000000000001" table:style-name="ce3">
            <text:p>8.769</text:p>
          </table:table-cell>
          <table:table-cell office:value-type="float" office:value="9.0449999999999999" table:style-name="ce3">
            <text:p>9.045</text:p>
          </table:table-cell>
          <table:table-cell office:value-type="float" office:value="9.7609999999999992" table:style-name="ce3">
            <text:p>9.761</text:p>
          </table:table-cell>
          <table:table-cell office:value-type="float" office:value="10.02" table:style-name="ce3">
            <text:p>10.020</text:p>
          </table:table-cell>
          <table:table-cell office:value-type="float" office:value="9.9990000000000006" table:style-name="ce3">
            <text:p>9.999</text:p>
          </table:table-cell>
          <table:table-cell office:value-type="float" office:value="9.5730000000000004" table:style-name="ce3">
            <text:p>9.573</text:p>
          </table:table-cell>
          <table:table-cell office:value-type="float" office:value="13.073" table:style-name="ce3">
            <text:p>13.073</text:p>
          </table:table-cell>
          <table:table-cell office:value-type="float" office:value="11.522" table:style-name="ce3">
            <text:p>11.522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5.512" table:style-name="ce3">
            <text:p>25.512</text:p>
          </table:table-cell>
          <table:table-cell office:value-type="float" office:value="23.669" table:style-name="ce3">
            <text:p>23.669</text:p>
          </table:table-cell>
          <table:table-cell office:value-type="float" office:value="22.673999999999999" table:style-name="ce3">
            <text:p>22.674</text:p>
          </table:table-cell>
          <table:table-cell office:value-type="float" office:value="22.152999999999999" table:style-name="ce3">
            <text:p>22.153</text:p>
          </table:table-cell>
          <table:table-cell office:value-type="float" office:value="22.129000000000001" table:style-name="ce3">
            <text:p>22.129</text:p>
          </table:table-cell>
          <table:table-cell office:value-type="float" office:value="22.463999999999999" table:style-name="ce3">
            <text:p>22.464</text:p>
          </table:table-cell>
          <table:table-cell office:value-type="float" office:value="24.109000000000002" table:style-name="ce3">
            <text:p>24.109</text:p>
          </table:table-cell>
          <table:table-cell office:value-type="float" office:value="27.643999999999998" table:style-name="ce3">
            <text:p>27.644</text:p>
          </table:table-cell>
          <table:table-cell office:value-type="float" office:value="27.416" table:style-name="ce3">
            <text:p>27.416</text:p>
          </table:table-cell>
          <table:table-cell office:value-type="float" office:value="28.800999999999998" table:style-name="ce3">
            <text:p>28.801</text:p>
          </table:table-cell>
          <table:table-cell office:value-type="float" office:value="28.709" table:style-name="ce3">
            <text:p>28.709</text:p>
          </table:table-cell>
          <table:table-cell office:value-type="float" office:value="28.757999999999999" table:style-name="ce3">
            <text:p>28.758</text:p>
          </table:table-cell>
          <table:table-cell office:value-type="float" office:value="27.984000000000002" table:style-name="ce3">
            <text:p>27.984</text:p>
          </table:table-cell>
          <table:table-cell office:value-type="float" office:value="27.353999999999999" table:style-name="ce3">
            <text:p>27.354</text:p>
          </table:table-cell>
          <table:table-cell office:value-type="float" office:value="27.896000000000001" table:style-name="ce3">
            <text:p>27.896</text:p>
          </table:table-cell>
          <table:table-cell office:value-type="float" office:value="27.867000000000001" table:style-name="ce3">
            <text:p>27.867</text:p>
          </table:table-cell>
          <table:table-cell office:value-type="float" office:value="28.216999999999999" table:style-name="ce3">
            <text:p>28.217</text:p>
          </table:table-cell>
          <table:table-cell office:value-type="float" office:value="29.103999999999999" table:style-name="ce3">
            <text:p>29.104</text:p>
          </table:table-cell>
          <table:table-cell office:value-type="float" office:value="31.408000000000001" table:style-name="ce3">
            <text:p>31.408</text:p>
          </table:table-cell>
          <table:table-cell office:value-type="float" office:value="32.243000000000002" table:style-name="ce3">
            <text:p>32.243</text:p>
          </table:table-cell>
          <table:table-cell office:value-type="float" office:value="32.173999999999999" table:style-name="ce3">
            <text:p>32.174</text:p>
          </table:table-cell>
          <table:table-cell office:value-type="float" office:value="30.803999999999998" table:style-name="ce3">
            <text:p>30.804</text:p>
          </table:table-cell>
          <table:table-cell office:value-type="float" office:value="32.576999999999998" table:style-name="ce3">
            <text:p>32.577</text:p>
          </table:table-cell>
          <table:table-cell office:value-type="float" office:value="28.710999999999999" table:style-name="ce3">
            <text:p>28.711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2030000000000003" table:style-name="ce3">
            <text:p>5.203</text:p>
          </table:table-cell>
          <table:table-cell office:value-type="float" office:value="4.827" table:style-name="ce3">
            <text:p>4.827</text:p>
          </table:table-cell>
          <table:table-cell office:value-type="float" office:value="4.6239999999999997" table:style-name="ce3">
            <text:p>4.624</text:p>
          </table:table-cell>
          <table:table-cell office:value-type="float" office:value="4.5179999999999998" table:style-name="ce3">
            <text:p>4.518</text:p>
          </table:table-cell>
          <table:table-cell office:value-type="float" office:value="4.5129999999999999" table:style-name="ce3">
            <text:p>4.513</text:p>
          </table:table-cell>
          <table:table-cell office:value-type="float" office:value="4.5810000000000004" table:style-name="ce3">
            <text:p>4.581</text:p>
          </table:table-cell>
          <table:table-cell office:value-type="float" office:value="4.9169999999999998" table:style-name="ce3">
            <text:p>4.917</text:p>
          </table:table-cell>
          <table:table-cell office:value-type="float" office:value="5.6379999999999999" table:style-name="ce3">
            <text:p>5.638</text:p>
          </table:table-cell>
          <table:table-cell office:value-type="float" office:value="8.52" table:style-name="ce3">
            <text:p>8.520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220000000000006" table:style-name="ce3">
            <text:p>8.922</text:p>
          </table:table-cell>
          <table:table-cell office:value-type="float" office:value="8.9369999999999994" table:style-name="ce3">
            <text:p>8.937</text:p>
          </table:table-cell>
          <table:table-cell office:value-type="float" office:value="8.6969999999999992" table:style-name="ce3">
            <text:p>8.697</text:p>
          </table:table-cell>
          <table:table-cell office:value-type="float" office:value="8.5009999999999994" table:style-name="ce3">
            <text:p>8.501</text:p>
          </table:table-cell>
          <table:table-cell office:value-type="float" office:value="8.6690000000000005" table:style-name="ce3">
            <text:p>8.669</text:p>
          </table:table-cell>
          <table:table-cell office:value-type="float" office:value="8.66" table:style-name="ce3">
            <text:p>8.660</text:p>
          </table:table-cell>
          <table:table-cell office:value-type="float" office:value="8.7690000000000001" table:style-name="ce3">
            <text:p>8.769</text:p>
          </table:table-cell>
          <table:table-cell office:value-type="float" office:value="9.0449999999999999" table:style-name="ce3">
            <text:p>9.045</text:p>
          </table:table-cell>
          <table:table-cell office:value-type="float" office:value="9.7609999999999992" table:style-name="ce3">
            <text:p>9.761</text:p>
          </table:table-cell>
          <table:table-cell office:value-type="float" office:value="10.02" table:style-name="ce3">
            <text:p>10.020</text:p>
          </table:table-cell>
          <table:table-cell office:value-type="float" office:value="9.9990000000000006" table:style-name="ce3">
            <text:p>9.999</text:p>
          </table:table-cell>
          <table:table-cell office:value-type="float" office:value="9.5730000000000004" table:style-name="ce3">
            <text:p>9.573</text:p>
          </table:table-cell>
          <table:table-cell office:value-type="float" office:value="6.6440000000000001" table:style-name="ce3">
            <text:p>6.644</text:p>
          </table:table-cell>
          <table:table-cell office:value-type="float" office:value="5.8559999999999999" table:style-name="ce3">
            <text:p>5.856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5.654000000000003" table:style-name="ce3">
            <text:p>45.654</text:p>
          </table:table-cell>
          <table:table-cell office:value-type="float" office:value="42.354999999999997" table:style-name="ce3">
            <text:p>42.355</text:p>
          </table:table-cell>
          <table:table-cell office:value-type="float" office:value="40.573999999999998" table:style-name="ce3">
            <text:p>40.574</text:p>
          </table:table-cell>
          <table:table-cell office:value-type="float" office:value="39.643000000000001" table:style-name="ce3">
            <text:p>39.643</text:p>
          </table:table-cell>
          <table:table-cell office:value-type="float" office:value="39.598999999999997" table:style-name="ce3">
            <text:p>39.599</text:p>
          </table:table-cell>
          <table:table-cell office:value-type="float" office:value="40.198" table:style-name="ce3">
            <text:p>40.198</text:p>
          </table:table-cell>
          <table:table-cell office:value-type="float" office:value="43.142000000000003" table:style-name="ce3">
            <text:p>43.142</text:p>
          </table:table-cell>
          <table:table-cell office:value-type="float" office:value="49.469000000000001" table:style-name="ce3">
            <text:p>49.469</text:p>
          </table:table-cell>
          <table:table-cell office:value-type="float" office:value="49.348999999999997" table:style-name="ce3">
            <text:p>49.349</text:p>
          </table:table-cell>
          <table:table-cell office:value-type="float" office:value="51.841000000000001" table:style-name="ce3">
            <text:p>51.841</text:p>
          </table:table-cell>
          <table:table-cell office:value-type="float" office:value="51.677" table:style-name="ce3">
            <text:p>51.677</text:p>
          </table:table-cell>
          <table:table-cell office:value-type="float" office:value="51.765000000000001" table:style-name="ce3">
            <text:p>51.765</text:p>
          </table:table-cell>
          <table:table-cell office:value-type="float" office:value="50.371000000000002" table:style-name="ce3">
            <text:p>50.371</text:p>
          </table:table-cell>
          <table:table-cell office:value-type="float" office:value="49.237000000000002" table:style-name="ce3">
            <text:p>49.237</text:p>
          </table:table-cell>
          <table:table-cell office:value-type="float" office:value="50.213000000000001" table:style-name="ce3">
            <text:p>50.213</text:p>
          </table:table-cell>
          <table:table-cell office:value-type="float" office:value="50.161000000000001" table:style-name="ce3">
            <text:p>50.161</text:p>
          </table:table-cell>
          <table:table-cell office:value-type="float" office:value="50.790999999999997" table:style-name="ce3">
            <text:p>50.791</text:p>
          </table:table-cell>
          <table:table-cell office:value-type="float" office:value="52.387999999999998" table:style-name="ce3">
            <text:p>52.388</text:p>
          </table:table-cell>
          <table:table-cell office:value-type="float" office:value="56.534999999999997" table:style-name="ce3">
            <text:p>56.535</text:p>
          </table:table-cell>
          <table:table-cell office:value-type="float" office:value="58.037999999999997" table:style-name="ce3">
            <text:p>58.038</text:p>
          </table:table-cell>
          <table:table-cell office:value-type="float" office:value="57.911999999999999" table:style-name="ce3">
            <text:p>57.912</text:p>
          </table:table-cell>
          <table:table-cell office:value-type="float" office:value="55.447000000000003" table:style-name="ce3">
            <text:p>55.447</text:p>
          </table:table-cell>
          <table:table-cell office:value-type="float" office:value="58.295000000000002" table:style-name="ce3">
            <text:p>58.295</text:p>
          </table:table-cell>
          <table:table-cell office:value-type="float" office:value="51.378" table:style-name="ce3">
            <text:p>51.378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3.428000000000001" table:style-name="ce3">
            <text:p>13.428</text:p>
          </table:table-cell>
          <table:table-cell office:value-type="float" office:value="12.457000000000001" table:style-name="ce3">
            <text:p>12.457</text:p>
          </table:table-cell>
          <table:table-cell office:value-type="float" office:value="11.933999999999999" table:style-name="ce3">
            <text:p>11.934</text:p>
          </table:table-cell>
          <table:table-cell office:value-type="float" office:value="11.66" table:style-name="ce3">
            <text:p>11.660</text:p>
          </table:table-cell>
          <table:table-cell office:value-type="float" office:value="11.647" table:style-name="ce3">
            <text:p>11.647</text:p>
          </table:table-cell>
          <table:table-cell office:value-type="float" office:value="11.823" table:style-name="ce3">
            <text:p>11.823</text:p>
          </table:table-cell>
          <table:table-cell office:value-type="float" office:value="12.689" table:style-name="ce3">
            <text:p>12.689</text:p>
          </table:table-cell>
          <table:table-cell office:value-type="float" office:value="14.55" table:style-name="ce3">
            <text:p>14.550</text:p>
          </table:table-cell>
          <table:table-cell office:value-type="float" office:value="16.280999999999999" table:style-name="ce3">
            <text:p>16.281</text:p>
          </table:table-cell>
          <table:table-cell office:value-type="float" office:value="17.103000000000002" table:style-name="ce3">
            <text:p>17.103</text:p>
          </table:table-cell>
          <table:table-cell office:value-type="float" office:value="17.048999999999999" table:style-name="ce3">
            <text:p>17.049</text:p>
          </table:table-cell>
          <table:table-cell office:value-type="float" office:value="17.077999999999999" table:style-name="ce3">
            <text:p>17.078</text:p>
          </table:table-cell>
          <table:table-cell office:value-type="float" office:value="16.617999999999999" table:style-name="ce3">
            <text:p>16.618</text:p>
          </table:table-cell>
          <table:table-cell office:value-type="float" office:value="16.244" table:style-name="ce3">
            <text:p>16.244</text:p>
          </table:table-cell>
          <table:table-cell office:value-type="float" office:value="16.565999999999999" table:style-name="ce3">
            <text:p>16.566</text:p>
          </table:table-cell>
          <table:table-cell office:value-type="float" office:value="16.548999999999999" table:style-name="ce3">
            <text:p>16.549</text:p>
          </table:table-cell>
          <table:table-cell office:value-type="float" office:value="16.757000000000001" table:style-name="ce3">
            <text:p>16.757</text:p>
          </table:table-cell>
          <table:table-cell office:value-type="float" office:value="17.283999999999999" table:style-name="ce3">
            <text:p>17.284</text:p>
          </table:table-cell>
          <table:table-cell office:value-type="float" office:value="18.652000000000001" table:style-name="ce3">
            <text:p>18.652</text:p>
          </table:table-cell>
          <table:table-cell office:value-type="float" office:value="19.148" table:style-name="ce3">
            <text:p>19.148</text:p>
          </table:table-cell>
          <table:table-cell office:value-type="float" office:value="19.106000000000002" table:style-name="ce3">
            <text:p>19.106</text:p>
          </table:table-cell>
          <table:table-cell office:value-type="float" office:value="18.292999999999999" table:style-name="ce3">
            <text:p>18.293</text:p>
          </table:table-cell>
          <table:table-cell office:value-type="float" office:value="17.146000000000001" table:style-name="ce3">
            <text:p>17.146</text:p>
          </table:table-cell>
          <table:table-cell office:value-type="float" office:value="15.111000000000001" table:style-name="ce3">
            <text:p>15.11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8460000000000001" table:style-name="ce3">
            <text:p>1.846</text:p>
          </table:table-cell>
          <table:table-cell office:value-type="float" office:value="1.7130000000000001" table:style-name="ce3">
            <text:p>1.713</text:p>
          </table:table-cell>
          <table:table-cell office:value-type="float" office:value="1.641" table:style-name="ce3">
            <text:p>1.641</text:p>
          </table:table-cell>
          <table:table-cell office:value-type="float" office:value="1.603" table:style-name="ce3">
            <text:p>1.603</text:p>
          </table:table-cell>
          <table:table-cell office:value-type="float" office:value="1.601" table:style-name="ce3">
            <text:p>1.601</text:p>
          </table:table-cell>
          <table:table-cell office:value-type="float" office:value="1.6259999999999999" table:style-name="ce3">
            <text:p>1.626</text:p>
          </table:table-cell>
          <table:table-cell office:value-type="float" office:value="1.7450000000000001" table:style-name="ce3">
            <text:p>1.745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6150000000000002" table:style-name="ce3">
            <text:p>2.615</text:p>
          </table:table-cell>
          <table:table-cell office:value-type="float" office:value="2.7469999999999999" table:style-name="ce3">
            <text:p>2.747</text:p>
          </table:table-cell>
          <table:table-cell office:value-type="float" office:value="2.738" table:style-name="ce3">
            <text:p>2.738</text:p>
          </table:table-cell>
          <table:table-cell office:value-type="float" office:value="2.7429999999999999" table:style-name="ce3">
            <text:p>2.743</text:p>
          </table:table-cell>
          <table:table-cell office:value-type="float" office:value="2.669" table:style-name="ce3">
            <text:p>2.669</text:p>
          </table:table-cell>
          <table:table-cell office:value-type="float" office:value="2.609" table:style-name="ce3">
            <text:p>2.609</text:p>
          </table:table-cell>
          <table:table-cell office:value-type="float" office:value="2.661" table:style-name="ce3">
            <text:p>2.661</text:p>
          </table:table-cell>
          <table:table-cell office:value-type="float" office:value="2.6579999999999999" table:style-name="ce3">
            <text:p>2.658</text:p>
          </table:table-cell>
          <table:table-cell office:value-type="float" office:value="2.6920000000000002" table:style-name="ce3">
            <text:p>2.692</text:p>
          </table:table-cell>
          <table:table-cell office:value-type="float" office:value="2.7759999999999998" table:style-name="ce3">
            <text:p>2.776</text:p>
          </table:table-cell>
          <table:table-cell office:value-type="float" office:value="2.996" table:style-name="ce3">
            <text:p>2.996</text:p>
          </table:table-cell>
          <table:table-cell office:value-type="float" office:value="3.0760000000000001" table:style-name="ce3">
            <text:p>3.076</text:p>
          </table:table-cell>
          <table:table-cell office:value-type="float" office:value="3.069" table:style-name="ce3">
            <text:p>3.069</text:p>
          </table:table-cell>
          <table:table-cell office:value-type="float" office:value="2.9380000000000002" table:style-name="ce3">
            <text:p>2.938</text:p>
          </table:table-cell>
          <table:table-cell office:value-type="float" office:value="2.3580000000000001" table:style-name="ce3">
            <text:p>2.358</text:p>
          </table:table-cell>
          <table:table-cell office:value-type="float" office:value="2.0779999999999998" table:style-name="ce3">
            <text:p>2.078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6.280999999999999" table:style-name="ce3">
            <text:p>16.281</text:p>
          </table:table-cell>
          <table:table-cell office:value-type="float" office:value="15.105" table:style-name="ce3">
            <text:p>15.105</text:p>
          </table:table-cell>
          <table:table-cell office:value-type="float" office:value="14.47" table:style-name="ce3">
            <text:p>14.470</text:p>
          </table:table-cell>
          <table:table-cell office:value-type="float" office:value="14.137" table:style-name="ce3">
            <text:p>14.137</text:p>
          </table:table-cell>
          <table:table-cell office:value-type="float" office:value="14.122" table:style-name="ce3">
            <text:p>14.122</text:p>
          </table:table-cell>
          <table:table-cell office:value-type="float" office:value="14.335000000000001" table:style-name="ce3">
            <text:p>14.335</text:p>
          </table:table-cell>
          <table:table-cell office:value-type="float" office:value="15.385" table:style-name="ce3">
            <text:p>15.385</text:p>
          </table:table-cell>
          <table:table-cell office:value-type="float" office:value="17.641999999999999" table:style-name="ce3">
            <text:p>17.642</text:p>
          </table:table-cell>
          <table:table-cell office:value-type="float" office:value="8.2669999999999995" table:style-name="ce3">
            <text:p>8.267</text:p>
          </table:table-cell>
          <table:table-cell office:value-type="float" office:value="8.6839999999999993" table:style-name="ce3">
            <text:p>8.684</text:p>
          </table:table-cell>
          <table:table-cell office:value-type="float" office:value="8.657" table:style-name="ce3">
            <text:p>8.657</text:p>
          </table:table-cell>
          <table:table-cell office:value-type="float" office:value="8.6720000000000006" table:style-name="ce3">
            <text:p>8.672</text:p>
          </table:table-cell>
          <table:table-cell office:value-type="float" office:value="8.4380000000000006" table:style-name="ce3">
            <text:p>8.438</text:p>
          </table:table-cell>
          <table:table-cell office:value-type="float" office:value="8.2479999999999993" table:style-name="ce3">
            <text:p>8.248</text:p>
          </table:table-cell>
          <table:table-cell office:value-type="float" office:value="8.4120000000000008" table:style-name="ce3">
            <text:p>8.412</text:p>
          </table:table-cell>
          <table:table-cell office:value-type="float" office:value="8.4030000000000005" table:style-name="ce3">
            <text:p>8.403</text:p>
          </table:table-cell>
          <table:table-cell office:value-type="float" office:value="8.5090000000000003" table:style-name="ce3">
            <text:p>8.509</text:p>
          </table:table-cell>
          <table:table-cell office:value-type="float" office:value="8.7759999999999998" table:style-name="ce3">
            <text:p>8.776</text:p>
          </table:table-cell>
          <table:table-cell office:value-type="float" office:value="9.4710000000000001" table:style-name="ce3">
            <text:p>9.471</text:p>
          </table:table-cell>
          <table:table-cell office:value-type="float" office:value="9.7230000000000008" table:style-name="ce3">
            <text:p>9.723</text:p>
          </table:table-cell>
          <table:table-cell office:value-type="float" office:value="9.702" table:style-name="ce3">
            <text:p>9.702</text:p>
          </table:table-cell>
          <table:table-cell office:value-type="float" office:value="9.2880000000000003" table:style-name="ce3">
            <text:p>9.288</text:p>
          </table:table-cell>
          <table:table-cell office:value-type="float" office:value="20.789000000000001" table:style-name="ce3">
            <text:p>20.789</text:p>
          </table:table-cell>
          <table:table-cell office:value-type="float" office:value="18.321999999999999" table:style-name="ce3">
            <text:p>18.322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1.917" table:style-name="ce3">
            <text:p>11.917</text:p>
          </table:table-cell>
          <table:table-cell office:value-type="float" office:value="11.055999999999999" table:style-name="ce3">
            <text:p>11.056</text:p>
          </table:table-cell>
          <table:table-cell office:value-type="float" office:value="10.590999999999999" table:style-name="ce3">
            <text:p>10.591</text:p>
          </table:table-cell>
          <table:table-cell office:value-type="float" office:value="10.348000000000001" table:style-name="ce3">
            <text:p>10.348</text:p>
          </table:table-cell>
          <table:table-cell office:value-type="float" office:value="10.336" table:style-name="ce3">
            <text:p>10.336</text:p>
          </table:table-cell>
          <table:table-cell office:value-type="float" office:value="10.493" table:style-name="ce3">
            <text:p>10.493</text:p>
          </table:table-cell>
          <table:table-cell office:value-type="float" office:value="11.260999999999999" table:style-name="ce3">
            <text:p>11.261</text:p>
          </table:table-cell>
          <table:table-cell office:value-type="float" office:value="12.913" table:style-name="ce3">
            <text:p>12.913</text:p>
          </table:table-cell>
          <table:table-cell office:value-type="float" office:value="12.738" table:style-name="ce3">
            <text:p>12.738</text:p>
          </table:table-cell>
          <table:table-cell office:value-type="float" office:value="13.381" table:style-name="ce3">
            <text:p>13.381</text:p>
          </table:table-cell>
          <table:table-cell office:value-type="float" office:value="13.339" table:style-name="ce3">
            <text:p>13.339</text:p>
          </table:table-cell>
          <table:table-cell office:value-type="float" office:value="13.361000000000001" table:style-name="ce3">
            <text:p>13.361</text:p>
          </table:table-cell>
          <table:table-cell office:value-type="float" office:value="13.002000000000001" table:style-name="ce3">
            <text:p>13.002</text:p>
          </table:table-cell>
          <table:table-cell office:value-type="float" office:value="12.709" table:style-name="ce3">
            <text:p>12.709</text:p>
          </table:table-cell>
          <table:table-cell office:value-type="float" office:value="12.961" table:style-name="ce3">
            <text:p>12.961</text:p>
          </table:table-cell>
          <table:table-cell office:value-type="float" office:value="12.948" table:style-name="ce3">
            <text:p>12.948</text:p>
          </table:table-cell>
          <table:table-cell office:value-type="float" office:value="13.11" table:style-name="ce3">
            <text:p>13.110</text:p>
          </table:table-cell>
          <table:table-cell office:value-type="float" office:value="13.522" table:style-name="ce3">
            <text:p>13.522</text:p>
          </table:table-cell>
          <table:table-cell office:value-type="float" office:value="14.593" table:style-name="ce3">
            <text:p>14.593</text:p>
          </table:table-cell>
          <table:table-cell office:value-type="float" office:value="14.981" table:style-name="ce3">
            <text:p>14.981</text:p>
          </table:table-cell>
          <table:table-cell office:value-type="float" office:value="14.948" table:style-name="ce3">
            <text:p>14.948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5.217000000000001" table:style-name="ce3">
            <text:p>15.217</text:p>
          </table:table-cell>
          <table:table-cell office:value-type="float" office:value="13.411" table:style-name="ce3">
            <text:p>13.411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9.3989999999999991" table:style-name="ce3">
            <text:p>9.399</text:p>
          </table:table-cell>
          <table:table-cell office:value-type="float" office:value="8.7200000000000006" table:style-name="ce3">
            <text:p>8.720</text:p>
          </table:table-cell>
          <table:table-cell office:value-type="float" office:value="8.3539999999999992" table:style-name="ce3">
            <text:p>8.354</text:p>
          </table:table-cell>
          <table:table-cell office:value-type="float" office:value="8.1620000000000008" table:style-name="ce3">
            <text:p>8.162</text:p>
          </table:table-cell>
          <table:table-cell office:value-type="float" office:value="8.1530000000000005" table:style-name="ce3">
            <text:p>8.153</text:p>
          </table:table-cell>
          <table:table-cell office:value-type="float" office:value="8.2759999999999998" table:style-name="ce3">
            <text:p>8.276</text:p>
          </table:table-cell>
          <table:table-cell office:value-type="float" office:value="8.8819999999999997" table:style-name="ce3">
            <text:p>8.882</text:p>
          </table:table-cell>
          <table:table-cell office:value-type="float" office:value="10.185" table:style-name="ce3">
            <text:p>10.185</text:p>
          </table:table-cell>
          <table:table-cell office:value-type="float" office:value="5.5679999999999996" table:style-name="ce3">
            <text:p>5.568</text:p>
          </table:table-cell>
          <table:table-cell office:value-type="float" office:value="5.8490000000000002" table:style-name="ce3">
            <text:p>5.849</text:p>
          </table:table-cell>
          <table:table-cell office:value-type="float" office:value="5.83" table:style-name="ce3">
            <text:p>5.830</text:p>
          </table:table-cell>
          <table:table-cell office:value-type="float" office:value="5.84" table:style-name="ce3">
            <text:p>5.840</text:p>
          </table:table-cell>
          <table:table-cell office:value-type="float" office:value="5.6829999999999998" table:style-name="ce3">
            <text:p>5.683</text:p>
          </table:table-cell>
          <table:table-cell office:value-type="float" office:value="5.5549999999999997" table:style-name="ce3">
            <text:p>5.555</text:p>
          </table:table-cell>
          <table:table-cell office:value-type="float" office:value="5.665" table:style-name="ce3">
            <text:p>5.665</text:p>
          </table:table-cell>
          <table:table-cell office:value-type="float" office:value="5.6589999999999998" table:style-name="ce3">
            <text:p>5.659</text:p>
          </table:table-cell>
          <table:table-cell office:value-type="float" office:value="5.73" table:style-name="ce3">
            <text:p>5.730</text:p>
          </table:table-cell>
          <table:table-cell office:value-type="float" office:value="5.91" table:style-name="ce3">
            <text:p>5.910</text:p>
          </table:table-cell>
          <table:table-cell office:value-type="float" office:value="6.3780000000000001" table:style-name="ce3">
            <text:p>6.378</text:p>
          </table:table-cell>
          <table:table-cell office:value-type="float" office:value="6.548" table:style-name="ce3">
            <text:p>6.548</text:p>
          </table:table-cell>
          <table:table-cell office:value-type="float" office:value="6.5339999999999998" table:style-name="ce3">
            <text:p>6.534</text:p>
          </table:table-cell>
          <table:table-cell office:value-type="float" office:value="6.2560000000000002" table:style-name="ce3">
            <text:p>6.256</text:p>
          </table:table-cell>
          <table:table-cell office:value-type="float" office:value="12.002000000000001" table:style-name="ce3">
            <text:p>12.002</text:p>
          </table:table-cell>
          <table:table-cell office:value-type="float" office:value="10.577999999999999" table:style-name="ce3">
            <text:p>10.578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0570000000000004" table:style-name="ce3">
            <text:p>8.057</text:p>
          </table:table-cell>
          <table:table-cell office:value-type="float" office:value="7.4740000000000002" table:style-name="ce3">
            <text:p>7.474</text:p>
          </table:table-cell>
          <table:table-cell office:value-type="float" office:value="7.16" table:style-name="ce3">
            <text:p>7.160</text:p>
          </table:table-cell>
          <table:table-cell office:value-type="float" office:value="6.9960000000000004" table:style-name="ce3">
            <text:p>6.996</text:p>
          </table:table-cell>
          <table:table-cell office:value-type="float" office:value="6.9880000000000004" table:style-name="ce3">
            <text:p>6.988</text:p>
          </table:table-cell>
          <table:table-cell office:value-type="float" office:value="7.0940000000000003" table:style-name="ce3">
            <text:p>7.094</text:p>
          </table:table-cell>
          <table:table-cell office:value-type="float" office:value="7.6130000000000004" table:style-name="ce3">
            <text:p>7.613</text:p>
          </table:table-cell>
          <table:table-cell office:value-type="float" office:value="8.73" table:style-name="ce3">
            <text:p>8.730</text:p>
          </table:table-cell>
          <table:table-cell office:value-type="float" office:value="18.306000000000001" table:style-name="ce3">
            <text:p>18.306</text:p>
          </table:table-cell>
          <table:table-cell office:value-type="float" office:value="19.23" table:style-name="ce3">
            <text:p>19.230</text:p>
          </table:table-cell>
          <table:table-cell office:value-type="float" office:value="19.169" table:style-name="ce3">
            <text:p>19.169</text:p>
          </table:table-cell>
          <table:table-cell office:value-type="float" office:value="19.202000000000002" table:style-name="ce3">
            <text:p>19.202</text:p>
          </table:table-cell>
          <table:table-cell office:value-type="float" office:value="18.684999999999999" table:style-name="ce3">
            <text:p>18.685</text:p>
          </table:table-cell>
          <table:table-cell office:value-type="float" office:value="18.263999999999999" table:style-name="ce3">
            <text:p>18.264</text:p>
          </table:table-cell>
          <table:table-cell office:value-type="float" office:value="18.626000000000001" table:style-name="ce3">
            <text:p>18.626</text:p>
          </table:table-cell>
          <table:table-cell office:value-type="float" office:value="18.606999999999999" table:style-name="ce3">
            <text:p>18.607</text:p>
          </table:table-cell>
          <table:table-cell office:value-type="float" office:value="18.841000000000001" table:style-name="ce3">
            <text:p>18.841</text:p>
          </table:table-cell>
          <table:table-cell office:value-type="float" office:value="19.433" table:style-name="ce3">
            <text:p>19.433</text:p>
          </table:table-cell>
          <table:table-cell office:value-type="float" office:value="20.971" table:style-name="ce3">
            <text:p>20.971</text:p>
          </table:table-cell>
          <table:table-cell office:value-type="float" office:value="21.529" table:style-name="ce3">
            <text:p>21.529</text:p>
          </table:table-cell>
          <table:table-cell office:value-type="float" office:value="21.481999999999999" table:style-name="ce3">
            <text:p>21.482</text:p>
          </table:table-cell>
          <table:table-cell office:value-type="float" office:value="20.567" table:style-name="ce3">
            <text:p>20.567</text:p>
          </table:table-cell>
          <table:table-cell office:value-type="float" office:value="10.287000000000001" table:style-name="ce3">
            <text:p>10.287</text:p>
          </table:table-cell>
          <table:table-cell office:value-type="float" office:value="9.0670000000000002" table:style-name="ce3">
            <text:p>9.067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5.106" table:style-name="ce3">
            <text:p>15.106</text:p>
          </table:table-cell>
          <table:table-cell office:value-type="float" office:value="14.015000000000001" table:style-name="ce3">
            <text:p>14.015</text:p>
          </table:table-cell>
          <table:table-cell office:value-type="float" office:value="13.425000000000001" table:style-name="ce3">
            <text:p>13.425</text:p>
          </table:table-cell>
          <table:table-cell office:value-type="float" office:value="13.117000000000001" table:style-name="ce3">
            <text:p>13.117</text:p>
          </table:table-cell>
          <table:table-cell office:value-type="float" office:value="13.103" table:style-name="ce3">
            <text:p>13.103</text:p>
          </table:table-cell>
          <table:table-cell office:value-type="float" office:value="13.301" table:style-name="ce3">
            <text:p>13.301</text:p>
          </table:table-cell>
          <table:table-cell office:value-type="float" office:value="14.275" table:style-name="ce3">
            <text:p>14.275</text:p>
          </table:table-cell>
          <table:table-cell office:value-type="float" office:value="16.367999999999999" table:style-name="ce3">
            <text:p>16.368</text:p>
          </table:table-cell>
          <table:table-cell office:value-type="float" office:value="15.436999999999999" table:style-name="ce3">
            <text:p>15.437</text:p>
          </table:table-cell>
          <table:table-cell office:value-type="float" office:value="16.216999999999999" table:style-name="ce3">
            <text:p>16.217</text:p>
          </table:table-cell>
          <table:table-cell office:value-type="float" office:value="16.166" table:style-name="ce3">
            <text:p>16.166</text:p>
          </table:table-cell>
          <table:table-cell office:value-type="float" office:value="16.193000000000001" table:style-name="ce3">
            <text:p>16.193</text:p>
          </table:table-cell>
          <table:table-cell office:value-type="float" office:value="15.757" table:style-name="ce3">
            <text:p>15.757</text:p>
          </table:table-cell>
          <table:table-cell office:value-type="float" office:value="15.401999999999999" table:style-name="ce3">
            <text:p>15.402</text:p>
          </table:table-cell>
          <table:table-cell office:value-type="float" office:value="15.708" table:style-name="ce3">
            <text:p>15.708</text:p>
          </table:table-cell>
          <table:table-cell office:value-type="float" office:value="15.692" table:style-name="ce3">
            <text:p>15.692</text:p>
          </table:table-cell>
          <table:table-cell office:value-type="float" office:value="15.888999999999999" table:style-name="ce3">
            <text:p>15.889</text:p>
          </table:table-cell>
          <table:table-cell office:value-type="float" office:value="16.388000000000002" table:style-name="ce3">
            <text:p>16.388</text:p>
          </table:table-cell>
          <table:table-cell office:value-type="float" office:value="17.684999999999999" table:style-name="ce3">
            <text:p>17.685</text:p>
          </table:table-cell>
          <table:table-cell office:value-type="float" office:value="18.155999999999999" table:style-name="ce3">
            <text:p>18.156</text:p>
          </table:table-cell>
          <table:table-cell office:value-type="float" office:value="18.116" table:style-name="ce3">
            <text:p>18.116</text:p>
          </table:table-cell>
          <table:table-cell office:value-type="float" office:value="17.344999999999999" table:style-name="ce3">
            <text:p>17.345</text:p>
          </table:table-cell>
          <table:table-cell office:value-type="float" office:value="19.289000000000001" table:style-name="ce3">
            <text:p>19.289</text:p>
          </table:table-cell>
          <table:table-cell office:value-type="float" office:value="17" table:style-name="ce3">
            <text:p>17.000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.8819999999999997" table:style-name="ce3">
            <text:p>6.882</text:p>
          </table:table-cell>
          <table:table-cell office:value-type="float" office:value="6.3840000000000003" table:style-name="ce3">
            <text:p>6.384</text:p>
          </table:table-cell>
          <table:table-cell office:value-type="float" office:value="6.1159999999999997" table:style-name="ce3">
            <text:p>6.116</text:p>
          </table:table-cell>
          <table:table-cell office:value-type="float" office:value="5.976" table:style-name="ce3">
            <text:p>5.976</text:p>
          </table:table-cell>
          <table:table-cell office:value-type="float" office:value="5.9690000000000003" table:style-name="ce3">
            <text:p>5.969</text:p>
          </table:table-cell>
          <table:table-cell office:value-type="float" office:value="6.0590000000000002" table:style-name="ce3">
            <text:p>6.059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7.4569999999999999" table:style-name="ce3">
            <text:p>7.457</text:p>
          </table:table-cell>
          <table:table-cell office:value-type="float" office:value="14.847" table:style-name="ce3">
            <text:p>14.847</text:p>
          </table:table-cell>
          <table:table-cell office:value-type="float" office:value="15.597" table:style-name="ce3">
            <text:p>15.597</text:p>
          </table:table-cell>
          <table:table-cell office:value-type="float" office:value="15.547000000000001" table:style-name="ce3">
            <text:p>15.547</text:p>
          </table:table-cell>
          <table:table-cell office:value-type="float" office:value="15.574" table:style-name="ce3">
            <text:p>15.574</text:p>
          </table:table-cell>
          <table:table-cell office:value-type="float" office:value="15.154" table:style-name="ce3">
            <text:p>15.154</text:p>
          </table:table-cell>
          <table:table-cell office:value-type="float" office:value="14.813000000000001" table:style-name="ce3">
            <text:p>14.813</text:p>
          </table:table-cell>
          <table:table-cell office:value-type="float" office:value="15.106999999999999" table:style-name="ce3">
            <text:p>15.107</text:p>
          </table:table-cell>
          <table:table-cell office:value-type="float" office:value="15.090999999999999" table:style-name="ce3">
            <text:p>15.091</text:p>
          </table:table-cell>
          <table:table-cell office:value-type="float" office:value="15.281000000000001" table:style-name="ce3">
            <text:p>15.281</text:p>
          </table:table-cell>
          <table:table-cell office:value-type="float" office:value="15.760999999999999" table:style-name="ce3">
            <text:p>15.761</text:p>
          </table:table-cell>
          <table:table-cell office:value-type="float" office:value="17.009" table:style-name="ce3">
            <text:p>17.009</text:p>
          </table:table-cell>
          <table:table-cell office:value-type="float" office:value="17.460999999999999" table:style-name="ce3">
            <text:p>17.461</text:p>
          </table:table-cell>
          <table:table-cell office:value-type="float" office:value="17.422999999999998" table:style-name="ce3">
            <text:p>17.423</text:p>
          </table:table-cell>
          <table:table-cell office:value-type="float" office:value="16.681000000000001" table:style-name="ce3">
            <text:p>16.681</text:p>
          </table:table-cell>
          <table:table-cell office:value-type="float" office:value="8.7870000000000008" table:style-name="ce3">
            <text:p>8.787</text:p>
          </table:table-cell>
          <table:table-cell office:value-type="float" office:value="7.7450000000000001" table:style-name="ce3">
            <text:p>7.745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3.26" table:style-name="ce3">
            <text:p>13.260</text:p>
          </table:table-cell>
          <table:table-cell office:value-type="float" office:value="12.302" table:style-name="ce3">
            <text:p>12.302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513999999999999" table:style-name="ce3">
            <text:p>11.514</text:p>
          </table:table-cell>
          <table:table-cell office:value-type="float" office:value="11.500999999999999" table:style-name="ce3">
            <text:p>11.501</text:p>
          </table:table-cell>
          <table:table-cell office:value-type="float" office:value="11.675000000000001" table:style-name="ce3">
            <text:p>11.675</text:p>
          </table:table-cell>
          <table:table-cell office:value-type="float" office:value="12.53" table:style-name="ce3">
            <text:p>12.530</text:p>
          </table:table-cell>
          <table:table-cell office:value-type="float" office:value="14.368" table:style-name="ce3">
            <text:p>14.368</text:p>
          </table:table-cell>
          <table:table-cell office:value-type="float" office:value="10.965999999999999" table:style-name="ce3">
            <text:p>10.966</text:p>
          </table:table-cell>
          <table:table-cell office:value-type="float" office:value="11.52" table:style-name="ce3">
            <text:p>11.520</text:p>
          </table:table-cell>
          <table:table-cell office:value-type="float" office:value="11.484" table:style-name="ce3">
            <text:p>11.484</text:p>
          </table:table-cell>
          <table:table-cell office:value-type="float" office:value="11.503" table:style-name="ce3">
            <text:p>11.503</text:p>
          </table:table-cell>
          <table:table-cell office:value-type="float" office:value="11.194000000000001" table:style-name="ce3">
            <text:p>11.194</text:p>
          </table:table-cell>
          <table:table-cell office:value-type="float" office:value="10.942" table:style-name="ce3">
            <text:p>10.942</text:p>
          </table:table-cell>
          <table:table-cell office:value-type="float" office:value="11.157999999999999" table:style-name="ce3">
            <text:p>11.158</text:p>
          </table:table-cell>
          <table:table-cell office:value-type="float" office:value="11.147" table:style-name="ce3">
            <text:p>11.147</text:p>
          </table:table-cell>
          <table:table-cell office:value-type="float" office:value="11.287000000000001" table:style-name="ce3">
            <text:p>11.287</text:p>
          </table:table-cell>
          <table:table-cell office:value-type="float" office:value="11.641999999999999" table:style-name="ce3">
            <text:p>11.642</text:p>
          </table:table-cell>
          <table:table-cell office:value-type="float" office:value="12.563000000000001" table:style-name="ce3">
            <text:p>12.563</text:p>
          </table:table-cell>
          <table:table-cell office:value-type="float" office:value="12.897" table:style-name="ce3">
            <text:p>12.897</text:p>
          </table:table-cell>
          <table:table-cell office:value-type="float" office:value="12.869" table:style-name="ce3">
            <text:p>12.869</text:p>
          </table:table-cell>
          <table:table-cell office:value-type="float" office:value="12.321" table:style-name="ce3">
            <text:p>12.321</text:p>
          </table:table-cell>
          <table:table-cell office:value-type="float" office:value="16.931000000000001" table:style-name="ce3">
            <text:p>16.931</text:p>
          </table:table-cell>
          <table:table-cell office:value-type="float" office:value="14.922000000000001" table:style-name="ce3">
            <text:p>14.92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86" table:style-name="ce3">
            <text:p>3.860</text:p>
          </table:table-cell>
          <table:table-cell office:value-type="float" office:value="3.5819999999999999" table:style-name="ce3">
            <text:p>3.582</text:p>
          </table:table-cell>
          <table:table-cell office:value-type="float" office:value="3.431" table:style-name="ce3">
            <text:p>3.431</text:p>
          </table:table-cell>
          <table:table-cell office:value-type="float" office:value="3.3519999999999999" table:style-name="ce3">
            <text:p>3.352</text:p>
          </table:table-cell>
          <table:table-cell office:value-type="float" office:value="3.3479999999999999" table:style-name="ce3">
            <text:p>3.348</text:p>
          </table:table-cell>
          <table:table-cell office:value-type="float" office:value="3.399" table:style-name="ce3">
            <text:p>3.399</text:p>
          </table:table-cell>
          <table:table-cell office:value-type="float" office:value="3.6480000000000001" table:style-name="ce3">
            <text:p>3.648</text:p>
          </table:table-cell>
          <table:table-cell office:value-type="float" office:value="4.1829999999999998" table:style-name="ce3">
            <text:p>4.183</text:p>
          </table:table-cell>
          <table:table-cell office:value-type="float" office:value="4.3019999999999996" table:style-name="ce3">
            <text:p>4.302</text:p>
          </table:table-cell>
          <table:table-cell office:value-type="float" office:value="4.5190000000000001" table:style-name="ce3">
            <text:p>4.519</text:p>
          </table:table-cell>
          <table:table-cell office:value-type="float" office:value="4.5049999999999999" table:style-name="ce3">
            <text:p>4.505</text:p>
          </table:table-cell>
          <table:table-cell office:value-type="float" office:value="4.5129999999999999" table:style-name="ce3">
            <text:p>4.513</text:p>
          </table:table-cell>
          <table:table-cell office:value-type="float" office:value="4.391" table:style-name="ce3">
            <text:p>4.391</text:p>
          </table:table-cell>
          <table:table-cell office:value-type="float" office:value="4.2919999999999998" table:style-name="ce3">
            <text:p>4.292</text:p>
          </table:table-cell>
          <table:table-cell office:value-type="float" office:value="4.3780000000000001" table:style-name="ce3">
            <text:p>4.378</text:p>
          </table:table-cell>
          <table:table-cell office:value-type="float" office:value="4.3730000000000002" table:style-name="ce3">
            <text:p>4.373</text:p>
          </table:table-cell>
          <table:table-cell office:value-type="float" office:value="4.4279999999999999" table:style-name="ce3">
            <text:p>4.428</text:p>
          </table:table-cell>
          <table:table-cell office:value-type="float" office:value="4.5670000000000002" table:style-name="ce3">
            <text:p>4.567</text:p>
          </table:table-cell>
          <table:table-cell office:value-type="float" office:value="4.9290000000000003" table:style-name="ce3">
            <text:p>4.929</text:p>
          </table:table-cell>
          <table:table-cell office:value-type="float" office:value="5.0599999999999996" table:style-name="ce3">
            <text:p>5.060</text:p>
          </table:table-cell>
          <table:table-cell office:value-type="float" office:value="5.0490000000000004" table:style-name="ce3">
            <text:p>5.049</text:p>
          </table:table-cell>
          <table:table-cell office:value-type="float" office:value="4.8339999999999996" table:style-name="ce3">
            <text:p>4.834</text:p>
          </table:table-cell>
          <table:table-cell office:value-type="float" office:value="4.9290000000000003" table:style-name="ce3">
            <text:p>4.929</text:p>
          </table:table-cell>
          <table:table-cell office:value-type="float" office:value="4.3440000000000003" table:style-name="ce3">
            <text:p>4.344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.5460000000000003" table:style-name="ce3">
            <text:p>6.546</text:p>
          </table:table-cell>
          <table:table-cell office:value-type="float" office:value="6.0730000000000004" table:style-name="ce3">
            <text:p>6.073</text:p>
          </table:table-cell>
          <table:table-cell office:value-type="float" office:value="5.8179999999999996" table:style-name="ce3">
            <text:p>5.818</text:p>
          </table:table-cell>
          <table:table-cell office:value-type="float" office:value="5.6840000000000002" table:style-name="ce3">
            <text:p>5.684</text:p>
          </table:table-cell>
          <table:table-cell office:value-type="float" office:value="5.6779999999999999" table:style-name="ce3">
            <text:p>5.678</text:p>
          </table:table-cell>
          <table:table-cell office:value-type="float" office:value="5.7640000000000002" table:style-name="ce3">
            <text:p>5.764</text:p>
          </table:table-cell>
          <table:table-cell office:value-type="float" office:value="6.1859999999999999" table:style-name="ce3">
            <text:p>6.186</text:p>
          </table:table-cell>
          <table:table-cell office:value-type="float" office:value="7.093" table:style-name="ce3">
            <text:p>7.093</text:p>
          </table:table-cell>
          <table:table-cell office:value-type="float" office:value="10.375999999999999" table:style-name="ce3">
            <text:p>10.376</text:p>
          </table:table-cell>
          <table:table-cell office:value-type="float" office:value="10.9" table:style-name="ce3">
            <text:p>10.900</text:p>
          </table:table-cell>
          <table:table-cell office:value-type="float" office:value="10.865" table:style-name="ce3">
            <text:p>10.865</text:p>
          </table:table-cell>
          <table:table-cell office:value-type="float" office:value="10.884" table:style-name="ce3">
            <text:p>10.884</text:p>
          </table:table-cell>
          <table:table-cell office:value-type="float" office:value="10.590999999999999" table:style-name="ce3">
            <text:p>10.591</text:p>
          </table:table-cell>
          <table:table-cell office:value-type="float" office:value="10.352" table:style-name="ce3">
            <text:p>10.352</text:p>
          </table:table-cell>
          <table:table-cell office:value-type="float" office:value="10.558" table:style-name="ce3">
            <text:p>10.558</text:p>
          </table:table-cell>
          <table:table-cell office:value-type="float" office:value="10.547000000000001" table:style-name="ce3">
            <text:p>10.547</text:p>
          </table:table-cell>
          <table:table-cell office:value-type="float" office:value="10.679" table:style-name="ce3">
            <text:p>10.679</text:p>
          </table:table-cell>
          <table:table-cell office:value-type="float" office:value="11.015000000000001" table:style-name="ce3">
            <text:p>11.015</text:p>
          </table:table-cell>
          <table:table-cell office:value-type="float" office:value="11.887" table:style-name="ce3">
            <text:p>11.887</text:p>
          </table:table-cell>
          <table:table-cell office:value-type="float" office:value="12.202999999999999" table:style-name="ce3">
            <text:p>12.203</text:p>
          </table:table-cell>
          <table:table-cell office:value-type="float" office:value="12.176" table:style-name="ce3">
            <text:p>12.176</text:p>
          </table:table-cell>
          <table:table-cell office:value-type="float" office:value="11.657999999999999" table:style-name="ce3">
            <text:p>11.658</text:p>
          </table:table-cell>
          <table:table-cell office:value-type="float" office:value="8.3580000000000005" table:style-name="ce3">
            <text:p>8.358</text:p>
          </table:table-cell>
          <table:table-cell office:value-type="float" office:value="7.367" table:style-name="ce3">
            <text:p>7.367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6.7140000000000004" table:style-name="ce3">
            <text:p>6.714</text:p>
          </table:table-cell>
          <table:table-cell office:value-type="float" office:value="6.2290000000000001" table:style-name="ce3">
            <text:p>6.229</text:p>
          </table:table-cell>
          <table:table-cell office:value-type="float" office:value="5.9669999999999996" table:style-name="ce3">
            <text:p>5.967</text:p>
          </table:table-cell>
          <table:table-cell office:value-type="float" office:value="5.83" table:style-name="ce3">
            <text:p>5.830</text:p>
          </table:table-cell>
          <table:table-cell office:value-type="float" office:value="5.8230000000000004" table:style-name="ce3">
            <text:p>5.823</text:p>
          </table:table-cell>
          <table:table-cell office:value-type="float" office:value="5.9109999999999996" table:style-name="ce3">
            <text:p>5.911</text:p>
          </table:table-cell>
          <table:table-cell office:value-type="float" office:value="6.3440000000000003" table:style-name="ce3">
            <text:p>6.344</text:p>
          </table:table-cell>
          <table:table-cell office:value-type="float" office:value="7.2750000000000004" table:style-name="ce3">
            <text:p>7.275</text:p>
          </table:table-cell>
          <table:table-cell office:value-type="float" office:value="7.7610000000000001" table:style-name="ce3">
            <text:p>7.761</text:p>
          </table:table-cell>
          <table:table-cell office:value-type="float" office:value="8.1530000000000005" table:style-name="ce3">
            <text:p>8.153</text:p>
          </table:table-cell>
          <table:table-cell office:value-type="float" office:value="8.1270000000000007" table:style-name="ce3">
            <text:p>8.127</text:p>
          </table:table-cell>
          <table:table-cell office:value-type="float" office:value="8.141" table:style-name="ce3">
            <text:p>8.141</text:p>
          </table:table-cell>
          <table:table-cell office:value-type="float" office:value="7.9219999999999997" table:style-name="ce3">
            <text:p>7.922</text:p>
          </table:table-cell>
          <table:table-cell office:value-type="float" office:value="7.7430000000000003" table:style-name="ce3">
            <text:p>7.743</text:p>
          </table:table-cell>
          <table:table-cell office:value-type="float" office:value="7.8970000000000002" table:style-name="ce3">
            <text:p>7.897</text:p>
          </table:table-cell>
          <table:table-cell office:value-type="float" office:value="7.8890000000000002" table:style-name="ce3">
            <text:p>7.889</text:p>
          </table:table-cell>
          <table:table-cell office:value-type="float" office:value="7.9880000000000004" table:style-name="ce3">
            <text:p>7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891" table:style-name="ce3">
            <text:p>8.891</text:p>
          </table:table-cell>
          <table:table-cell office:value-type="float" office:value="9.1270000000000007" table:style-name="ce3">
            <text:p>9.127</text:p>
          </table:table-cell>
          <table:table-cell office:value-type="float" office:value="9.1080000000000005" table:style-name="ce3">
            <text:p>9.108</text:p>
          </table:table-cell>
          <table:table-cell office:value-type="float" office:value="8.7200000000000006" table:style-name="ce3">
            <text:p>8.720</text:p>
          </table:table-cell>
          <table:table-cell office:value-type="float" office:value="8.5730000000000004" table:style-name="ce3">
            <text:p>8.573</text:p>
          </table:table-cell>
          <table:table-cell office:value-type="float" office:value="7.556" table:style-name="ce3">
            <text:p>7.556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7069999999999999" table:style-name="ce3">
            <text:p>5.707</text:p>
          </table:table-cell>
          <table:table-cell office:value-type="float" office:value="5.2939999999999996" table:style-name="ce3">
            <text:p>5.294</text:p>
          </table:table-cell>
          <table:table-cell office:value-type="float" office:value="5.0720000000000001" table:style-name="ce3">
            <text:p>5.072</text:p>
          </table:table-cell>
          <table:table-cell office:value-type="float" office:value="4.9550000000000001" table:style-name="ce3">
            <text:p>4.955</text:p>
          </table:table-cell>
          <table:table-cell office:value-type="float" office:value="4.95" table:style-name="ce3">
            <text:p>4.950</text:p>
          </table:table-cell>
          <table:table-cell office:value-type="float" office:value="5.0250000000000004" table:style-name="ce3">
            <text:p>5.025</text:p>
          </table:table-cell>
          <table:table-cell office:value-type="float" office:value="5.3929999999999998" table:style-name="ce3">
            <text:p>5.393</text:p>
          </table:table-cell>
          <table:table-cell office:value-type="float" office:value="6.1840000000000002" table:style-name="ce3">
            <text:p>6.184</text:p>
          </table:table-cell>
          <table:table-cell office:value-type="float" office:value="4.3019999999999996" table:style-name="ce3">
            <text:p>4.302</text:p>
          </table:table-cell>
          <table:table-cell office:value-type="float" office:value="4.5190000000000001" table:style-name="ce3">
            <text:p>4.519</text:p>
          </table:table-cell>
          <table:table-cell office:value-type="float" office:value="4.5049999999999999" table:style-name="ce3">
            <text:p>4.505</text:p>
          </table:table-cell>
          <table:table-cell office:value-type="float" office:value="4.5129999999999999" table:style-name="ce3">
            <text:p>4.513</text:p>
          </table:table-cell>
          <table:table-cell office:value-type="float" office:value="4.391" table:style-name="ce3">
            <text:p>4.391</text:p>
          </table:table-cell>
          <table:table-cell office:value-type="float" office:value="4.2919999999999998" table:style-name="ce3">
            <text:p>4.292</text:p>
          </table:table-cell>
          <table:table-cell office:value-type="float" office:value="4.3780000000000001" table:style-name="ce3">
            <text:p>4.378</text:p>
          </table:table-cell>
          <table:table-cell office:value-type="float" office:value="4.3730000000000002" table:style-name="ce3">
            <text:p>4.373</text:p>
          </table:table-cell>
          <table:table-cell office:value-type="float" office:value="4.4279999999999999" table:style-name="ce3">
            <text:p>4.428</text:p>
          </table:table-cell>
          <table:table-cell office:value-type="float" office:value="4.5670000000000002" table:style-name="ce3">
            <text:p>4.567</text:p>
          </table:table-cell>
          <table:table-cell office:value-type="float" office:value="4.9290000000000003" table:style-name="ce3">
            <text:p>4.929</text:p>
          </table:table-cell>
          <table:table-cell office:value-type="float" office:value="5.0599999999999996" table:style-name="ce3">
            <text:p>5.060</text:p>
          </table:table-cell>
          <table:table-cell office:value-type="float" office:value="5.0490000000000004" table:style-name="ce3">
            <text:p>5.049</text:p>
          </table:table-cell>
          <table:table-cell office:value-type="float" office:value="4.8339999999999996" table:style-name="ce3">
            <text:p>4.834</text:p>
          </table:table-cell>
          <table:table-cell office:value-type="float" office:value="7.2869999999999999" table:style-name="ce3">
            <text:p>7.287</text:p>
          </table:table-cell>
          <table:table-cell office:value-type="float" office:value="6.4219999999999997" table:style-name="ce3">
            <text:p>6.42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8.56" table:style-name="ce3">
            <text:p>8.560</text:p>
          </table:table-cell>
          <table:table-cell office:value-type="float" office:value="7.9420000000000002" table:style-name="ce3">
            <text:p>7.942</text:p>
          </table:table-cell>
          <table:table-cell office:value-type="float" office:value="7.6079999999999997" table:style-name="ce3">
            <text:p>7.608</text:p>
          </table:table-cell>
          <table:table-cell office:value-type="float" office:value="7.4329999999999998" table:style-name="ce3">
            <text:p>7.433</text:p>
          </table:table-cell>
          <table:table-cell office:value-type="float" office:value="7.4249999999999998" table:style-name="ce3">
            <text:p>7.425</text:p>
          </table:table-cell>
          <table:table-cell office:value-type="float" office:value="7.5369999999999999" table:style-name="ce3">
            <text:p>7.537</text:p>
          </table:table-cell>
          <table:table-cell office:value-type="float" office:value="8.0890000000000004" table:style-name="ce3">
            <text:p>8.089</text:p>
          </table:table-cell>
          <table:table-cell office:value-type="float" office:value="9.2750000000000004" table:style-name="ce3">
            <text:p>9.275</text:p>
          </table:table-cell>
          <table:table-cell office:value-type="float" office:value="10.882" table:style-name="ce3">
            <text:p>10.882</text:p>
          </table:table-cell>
          <table:table-cell office:value-type="float" office:value="11.432" table:style-name="ce3">
            <text:p>11.432</text:p>
          </table:table-cell>
          <table:table-cell office:value-type="float" office:value="11.395" table:style-name="ce3">
            <text:p>11.395</text:p>
          </table:table-cell>
          <table:table-cell office:value-type="float" office:value="11.414999999999999" table:style-name="ce3">
            <text:p>11.415</text:p>
          </table:table-cell>
          <table:table-cell office:value-type="float" office:value="11.108000000000001" table:style-name="ce3">
            <text:p>11.108</text:p>
          </table:table-cell>
          <table:table-cell office:value-type="float" office:value="10.856999999999999" table:style-name="ce3">
            <text:p>10.857</text:p>
          </table:table-cell>
          <table:table-cell office:value-type="float" office:value="11.073" table:style-name="ce3">
            <text:p>11.073</text:p>
          </table:table-cell>
          <table:table-cell office:value-type="float" office:value="11.061" table:style-name="ce3">
            <text:p>11.061</text:p>
          </table:table-cell>
          <table:table-cell office:value-type="float" office:value="11.2" table:style-name="ce3">
            <text:p>11.200</text:p>
          </table:table-cell>
          <table:table-cell office:value-type="float" office:value="11.552" table:style-name="ce3">
            <text:p>11.552</text:p>
          </table:table-cell>
          <table:table-cell office:value-type="float" office:value="12.467000000000001" table:style-name="ce3">
            <text:p>12.467</text:p>
          </table:table-cell>
          <table:table-cell office:value-type="float" office:value="12.798" table:style-name="ce3">
            <text:p>12.798</text:p>
          </table:table-cell>
          <table:table-cell office:value-type="float" office:value="12.77" table:style-name="ce3">
            <text:p>12.770</text:p>
          </table:table-cell>
          <table:table-cell office:value-type="float" office:value="12.227" table:style-name="ce3">
            <text:p>12.227</text:p>
          </table:table-cell>
          <table:table-cell office:value-type="float" office:value="10.93" table:style-name="ce3">
            <text:p>10.930</text:p>
          </table:table-cell>
          <table:table-cell office:value-type="float" office:value="9.6329999999999991" table:style-name="ce3">
            <text:p>9.633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7.527000000000001" table:style-name="ce3">
            <text:p>27.527</text:p>
          </table:table-cell>
          <table:table-cell office:value-type="float" office:value="25.538" table:style-name="ce3">
            <text:p>25.538</text:p>
          </table:table-cell>
          <table:table-cell office:value-type="float" office:value="24.463999999999999" table:style-name="ce3">
            <text:p>24.464</text:p>
          </table:table-cell>
          <table:table-cell office:value-type="float" office:value="23.902000000000001" table:style-name="ce3">
            <text:p>23.902</text:p>
          </table:table-cell>
          <table:table-cell office:value-type="float" office:value="23.876000000000001" table:style-name="ce3">
            <text:p>23.876</text:p>
          </table:table-cell>
          <table:table-cell office:value-type="float" office:value="24.236999999999998" table:style-name="ce3">
            <text:p>24.237</text:p>
          </table:table-cell>
          <table:table-cell office:value-type="float" office:value="26.012" table:style-name="ce3">
            <text:p>26.012</text:p>
          </table:table-cell>
          <table:table-cell office:value-type="float" office:value="29.827000000000002" table:style-name="ce3">
            <text:p>29.827</text:p>
          </table:table-cell>
          <table:table-cell office:value-type="float" office:value="15.775" table:style-name="ce3">
            <text:p>15.775</text:p>
          </table:table-cell>
          <table:table-cell office:value-type="float" office:value="16.571000000000002" table:style-name="ce3">
            <text:p>16.571</text:p>
          </table:table-cell>
          <table:table-cell office:value-type="float" office:value="16.518999999999998" table:style-name="ce3">
            <text:p>16.519</text:p>
          </table:table-cell>
          <table:table-cell office:value-type="float" office:value="16.547000000000001" table:style-name="ce3">
            <text:p>16.547</text:p>
          </table:table-cell>
          <table:table-cell office:value-type="float" office:value="16.102" table:style-name="ce3">
            <text:p>16.102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6.050999999999998" table:style-name="ce3">
            <text:p>16.051</text:p>
          </table:table-cell>
          <table:table-cell office:value-type="float" office:value="16.035" table:style-name="ce3">
            <text:p>16.035</text:p>
          </table:table-cell>
          <table:table-cell office:value-type="float" office:value="16.236000000000001" table:style-name="ce3">
            <text:p>16.236</text:p>
          </table:table-cell>
          <table:table-cell office:value-type="float" office:value="16.745999999999999" table:style-name="ce3">
            <text:p>16.746</text:p>
          </table:table-cell>
          <table:table-cell office:value-type="float" office:value="18.071999999999999" table:style-name="ce3">
            <text:p>18.072</text:p>
          </table:table-cell>
          <table:table-cell office:value-type="float" office:value="18.552" table:style-name="ce3">
            <text:p>18.552</text:p>
          </table:table-cell>
          <table:table-cell office:value-type="float" office:value="18.512" table:style-name="ce3">
            <text:p>18.512</text:p>
          </table:table-cell>
          <table:table-cell office:value-type="float" office:value="17.724" table:style-name="ce3">
            <text:p>17.724</text:p>
          </table:table-cell>
          <table:table-cell office:value-type="float" office:value="35.148000000000003" table:style-name="ce3">
            <text:p>35.148</text:p>
          </table:table-cell>
          <table:table-cell office:value-type="float" office:value="30.978000000000002" table:style-name="ce3">
            <text:p>30.978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639999999999999" table:style-name="ce3">
            <text:p>4.364</text:p>
          </table:table-cell>
          <table:table-cell office:value-type="float" office:value="4.0490000000000004" table:style-name="ce3">
            <text:p>4.049</text:p>
          </table:table-cell>
          <table:table-cell office:value-type="float" office:value="3.8780000000000001" table:style-name="ce3">
            <text:p>3.878</text:p>
          </table:table-cell>
          <table:table-cell office:value-type="float" office:value="3.7890000000000001" table:style-name="ce3">
            <text:p>3.789</text:p>
          </table:table-cell>
          <table:table-cell office:value-type="float" office:value="3.7850000000000001" table:style-name="ce3">
            <text:p>3.785</text:p>
          </table:table-cell>
          <table:table-cell office:value-type="float" office:value="3.8420000000000001" table:style-name="ce3">
            <text:p>3.842</text:p>
          </table:table-cell>
          <table:table-cell office:value-type="float" office:value="4.1239999999999997" table:style-name="ce3">
            <text:p>4.124</text:p>
          </table:table-cell>
          <table:table-cell office:value-type="float" office:value="4.7290000000000001" table:style-name="ce3">
            <text:p>4.729</text:p>
          </table:table-cell>
          <table:table-cell office:value-type="float" office:value="6.0739999999999998" table:style-name="ce3">
            <text:p>6.074</text:p>
          </table:table-cell>
          <table:table-cell office:value-type="float" office:value="6.38" table:style-name="ce3">
            <text:p>6.380</text:p>
          </table:table-cell>
          <table:table-cell office:value-type="float" office:value="6.36" table:style-name="ce3">
            <text:p>6.360</text:p>
          </table:table-cell>
          <table:table-cell office:value-type="float" office:value="6.3710000000000004" table:style-name="ce3">
            <text:p>6.371</text:p>
          </table:table-cell>
          <table:table-cell office:value-type="float" office:value="6.2" table:style-name="ce3">
            <text:p>6.200</text:p>
          </table:table-cell>
          <table:table-cell office:value-type="float" office:value="6.06" table:style-name="ce3">
            <text:p>6.060</text:p>
          </table:table-cell>
          <table:table-cell office:value-type="float" office:value="6.18" table:style-name="ce3">
            <text:p>6.180</text:p>
          </table:table-cell>
          <table:table-cell office:value-type="float" office:value="6.1740000000000004" table:style-name="ce3">
            <text:p>6.174</text:p>
          </table:table-cell>
          <table:table-cell office:value-type="float" office:value="6.2510000000000003" table:style-name="ce3">
            <text:p>6.251</text:p>
          </table:table-cell>
          <table:table-cell office:value-type="float" office:value="6.4480000000000004" table:style-name="ce3">
            <text:p>6.448</text:p>
          </table:table-cell>
          <table:table-cell office:value-type="float" office:value="6.9580000000000002" table:style-name="ce3">
            <text:p>6.958</text:p>
          </table:table-cell>
          <table:table-cell office:value-type="float" office:value="7.1429999999999998" table:style-name="ce3">
            <text:p>7.143</text:p>
          </table:table-cell>
          <table:table-cell office:value-type="float" office:value="7.1280000000000001" table:style-name="ce3">
            <text:p>7.128</text:p>
          </table:table-cell>
          <table:table-cell office:value-type="float" office:value="6.8239999999999998" table:style-name="ce3">
            <text:p>6.824</text:p>
          </table:table-cell>
          <table:table-cell office:value-type="float" office:value="5.5720000000000001" table:style-name="ce3">
            <text:p>5.572</text:p>
          </table:table-cell>
          <table:table-cell office:value-type="float" office:value="4.9109999999999996" table:style-name="ce3">
            <text:p>4.911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8960000000000008" table:style-name="ce3">
            <text:p>8.896</text:p>
          </table:table-cell>
          <table:table-cell office:value-type="float" office:value="8.2530000000000001" table:style-name="ce3">
            <text:p>8.253</text:p>
          </table:table-cell>
          <table:table-cell office:value-type="float" office:value="7.9059999999999997" table:style-name="ce3">
            <text:p>7.906</text:p>
          </table:table-cell>
          <table:table-cell office:value-type="float" office:value="7.7240000000000002" table:style-name="ce3">
            <text:p>7.724</text:p>
          </table:table-cell>
          <table:table-cell office:value-type="float" office:value="7.7160000000000002" table:style-name="ce3">
            <text:p>7.716</text:p>
          </table:table-cell>
          <table:table-cell office:value-type="float" office:value="7.8330000000000002" table:style-name="ce3">
            <text:p>7.833</text:p>
          </table:table-cell>
          <table:table-cell office:value-type="float" office:value="8.4060000000000006" table:style-name="ce3">
            <text:p>8.406</text:p>
          </table:table-cell>
          <table:table-cell office:value-type="float" office:value="9.6389999999999993" table:style-name="ce3">
            <text:p>9.639</text:p>
          </table:table-cell>
          <table:table-cell office:value-type="float" office:value="22.523" table:style-name="ce3">
            <text:p>22.523</text:p>
          </table:table-cell>
          <table:table-cell office:value-type="float" office:value="23.661000000000001" table:style-name="ce3">
            <text:p>23.661</text:p>
          </table:table-cell>
          <table:table-cell office:value-type="float" office:value="23.585999999999999" table:style-name="ce3">
            <text:p>23.586</text:p>
          </table:table-cell>
          <table:table-cell office:value-type="float" office:value="23.626000000000001" table:style-name="ce3">
            <text:p>23.626</text:p>
          </table:table-cell>
          <table:table-cell office:value-type="float" office:value="22.99" table:style-name="ce3">
            <text:p>22.990</text:p>
          </table:table-cell>
          <table:table-cell office:value-type="float" office:value="22.472000000000001" table:style-name="ce3">
            <text:p>22.472</text:p>
          </table:table-cell>
          <table:table-cell office:value-type="float" office:value="22.917999999999999" table:style-name="ce3">
            <text:p>22.918</text:p>
          </table:table-cell>
          <table:table-cell office:value-type="float" office:value="22.893999999999998" table:style-name="ce3">
            <text:p>22.894</text:p>
          </table:table-cell>
          <table:table-cell office:value-type="float" office:value="23.181999999999999" table:style-name="ce3">
            <text:p>23.182</text:p>
          </table:table-cell>
          <table:table-cell office:value-type="float" office:value="23.91" table:style-name="ce3">
            <text:p>23.910</text:p>
          </table:table-cell>
          <table:table-cell office:value-type="float" office:value="25.803000000000001" table:style-name="ce3">
            <text:p>25.803</text:p>
          </table:table-cell>
          <table:table-cell office:value-type="float" office:value="26.489000000000001" table:style-name="ce3">
            <text:p>26.489</text:p>
          </table:table-cell>
          <table:table-cell office:value-type="float" office:value="26.431999999999999" table:style-name="ce3">
            <text:p>26.432</text:p>
          </table:table-cell>
          <table:table-cell office:value-type="float" office:value="25.306000000000001" table:style-name="ce3">
            <text:p>25.306</text:p>
          </table:table-cell>
          <table:table-cell office:value-type="float" office:value="11.359" table:style-name="ce3">
            <text:p>11.359</text:p>
          </table:table-cell>
          <table:table-cell office:value-type="float" office:value="10.010999999999999" table:style-name="ce3">
            <text:p>10.011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1959999999999997" table:style-name="ce3">
            <text:p>4.196</text:p>
          </table:table-cell>
          <table:table-cell office:value-type="float" office:value="3.8929999999999998" table:style-name="ce3">
            <text:p>3.893</text:p>
          </table:table-cell>
          <table:table-cell office:value-type="float" office:value="3.7290000000000001" table:style-name="ce3">
            <text:p>3.729</text:p>
          </table:table-cell>
          <table:table-cell office:value-type="float" office:value="3.6440000000000001" table:style-name="ce3">
            <text:p>3.644</text:p>
          </table:table-cell>
          <table:table-cell office:value-type="float" office:value="3.64" table:style-name="ce3">
            <text:p>3.640</text:p>
          </table:table-cell>
          <table:table-cell office:value-type="float" office:value="3.6949999999999998" table:style-name="ce3">
            <text:p>3.695</text:p>
          </table:table-cell>
          <table:table-cell office:value-type="float" office:value="3.9649999999999999" table:style-name="ce3">
            <text:p>3.965</text:p>
          </table:table-cell>
          <table:table-cell office:value-type="float" office:value="4.5469999999999997" table:style-name="ce3">
            <text:p>4.547</text:p>
          </table:table-cell>
          <table:table-cell office:value-type="float" office:value="9.8699999999999992" table:style-name="ce3">
            <text:p>9.870</text:p>
          </table:table-cell>
          <table:table-cell office:value-type="float" office:value="10.368" table:style-name="ce3">
            <text:p>10.368</text:p>
          </table:table-cell>
          <table:table-cell office:value-type="float" office:value="10.335000000000001" table:style-name="ce3">
            <text:p>10.335</text:p>
          </table:table-cell>
          <table:table-cell office:value-type="float" office:value="10.353" table:style-name="ce3">
            <text:p>10.353</text:p>
          </table:table-cell>
          <table:table-cell office:value-type="float" office:value="10.074" table:style-name="ce3">
            <text:p>10.074</text:p>
          </table:table-cell>
          <table:table-cell office:value-type="float" office:value="9.8469999999999995" table:style-name="ce3">
            <text:p>9.847</text:p>
          </table:table-cell>
          <table:table-cell office:value-type="float" office:value="10.042999999999999" table:style-name="ce3">
            <text:p>10.043</text:p>
          </table:table-cell>
          <table:table-cell office:value-type="float" office:value="10.032" table:style-name="ce3">
            <text:p>10.032</text:p>
          </table:table-cell>
          <table:table-cell office:value-type="float" office:value="10.157999999999999" table:style-name="ce3">
            <text:p>10.158</text:p>
          </table:table-cell>
          <table:table-cell office:value-type="float" office:value="10.478" table:style-name="ce3">
            <text:p>10.478</text:p>
          </table:table-cell>
          <table:table-cell office:value-type="float" office:value="11.307" table:style-name="ce3">
            <text:p>11.307</text:p>
          </table:table-cell>
          <table:table-cell office:value-type="float" office:value="11.608000000000001" table:style-name="ce3">
            <text:p>11.608</text:p>
          </table:table-cell>
          <table:table-cell office:value-type="float" office:value="11.582000000000001" table:style-name="ce3">
            <text:p>11.582</text:p>
          </table:table-cell>
          <table:table-cell office:value-type="float" office:value="11.089" table:style-name="ce3">
            <text:p>11.089</text:p>
          </table:table-cell>
          <table:table-cell office:value-type="float" office:value="5.3579999999999997" table:style-name="ce3">
            <text:p>5.358</text:p>
          </table:table-cell>
          <table:table-cell office:value-type="float" office:value="4.7220000000000004" table:style-name="ce3">
            <text:p>4.722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1.749000000000001" table:style-name="ce3">
            <text:p>11.749</text:p>
          </table:table-cell>
          <table:table-cell office:value-type="float" office:value="10.9" table:style-name="ce3">
            <text:p>10.900</text:p>
          </table:table-cell>
          <table:table-cell office:value-type="float" office:value="10.442" table:style-name="ce3">
            <text:p>10.442</text:p>
          </table:table-cell>
          <table:table-cell office:value-type="float" office:value="10.202" table:style-name="ce3">
            <text:p>10.202</text:p>
          </table:table-cell>
          <table:table-cell office:value-type="float" office:value="10.191000000000001" table:style-name="ce3">
            <text:p>10.191</text:p>
          </table:table-cell>
          <table:table-cell office:value-type="float" office:value="10.345000000000001" table:style-name="ce3">
            <text:p>10.345</text:p>
          </table:table-cell>
          <table:table-cell office:value-type="float" office:value="11.103" table:style-name="ce3">
            <text:p>11.103</text:p>
          </table:table-cell>
          <table:table-cell office:value-type="float" office:value="12.731" table:style-name="ce3">
            <text:p>12.731</text:p>
          </table:table-cell>
          <table:table-cell office:value-type="float" office:value="9.4480000000000004" table:style-name="ce3">
            <text:p>9.448</text:p>
          </table:table-cell>
          <table:table-cell office:value-type="float" office:value="9.9250000000000007" table:style-name="ce3">
            <text:p>9.925</text:p>
          </table:table-cell>
          <table:table-cell office:value-type="float" office:value="9.8940000000000001" table:style-name="ce3">
            <text:p>9.894</text:p>
          </table:table-cell>
          <table:table-cell office:value-type="float" office:value="9.91" table:style-name="ce3">
            <text:p>9.910</text:p>
          </table:table-cell>
          <table:table-cell office:value-type="float" office:value="9.6440000000000001" table:style-name="ce3">
            <text:p>9.644</text:p>
          </table:table-cell>
          <table:table-cell office:value-type="float" office:value="9.4269999999999996" table:style-name="ce3">
            <text:p>9.427</text:p>
          </table:table-cell>
          <table:table-cell office:value-type="float" office:value="9.6129999999999995" table:style-name="ce3">
            <text:p>9.613</text:p>
          </table:table-cell>
          <table:table-cell office:value-type="float" office:value="9.6039999999999992" table:style-name="ce3">
            <text:p>9.604</text:p>
          </table:table-cell>
          <table:table-cell office:value-type="float" office:value="9.7240000000000002" table:style-name="ce3">
            <text:p>9.724</text:p>
          </table:table-cell>
          <table:table-cell office:value-type="float" office:value="10.029999999999999" table:style-name="ce3">
            <text:p>10.030</text:p>
          </table:table-cell>
          <table:table-cell office:value-type="float" office:value="10.824" table:style-name="ce3">
            <text:p>10.824</text:p>
          </table:table-cell>
          <table:table-cell office:value-type="float" office:value="11.112" table:style-name="ce3">
            <text:p>11.112</text:p>
          </table:table-cell>
          <table:table-cell office:value-type="float" office:value="11.087" table:style-name="ce3">
            <text:p>11.087</text:p>
          </table:table-cell>
          <table:table-cell office:value-type="float" office:value="10.615" table:style-name="ce3">
            <text:p>10.615</text:p>
          </table:table-cell>
          <table:table-cell office:value-type="float" office:value="15.002000000000001" table:style-name="ce3">
            <text:p>15.002</text:p>
          </table:table-cell>
          <table:table-cell office:value-type="float" office:value="13.222" table:style-name="ce3">
            <text:p>13.222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532" table:style-name="ce3">
            <text:p>4.532</text:p>
          </table:table-cell>
          <table:table-cell office:value-type="float" office:value="4.2039999999999997" table:style-name="ce3">
            <text:p>4.204</text:p>
          </table:table-cell>
          <table:table-cell office:value-type="float" office:value="4.0279999999999996" table:style-name="ce3">
            <text:p>4.028</text:p>
          </table:table-cell>
          <table:table-cell office:value-type="float" office:value="3.9350000000000001" table:style-name="ce3">
            <text:p>3.935</text:p>
          </table:table-cell>
          <table:table-cell office:value-type="float" office:value="3.931" table:style-name="ce3">
            <text:p>3.931</text:p>
          </table:table-cell>
          <table:table-cell office:value-type="float" office:value="3.99" table:style-name="ce3">
            <text:p>3.990</text:p>
          </table:table-cell>
          <table:table-cell office:value-type="float" office:value="4.2830000000000004" table:style-name="ce3">
            <text:p>4.283</text:p>
          </table:table-cell>
          <table:table-cell office:value-type="float" office:value="4.9109999999999996" table:style-name="ce3">
            <text:p>4.911</text:p>
          </table:table-cell>
          <table:table-cell office:value-type="float" office:value="6.4109999999999996" table:style-name="ce3">
            <text:p>6.411</text:p>
          </table:table-cell>
          <table:table-cell office:value-type="float" office:value="6.7350000000000003" table:style-name="ce3">
            <text:p>6.735</text:p>
          </table:table-cell>
          <table:table-cell office:value-type="float" office:value="6.7140000000000004" table:style-name="ce3">
            <text:p>6.714</text:p>
          </table:table-cell>
          <table:table-cell office:value-type="float" office:value="6.7249999999999996" table:style-name="ce3">
            <text:p>6.725</text:p>
          </table:table-cell>
          <table:table-cell office:value-type="float" office:value="6.5439999999999996" table:style-name="ce3">
            <text:p>6.544</text:p>
          </table:table-cell>
          <table:table-cell office:value-type="float" office:value="6.3970000000000002" table:style-name="ce3">
            <text:p>6.397</text:p>
          </table:table-cell>
          <table:table-cell office:value-type="float" office:value="6.5229999999999997" table:style-name="ce3">
            <text:p>6.523</text:p>
          </table:table-cell>
          <table:table-cell office:value-type="float" office:value="6.5170000000000003" table:style-name="ce3">
            <text:p>6.517</text:p>
          </table:table-cell>
          <table:table-cell office:value-type="float" office:value="6.5990000000000002" table:style-name="ce3">
            <text:p>6.599</text:p>
          </table:table-cell>
          <table:table-cell office:value-type="float" office:value="6.806" table:style-name="ce3">
            <text:p>6.806</text:p>
          </table:table-cell>
          <table:table-cell office:value-type="float" office:value="7.3449999999999998" table:style-name="ce3">
            <text:p>7.345</text:p>
          </table:table-cell>
          <table:table-cell office:value-type="float" office:value="7.54" table:style-name="ce3">
            <text:p>7.540</text:p>
          </table:table-cell>
          <table:table-cell office:value-type="float" office:value="7.524" table:style-name="ce3">
            <text:p>7.524</text:p>
          </table:table-cell>
          <table:table-cell office:value-type="float" office:value="7.2030000000000003" table:style-name="ce3">
            <text:p>7.203</text:p>
          </table:table-cell>
          <table:table-cell office:value-type="float" office:value="5.7869999999999999" table:style-name="ce3">
            <text:p>5.787</text:p>
          </table:table-cell>
          <table:table-cell office:value-type="float" office:value="5.0999999999999996" table:style-name="ce3">
            <text:p>5.100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.7" table:style-name="ce3">
            <text:p>4.700</text:p>
          </table:table-cell>
          <table:table-cell office:value-type="float" office:value="4.3600000000000003" table:style-name="ce3">
            <text:p>4.360</text:p>
          </table:table-cell>
          <table:table-cell office:value-type="float" office:value="4.1769999999999996" table:style-name="ce3">
            <text:p>4.177</text:p>
          </table:table-cell>
          <table:table-cell office:value-type="float" office:value="4.0810000000000004" table:style-name="ce3">
            <text:p>4.081</text:p>
          </table:table-cell>
          <table:table-cell office:value-type="float" office:value="4.0759999999999996" table:style-name="ce3">
            <text:p>4.076</text:p>
          </table:table-cell>
          <table:table-cell office:value-type="float" office:value="4.1379999999999999" table:style-name="ce3">
            <text:p>4.138</text:p>
          </table:table-cell>
          <table:table-cell office:value-type="float" office:value="4.4409999999999998" table:style-name="ce3">
            <text:p>4.441</text:p>
          </table:table-cell>
          <table:table-cell office:value-type="float" office:value="5.0919999999999996" table:style-name="ce3">
            <text:p>5.092</text:p>
          </table:table-cell>
          <table:table-cell office:value-type="float" office:value="6.4109999999999996" table:style-name="ce3">
            <text:p>6.411</text:p>
          </table:table-cell>
          <table:table-cell office:value-type="float" office:value="6.7350000000000003" table:style-name="ce3">
            <text:p>6.735</text:p>
          </table:table-cell>
          <table:table-cell office:value-type="float" office:value="6.7140000000000004" table:style-name="ce3">
            <text:p>6.714</text:p>
          </table:table-cell>
          <table:table-cell office:value-type="float" office:value="6.7249999999999996" table:style-name="ce3">
            <text:p>6.725</text:p>
          </table:table-cell>
          <table:table-cell office:value-type="float" office:value="6.5439999999999996" table:style-name="ce3">
            <text:p>6.544</text:p>
          </table:table-cell>
          <table:table-cell office:value-type="float" office:value="6.3970000000000002" table:style-name="ce3">
            <text:p>6.397</text:p>
          </table:table-cell>
          <table:table-cell office:value-type="float" office:value="6.5229999999999997" table:style-name="ce3">
            <text:p>6.523</text:p>
          </table:table-cell>
          <table:table-cell office:value-type="float" office:value="6.5170000000000003" table:style-name="ce3">
            <text:p>6.517</text:p>
          </table:table-cell>
          <table:table-cell office:value-type="float" office:value="6.5990000000000002" table:style-name="ce3">
            <text:p>6.599</text:p>
          </table:table-cell>
          <table:table-cell office:value-type="float" office:value="6.806" table:style-name="ce3">
            <text:p>6.806</text:p>
          </table:table-cell>
          <table:table-cell office:value-type="float" office:value="7.3449999999999998" table:style-name="ce3">
            <text:p>7.345</text:p>
          </table:table-cell>
          <table:table-cell office:value-type="float" office:value="7.54" table:style-name="ce3">
            <text:p>7.540</text:p>
          </table:table-cell>
          <table:table-cell office:value-type="float" office:value="7.524" table:style-name="ce3">
            <text:p>7.524</text:p>
          </table:table-cell>
          <table:table-cell office:value-type="float" office:value="7.2030000000000003" table:style-name="ce3">
            <text:p>7.203</text:p>
          </table:table-cell>
          <table:table-cell office:value-type="float" office:value="6.0010000000000003" table:style-name="ce3">
            <text:p>6.001</text:p>
          </table:table-cell>
          <table:table-cell office:value-type="float" office:value="5.2889999999999997" table:style-name="ce3">
            <text:p>5.289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.343" table:style-name="ce3">
            <text:p>1.343</text:p>
          </table:table-cell>
          <table:table-cell office:value-type="float" office:value="1.246" table:style-name="ce3">
            <text:p>1.246</text:p>
          </table:table-cell>
          <table:table-cell office:value-type="float" office:value="1.1930000000000001" table:style-name="ce3">
            <text:p>1.193</text:p>
          </table:table-cell>
          <table:table-cell office:value-type="float" office:value="1.1659999999999999" table:style-name="ce3">
            <text:p>1.166</text:p>
          </table:table-cell>
          <table:table-cell office:value-type="float" office:value="1.165" table:style-name="ce3">
            <text:p>1.165</text:p>
          </table:table-cell>
          <table:table-cell office:value-type="float" office:value="1.1819999999999999" table:style-name="ce3">
            <text:p>1.182</text:p>
          </table:table-cell>
          <table:table-cell office:value-type="float" office:value="1.2689999999999999" table:style-name="ce3">
            <text:p>1.269</text:p>
          </table:table-cell>
          <table:table-cell office:value-type="float" office:value="1.4550000000000001" table:style-name="ce3">
            <text:p>1.455</text:p>
          </table:table-cell>
          <table:table-cell office:value-type="float" office:value="7.7610000000000001" table:style-name="ce3">
            <text:p>7.761</text:p>
          </table:table-cell>
          <table:table-cell office:value-type="float" office:value="8.1530000000000005" table:style-name="ce3">
            <text:p>8.153</text:p>
          </table:table-cell>
          <table:table-cell office:value-type="float" office:value="8.1270000000000007" table:style-name="ce3">
            <text:p>8.127</text:p>
          </table:table-cell>
          <table:table-cell office:value-type="float" office:value="8.141" table:style-name="ce3">
            <text:p>8.141</text:p>
          </table:table-cell>
          <table:table-cell office:value-type="float" office:value="7.9219999999999997" table:style-name="ce3">
            <text:p>7.922</text:p>
          </table:table-cell>
          <table:table-cell office:value-type="float" office:value="7.7430000000000003" table:style-name="ce3">
            <text:p>7.743</text:p>
          </table:table-cell>
          <table:table-cell office:value-type="float" office:value="7.8970000000000002" table:style-name="ce3">
            <text:p>7.897</text:p>
          </table:table-cell>
          <table:table-cell office:value-type="float" office:value="7.8890000000000002" table:style-name="ce3">
            <text:p>7.889</text:p>
          </table:table-cell>
          <table:table-cell office:value-type="float" office:value="7.9880000000000004" table:style-name="ce3">
            <text:p>7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891" table:style-name="ce3">
            <text:p>8.891</text:p>
          </table:table-cell>
          <table:table-cell office:value-type="float" office:value="9.1270000000000007" table:style-name="ce3">
            <text:p>9.127</text:p>
          </table:table-cell>
          <table:table-cell office:value-type="float" office:value="9.1080000000000005" table:style-name="ce3">
            <text:p>9.108</text:p>
          </table:table-cell>
          <table:table-cell office:value-type="float" office:value="8.7200000000000006" table:style-name="ce3">
            <text:p>8.720</text:p>
          </table:table-cell>
          <table:table-cell office:value-type="float" office:value="1.7150000000000001" table:style-name="ce3">
            <text:p>1.715</text:p>
          </table:table-cell>
          <table:table-cell office:value-type="float" office:value="1.5109999999999999" table:style-name="ce3">
            <text:p>1.511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56" table:style-name="ce3">
            <text:p>-0.156</text:p>
          </table:table-cell>
          <table:table-cell office:value-type="float" office:value="-0.14899999999999999" table:style-name="ce3">
            <text:p>-0.149</text:p>
          </table:table-cell>
          <table:table-cell office:value-type="float" office:value="-0.14599999999999999" table:style-name="ce3">
            <text:p>-0.146</text:p>
          </table:table-cell>
          <table:table-cell office:value-type="float" office:value="-0.14599999999999999" table:style-name="ce3">
            <text:p>-0.146</text:p>
          </table:table-cell>
          <table:table-cell office:value-type="float" office:value="-0.14799999999999999" table:style-name="ce3">
            <text:p>-0.148</text:p>
          </table:table-cell>
          <table:table-cell office:value-type="float" office:value="-0.159" table:style-name="ce3">
            <text:p>-0.159</text:p>
          </table:table-cell>
          <table:table-cell office:value-type="float" office:value="-0.182" table:style-name="ce3">
            <text:p>-0.182</text:p>
          </table:table-cell>
          <table:table-cell office:value-type="float" office:value="2.6150000000000002" table:style-name="ce3">
            <text:p>2.615</text:p>
          </table:table-cell>
          <table:table-cell office:value-type="float" office:value="2.7469999999999999" table:style-name="ce3">
            <text:p>2.747</text:p>
          </table:table-cell>
          <table:table-cell office:value-type="float" office:value="2.738" table:style-name="ce3">
            <text:p>2.738</text:p>
          </table:table-cell>
          <table:table-cell office:value-type="float" office:value="2.7429999999999999" table:style-name="ce3">
            <text:p>2.743</text:p>
          </table:table-cell>
          <table:table-cell office:value-type="float" office:value="2.669" table:style-name="ce3">
            <text:p>2.669</text:p>
          </table:table-cell>
          <table:table-cell office:value-type="float" office:value="2.609" table:style-name="ce3">
            <text:p>2.609</text:p>
          </table:table-cell>
          <table:table-cell office:value-type="float" office:value="2.661" table:style-name="ce3">
            <text:p>2.661</text:p>
          </table:table-cell>
          <table:table-cell office:value-type="float" office:value="2.6579999999999999" table:style-name="ce3">
            <text:p>2.658</text:p>
          </table:table-cell>
          <table:table-cell office:value-type="float" office:value="2.6920000000000002" table:style-name="ce3">
            <text:p>2.692</text:p>
          </table:table-cell>
          <table:table-cell office:value-type="float" office:value="2.7759999999999998" table:style-name="ce3">
            <text:p>2.776</text:p>
          </table:table-cell>
          <table:table-cell office:value-type="float" office:value="2.996" table:style-name="ce3">
            <text:p>2.996</text:p>
          </table:table-cell>
          <table:table-cell office:value-type="float" office:value="3.0760000000000001" table:style-name="ce3">
            <text:p>3.076</text:p>
          </table:table-cell>
          <table:table-cell office:value-type="float" office:value="3.069" table:style-name="ce3">
            <text:p>3.069</text:p>
          </table:table-cell>
          <table:table-cell office:value-type="float" office:value="2.9380000000000002" table:style-name="ce3">
            <text:p>2.938</text:p>
          </table:table-cell>
          <table:table-cell office:value-type="float" office:value="-0.214" table:style-name="ce3">
            <text:p>-0.214</text:p>
          </table:table-cell>
          <table:table-cell office:value-type="float" office:value="-0.189" table:style-name="ce3">
            <text:p>-0.189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0.504" table:style-name="ce3">
            <text:p>-0.504</text:p>
          </table:table-cell>
          <table:table-cell office:value-type="float" office:value="-0.46700000000000003" table:style-name="ce3">
            <text:p>-0.467</text:p>
          </table:table-cell>
          <table:table-cell office:value-type="float" office:value="-0.44800000000000001" table:style-name="ce3">
            <text:p>-0.448</text:p>
          </table:table-cell>
          <table:table-cell office:value-type="float" office:value="-0.437" table:style-name="ce3">
            <text:p>-0.437</text:p>
          </table:table-cell>
          <table:table-cell office:value-type="float" office:value="-0.437" table:style-name="ce3">
            <text:p>-0.437</text:p>
          </table:table-cell>
          <table:table-cell office:value-type="float" office:value="-0.443" table:style-name="ce3">
            <text:p>-0.443</text:p>
          </table:table-cell>
          <table:table-cell office:value-type="float" office:value="-0.47599999999999998" table:style-name="ce3">
            <text:p>-0.476</text:p>
          </table:table-cell>
          <table:table-cell office:value-type="float" office:value="-0.54600000000000004" table:style-name="ce3">
            <text:p>-0.546</text:p>
          </table:table-cell>
          <table:table-cell office:value-type="float" office:value="-0.33700000000000002" table:style-name="ce3">
            <text:p>-0.337</text:p>
          </table:table-cell>
          <table:table-cell office:value-type="float" office:value="-0.35399999999999998" table:style-name="ce3">
            <text:p>-0.354</text:p>
          </table:table-cell>
          <table:table-cell office:value-type="float" office:value="-0.35299999999999998" table:style-name="ce3">
            <text:p>-0.353</text:p>
          </table:table-cell>
          <table:table-cell office:value-type="float" office:value="-0.35399999999999998" table:style-name="ce3">
            <text:p>-0.354</text:p>
          </table:table-cell>
          <table:table-cell office:value-type="float" office:value="-0.34399999999999997" table:style-name="ce3">
            <text:p>-0.344</text:p>
          </table:table-cell>
          <table:table-cell office:value-type="float" office:value="-0.33700000000000002" table:style-name="ce3">
            <text:p>-0.337</text:p>
          </table:table-cell>
          <table:table-cell office:value-type="float" office:value="-0.34300000000000003" table:style-name="ce3">
            <text:p>-0.343</text:p>
          </table:table-cell>
          <table:table-cell office:value-type="float" office:value="-0.34300000000000003" table:style-name="ce3">
            <text:p>-0.343</text:p>
          </table:table-cell>
          <table:table-cell office:value-type="float" office:value="-0.34699999999999998" table:style-name="ce3">
            <text:p>-0.347</text:p>
          </table:table-cell>
          <table:table-cell office:value-type="float" office:value="-0.35799999999999998" table:style-name="ce3">
            <text:p>-0.358</text:p>
          </table:table-cell>
          <table:table-cell office:value-type="float" office:value="-0.38700000000000001" table:style-name="ce3">
            <text:p>-0.387</text:p>
          </table:table-cell>
          <table:table-cell office:value-type="float" office:value="-0.39700000000000002" table:style-name="ce3">
            <text:p>-0.397</text:p>
          </table:table-cell>
          <table:table-cell office:value-type="float" office:value="-0.39600000000000002" table:style-name="ce3">
            <text:p>-0.396</text:p>
          </table:table-cell>
          <table:table-cell office:value-type="float" office:value="-0.379" table:style-name="ce3">
            <text:p>-0.379</text:p>
          </table:table-cell>
          <table:table-cell office:value-type="float" office:value="-0.64300000000000002" table:style-name="ce3">
            <text:p>-0.643</text:p>
          </table:table-cell>
          <table:table-cell office:value-type="float" office:value="-0.56699999999999995" table:style-name="ce3">
            <text:p>-0.567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1.0069999999999999" table:style-name="ce3">
            <text:p>-1.007</text:p>
          </table:table-cell>
          <table:table-cell office:value-type="float" office:value="-0.93400000000000005" table:style-name="ce3">
            <text:p>-0.934</text:p>
          </table:table-cell>
          <table:table-cell office:value-type="float" office:value="-0.89500000000000002" table:style-name="ce3">
            <text:p>-0.895</text:p>
          </table:table-cell>
          <table:table-cell office:value-type="float" office:value="-0.874" table:style-name="ce3">
            <text:p>-0.874</text:p>
          </table:table-cell>
          <table:table-cell office:value-type="float" office:value="-0.874" table:style-name="ce3">
            <text:p>-0.874</text:p>
          </table:table-cell>
          <table:table-cell office:value-type="float" office:value="-0.88700000000000001" table:style-name="ce3">
            <text:p>-0.887</text:p>
          </table:table-cell>
          <table:table-cell office:value-type="float" office:value="-0.95199999999999996" table:style-name="ce3">
            <text:p>-0.952</text:p>
          </table:table-cell>
          <table:table-cell office:value-type="float" office:value="-1.091" table:style-name="ce3">
            <text:p>-1.091</text:p>
          </table:table-cell>
          <table:table-cell office:value-type="float" office:value="-0.50600000000000001" table:style-name="ce3">
            <text:p>-0.506</text:p>
          </table:table-cell>
          <table:table-cell office:value-type="float" office:value="-0.53200000000000003" table:style-name="ce3">
            <text:p>-0.532</text:p>
          </table:table-cell>
          <table:table-cell office:value-type="float" office:value="-0.53" table:style-name="ce3">
            <text:p>-0.530</text:p>
          </table:table-cell>
          <table:table-cell office:value-type="float" office:value="-0.53100000000000003" table:style-name="ce3">
            <text:p>-0.531</text:p>
          </table:table-cell>
          <table:table-cell office:value-type="float" office:value="-0.51700000000000002" table:style-name="ce3">
            <text:p>-0.517</text:p>
          </table:table-cell>
          <table:table-cell office:value-type="float" office:value="-0.505" table:style-name="ce3">
            <text:p>-0.505</text:p>
          </table:table-cell>
          <table:table-cell office:value-type="float" office:value="-0.51500000000000001" table:style-name="ce3">
            <text:p>-0.515</text:p>
          </table:table-cell>
          <table:table-cell office:value-type="float" office:value="-0.51400000000000001" table:style-name="ce3">
            <text:p>-0.514</text:p>
          </table:table-cell>
          <table:table-cell office:value-type="float" office:value="-0.52100000000000002" table:style-name="ce3">
            <text:p>-0.521</text:p>
          </table:table-cell>
          <table:table-cell office:value-type="float" office:value="-0.53700000000000003" table:style-name="ce3">
            <text:p>-0.537</text:p>
          </table:table-cell>
          <table:table-cell office:value-type="float" office:value="-0.57999999999999996" table:style-name="ce3">
            <text:p>-0.580</text:p>
          </table:table-cell>
          <table:table-cell office:value-type="float" office:value="-0.59499999999999997" table:style-name="ce3">
            <text:p>-0.595</text:p>
          </table:table-cell>
          <table:table-cell office:value-type="float" office:value="-0.59399999999999997" table:style-name="ce3">
            <text:p>-0.594</text:p>
          </table:table-cell>
          <table:table-cell office:value-type="float" office:value="-0.56899999999999995" table:style-name="ce3">
            <text:p>-0.569</text:p>
          </table:table-cell>
          <table:table-cell office:value-type="float" office:value="-1.286" table:style-name="ce3">
            <text:p>-1.286</text:p>
          </table:table-cell>
          <table:table-cell office:value-type="float" office:value="-1.133" table:style-name="ce3">
            <text:p>-1.133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1.6779999999999999" table:style-name="ce3">
            <text:p>-1.678</text:p>
          </table:table-cell>
          <table:table-cell office:value-type="float" office:value="-1.5569999999999999" table:style-name="ce3">
            <text:p>-1.557</text:p>
          </table:table-cell>
          <table:table-cell office:value-type="float" office:value="-1.492" table:style-name="ce3">
            <text:p>-1.492</text:p>
          </table:table-cell>
          <table:table-cell office:value-type="float" office:value="-1.4570000000000001" table:style-name="ce3">
            <text:p>-1.457</text:p>
          </table:table-cell>
          <table:table-cell office:value-type="float" office:value="-1.456" table:style-name="ce3">
            <text:p>-1.456</text:p>
          </table:table-cell>
          <table:table-cell office:value-type="float" office:value="-1.478" table:style-name="ce3">
            <text:p>-1.478</text:p>
          </table:table-cell>
          <table:table-cell office:value-type="float" office:value="-1.5860000000000001" table:style-name="ce3">
            <text:p>-1.586</text:p>
          </table:table-cell>
          <table:table-cell office:value-type="float" office:value="-1.819" table:style-name="ce3">
            <text:p>-1.819</text:p>
          </table:table-cell>
          <table:table-cell office:value-type="float" office:value="-0.16900000000000001" table:style-name="ce3">
            <text:p>-0.169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699999999999999" table:style-name="ce3">
            <text:p>-0.177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7199999999999999" table:style-name="ce3">
            <text:p>-0.172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7899999999999999" table:style-name="ce3">
            <text:p>-0.179</text:p>
          </table:table-cell>
          <table:table-cell office:value-type="float" office:value="-0.193" table:style-name="ce3">
            <text:p>-0.193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800000000000001" table:style-name="ce3">
            <text:p>-0.198</text:p>
          </table:table-cell>
          <table:table-cell office:value-type="float" office:value="-0.19" table:style-name="ce3">
            <text:p>-0.190</text:p>
          </table:table-cell>
          <table:table-cell office:value-type="float" office:value="-2.1429999999999998" table:style-name="ce3">
            <text:p>-2.143</text:p>
          </table:table-cell>
          <table:table-cell office:value-type="float" office:value="-1.889" table:style-name="ce3">
            <text:p>-1.889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.343" table:style-name="ce3">
            <text:p>1.343</text:p>
          </table:table-cell>
          <table:table-cell office:value-type="float" office:value="1.246" table:style-name="ce3">
            <text:p>1.246</text:p>
          </table:table-cell>
          <table:table-cell office:value-type="float" office:value="1.1930000000000001" table:style-name="ce3">
            <text:p>1.193</text:p>
          </table:table-cell>
          <table:table-cell office:value-type="float" office:value="1.1659999999999999" table:style-name="ce3">
            <text:p>1.166</text:p>
          </table:table-cell>
          <table:table-cell office:value-type="float" office:value="1.165" table:style-name="ce3">
            <text:p>1.165</text:p>
          </table:table-cell>
          <table:table-cell office:value-type="float" office:value="1.1819999999999999" table:style-name="ce3">
            <text:p>1.182</text:p>
          </table:table-cell>
          <table:table-cell office:value-type="float" office:value="1.2689999999999999" table:style-name="ce3">
            <text:p>1.269</text:p>
          </table:table-cell>
          <table:table-cell office:value-type="float" office:value="1.4550000000000001" table:style-name="ce3">
            <text:p>1.455</text:p>
          </table:table-cell>
          <table:table-cell office:value-type="float" office:value="4.4710000000000001" table:style-name="ce3">
            <text:p>4.471</text:p>
          </table:table-cell>
          <table:table-cell office:value-type="float" office:value="4.6970000000000001" table:style-name="ce3">
            <text:p>4.697</text:p>
          </table:table-cell>
          <table:table-cell office:value-type="float" office:value="4.6820000000000004" table:style-name="ce3">
            <text:p>4.682</text:p>
          </table:table-cell>
          <table:table-cell office:value-type="float" office:value="4.6900000000000004" table:style-name="ce3">
            <text:p>4.690</text:p>
          </table:table-cell>
          <table:table-cell office:value-type="float" office:value="4.5640000000000001" table:style-name="ce3">
            <text:p>4.564</text:p>
          </table:table-cell>
          <table:table-cell office:value-type="float" office:value="4.4610000000000003" table:style-name="ce3">
            <text:p>4.461</text:p>
          </table:table-cell>
          <table:table-cell office:value-type="float" office:value="4.5490000000000004" table:style-name="ce3">
            <text:p>4.549</text:p>
          </table:table-cell>
          <table:table-cell office:value-type="float" office:value="4.5449999999999999" table:style-name="ce3">
            <text:p>4.545</text:p>
          </table:table-cell>
          <table:table-cell office:value-type="float" office:value="4.6020000000000003" table:style-name="ce3">
            <text:p>4.602</text:p>
          </table:table-cell>
          <table:table-cell office:value-type="float" office:value="4.7460000000000004" table:style-name="ce3">
            <text:p>4.746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5.258" table:style-name="ce3">
            <text:p>5.258</text:p>
          </table:table-cell>
          <table:table-cell office:value-type="float" office:value="5.2469999999999999" table:style-name="ce3">
            <text:p>5.247</text:p>
          </table:table-cell>
          <table:table-cell office:value-type="float" office:value="5.0229999999999997" table:style-name="ce3">
            <text:p>5.023</text:p>
          </table:table-cell>
          <table:table-cell office:value-type="float" office:value="1.7150000000000001" table:style-name="ce3">
            <text:p>1.715</text:p>
          </table:table-cell>
          <table:table-cell office:value-type="float" office:value="1.5109999999999999" table:style-name="ce3">
            <text:p>1.511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0.574" table:style-name="ce3">
            <text:p>10.574</text:p>
          </table:table-cell>
          <table:table-cell office:value-type="float" office:value="9.81" table:style-name="ce3">
            <text:p>9.810</text:p>
          </table:table-cell>
          <table:table-cell office:value-type="float" office:value="9.3979999999999997" table:style-name="ce3">
            <text:p>9.398</text:p>
          </table:table-cell>
          <table:table-cell office:value-type="float" office:value="9.1820000000000004" table:style-name="ce3">
            <text:p>9.182</text:p>
          </table:table-cell>
          <table:table-cell office:value-type="float" office:value="9.1720000000000006" table:style-name="ce3">
            <text:p>9.172</text:p>
          </table:table-cell>
          <table:table-cell office:value-type="float" office:value="9.3109999999999999" table:style-name="ce3">
            <text:p>9.311</text:p>
          </table:table-cell>
          <table:table-cell office:value-type="float" office:value="9.9930000000000003" table:style-name="ce3">
            <text:p>9.993</text:p>
          </table:table-cell>
          <table:table-cell office:value-type="float" office:value="11.458" table:style-name="ce3">
            <text:p>11.458</text:p>
          </table:table-cell>
          <table:table-cell office:value-type="float" office:value="7.6769999999999996" table:style-name="ce3">
            <text:p>7.677</text:p>
          </table:table-cell>
          <table:table-cell office:value-type="float" office:value="8.0640000000000001" table:style-name="ce3">
            <text:p>8.064</text:p>
          </table:table-cell>
          <table:table-cell office:value-type="float" office:value="8.0389999999999997" table:style-name="ce3">
            <text:p>8.039</text:p>
          </table:table-cell>
          <table:table-cell office:value-type="float" office:value="8.0519999999999996" table:style-name="ce3">
            <text:p>8.052</text:p>
          </table:table-cell>
          <table:table-cell office:value-type="float" office:value="7.8360000000000003" table:style-name="ce3">
            <text:p>7.836</text:p>
          </table:table-cell>
          <table:table-cell office:value-type="float" office:value="7.6589999999999998" table:style-name="ce3">
            <text:p>7.659</text:p>
          </table:table-cell>
          <table:table-cell office:value-type="float" office:value="7.8109999999999999" table:style-name="ce3">
            <text:p>7.811</text:p>
          </table:table-cell>
          <table:table-cell office:value-type="float" office:value="7.8029999999999999" table:style-name="ce3">
            <text:p>7.803</text:p>
          </table:table-cell>
          <table:table-cell office:value-type="float" office:value="7.9009999999999998" table:style-name="ce3">
            <text:p>7.901</text:p>
          </table:table-cell>
          <table:table-cell office:value-type="float" office:value="8.1489999999999991" table:style-name="ce3">
            <text:p>8.149</text:p>
          </table:table-cell>
          <table:table-cell office:value-type="float" office:value="8.7940000000000005" table:style-name="ce3">
            <text:p>8.794</text:p>
          </table:table-cell>
          <table:table-cell office:value-type="float" office:value="9.0280000000000005" table:style-name="ce3">
            <text:p>9.028</text:p>
          </table:table-cell>
          <table:table-cell office:value-type="float" office:value="9.0090000000000003" table:style-name="ce3">
            <text:p>9.009</text:p>
          </table:table-cell>
          <table:table-cell office:value-type="float" office:value="8.625" table:style-name="ce3">
            <text:p>8.625</text:p>
          </table:table-cell>
          <table:table-cell office:value-type="float" office:value="13.502000000000001" table:style-name="ce3">
            <text:p>13.502</text:p>
          </table:table-cell>
          <table:table-cell office:value-type="float" office:value="11.9" table:style-name="ce3">
            <text:p>11.900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.35" table:style-name="ce3">
            <text:p>2.350</text:p>
          </table:table-cell>
          <table:table-cell office:value-type="float" office:value="2.1800000000000002" table:style-name="ce3">
            <text:p>2.180</text:p>
          </table:table-cell>
          <table:table-cell office:value-type="float" office:value="2.0880000000000001" table:style-name="ce3">
            <text:p>2.088</text:p>
          </table:table-cell>
          <table:table-cell office:value-type="float" office:value="2.04" table:style-name="ce3">
            <text:p>2.040</text:p>
          </table:table-cell>
          <table:table-cell office:value-type="float" office:value="2.0379999999999998" table:style-name="ce3">
            <text:p>2.038</text:p>
          </table:table-cell>
          <table:table-cell office:value-type="float" office:value="2.069" table:style-name="ce3">
            <text:p>2.069</text:p>
          </table:table-cell>
          <table:table-cell office:value-type="float" office:value="2.2210000000000001" table:style-name="ce3">
            <text:p>2.221</text:p>
          </table:table-cell>
          <table:table-cell office:value-type="float" office:value="2.5459999999999998" table:style-name="ce3">
            <text:p>2.546</text:p>
          </table:table-cell>
          <table:table-cell office:value-type="float" office:value="23.03" table:style-name="ce3">
            <text:p>23.030</text:p>
          </table:table-cell>
          <table:table-cell office:value-type="float" office:value="24.193000000000001" table:style-name="ce3">
            <text:p>24.193</text:p>
          </table:table-cell>
          <table:table-cell office:value-type="float" office:value="24.116" table:style-name="ce3">
            <text:p>24.116</text:p>
          </table:table-cell>
          <table:table-cell office:value-type="float" office:value="24.157" table:style-name="ce3">
            <text:p>24.157</text:p>
          </table:table-cell>
          <table:table-cell office:value-type="float" office:value="23.507000000000001" table:style-name="ce3">
            <text:p>23.507</text:p>
          </table:table-cell>
          <table:table-cell office:value-type="float" office:value="22.977" table:style-name="ce3">
            <text:p>22.977</text:p>
          </table:table-cell>
          <table:table-cell office:value-type="float" office:value="23.433" table:style-name="ce3">
            <text:p>23.433</text:p>
          </table:table-cell>
          <table:table-cell office:value-type="float" office:value="23.408999999999999" table:style-name="ce3">
            <text:p>23.409</text:p>
          </table:table-cell>
          <table:table-cell office:value-type="float" office:value="23.702999999999999" table:style-name="ce3">
            <text:p>23.703</text:p>
          </table:table-cell>
          <table:table-cell office:value-type="float" office:value="24.448" table:style-name="ce3">
            <text:p>24.448</text:p>
          </table:table-cell>
          <table:table-cell office:value-type="float" office:value="26.382999999999999" table:style-name="ce3">
            <text:p>26.383</text:p>
          </table:table-cell>
          <table:table-cell office:value-type="float" office:value="27.085000000000001" table:style-name="ce3">
            <text:p>27.085</text:p>
          </table:table-cell>
          <table:table-cell office:value-type="float" office:value="27.026" table:style-name="ce3">
            <text:p>27.026</text:p>
          </table:table-cell>
          <table:table-cell office:value-type="float" office:value="25.875" table:style-name="ce3">
            <text:p>25.875</text:p>
          </table:table-cell>
          <table:table-cell office:value-type="float" office:value="3" table:style-name="ce3">
            <text:p>3.000</text:p>
          </table:table-cell>
          <table:table-cell office:value-type="float" office:value="2.6440000000000001" table:style-name="ce3">
            <text:p>2.644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2.1819999999999999" table:style-name="ce3">
            <text:p>-2.182</text:p>
          </table:table-cell>
          <table:table-cell office:value-type="float" office:value="-2.024" table:style-name="ce3">
            <text:p>-2.024</text:p>
          </table:table-cell>
          <table:table-cell office:value-type="float" office:value="-1.9390000000000001" table:style-name="ce3">
            <text:p>-1.939</text:p>
          </table:table-cell>
          <table:table-cell office:value-type="float" office:value="-1.895" table:style-name="ce3">
            <text:p>-1.895</text:p>
          </table:table-cell>
          <table:table-cell office:value-type="float" office:value="-1.893" table:style-name="ce3">
            <text:p>-1.893</text:p>
          </table:table-cell>
          <table:table-cell office:value-type="float" office:value="-1.921" table:style-name="ce3">
            <text:p>-1.921</text:p>
          </table:table-cell>
          <table:table-cell office:value-type="float" office:value="-2.0619999999999998" table:style-name="ce3">
            <text:p>-2.062</text:p>
          </table:table-cell>
          <table:table-cell office:value-type="float" office:value="-2.3639999999999999" table:style-name="ce3">
            <text:p>-2.364</text:p>
          </table:table-cell>
          <table:table-cell office:value-type="float" office:value="-2.0249999999999999" table:style-name="ce3">
            <text:p>-2.025</text:p>
          </table:table-cell>
          <table:table-cell office:value-type="float" office:value="-2.1269999999999998" table:style-name="ce3">
            <text:p>-2.127</text:p>
          </table:table-cell>
          <table:table-cell office:value-type="float" office:value="-2.12" table:style-name="ce3">
            <text:p>-2.120</text:p>
          </table:table-cell>
          <table:table-cell office:value-type="float" office:value="-2.1240000000000001" table:style-name="ce3">
            <text:p>-2.124</text:p>
          </table:table-cell>
          <table:table-cell office:value-type="float" office:value="-2.0670000000000002" table:style-name="ce3">
            <text:p>-2.067</text:p>
          </table:table-cell>
          <table:table-cell office:value-type="float" office:value="-2.02" table:style-name="ce3">
            <text:p>-2.020</text:p>
          </table:table-cell>
          <table:table-cell office:value-type="float" office:value="-2.06" table:style-name="ce3">
            <text:p>-2.060</text:p>
          </table:table-cell>
          <table:table-cell office:value-type="float" office:value="-2.0579999999999998" table:style-name="ce3">
            <text:p>-2.058</text:p>
          </table:table-cell>
          <table:table-cell office:value-type="float" office:value="-2.0840000000000001" table:style-name="ce3">
            <text:p>-2.084</text:p>
          </table:table-cell>
          <table:table-cell office:value-type="float" office:value="-2.149" table:style-name="ce3">
            <text:p>-2.149</text:p>
          </table:table-cell>
          <table:table-cell office:value-type="float" office:value="-2.319" table:style-name="ce3">
            <text:p>-2.319</text:p>
          </table:table-cell>
          <table:table-cell office:value-type="float" office:value="-2.3809999999999998" table:style-name="ce3">
            <text:p>-2.381</text:p>
          </table:table-cell>
          <table:table-cell office:value-type="float" office:value="-2.3759999999999999" table:style-name="ce3">
            <text:p>-2.376</text:p>
          </table:table-cell>
          <table:table-cell office:value-type="float" office:value="-2.2749999999999999" table:style-name="ce3">
            <text:p>-2.275</text:p>
          </table:table-cell>
          <table:table-cell office:value-type="float" office:value="-2.786" table:style-name="ce3">
            <text:p>-2.786</text:p>
          </table:table-cell>
          <table:table-cell office:value-type="float" office:value="-2.456" table:style-name="ce3">
            <text:p>-2.456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1.8460000000000001" table:style-name="ce3">
            <text:p>-1.846</text:p>
          </table:table-cell>
          <table:table-cell office:value-type="float" office:value="-1.7130000000000001" table:style-name="ce3">
            <text:p>-1.713</text:p>
          </table:table-cell>
          <table:table-cell office:value-type="float" office:value="-1.641" table:style-name="ce3">
            <text:p>-1.641</text:p>
          </table:table-cell>
          <table:table-cell office:value-type="float" office:value="-1.603" table:style-name="ce3">
            <text:p>-1.603</text:p>
          </table:table-cell>
          <table:table-cell office:value-type="float" office:value="-1.601" table:style-name="ce3">
            <text:p>-1.601</text:p>
          </table:table-cell>
          <table:table-cell office:value-type="float" office:value="-1.6259999999999999" table:style-name="ce3">
            <text:p>-1.626</text:p>
          </table:table-cell>
          <table:table-cell office:value-type="float" office:value="-1.7450000000000001" table:style-name="ce3">
            <text:p>-1.745</text:p>
          </table:table-cell>
          <table:table-cell office:value-type="float" office:value="-2.0009999999999999" table:style-name="ce3">
            <text:p>-2.001</text:p>
          </table:table-cell>
          <table:table-cell office:value-type="float" office:value="-1.94" table:style-name="ce3">
            <text:p>-1.940</text:p>
          </table:table-cell>
          <table:table-cell office:value-type="float" office:value="-2.0379999999999998" table:style-name="ce3">
            <text:p>-2.038</text:p>
          </table:table-cell>
          <table:table-cell office:value-type="float" office:value="-2.032" table:style-name="ce3">
            <text:p>-2.032</text:p>
          </table:table-cell>
          <table:table-cell office:value-type="float" office:value="-2.0350000000000001" table:style-name="ce3">
            <text:p>-2.035</text:p>
          </table:table-cell>
          <table:table-cell office:value-type="float" office:value="-1.98" table:style-name="ce3">
            <text:p>-1.980</text:p>
          </table:table-cell>
          <table:table-cell office:value-type="float" office:value="-1.9359999999999999" table:style-name="ce3">
            <text:p>-1.936</text:p>
          </table:table-cell>
          <table:table-cell office:value-type="float" office:value="-1.974" table:style-name="ce3">
            <text:p>-1.974</text:p>
          </table:table-cell>
          <table:table-cell office:value-type="float" office:value="-1.972" table:style-name="ce3">
            <text:p>-1.972</text:p>
          </table:table-cell>
          <table:table-cell office:value-type="float" office:value="-1.9970000000000001" table:style-name="ce3">
            <text:p>-1.997</text:p>
          </table:table-cell>
          <table:table-cell office:value-type="float" office:value="-2.06" table:style-name="ce3">
            <text:p>-2.060</text:p>
          </table:table-cell>
          <table:table-cell office:value-type="float" office:value="-2.2229999999999999" table:style-name="ce3">
            <text:p>-2.223</text:p>
          </table:table-cell>
          <table:table-cell office:value-type="float" office:value="-2.282" table:style-name="ce3">
            <text:p>-2.282</text:p>
          </table:table-cell>
          <table:table-cell office:value-type="float" office:value="-2.2770000000000001" table:style-name="ce3">
            <text:p>-2.277</text:p>
          </table:table-cell>
          <table:table-cell office:value-type="float" office:value="-2.1800000000000002" table:style-name="ce3">
            <text:p>-2.180</text:p>
          </table:table-cell>
          <table:table-cell office:value-type="float" office:value="-2.3580000000000001" table:style-name="ce3">
            <text:p>-2.358</text:p>
          </table:table-cell>
          <table:table-cell office:value-type="float" office:value="-2.0779999999999998" table:style-name="ce3">
            <text:p>-2.078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0.83899999999999997" table:style-name="ce3">
            <text:p>-0.839</text:p>
          </table:table-cell>
          <table:table-cell office:value-type="float" office:value="-0.77900000000000003" table:style-name="ce3">
            <text:p>-0.779</text:p>
          </table:table-cell>
          <table:table-cell office:value-type="float" office:value="-0.746" table:style-name="ce3">
            <text:p>-0.746</text:p>
          </table:table-cell>
          <table:table-cell office:value-type="float" office:value="-0.72899999999999998" table:style-name="ce3">
            <text:p>-0.729</text:p>
          </table:table-cell>
          <table:table-cell office:value-type="float" office:value="-0.72799999999999998" table:style-name="ce3">
            <text:p>-0.728</text:p>
          </table:table-cell>
          <table:table-cell office:value-type="float" office:value="-0.73899999999999999" table:style-name="ce3">
            <text:p>-0.739</text:p>
          </table:table-cell>
          <table:table-cell office:value-type="float" office:value="-0.79300000000000004" table:style-name="ce3">
            <text:p>-0.793</text:p>
          </table:table-cell>
          <table:table-cell office:value-type="float" office:value="-0.90900000000000003" table:style-name="ce3">
            <text:p>-0.909</text:p>
          </table:table-cell>
          <table:table-cell office:value-type="float" office:value="-2.109" table:style-name="ce3">
            <text:p>-2.109</text:p>
          </table:table-cell>
          <table:table-cell office:value-type="float" office:value="-2.2149999999999999" table:style-name="ce3">
            <text:p>-2.215</text:p>
          </table:table-cell>
          <table:table-cell office:value-type="float" office:value="-2.2080000000000002" table:style-name="ce3">
            <text:p>-2.208</text:p>
          </table:table-cell>
          <table:table-cell office:value-type="float" office:value="-2.2120000000000002" table:style-name="ce3">
            <text:p>-2.212</text:p>
          </table:table-cell>
          <table:table-cell office:value-type="float" office:value="-2.153" table:style-name="ce3">
            <text:p>-2.153</text:p>
          </table:table-cell>
          <table:table-cell office:value-type="float" office:value="-2.1040000000000001" table:style-name="ce3">
            <text:p>-2.104</text:p>
          </table:table-cell>
          <table:table-cell office:value-type="float" office:value="-2.1459999999999999" table:style-name="ce3">
            <text:p>-2.146</text:p>
          </table:table-cell>
          <table:table-cell office:value-type="float" office:value="-2.1440000000000001" table:style-name="ce3">
            <text:p>-2.144</text:p>
          </table:table-cell>
          <table:table-cell office:value-type="float" office:value="-2.1709999999999998" table:style-name="ce3">
            <text:p>-2.171</text:p>
          </table:table-cell>
          <table:table-cell office:value-type="float" office:value="-2.2389999999999999" table:style-name="ce3">
            <text:p>-2.239</text:p>
          </table:table-cell>
          <table:table-cell office:value-type="float" office:value="-2.4159999999999999" table:style-name="ce3">
            <text:p>-2.416</text:p>
          </table:table-cell>
          <table:table-cell office:value-type="float" office:value="-2.48" table:style-name="ce3">
            <text:p>-2.480</text:p>
          </table:table-cell>
          <table:table-cell office:value-type="float" office:value="-2.4750000000000001" table:style-name="ce3">
            <text:p>-2.475</text:p>
          </table:table-cell>
          <table:table-cell office:value-type="float" office:value="-2.37" table:style-name="ce3">
            <text:p>-2.370</text:p>
          </table:table-cell>
          <table:table-cell office:value-type="float" office:value="-1.0720000000000001" table:style-name="ce3">
            <text:p>-1.072</text:p>
          </table:table-cell>
          <table:table-cell office:value-type="float" office:value="-0.94399999999999995" table:style-name="ce3">
            <text:p>-0.944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819999999999999" table:style-name="ce3">
            <text:p>2.182</text:p>
          </table:table-cell>
          <table:table-cell office:value-type="float" office:value="2.024" table:style-name="ce3">
            <text:p>2.024</text:p>
          </table:table-cell>
          <table:table-cell office:value-type="float" office:value="1.9390000000000001" table:style-name="ce3">
            <text:p>1.939</text:p>
          </table:table-cell>
          <table:table-cell office:value-type="float" office:value="1.895" table:style-name="ce3">
            <text:p>1.895</text:p>
          </table:table-cell>
          <table:table-cell office:value-type="float" office:value="1.893" table:style-name="ce3">
            <text:p>1.893</text:p>
          </table:table-cell>
          <table:table-cell office:value-type="float" office:value="1.921" table:style-name="ce3">
            <text:p>1.921</text:p>
          </table:table-cell>
          <table:table-cell office:value-type="float" office:value="2.0619999999999998" table:style-name="ce3">
            <text:p>2.062</text:p>
          </table:table-cell>
          <table:table-cell office:value-type="float" office:value="2.3639999999999999" table:style-name="ce3">
            <text:p>2.364</text:p>
          </table:table-cell>
          <table:table-cell office:value-type="float" office:value="27.332000000000001" table:style-name="ce3">
            <text:p>27.332</text:p>
          </table:table-cell>
          <table:table-cell office:value-type="float" office:value="28.712" table:style-name="ce3">
            <text:p>28.712</text:p>
          </table:table-cell>
          <table:table-cell office:value-type="float" office:value="28.620999999999999" table:style-name="ce3">
            <text:p>28.621</text:p>
          </table:table-cell>
          <table:table-cell office:value-type="float" office:value="28.67" table:style-name="ce3">
            <text:p>28.670</text:p>
          </table:table-cell>
          <table:table-cell office:value-type="float" office:value="27.898" table:style-name="ce3">
            <text:p>27.898</text:p>
          </table:table-cell>
          <table:table-cell office:value-type="float" office:value="27.27" table:style-name="ce3">
            <text:p>27.270</text:p>
          </table:table-cell>
          <table:table-cell office:value-type="float" office:value="27.81" table:style-name="ce3">
            <text:p>27.810</text:p>
          </table:table-cell>
          <table:table-cell office:value-type="float" office:value="27.782" table:style-name="ce3">
            <text:p>27.782</text:p>
          </table:table-cell>
          <table:table-cell office:value-type="float" office:value="28.131" table:style-name="ce3">
            <text:p>28.131</text:p>
          </table:table-cell>
          <table:table-cell office:value-type="float" office:value="29.015000000000001" table:style-name="ce3">
            <text:p>29.015</text:p>
          </table:table-cell>
          <table:table-cell office:value-type="float" office:value="31.312000000000001" table:style-name="ce3">
            <text:p>31.312</text:p>
          </table:table-cell>
          <table:table-cell office:value-type="float" office:value="32.143999999999998" table:style-name="ce3">
            <text:p>32.144</text:p>
          </table:table-cell>
          <table:table-cell office:value-type="float" office:value="32.075000000000003" table:style-name="ce3">
            <text:p>32.075</text:p>
          </table:table-cell>
          <table:table-cell office:value-type="float" office:value="30.709" table:style-name="ce3">
            <text:p>30.709</text:p>
          </table:table-cell>
          <table:table-cell office:value-type="float" office:value="2.786" table:style-name="ce3">
            <text:p>2.786</text:p>
          </table:table-cell>
          <table:table-cell office:value-type="float" office:value="2.456" table:style-name="ce3">
            <text:p>2.456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1.6779999999999999" table:style-name="ce3">
            <text:p>-1.678</text:p>
          </table:table-cell>
          <table:table-cell office:value-type="float" office:value="-1.5569999999999999" table:style-name="ce3">
            <text:p>-1.557</text:p>
          </table:table-cell>
          <table:table-cell office:value-type="float" office:value="-1.492" table:style-name="ce3">
            <text:p>-1.492</text:p>
          </table:table-cell>
          <table:table-cell office:value-type="float" office:value="-1.4570000000000001" table:style-name="ce3">
            <text:p>-1.457</text:p>
          </table:table-cell>
          <table:table-cell office:value-type="float" office:value="-1.456" table:style-name="ce3">
            <text:p>-1.456</text:p>
          </table:table-cell>
          <table:table-cell office:value-type="float" office:value="-1.478" table:style-name="ce3">
            <text:p>-1.478</text:p>
          </table:table-cell>
          <table:table-cell office:value-type="float" office:value="-1.5860000000000001" table:style-name="ce3">
            <text:p>-1.586</text:p>
          </table:table-cell>
          <table:table-cell office:value-type="float" office:value="-1.819" table:style-name="ce3">
            <text:p>-1.819</text:p>
          </table:table-cell>
          <table:table-cell office:value-type="float" office:value="-1.2649999999999999" table:style-name="ce3">
            <text:p>-1.265</text:p>
          </table:table-cell>
          <table:table-cell office:value-type="float" office:value="-1.329" table:style-name="ce3">
            <text:p>-1.329</text:p>
          </table:table-cell>
          <table:table-cell office:value-type="float" office:value="-1.325" table:style-name="ce3">
            <text:p>-1.325</text:p>
          </table:table-cell>
          <table:table-cell office:value-type="float" office:value="-1.327" table:style-name="ce3">
            <text:p>-1.327</text:p>
          </table:table-cell>
          <table:table-cell office:value-type="float" office:value="-1.292" table:style-name="ce3">
            <text:p>-1.292</text:p>
          </table:table-cell>
          <table:table-cell office:value-type="float" office:value="-1.262" table:style-name="ce3">
            <text:p>-1.262</text:p>
          </table:table-cell>
          <table:table-cell office:value-type="float" office:value="-1.288" table:style-name="ce3">
            <text:p>-1.288</text:p>
          </table:table-cell>
          <table:table-cell office:value-type="float" office:value="-1.286" table:style-name="ce3">
            <text:p>-1.286</text:p>
          </table:table-cell>
          <table:table-cell office:value-type="float" office:value="-1.302" table:style-name="ce3">
            <text:p>-1.302</text:p>
          </table:table-cell>
          <table:table-cell office:value-type="float" office:value="-1.343" table:style-name="ce3">
            <text:p>-1.343</text:p>
          </table:table-cell>
          <table:table-cell office:value-type="float" office:value="-1.45" table:style-name="ce3">
            <text:p>-1.450</text:p>
          </table:table-cell>
          <table:table-cell office:value-type="float" office:value="-1.488" table:style-name="ce3">
            <text:p>-1.488</text:p>
          </table:table-cell>
          <table:table-cell office:value-type="float" office:value="-1.4850000000000001" table:style-name="ce3">
            <text:p>-1.485</text:p>
          </table:table-cell>
          <table:table-cell office:value-type="float" office:value="-1.4219999999999999" table:style-name="ce3">
            <text:p>-1.422</text:p>
          </table:table-cell>
          <table:table-cell office:value-type="float" office:value="-2.1429999999999998" table:style-name="ce3">
            <text:p>-2.143</text:p>
          </table:table-cell>
          <table:table-cell office:value-type="float" office:value="-1.889" table:style-name="ce3">
            <text:p>-1.889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67100000000000004" table:style-name="ce3">
            <text:p>0.671</text:p>
          </table:table-cell>
          <table:table-cell office:value-type="float" office:value="0.623" table:style-name="ce3">
            <text:p>0.623</text:p>
          </table:table-cell>
          <table:table-cell office:value-type="float" office:value="0.59699999999999998" table:style-name="ce3">
            <text:p>0.597</text:p>
          </table:table-cell>
          <table:table-cell office:value-type="float" office:value="0.58299999999999996" table:style-name="ce3">
            <text:p>0.583</text:p>
          </table:table-cell>
          <table:table-cell office:value-type="float" office:value="0.58199999999999996" table:style-name="ce3">
            <text:p>0.582</text:p>
          </table:table-cell>
          <table:table-cell office:value-type="float" office:value="0.59099999999999997" table:style-name="ce3">
            <text:p>0.591</text:p>
          </table:table-cell>
          <table:table-cell office:value-type="float" office:value="0.63400000000000001" table:style-name="ce3">
            <text:p>0.634</text:p>
          </table:table-cell>
          <table:table-cell office:value-type="float" office:value="0.72699999999999998" table:style-name="ce3">
            <text:p>0.727</text:p>
          </table:table-cell>
          <table:table-cell office:value-type="float" office:value="3.3740000000000001" table:style-name="ce3">
            <text:p>3.374</text:p>
          </table:table-cell>
          <table:table-cell office:value-type="float" office:value="3.5449999999999999" table:style-name="ce3">
            <text:p>3.545</text:p>
          </table:table-cell>
          <table:table-cell office:value-type="float" office:value="3.5329999999999999" table:style-name="ce3">
            <text:p>3.533</text:p>
          </table:table-cell>
          <table:table-cell office:value-type="float" office:value="3.5390000000000001" table:style-name="ce3">
            <text:p>3.539</text:p>
          </table:table-cell>
          <table:table-cell office:value-type="float" office:value="3.444" table:style-name="ce3">
            <text:p>3.444</text:p>
          </table:table-cell>
          <table:table-cell office:value-type="float" office:value="3.367" table:style-name="ce3">
            <text:p>3.367</text:p>
          </table:table-cell>
          <table:table-cell office:value-type="float" office:value="3.4329999999999998" table:style-name="ce3">
            <text:p>3.433</text:p>
          </table:table-cell>
          <table:table-cell office:value-type="float" office:value="3.43" table:style-name="ce3">
            <text:p>3.430</text:p>
          </table:table-cell>
          <table:table-cell office:value-type="float" office:value="3.4729999999999999" table:style-name="ce3">
            <text:p>3.473</text:p>
          </table:table-cell>
          <table:table-cell office:value-type="float" office:value="3.5819999999999999" table:style-name="ce3">
            <text:p>3.582</text:p>
          </table:table-cell>
          <table:table-cell office:value-type="float" office:value="3.8660000000000001" table:style-name="ce3">
            <text:p>3.866</text:p>
          </table:table-cell>
          <table:table-cell office:value-type="float" office:value="3.968" table:style-name="ce3">
            <text:p>3.968</text:p>
          </table:table-cell>
          <table:table-cell office:value-type="float" office:value="3.96" table:style-name="ce3">
            <text:p>3.960</text:p>
          </table:table-cell>
          <table:table-cell office:value-type="float" office:value="3.7909999999999999" table:style-name="ce3">
            <text:p>3.791</text:p>
          </table:table-cell>
          <table:table-cell office:value-type="float" office:value="0.85699999999999998" table:style-name="ce3">
            <text:p>0.857</text:p>
          </table:table-cell>
          <table:table-cell office:value-type="float" office:value="0.75600000000000001" table:style-name="ce3">
            <text:p>0.756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2.0139999999999998" table:style-name="ce3">
            <text:p>-2.014</text:p>
          </table:table-cell>
          <table:table-cell office:value-type="float" office:value="-1.869" table:style-name="ce3">
            <text:p>-1.869</text:p>
          </table:table-cell>
          <table:table-cell office:value-type="float" office:value="-1.79" table:style-name="ce3">
            <text:p>-1.790</text:p>
          </table:table-cell>
          <table:table-cell office:value-type="float" office:value="-1.7490000000000001" table:style-name="ce3">
            <text:p>-1.749</text:p>
          </table:table-cell>
          <table:table-cell office:value-type="float" office:value="-1.7470000000000001" table:style-name="ce3">
            <text:p>-1.747</text:p>
          </table:table-cell>
          <table:table-cell office:value-type="float" office:value="-1.7729999999999999" table:style-name="ce3">
            <text:p>-1.773</text:p>
          </table:table-cell>
          <table:table-cell office:value-type="float" office:value="-1.903" table:style-name="ce3">
            <text:p>-1.903</text:p>
          </table:table-cell>
          <table:table-cell office:value-type="float" office:value="-2.1819999999999999" table:style-name="ce3">
            <text:p>-2.182</text:p>
          </table:table-cell>
          <table:table-cell office:value-type="float" office:value="-1.8560000000000001" table:style-name="ce3">
            <text:p>-1.856</text:p>
          </table:table-cell>
          <table:table-cell office:value-type="float" office:value="-1.95" table:style-name="ce3">
            <text:p>-1.950</text:p>
          </table:table-cell>
          <table:table-cell office:value-type="float" office:value="-1.9430000000000001" table:style-name="ce3">
            <text:p>-1.943</text:p>
          </table:table-cell>
          <table:table-cell office:value-type="float" office:value="-1.9470000000000001" table:style-name="ce3">
            <text:p>-1.947</text:p>
          </table:table-cell>
          <table:table-cell office:value-type="float" office:value="-1.8939999999999999" table:style-name="ce3">
            <text:p>-1.894</text:p>
          </table:table-cell>
          <table:table-cell office:value-type="float" office:value="-1.8520000000000001" table:style-name="ce3">
            <text:p>-1.852</text:p>
          </table:table-cell>
          <table:table-cell office:value-type="float" office:value="-1.8879999999999999" table:style-name="ce3">
            <text:p>-1.888</text:p>
          </table:table-cell>
          <table:table-cell office:value-type="float" office:value="-1.8859999999999999" table:style-name="ce3">
            <text:p>-1.886</text:p>
          </table:table-cell>
          <table:table-cell office:value-type="float" office:value="-1.91" table:style-name="ce3">
            <text:p>-1.910</text:p>
          </table:table-cell>
          <table:table-cell office:value-type="float" office:value="-1.97" table:style-name="ce3">
            <text:p>-1.970</text:p>
          </table:table-cell>
          <table:table-cell office:value-type="float" office:value="-2.1259999999999999" table:style-name="ce3">
            <text:p>-2.126</text:p>
          </table:table-cell>
          <table:table-cell office:value-type="float" office:value="-2.1829999999999998" table:style-name="ce3">
            <text:p>-2.183</text:p>
          </table:table-cell>
          <table:table-cell office:value-type="float" office:value="-2.1779999999999999" table:style-name="ce3">
            <text:p>-2.178</text:p>
          </table:table-cell>
          <table:table-cell office:value-type="float" office:value="-2.085" table:style-name="ce3">
            <text:p>-2.085</text:p>
          </table:table-cell>
          <table:table-cell office:value-type="float" office:value="-2.5720000000000001" table:style-name="ce3">
            <text:p>-2.572</text:p>
          </table:table-cell>
          <table:table-cell office:value-type="float" office:value="-2.2669999999999999" table:style-name="ce3">
            <text:p>-2.267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0.140999999999998" table:style-name="ce3">
            <text:p>20.141</text:p>
          </table:table-cell>
          <table:table-cell office:value-type="float" office:value="18.686" table:style-name="ce3">
            <text:p>18.686</text:p>
          </table:table-cell>
          <table:table-cell office:value-type="float" office:value="17.899999999999999" table:style-name="ce3">
            <text:p>17.900</text:p>
          </table:table-cell>
          <table:table-cell office:value-type="float" office:value="17.489000000000001" table:style-name="ce3">
            <text:p>17.489</text:p>
          </table:table-cell>
          <table:table-cell office:value-type="float" office:value="17.47" table:style-name="ce3">
            <text:p>17.470</text:p>
          </table:table-cell>
          <table:table-cell office:value-type="float" office:value="17.734000000000002" table:style-name="ce3">
            <text:p>17.734</text:p>
          </table:table-cell>
          <table:table-cell office:value-type="float" office:value="19.033000000000001" table:style-name="ce3">
            <text:p>19.033</text:p>
          </table:table-cell>
          <table:table-cell office:value-type="float" office:value="21.824999999999999" table:style-name="ce3">
            <text:p>21.825</text:p>
          </table:table-cell>
          <table:table-cell office:value-type="float" office:value="27.922000000000001" table:style-name="ce3">
            <text:p>27.922</text:p>
          </table:table-cell>
          <table:table-cell office:value-type="float" office:value="29.332000000000001" table:style-name="ce3">
            <text:p>29.332</text:p>
          </table:table-cell>
          <table:table-cell office:value-type="float" office:value="29.239000000000001" table:style-name="ce3">
            <text:p>29.239</text:p>
          </table:table-cell>
          <table:table-cell office:value-type="float" office:value="29.289000000000001" table:style-name="ce3">
            <text:p>29.289</text:p>
          </table:table-cell>
          <table:table-cell office:value-type="float" office:value="28.501000000000001" table:style-name="ce3">
            <text:p>28.501</text:p>
          </table:table-cell>
          <table:table-cell office:value-type="float" office:value="27.859000000000002" table:style-name="ce3">
            <text:p>27.859</text:p>
          </table:table-cell>
          <table:table-cell office:value-type="float" office:value="28.411000000000001" table:style-name="ce3">
            <text:p>28.411</text:p>
          </table:table-cell>
          <table:table-cell office:value-type="float" office:value="28.382000000000001" table:style-name="ce3">
            <text:p>28.382</text:p>
          </table:table-cell>
          <table:table-cell office:value-type="float" office:value="28.738" table:style-name="ce3">
            <text:p>28.738</text:p>
          </table:table-cell>
          <table:table-cell office:value-type="float" office:value="29.641999999999999" table:style-name="ce3">
            <text:p>29.642</text:p>
          </table:table-cell>
          <table:table-cell office:value-type="float" office:value="31.988" table:style-name="ce3">
            <text:p>31.988</text:p>
          </table:table-cell>
          <table:table-cell office:value-type="float" office:value="32.838999999999999" table:style-name="ce3">
            <text:p>32.839</text:p>
          </table:table-cell>
          <table:table-cell office:value-type="float" office:value="32.767000000000003" table:style-name="ce3">
            <text:p>32.767</text:p>
          </table:table-cell>
          <table:table-cell office:value-type="float" office:value="31.372" table:style-name="ce3">
            <text:p>31.372</text:p>
          </table:table-cell>
          <table:table-cell office:value-type="float" office:value="25.718" table:style-name="ce3">
            <text:p>25.718</text:p>
          </table:table-cell>
          <table:table-cell office:value-type="float" office:value="22.667000000000002" table:style-name="ce3">
            <text:p>22.667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1819999999999999" table:style-name="ce3">
            <text:p>2.182</text:p>
          </table:table-cell>
          <table:table-cell office:value-type="float" office:value="2.024" table:style-name="ce3">
            <text:p>2.024</text:p>
          </table:table-cell>
          <table:table-cell office:value-type="float" office:value="1.9390000000000001" table:style-name="ce3">
            <text:p>1.939</text:p>
          </table:table-cell>
          <table:table-cell office:value-type="float" office:value="1.895" table:style-name="ce3">
            <text:p>1.895</text:p>
          </table:table-cell>
          <table:table-cell office:value-type="float" office:value="1.893" table:style-name="ce3">
            <text:p>1.893</text:p>
          </table:table-cell>
          <table:table-cell office:value-type="float" office:value="1.921" table:style-name="ce3">
            <text:p>1.921</text:p>
          </table:table-cell>
          <table:table-cell office:value-type="float" office:value="2.0619999999999998" table:style-name="ce3">
            <text:p>2.062</text:p>
          </table:table-cell>
          <table:table-cell office:value-type="float" office:value="2.3639999999999999" table:style-name="ce3">
            <text:p>2.364</text:p>
          </table:table-cell>
          <table:table-cell office:value-type="float" office:value="6.327" table:style-name="ce3">
            <text:p>6.327</text:p>
          </table:table-cell>
          <table:table-cell office:value-type="float" office:value="6.6459999999999999" table:style-name="ce3">
            <text:p>6.646</text:p>
          </table:table-cell>
          <table:table-cell office:value-type="float" office:value="6.625" table:style-name="ce3">
            <text:p>6.625</text:p>
          </table:table-cell>
          <table:table-cell office:value-type="float" office:value="6.6360000000000001" table:style-name="ce3">
            <text:p>6.636</text:p>
          </table:table-cell>
          <table:table-cell office:value-type="float" office:value="6.4580000000000002" table:style-name="ce3">
            <text:p>6.458</text:p>
          </table:table-cell>
          <table:table-cell office:value-type="float" office:value="6.3120000000000003" table:style-name="ce3">
            <text:p>6.312</text:p>
          </table:table-cell>
          <table:table-cell office:value-type="float" office:value="6.4379999999999997" table:style-name="ce3">
            <text:p>6.438</text:p>
          </table:table-cell>
          <table:table-cell office:value-type="float" office:value="6.431" table:style-name="ce3">
            <text:p>6.431</text:p>
          </table:table-cell>
          <table:table-cell office:value-type="float" office:value="6.5119999999999996" table:style-name="ce3">
            <text:p>6.512</text:p>
          </table:table-cell>
          <table:table-cell office:value-type="float" office:value="6.7160000000000002" table:style-name="ce3">
            <text:p>6.716</text:p>
          </table:table-cell>
          <table:table-cell office:value-type="float" office:value="7.2480000000000002" table:style-name="ce3">
            <text:p>7.248</text:p>
          </table:table-cell>
          <table:table-cell office:value-type="float" office:value="7.4409999999999998" table:style-name="ce3">
            <text:p>7.441</text:p>
          </table:table-cell>
          <table:table-cell office:value-type="float" office:value="7.4249999999999998" table:style-name="ce3">
            <text:p>7.425</text:p>
          </table:table-cell>
          <table:table-cell office:value-type="float" office:value="7.109" table:style-name="ce3">
            <text:p>7.109</text:p>
          </table:table-cell>
          <table:table-cell office:value-type="float" office:value="2.786" table:style-name="ce3">
            <text:p>2.786</text:p>
          </table:table-cell>
          <table:table-cell office:value-type="float" office:value="2.456" table:style-name="ce3">
            <text:p>2.45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.86" table:style-name="ce3">
            <text:p>3.860</text:p>
          </table:table-cell>
          <table:table-cell office:value-type="float" office:value="3.5819999999999999" table:style-name="ce3">
            <text:p>3.582</text:p>
          </table:table-cell>
          <table:table-cell office:value-type="float" office:value="3.431" table:style-name="ce3">
            <text:p>3.431</text:p>
          </table:table-cell>
          <table:table-cell office:value-type="float" office:value="3.3519999999999999" table:style-name="ce3">
            <text:p>3.352</text:p>
          </table:table-cell>
          <table:table-cell office:value-type="float" office:value="3.3479999999999999" table:style-name="ce3">
            <text:p>3.348</text:p>
          </table:table-cell>
          <table:table-cell office:value-type="float" office:value="3.399" table:style-name="ce3">
            <text:p>3.399</text:p>
          </table:table-cell>
          <table:table-cell office:value-type="float" office:value="3.6480000000000001" table:style-name="ce3">
            <text:p>3.648</text:p>
          </table:table-cell>
          <table:table-cell office:value-type="float" office:value="4.1829999999999998" table:style-name="ce3">
            <text:p>4.183</text:p>
          </table:table-cell>
          <table:table-cell office:value-type="float" office:value="3.0369999999999999" table:style-name="ce3">
            <text:p>3.037</text:p>
          </table:table-cell>
          <table:table-cell office:value-type="float" office:value="3.19" table:style-name="ce3">
            <text:p>3.190</text:p>
          </table:table-cell>
          <table:table-cell office:value-type="float" office:value="3.18" table:style-name="ce3">
            <text:p>3.180</text:p>
          </table:table-cell>
          <table:table-cell office:value-type="float" office:value="3.1859999999999999" table:style-name="ce3">
            <text:p>3.186</text:p>
          </table:table-cell>
          <table:table-cell office:value-type="float" office:value="3.1" table:style-name="ce3">
            <text:p>3.100</text:p>
          </table:table-cell>
          <table:table-cell office:value-type="float" office:value="3.03" table:style-name="ce3">
            <text:p>3.030</text:p>
          </table:table-cell>
          <table:table-cell office:value-type="float" office:value="3.09" table:style-name="ce3">
            <text:p>3.090</text:p>
          </table:table-cell>
          <table:table-cell office:value-type="float" office:value="3.0870000000000002" table:style-name="ce3">
            <text:p>3.087</text:p>
          </table:table-cell>
          <table:table-cell office:value-type="float" office:value="3.1259999999999999" table:style-name="ce3">
            <text:p>3.126</text:p>
          </table:table-cell>
          <table:table-cell office:value-type="float" office:value="3.2240000000000002" table:style-name="ce3">
            <text:p>3.224</text:p>
          </table:table-cell>
          <table:table-cell office:value-type="float" office:value="3.4790000000000001" table:style-name="ce3">
            <text:p>3.479</text:p>
          </table:table-cell>
          <table:table-cell office:value-type="float" office:value="3.5720000000000001" table:style-name="ce3">
            <text:p>3.572</text:p>
          </table:table-cell>
          <table:table-cell office:value-type="float" office:value="3.5640000000000001" table:style-name="ce3">
            <text:p>3.564</text:p>
          </table:table-cell>
          <table:table-cell office:value-type="float" office:value="3.4119999999999999" table:style-name="ce3">
            <text:p>3.412</text:p>
          </table:table-cell>
          <table:table-cell office:value-type="float" office:value="4.9290000000000003" table:style-name="ce3">
            <text:p>4.929</text:p>
          </table:table-cell>
          <table:table-cell office:value-type="float" office:value="4.3440000000000003" table:style-name="ce3">
            <text:p>4.344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10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12" table:style-name="ce1">
            <text:p>21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5" table:style-name="ce1">
            <text:p>165</text:p>
          </table:table-cell>
          <table:table-cell office:value-type="float" office:value="288" table:style-name="ce1">
            <text:p>28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float" office:value="295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0" table:style-name="ce1">
            <text:p>190</text:p>
          </table:table-cell>
          <table:table-cell office:value-type="float" office:value="216" table:style-name="ce1">
            <text:p>21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2" table:style-name="ce1">
            <text:p>192</text:p>
          </table:table-cell>
          <table:table-cell office:value-type="float" office:value="249" table:style-name="ce1">
            <text:p>24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4" table:style-name="ce1">
            <text:p>204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1" table:style-name="ce1">
            <text:p>301</text:p>
          </table:table-cell>
          <table:table-cell office:value-type="float" office:value="309" table:style-name="ce1">
            <text:p>30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4" table:style-name="ce1">
            <text:p>304</text:p>
          </table:table-cell>
          <table:table-cell office:value-type="float" office:value="307" table:style-name="ce1">
            <text:p>30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4" table:style-name="ce1">
            <text:p>304</text:p>
          </table:table-cell>
          <table:table-cell office:value-type="float" office:value="306" table:style-name="ce1">
            <text:p>306</text:p>
          </table:table-cell>
          <table:table-cell table:number-columns-repeated="16381"/>
        </table:table-row>
        <table:table-row table:style-name="ro1">
          <table:table-cell table:number-columns-repeated="3" table:style-name="ce5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3" table:style-name="ce6">
            <text:p>11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23" table:style-name="ce6">
            <text:p>12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33" table:style-name="ce6">
            <text:p>13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43" table:style-name="ce6">
            <text:p>14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53" table:style-name="ce6">
            <text:p>15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36" table:style-name="ce9">
            <text:p>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09" table:style-name="ce9">
            <text:p>10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9">
            <text:p>10</text:p>
          </table:table-cell>
          <table:table-cell office:value-type="float" office:value="80" table:style-name="ce9">
            <text:p>8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84" table:style-name="ce9">
            <text:p>8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9">
            <text:p>14</text:p>
          </table:table-cell>
          <table:table-cell office:value-type="float" office:value="86" table:style-name="ce9">
            <text:p>8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7" table:style-name="ce9">
            <text:p>4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9">
            <text:p>17</text:p>
          </table:table-cell>
          <table:table-cell office:value-type="float" office:value="88" table:style-name="ce9">
            <text:p>88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128" table:style-name="ce9">
            <text:p>12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128" table:style-name="ce9">
            <text:p>12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9">
            <text:p>20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2" table:style-name="ce9">
            <text:p>22</text:p>
          </table:table-cell>
          <table:table-cell office:value-type="float" office:value="146" table:style-name="ce9">
            <text:p>146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4" table:style-name="ce9">
            <text:p>24</text:p>
          </table:table-cell>
          <table:table-cell office:value-type="float" office:value="98" table:style-name="ce9">
            <text:p>9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102" table:style-name="ce9">
            <text:p>10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9" table:style-name="ce9">
            <text:p>29</text:p>
          </table:table-cell>
          <table:table-cell office:value-type="float" office:value="159" table:style-name="ce9">
            <text:p>15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9">
            <text:p>32</text:p>
          </table:table-cell>
          <table:table-cell office:value-type="float" office:value="104" table:style-name="ce9">
            <text:p>10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108" table:style-name="ce9">
            <text:p>10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3" table:style-name="ce9">
            <text:p>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9">
            <text:p>34</text:p>
          </table:table-cell>
          <table:table-cell office:value-type="float" office:value="169" table:style-name="ce9">
            <text:p>169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9">
            <text:p>38</text:p>
          </table:table-cell>
          <table:table-cell office:value-type="float" office:value="111" table:style-name="ce9">
            <text:p>11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81" table:style-name="ce9">
            <text:p>8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116" table:style-name="ce9">
            <text:p>11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119" table:style-name="ce9">
            <text:p>119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85" table:style-name="ce9">
            <text:p>8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85" table:style-name="ce9">
            <text:p>8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6" table:style-name="ce9">
            <text:p>46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7" table:style-name="ce9">
            <text:p>47</text:p>
          </table:table-cell>
          <table:table-cell office:value-type="float" office:value="127" table:style-name="ce9">
            <text:p>12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1" table:style-name="ce9">
            <text:p>51</text:p>
          </table:table-cell>
          <table:table-cell office:value-type="float" office:value="90" table:style-name="ce9">
            <text:p>90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132" table:style-name="ce9">
            <text:p>13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9">
            <text:p>57</text:p>
          </table:table-cell>
          <table:table-cell office:value-type="float" office:value="93" table:style-name="ce9">
            <text:p>9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9" table:style-name="ce9">
            <text:p>59</text:p>
          </table:table-cell>
          <table:table-cell office:value-type="float" office:value="143" table:style-name="ce9">
            <text:p>14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8" table:style-name="ce9">
            <text:p>68</text:p>
          </table:table-cell>
          <table:table-cell office:value-type="float" office:value="157" table:style-name="ce9">
            <text:p>15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101" table:style-name="ce9">
            <text:p>10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3" table:style-name="ce9">
            <text:p>73</text:p>
          </table:table-cell>
          <table:table-cell office:value-type="float" office:value="165" table:style-name="ce9">
            <text:p>16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4" table:style-name="ce9">
            <text:p>74</text:p>
          </table:table-cell>
          <table:table-cell office:value-type="float" office:value="166" table:style-name="ce9">
            <text:p>16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float" office:value="106" table:style-name="ce9">
            <text:p>10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float" office:value="106" table:style-name="ce9">
            <text:p>10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float" office:value="106" table:style-name="ce9">
            <text:p>10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8" table:style-name="ce9">
            <text:p>78</text:p>
          </table:table-cell>
          <table:table-cell office:value-type="float" office:value="170" table:style-name="ce9">
            <text:p>170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9">
            <text:p>88</text:p>
          </table:table-cell>
          <table:table-cell office:value-type="float" office:value="128" table:style-name="ce9">
            <text:p>12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2" table:style-name="ce9">
            <text:p>92</text:p>
          </table:table-cell>
          <table:table-cell office:value-type="float" office:value="137" table:style-name="ce9">
            <text:p>13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4" table:style-name="ce9">
            <text:p>94</text:p>
          </table:table-cell>
          <table:table-cell office:value-type="float" office:value="319" table:style-name="ce9">
            <text:p>319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7" table:style-name="ce9">
            <text:p>97</text:p>
          </table:table-cell>
          <table:table-cell office:value-type="float" office:value="147" table:style-name="ce9">
            <text:p>14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9">
            <text:p>101</text:p>
          </table:table-cell>
          <table:table-cell office:value-type="float" office:value="158" table:style-name="ce9">
            <text:p>15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3" table:style-name="ce9">
            <text:p>103</text:p>
          </table:table-cell>
          <table:table-cell office:value-type="float" office:value="160" table:style-name="ce9">
            <text:p>16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9">
            <text:p>105</text:p>
          </table:table-cell>
          <table:table-cell office:value-type="float" office:value="164" table:style-name="ce9">
            <text:p>164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1" table:style-name="ce9">
            <text:p>171</text:p>
          </table:table-cell>
          <table:table-cell office:value-type="float" office:value="316" table:style-name="ce9">
            <text:p>31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6" table:style-name="ce9">
            <text:p>306</text:p>
          </table:table-cell>
          <table:table-cell office:value-type="float" office:value="312" table:style-name="ce9">
            <text:p>312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9" table:style-name="ce9">
            <text:p>309</text:p>
          </table:table-cell>
          <table:table-cell office:value-type="float" office:value="318" table:style-name="ce9">
            <text:p>31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13" table:style-name="ce9">
            <text:p>313</text:p>
          </table:table-cell>
          <table:table-cell office:value-type="float" office:value="320" table:style-name="ce9">
            <text:p>320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15" table:style-name="ce9">
            <text:p>315</text:p>
          </table:table-cell>
          <table:table-cell office:value-type="float" office:value="321" table:style-name="ce9">
            <text:p>321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30T06:53:20Z</dc:date>
    <meta:editing-cycles>124</meta:editing-cycles>
  </office:meta>
</office:document-meta>
</file>